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8" style:family="table-cell" style:parent-style-name="Default" style:data-style-name="N40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0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5" style:family="table-cell" style:parent-style-name="Default" style:data-style-name="N62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62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7" style:family="table-cell" style:parent-style-name="Default" style:data-style-name="N62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3" style:base-cell-address="Data_Sheet.B5"/>
      <style:map style:condition="is-true-formula(msoxl:AND(NOT(ISBLANK($A5)),ISBLANK(B5)))" style:apply-style-name="cf3" style:base-cell-address="Data_Sheet.B5"/>
      <style:map style:condition="is-true-formula(msoxl:AND(NOT(ISBLANK($A5)),ISBLANK(B5)))" style:apply-style-name="cf3" style:base-cell-address="Data_Sheet.B5"/>
      <style:map style:condition="is-true-formula(msoxl:AND(NOT(ISBLANK($A5)),ISBLANK(B5)))" style:apply-style-name="cf3" style:base-cell-address="Data_Sheet.B5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3" style:base-cell-address="Data_Sheet.B6"/>
      <style:map style:condition="is-true-formula(msoxl:AND(NOT(ISBLANK($A6)),ISBLANK(B6)))" style:apply-style-name="cf3" style:base-cell-address="Data_Sheet.B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3" style:base-cell-address="Data_Sheet.B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3" style:base-cell-address="Data_Sheet.C6"/>
      <style:map style:condition="is-true-formula(msoxl:AND(NOT(ISBLANK(A6)),ISBLANK(C6)))" style:apply-style-name="cf3" style:base-cell-address="Data_Sheet.C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3" style:base-cell-address="Data_Sheet.C4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3" style:base-cell-address="Data_Sheet.C5"/>
      <style:map style:condition="is-true-formula(msoxl:AND(NOT(ISBLANK(A5)),ISBLANK(C5)))" style:apply-style-name="cf3" style:base-cell-address="Data_Sheet.C5"/>
      <style:map style:condition="is-true-formula(msoxl:AND(NOT(ISBLANK(A5)),ISBLANK(C5)))" style:apply-style-name="cf3" style:base-cell-address="Data_Sheet.C5"/>
      <style:map style:condition="is-true-formula(msoxl:AND(NOT(ISBLANK(A5)),ISBLANK(C5)))" style:apply-style-name="cf3" style:base-cell-address="Data_Sheet.C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3" style:base-cell-address="Data_Sheet.B8"/>
      <style:map style:condition="is-true-formula(msoxl:AND(NOT(ISBLANK($A8)),ISBLANK(B8)))" style:apply-style-name="cf3" style:base-cell-address="Data_Sheet.B8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3" style:base-cell-address="Data_Sheet.B7"/>
      <style:map style:condition="is-true-formula(msoxl:AND(NOT(ISBLANK($A7)),ISBLANK(B7)))" style:apply-style-name="cf3" style:base-cell-address="Data_Sheet.B7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3" style:base-cell-address="Data_Sheet.B8"/>
      <style:map style:condition="is-true-formula(msoxl:AND(NOT(ISBLANK($A9)),ISBLANK(B9)))" style:apply-style-name="cf3" style:base-cell-address="Data_Sheet.B9"/>
      <style:map style:condition="is-true-formula(msoxl:AND(NOT(ISBLANK($A9)),ISBLANK(B9)))" style:apply-style-name="cf3" style:base-cell-address="Data_Sheet.B9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3" style:base-cell-address="Data_Sheet.C8"/>
      <style:map style:condition="is-true-formula(msoxl:AND(NOT(ISBLANK(A8)),ISBLANK(C8)))" style:apply-style-name="cf3" style:base-cell-address="Data_Sheet.C8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3" style:base-cell-address="Data_Sheet.C7"/>
      <style:map style:condition="is-true-formula(msoxl:AND(NOT(ISBLANK(A7)),ISBLANK(C7)))" style:apply-style-name="cf3" style:base-cell-address="Data_Sheet.C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  <style:map style:condition="is-true-formula(msoxl:AND(NOT(ISBLANK(E6)),ISBLANK(D6)))" style:apply-style-name="cf3" style:base-cell-address="Data_Sheet.D6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4" style:base-cell-address="Data_Sheet.D5"/>
      <style:map style:condition="is-true-formula(msoxl:AND(NOT(ISBLANK(E5)),ISBLANK(D5)))" style:apply-style-name="cf4" style:base-cell-address="Data_Sheet.D5"/>
      <style:map style:condition="is-true-formula(msoxl:AND(NOT(ISBLANK(E5)),ISBLANK(D5)))" style:apply-style-name="cf4" style:base-cell-address="Data_Sheet.D5"/>
      <style:map style:condition="is-true-formula(msoxl:AND(NOT(ISBLANK(E5)),ISBLANK(D5)))" style:apply-style-name="cf4" style:base-cell-address="Data_Sheet.D5"/>
      <style:map style:condition="is-true-formula(msoxl:AND(NOT(ISBLANK(E5)),ISBLANK(D5)))" style:apply-style-name="cf4" style:base-cell-address="Data_Sheet.D5"/>
      <style:map style:condition="is-true-formula(msoxl:AND(NOT(ISBLANK(E5)),ISBLANK(D5)))" style:apply-style-name="cf3" style:base-cell-address="Data_Sheet.D5"/>
      <style:map style:condition="is-true-formula(msoxl:AND(NOT(ISBLANK(E5)),ISBLANK(D5)))" style:apply-style-name="cf3" style:base-cell-address="Data_Sheet.D5"/>
      <style:map style:condition="is-true-formula(msoxl:AND(NOT(ISBLANK(E5)),ISBLANK(D5)))" style:apply-style-name="cf3" style:base-cell-address="Data_Sheet.D5"/>
      <style:map style:condition="is-true-formula(msoxl:AND(NOT(ISBLANK(E5)),ISBLANK(D5)))" style:apply-style-name="cf3" style:base-cell-address="Data_Sheet.D5"/>
      <style:map style:condition="is-true-formula(msoxl:AND(NOT(ISBLANK(E5)),ISBLANK(D5)))" style:apply-style-name="cf3" style:base-cell-address="Data_Sheet.D5"/>
      <style:map style:condition="is-true-formula(msoxl:AND(NOT(ISBLANK(E5)),ISBLANK(D5)))" style:apply-style-name="cf3" style:base-cell-address="Data_Sheet.D5"/>
      <style:map style:condition="is-true-formula(msoxl:AND(NOT(ISBLANK(E5)),ISBLANK(D5)))" style:apply-style-name="cf3" style:base-cell-address="Data_Sheet.D5"/>
      <style:map style:condition="is-true-formula(msoxl:AND(NOT(ISBLANK(E5)),ISBLANK(D5)))" style:apply-style-name="cf3" style:base-cell-address="Data_Sheet.D5"/>
      <style:map style:condition="is-true-formula(msoxl:AND(NOT(ISBLANK(E5)),ISBLANK(D5)))" style:apply-style-name="cf3" style:base-cell-address="Data_Sheet.D5"/>
      <style:map style:condition="is-true-formula(msoxl:AND(NOT(ISBLANK(E5)),ISBLANK(D5)))" style:apply-style-name="cf3" style:base-cell-address="Data_Sheet.D5"/>
      <style:map style:condition="is-true-formula(msoxl:AND(NOT(ISBLANK(E5)),ISBLANK(D5)))" style:apply-style-name="cf3" style:base-cell-address="Data_Sheet.D5"/>
      <style:map style:condition="is-true-formula(msoxl:AND(NOT(ISBLANK(E5)),ISBLANK(D5)))" style:apply-style-name="cf3" style:base-cell-address="Data_Sheet.D5"/>
      <style:map style:condition="is-true-formula(msoxl:AND(NOT(ISBLANK(E5)),ISBLANK(D5)))" style:apply-style-name="cf3" style:base-cell-address="Data_Sheet.D5"/>
      <style:map style:condition="is-true-formula(msoxl:AND(NOT(ISBLANK(E5)),ISBLANK(D5)))" style:apply-style-name="cf3" style:base-cell-address="Data_Sheet.D5"/>
      <style:map style:condition="is-true-formula(msoxl:AND(NOT(ISBLANK(E5)),ISBLANK(D5)))" style:apply-style-name="cf3" style:base-cell-address="Data_Sheet.D5"/>
      <style:map style:condition="is-true-formula(msoxl:AND(NOT(ISBLANK(E5)),ISBLANK(D5)))" style:apply-style-name="cf3" style:base-cell-address="Data_Sheet.D5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  <style:map style:condition="is-true-formula(msoxl:AND(NOT(ISBLANK(E4)),ISBLANK(D4)))" style:apply-style-name="cf3" style:base-cell-address="Data_Sheet.D4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4" style:base-cell-address="Data_Sheet.E5"/>
      <style:map style:condition="is-true-formula(msoxl:AND(NOT(ISBLANK(D5)),ISBLANK(E5)))" style:apply-style-name="cf4" style:base-cell-address="Data_Sheet.E5"/>
      <style:map style:condition="is-true-formula(msoxl:AND(NOT(ISBLANK(D5)),ISBLANK(E5)))" style:apply-style-name="cf4" style:base-cell-address="Data_Sheet.E5"/>
      <style:map style:condition="is-true-formula(msoxl:AND(NOT(ISBLANK(D5)),ISBLANK(E5)))" style:apply-style-name="cf4" style:base-cell-address="Data_Sheet.E5"/>
      <style:map style:condition="is-true-formula(msoxl:AND(NOT(ISBLANK(D5)),ISBLANK(E5)))" style:apply-style-name="cf4" style:base-cell-address="Data_Sheet.E5"/>
      <style:map style:condition="is-true-formula(msoxl:AND(NOT(ISBLANK(D5)),ISBLANK(E5)))" style:apply-style-name="cf3" style:base-cell-address="Data_Sheet.E5"/>
      <style:map style:condition="is-true-formula(msoxl:AND(NOT(ISBLANK(D5)),ISBLANK(E5)))" style:apply-style-name="cf3" style:base-cell-address="Data_Sheet.E5"/>
      <style:map style:condition="is-true-formula(msoxl:AND(NOT(ISBLANK(D5)),ISBLANK(E5)))" style:apply-style-name="cf3" style:base-cell-address="Data_Sheet.E5"/>
      <style:map style:condition="is-true-formula(msoxl:AND(NOT(ISBLANK(D5)),ISBLANK(E5)))" style:apply-style-name="cf3" style:base-cell-address="Data_Sheet.E5"/>
      <style:map style:condition="is-true-formula(msoxl:AND(NOT(ISBLANK(D5)),ISBLANK(E5)))" style:apply-style-name="cf3" style:base-cell-address="Data_Sheet.E5"/>
      <style:map style:condition="is-true-formula(msoxl:AND(NOT(ISBLANK(D5)),ISBLANK(E5)))" style:apply-style-name="cf3" style:base-cell-address="Data_Sheet.E5"/>
      <style:map style:condition="is-true-formula(msoxl:AND(NOT(ISBLANK(D5)),ISBLANK(E5)))" style:apply-style-name="cf3" style:base-cell-address="Data_Sheet.E5"/>
      <style:map style:condition="is-true-formula(msoxl:AND(NOT(ISBLANK(F5)),ISBLANK(E5)))" style:apply-style-name="cf3" style:base-cell-address="Data_Sheet.E5"/>
      <style:map style:condition="is-true-formula(msoxl:AND(NOT(ISBLANK(D5)),ISBLANK(E5)))" style:apply-style-name="cf3" style:base-cell-address="Data_Sheet.E5"/>
      <style:map style:condition="is-true-formula(msoxl:AND(NOT(ISBLANK(D5)),ISBLANK(E5)))" style:apply-style-name="cf3" style:base-cell-address="Data_Sheet.E5"/>
      <style:map style:condition="is-true-formula(msoxl:AND(NOT(ISBLANK(D5)),ISBLANK(E5)))" style:apply-style-name="cf3" style:base-cell-address="Data_Sheet.E5"/>
      <style:map style:condition="is-true-formula(msoxl:AND(NOT(ISBLANK(D5)),ISBLANK(E5)))" style:apply-style-name="cf3" style:base-cell-address="Data_Sheet.E5"/>
      <style:map style:condition="is-true-formula(msoxl:AND(NOT(ISBLANK(D5)),ISBLANK(E5)))" style:apply-style-name="cf3" style:base-cell-address="Data_Sheet.E5"/>
      <style:map style:condition="is-true-formula(msoxl:AND(NOT(ISBLANK(D5)),ISBLANK(E5)))" style:apply-style-name="cf3" style:base-cell-address="Data_Sheet.E5"/>
      <style:map style:condition="is-true-formula(msoxl:AND(NOT(ISBLANK(D5)),ISBLANK(E5)))" style:apply-style-name="cf3" style:base-cell-address="Data_Sheet.E5"/>
      <style:map style:condition="is-true-formula(msoxl:AND(NOT(ISBLANK(D5)),ISBLANK(E5)))" style:apply-style-name="cf3" style:base-cell-address="Data_Sheet.E5"/>
      <style:map style:condition="is-true-formula(msoxl:AND(NOT(ISBLANK(D5)),ISBLANK(E5)))" style:apply-style-name="cf3" style:base-cell-address="Data_Sheet.E5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4" style:base-cell-address="Data_Sheet.E6"/>
      <style:map style:condition="is-true-formula(msoxl:AND(NOT(ISBLANK(D6)),ISBLANK(E6)))" style:apply-style-name="cf4" style:base-cell-address="Data_Sheet.E6"/>
      <style:map style:condition="is-true-formula(msoxl:AND(NOT(ISBLANK(D6)),ISBLANK(E6)))" style:apply-style-name="cf4" style:base-cell-address="Data_Sheet.E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D6)),ISBLANK(E6)))" style:apply-style-name="cf3" style:base-cell-address="Data_Sheet.E6"/>
      <style:map style:condition="is-true-formula(msoxl:AND(NOT(ISBLANK(F6)),ISBLANK(E6)))" style:apply-style-name="cf3" style:base-cell-address="Data_Sheet.E6"/>
      <style:map style:condition="is-true-formula(msoxl:AND(NOT(ISBLANK(F6)),ISBLANK(E6)))" style:apply-style-name="cf3" style:base-cell-address="Data_Sheet.E6"/>
      <style:map style:condition="is-true-formula(msoxl:AND(NOT(ISBLANK(F6)),ISBLANK(E6)))" style:apply-style-name="cf3" style:base-cell-address="Data_Sheet.E6"/>
      <style:map style:condition="is-true-formula(msoxl:AND(NOT(ISBLANK(F6)),ISBLANK(E6)))" style:apply-style-name="cf3" style:base-cell-address="Data_Sheet.E6"/>
      <style:map style:condition="is-true-formula(msoxl:AND(NOT(ISBLANK(F6)),ISBLANK(E6)))" style:apply-style-name="cf3" style:base-cell-address="Data_Sheet.E6"/>
      <style:map style:condition="is-true-formula(msoxl:AND(NOT(ISBLANK(D6)),ISBLANK(E6)))" style:apply-style-name="cf3" style:base-cell-address="Data_Sheet.E6"/>
      <style:map style:condition="is-true-formula(msoxl:AND(NOT(ISBLANK(D6)),ISBLANK(E6)))" style:apply-style-name="cf3" style:base-cell-address="Data_Sheet.E6"/>
      <style:map style:condition="is-true-formula(msoxl:AND(NOT(ISBLANK(D6)),ISBLANK(E6)))" style:apply-style-name="cf3" style:base-cell-address="Data_Sheet.E6"/>
      <style:map style:condition="is-true-formula(msoxl:AND(NOT(ISBLANK(D6)),ISBLANK(E6)))" style:apply-style-name="cf3" style:base-cell-address="Data_Sheet.E6"/>
      <style:map style:condition="is-true-formula(msoxl:AND(NOT(ISBLANK(D6)),ISBLANK(E6)))" style:apply-style-name="cf3" style:base-cell-address="Data_Sheet.E6"/>
      <style:map style:condition="is-true-formula(msoxl:AND(NOT(ISBLANK(D6)),ISBLANK(E6)))" style:apply-style-name="cf3" style:base-cell-address="Data_Sheet.E6"/>
      <style:map style:condition="is-true-formula(msoxl:AND(NOT(ISBLANK(D6)),ISBLANK(E6)))" style:apply-style-name="cf3" style:base-cell-address="Data_Sheet.E6"/>
      <style:map style:condition="is-true-formula(msoxl:AND(NOT(ISBLANK(D6)),ISBLANK(E6)))" style:apply-style-name="cf3" style:base-cell-address="Data_Sheet.E6"/>
      <style:map style:condition="is-true-formula(msoxl:AND(NOT(ISBLANK(D6)),ISBLANK(E6)))" style:apply-style-name="cf3" style:base-cell-address="Data_Sheet.E6"/>
      <style:map style:condition="is-true-formula(msoxl:AND(NOT(ISBLANK(F6)),ISBLANK(E6)))" style:apply-style-name="cf3" style:base-cell-address="Data_Sheet.E6"/>
      <style:map style:condition="is-true-formula(msoxl:AND(NOT(ISBLANK(D6)),ISBLANK(E6)))" style:apply-style-name="cf3" style:base-cell-address="Data_Sheet.E6"/>
      <style:map style:condition="is-true-formula(msoxl:AND(NOT(ISBLANK(D6)),ISBLANK(E6)))" style:apply-style-name="cf3" style:base-cell-address="Data_Sheet.E6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D4)),ISBLANK(E4)))" style:apply-style-name="cf4" style:base-cell-address="Data_Sheet.E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D4)),ISBLANK(E4)))" style:apply-style-name="cf4" style:base-cell-address="Data_Sheet.E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3" style:base-cell-address="Data_Sheet.D4"/>
      <style:map style:condition="is-true-formula(msoxl:AND(NOT(ISBLANK(F4)),ISBLANK(E4)))" style:apply-style-name="cf3" style:base-cell-address="Data_Sheet.E4"/>
      <style:map style:condition="is-true-formula(msoxl:AND(NOT(ISBLANK(F4)),ISBLANK(E4)))" style:apply-style-name="cf3" style:base-cell-address="Data_Sheet.E4"/>
      <style:map style:condition="is-true-formula(msoxl:AND(NOT(ISBLANK(F4)),ISBLANK(E4)))" style:apply-style-name="cf3" style:base-cell-address="Data_Sheet.E4"/>
      <style:map style:condition="is-true-formula(msoxl:AND(NOT(ISBLANK(D4)),ISBLANK(E4)))" style:apply-style-name="cf3" style:base-cell-address="Data_Sheet.E4"/>
      <style:map style:condition="is-true-formula(msoxl:AND(NOT(ISBLANK(F4)),ISBLANK(E4)))" style:apply-style-name="cf3" style:base-cell-address="Data_Sheet.E4"/>
      <style:map style:condition="is-true-formula(msoxl:AND(NOT(ISBLANK(F4)),ISBLANK(E4)))" style:apply-style-name="cf3" style:base-cell-address="Data_Sheet.E4"/>
      <style:map style:condition="is-true-formula(msoxl:AND(NOT(ISBLANK(D4)),ISBLANK(E4)))" style:apply-style-name="cf3" style:base-cell-address="Data_Sheet.E4"/>
      <style:map style:condition="is-true-formula(msoxl:AND(NOT(ISBLANK(F4)),ISBLANK(E4)))" style:apply-style-name="cf3" style:base-cell-address="Data_Sheet.E4"/>
      <style:map style:condition="is-true-formula(msoxl:AND(NOT(ISBLANK(D4)),ISBLANK(E4)))" style:apply-style-name="cf3" style:base-cell-address="Data_Sheet.E4"/>
      <style:map style:condition="is-true-formula(msoxl:AND(NOT(ISBLANK(D4)),ISBLANK(E4)))" style:apply-style-name="cf3" style:base-cell-address="Data_Sheet.E4"/>
      <style:map style:condition="is-true-formula(msoxl:AND(NOT(ISBLANK(D4)),ISBLANK(E4)))" style:apply-style-name="cf3" style:base-cell-address="Data_Sheet.E4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4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  <style:map style:condition="is-true-formula(msoxl:AND(NOT(ISBLANK(E7)),ISBLANK(D7)))" style:apply-style-name="cf3" style:base-cell-address="Data_Sheet.D7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4" style:base-cell-address="Data_Sheet.D9"/>
      <style:map style:condition="is-true-formula(msoxl:AND(NOT(ISBLANK(E9)),ISBLANK(D9)))" style:apply-style-name="cf4" style:base-cell-address="Data_Sheet.D9"/>
      <style:map style:condition="is-true-formula(msoxl:AND(NOT(ISBLANK(E9)),ISBLANK(D9)))" style:apply-style-name="cf4" style:base-cell-address="Data_Sheet.D9"/>
      <style:map style:condition="is-true-formula(msoxl:AND(NOT(ISBLANK(E9)),ISBLANK(D9)))" style:apply-style-name="cf4" style:base-cell-address="Data_Sheet.D9"/>
      <style:map style:condition="is-true-formula(msoxl:AND(NOT(ISBLANK(E7)),ISBLANK(D7)))" style:apply-style-name="cf4" style:base-cell-address="Data_Sheet.D7"/>
      <style:map style:condition="is-true-formula(msoxl:AND(NOT(ISBLANK(E9)),ISBLANK(D9)))" style:apply-style-name="cf3" style:base-cell-address="Data_Sheet.D9"/>
      <style:map style:condition="is-true-formula(msoxl:AND(NOT(ISBLANK(E9)),ISBLANK(D9)))" style:apply-style-name="cf3" style:base-cell-address="Data_Sheet.D9"/>
      <style:map style:condition="is-true-formula(msoxl:AND(NOT(ISBLANK(E9)),ISBLANK(D9)))" style:apply-style-name="cf3" style:base-cell-address="Data_Sheet.D9"/>
      <style:map style:condition="is-true-formula(msoxl:AND(NOT(ISBLANK(E9)),ISBLANK(D9)))" style:apply-style-name="cf3" style:base-cell-address="Data_Sheet.D9"/>
      <style:map style:condition="is-true-formula(msoxl:AND(NOT(ISBLANK(E9)),ISBLANK(D9)))" style:apply-style-name="cf3" style:base-cell-address="Data_Sheet.D9"/>
      <style:map style:condition="is-true-formula(msoxl:AND(NOT(ISBLANK(E9)),ISBLANK(D9)))" style:apply-style-name="cf3" style:base-cell-address="Data_Sheet.D9"/>
      <style:map style:condition="is-true-formula(msoxl:AND(NOT(ISBLANK(E9)),ISBLANK(D9)))" style:apply-style-name="cf3" style:base-cell-address="Data_Sheet.D9"/>
      <style:map style:condition="is-true-formula(msoxl:AND(NOT(ISBLANK(E9)),ISBLANK(D9)))" style:apply-style-name="cf3" style:base-cell-address="Data_Sheet.D9"/>
      <style:map style:condition="is-true-formula(msoxl:AND(NOT(ISBLANK(E9)),ISBLANK(D9)))" style:apply-style-name="cf3" style:base-cell-address="Data_Sheet.D9"/>
      <style:map style:condition="is-true-formula(msoxl:AND(NOT(ISBLANK(E9)),ISBLANK(D9)))" style:apply-style-name="cf3" style:base-cell-address="Data_Sheet.D9"/>
      <style:map style:condition="is-true-formula(msoxl:AND(NOT(ISBLANK(E9)),ISBLANK(D9)))" style:apply-style-name="cf3" style:base-cell-address="Data_Sheet.D9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4" style:base-cell-address="Data_Sheet.E9"/>
      <style:map style:condition="is-true-formula(msoxl:AND(NOT(ISBLANK(D9)),ISBLANK(E9)))" style:apply-style-name="cf4" style:base-cell-address="Data_Sheet.E9"/>
      <style:map style:condition="is-true-formula(msoxl:AND(NOT(ISBLANK(D9)),ISBLANK(E9)))" style:apply-style-name="cf4" style:base-cell-address="Data_Sheet.E9"/>
      <style:map style:condition="is-true-formula(msoxl:AND(NOT(ISBLANK(D9)),ISBLANK(E9)))" style:apply-style-name="cf4" style:base-cell-address="Data_Sheet.E9"/>
      <style:map style:condition="is-true-formula(msoxl:AND(NOT(ISBLANK(D7)),ISBLANK(E7)))" style:apply-style-name="cf4" style:base-cell-address="Data_Sheet.E7"/>
      <style:map style:condition="is-true-formula(msoxl:AND(NOT(ISBLANK(D9)),ISBLANK(E9)))" style:apply-style-name="cf3" style:base-cell-address="Data_Sheet.E9"/>
      <style:map style:condition="is-true-formula(msoxl:AND(NOT(ISBLANK(D9)),ISBLANK(E9)))" style:apply-style-name="cf3" style:base-cell-address="Data_Sheet.E9"/>
      <style:map style:condition="is-true-formula(msoxl:AND(NOT(ISBLANK(D9)),ISBLANK(E9)))" style:apply-style-name="cf3" style:base-cell-address="Data_Sheet.E9"/>
      <style:map style:condition="is-true-formula(msoxl:AND(NOT(ISBLANK(D9)),ISBLANK(E9)))" style:apply-style-name="cf3" style:base-cell-address="Data_Sheet.E9"/>
      <style:map style:condition="is-true-formula(msoxl:AND(NOT(ISBLANK(D9)),ISBLANK(E9)))" style:apply-style-name="cf3" style:base-cell-address="Data_Sheet.E9"/>
      <style:map style:condition="is-true-formula(msoxl:AND(NOT(ISBLANK(D9)),ISBLANK(E9)))" style:apply-style-name="cf3" style:base-cell-address="Data_Sheet.E9"/>
      <style:map style:condition="is-true-formula(msoxl:AND(NOT(ISBLANK(D9)),ISBLANK(E9)))" style:apply-style-name="cf3" style:base-cell-address="Data_Sheet.E9"/>
      <style:map style:condition="is-true-formula(msoxl:AND(NOT(ISBLANK(D9)),ISBLANK(E9)))" style:apply-style-name="cf3" style:base-cell-address="Data_Sheet.E9"/>
      <style:map style:condition="is-true-formula(msoxl:AND(NOT(ISBLANK(D9)),ISBLANK(E9)))" style:apply-style-name="cf3" style:base-cell-address="Data_Sheet.E9"/>
      <style:map style:condition="is-true-formula(msoxl:AND(NOT(ISBLANK(D9)),ISBLANK(E9)))" style:apply-style-name="cf3" style:base-cell-address="Data_Sheet.E9"/>
      <style:map style:condition="is-true-formula(msoxl:AND(NOT(ISBLANK(D9)),ISBLANK(E9)))" style:apply-style-name="cf3" style:base-cell-address="Data_Sheet.E9"/>
      <style:map style:condition="is-true-formula(msoxl:AND(NOT(ISBLANK(D9)),ISBLANK(E9)))" style:apply-style-name="cf3" style:base-cell-address="Data_Sheet.E9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4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  <style:map style:condition="is-true-formula(msoxl:AND(NOT(ISBLANK(D7)),ISBLANK(E7)))" style:apply-style-name="cf3" style:base-cell-address="Data_Sheet.E7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4" style:base-cell-address="Data_Sheet.E8"/>
      <style:map style:condition="is-true-formula(msoxl:AND(NOT(ISBLANK(D8)),ISBLANK(E8)))" style:apply-style-name="cf4" style:base-cell-address="Data_Sheet.E8"/>
      <style:map style:condition="is-true-formula(msoxl:AND(NOT(ISBLANK(D8)),ISBLANK(E8)))" style:apply-style-name="cf4" style:base-cell-address="Data_Sheet.E8"/>
      <style:map style:condition="is-true-formula(msoxl:AND(NOT(ISBLANK(D7)),ISBLANK(E7)))" style:apply-style-name="cf4" style:base-cell-address="Data_Sheet.E7"/>
      <style:map style:condition="is-true-formula(msoxl:AND(NOT(ISBLANK(D8)),ISBLANK(E8)))" style:apply-style-name="cf3" style:base-cell-address="Data_Sheet.E8"/>
      <style:map style:condition="is-true-formula(msoxl:AND(NOT(ISBLANK(D8)),ISBLANK(E8)))" style:apply-style-name="cf3" style:base-cell-address="Data_Sheet.E8"/>
      <style:map style:condition="is-true-formula(msoxl:AND(NOT(ISBLANK(D8)),ISBLANK(E8)))" style:apply-style-name="cf3" style:base-cell-address="Data_Sheet.E8"/>
      <style:map style:condition="is-true-formula(msoxl:AND(NOT(ISBLANK(D7)),ISBLANK(E7)))" style:apply-style-name="cf3" style:base-cell-address="Data_Sheet.E7"/>
      <style:map style:condition="is-true-formula(msoxl:AND(NOT(ISBLANK(D8)),ISBLANK(E8)))" style:apply-style-name="cf3" style:base-cell-address="Data_Sheet.E8"/>
      <style:map style:condition="is-true-formula(msoxl:AND(NOT(ISBLANK(D8)),ISBLANK(E8)))" style:apply-style-name="cf3" style:base-cell-address="Data_Sheet.E8"/>
      <style:map style:condition="is-true-formula(msoxl:AND(NOT(ISBLANK(D8)),ISBLANK(E8)))" style:apply-style-name="cf3" style:base-cell-address="Data_Sheet.E8"/>
      <style:map style:condition="is-true-formula(msoxl:AND(NOT(ISBLANK(D8)),ISBLANK(E8)))" style:apply-style-name="cf3" style:base-cell-address="Data_Sheet.E8"/>
      <style:map style:condition="is-true-formula(msoxl:AND(NOT(ISBLANK(D8)),ISBLANK(E8)))" style:apply-style-name="cf3" style:base-cell-address="Data_Sheet.E8"/>
      <style:map style:condition="is-true-formula(msoxl:AND(NOT(ISBLANK(D8)),ISBLANK(E8)))" style:apply-style-name="cf3" style:base-cell-address="Data_Sheet.E8"/>
      <style:map style:condition="is-true-formula(msoxl:AND(NOT(ISBLANK(D8)),ISBLANK(E8)))" style:apply-style-name="cf3" style:base-cell-address="Data_Sheet.E8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4" style:base-cell-address="Data_Sheet.D8"/>
      <style:map style:condition="is-true-formula(msoxl:AND(NOT(ISBLANK(E8)),ISBLANK(D8)))" style:apply-style-name="cf4" style:base-cell-address="Data_Sheet.D8"/>
      <style:map style:condition="is-true-formula(msoxl:AND(NOT(ISBLANK(E8)),ISBLANK(D8)))" style:apply-style-name="cf4" style:base-cell-address="Data_Sheet.D8"/>
      <style:map style:condition="is-true-formula(msoxl:AND(NOT(ISBLANK(E7)),ISBLANK(D7)))" style:apply-style-name="cf4" style:base-cell-address="Data_Sheet.D7"/>
      <style:map style:condition="is-true-formula(msoxl:AND(NOT(ISBLANK(E8)),ISBLANK(D8)))" style:apply-style-name="cf3" style:base-cell-address="Data_Sheet.D8"/>
      <style:map style:condition="is-true-formula(msoxl:AND(NOT(ISBLANK(E8)),ISBLANK(D8)))" style:apply-style-name="cf3" style:base-cell-address="Data_Sheet.D8"/>
      <style:map style:condition="is-true-formula(msoxl:AND(NOT(ISBLANK(E8)),ISBLANK(D8)))" style:apply-style-name="cf3" style:base-cell-address="Data_Sheet.D8"/>
      <style:map style:condition="is-true-formula(msoxl:AND(NOT(ISBLANK(E7)),ISBLANK(D7)))" style:apply-style-name="cf3" style:base-cell-address="Data_Sheet.D7"/>
      <style:map style:condition="is-true-formula(msoxl:AND(NOT(ISBLANK(E8)),ISBLANK(D8)))" style:apply-style-name="cf3" style:base-cell-address="Data_Sheet.D8"/>
      <style:map style:condition="is-true-formula(msoxl:AND(NOT(ISBLANK(E8)),ISBLANK(D8)))" style:apply-style-name="cf3" style:base-cell-address="Data_Sheet.D8"/>
      <style:map style:condition="is-true-formula(msoxl:AND(NOT(ISBLANK(E8)),ISBLANK(D8)))" style:apply-style-name="cf3" style:base-cell-address="Data_Sheet.D8"/>
      <style:map style:condition="is-true-formula(msoxl:AND(NOT(ISBLANK(E8)),ISBLANK(D8)))" style:apply-style-name="cf3" style:base-cell-address="Data_Sheet.D8"/>
      <style:map style:condition="is-true-formula(msoxl:AND(NOT(ISBLANK(E8)),ISBLANK(D8)))" style:apply-style-name="cf3" style:base-cell-address="Data_Sheet.D8"/>
      <style:map style:condition="is-true-formula(msoxl:AND(NOT(ISBLANK(E8)),ISBLANK(D8)))" style:apply-style-name="cf3" style:base-cell-address="Data_Sheet.D8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F4)),ISBLANK(G4)))" style:apply-style-name="cf4" style:base-cell-address="Data_Sheet.G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F4)),ISBLANK(G4)))" style:apply-style-name="cf4" style:base-cell-address="Data_Sheet.G4"/>
      <style:map style:condition="is-true-formula(msoxl:AND(NOT(ISBLANK(E4)),ISBLANK(D4)))" style:apply-style-name="cf4" style:base-cell-address="Data_Sheet.D4"/>
      <style:map style:condition="is-true-formula(msoxl:AND(NOT(ISBLANK(H4)),ISBLANK(G4)))" style:apply-style-name="cf3" style:base-cell-address="Data_Sheet.G4"/>
      <style:map style:condition="is-true-formula(msoxl:AND(NOT(ISBLANK(H4)),ISBLANK(G4)))" style:apply-style-name="cf3" style:base-cell-address="Data_Sheet.G4"/>
      <style:map style:condition="is-true-formula(msoxl:AND(NOT(ISBLANK(H4)),ISBLANK(G4)))" style:apply-style-name="cf3" style:base-cell-address="Data_Sheet.G4"/>
      <style:map style:condition="is-true-formula(msoxl:AND(NOT(ISBLANK(H4)),ISBLANK(G4)))" style:apply-style-name="cf3" style:base-cell-address="Data_Sheet.G4"/>
      <style:map style:condition="is-true-formula(msoxl:AND(NOT(ISBLANK(F4)),ISBLANK(G4)))" style:apply-style-name="cf3" style:base-cell-address="Data_Sheet.G4"/>
      <style:map style:condition="is-true-formula(msoxl:AND(NOT(ISBLANK(H4)),ISBLANK(G4)))" style:apply-style-name="cf3" style:base-cell-address="Data_Sheet.G4"/>
      <style:map style:condition="is-true-formula(msoxl:AND(NOT(ISBLANK(H4)),ISBLANK(G4)))" style:apply-style-name="cf3" style:base-cell-address="Data_Sheet.G4"/>
      <style:map style:condition="is-true-formula(msoxl:AND(NOT(ISBLANK(F4)),ISBLANK(G4)))" style:apply-style-name="cf3" style:base-cell-address="Data_Sheet.G4"/>
      <style:map style:condition="is-true-formula(msoxl:AND(NOT(ISBLANK(H4)),ISBLANK(G4)))" style:apply-style-name="cf3" style:base-cell-address="Data_Sheet.G4"/>
      <style:map style:condition="is-true-formula(msoxl:AND(NOT(ISBLANK(F4)),ISBLANK(G4)))" style:apply-style-name="cf3" style:base-cell-address="Data_Sheet.G4"/>
      <style:map style:condition="is-true-formula(msoxl:AND(NOT(ISBLANK(F4)),ISBLANK(G4)))" style:apply-style-name="cf3" style:base-cell-address="Data_Sheet.G4"/>
      <style:map style:condition="is-true-formula(msoxl:AND(NOT(ISBLANK(F4)),ISBLANK(G4)))" style:apply-style-name="cf3" style:base-cell-address="Data_Sheet.G4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G4)),ISBLANK(F4)))" style:apply-style-name="cf4" style:base-cell-address="Data_Sheet.F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G4)),ISBLANK(F4)))" style:apply-style-name="cf4" style:base-cell-address="Data_Sheet.F4"/>
      <style:map style:condition="is-true-formula(msoxl:AND(NOT(ISBLANK(E4)),ISBLANK(D4)))" style:apply-style-name="cf4" style:base-cell-address="Data_Sheet.D4"/>
      <style:map style:condition="is-true-formula(msoxl:AND(NOT(ISBLANK(G4)),ISBLANK(F4)))" style:apply-style-name="cf3" style:base-cell-address="Data_Sheet.F4"/>
      <style:map style:condition="is-true-formula(msoxl:AND(NOT(ISBLANK(G4)),ISBLANK(F4)))" style:apply-style-name="cf3" style:base-cell-address="Data_Sheet.F4"/>
      <style:map style:condition="is-true-formula(msoxl:AND(NOT(ISBLANK(G4)),ISBLANK(F4)))" style:apply-style-name="cf3" style:base-cell-address="Data_Sheet.F4"/>
      <style:map style:condition="is-true-formula(msoxl:AND(NOT(ISBLANK(G4)),ISBLANK(F4)))" style:apply-style-name="cf3" style:base-cell-address="Data_Sheet.F4"/>
      <style:map style:condition="is-true-formula(msoxl:AND(NOT(ISBLANK(G4)),ISBLANK(F4)))" style:apply-style-name="cf3" style:base-cell-address="Data_Sheet.F4"/>
      <style:map style:condition="is-true-formula(msoxl:AND(NOT(ISBLANK(G4)),ISBLANK(F4)))" style:apply-style-name="cf3" style:base-cell-address="Data_Sheet.F4"/>
      <style:map style:condition="is-true-formula(msoxl:AND(NOT(ISBLANK(G4)),ISBLANK(F4)))" style:apply-style-name="cf3" style:base-cell-address="Data_Sheet.F4"/>
      <style:map style:condition="is-true-formula(msoxl:AND(NOT(ISBLANK(G4)),ISBLANK(F4)))" style:apply-style-name="cf3" style:base-cell-address="Data_Sheet.F4"/>
      <style:map style:condition="is-true-formula(msoxl:AND(NOT(ISBLANK(G4)),ISBLANK(F4)))" style:apply-style-name="cf3" style:base-cell-address="Data_Sheet.F4"/>
      <style:map style:condition="is-true-formula(msoxl:AND(NOT(ISBLANK(G4)),ISBLANK(F4)))" style:apply-style-name="cf3" style:base-cell-address="Data_Sheet.F4"/>
      <style:map style:condition="is-true-formula(msoxl:AND(NOT(ISBLANK(G4)),ISBLANK(F4)))" style:apply-style-name="cf3" style:base-cell-address="Data_Sheet.F4"/>
      <style:map style:condition="is-true-formula(msoxl:AND(NOT(ISBLANK(G4)),ISBLANK(F4)))" style:apply-style-name="cf3" style:base-cell-address="Data_Sheet.F4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4" style:base-cell-address="Data_Sheet.F5"/>
      <style:map style:condition="is-true-formula(msoxl:AND(NOT(ISBLANK(G5)),ISBLANK(F5)))" style:apply-style-name="cf4" style:base-cell-address="Data_Sheet.F5"/>
      <style:map style:condition="is-true-formula(msoxl:AND(NOT(ISBLANK(G5)),ISBLANK(F5)))" style:apply-style-name="cf4" style:base-cell-address="Data_Sheet.F5"/>
      <style:map style:condition="is-true-formula(msoxl:AND(NOT(ISBLANK(G5)),ISBLANK(F5)))" style:apply-style-name="cf4" style:base-cell-address="Data_Sheet.F5"/>
      <style:map style:condition="is-true-formula(msoxl:AND(NOT(ISBLANK(G5)),ISBLANK(F5)))" style:apply-style-name="cf4" style:base-cell-address="Data_Sheet.F5"/>
      <style:map style:condition="is-true-formula(msoxl:AND(NOT(ISBLANK(G5)),ISBLANK(F5)))" style:apply-style-name="cf3" style:base-cell-address="Data_Sheet.F5"/>
      <style:map style:condition="is-true-formula(msoxl:AND(NOT(ISBLANK(G5)),ISBLANK(F5)))" style:apply-style-name="cf3" style:base-cell-address="Data_Sheet.F5"/>
      <style:map style:condition="is-true-formula(msoxl:AND(NOT(ISBLANK(G5)),ISBLANK(F5)))" style:apply-style-name="cf3" style:base-cell-address="Data_Sheet.F5"/>
      <style:map style:condition="is-true-formula(msoxl:AND(NOT(ISBLANK(G5)),ISBLANK(F5)))" style:apply-style-name="cf3" style:base-cell-address="Data_Sheet.F5"/>
      <style:map style:condition="is-true-formula(msoxl:AND(NOT(ISBLANK(G5)),ISBLANK(F5)))" style:apply-style-name="cf3" style:base-cell-address="Data_Sheet.F5"/>
      <style:map style:condition="is-true-formula(msoxl:AND(NOT(ISBLANK(G5)),ISBLANK(F5)))" style:apply-style-name="cf3" style:base-cell-address="Data_Sheet.F5"/>
      <style:map style:condition="is-true-formula(msoxl:AND(NOT(ISBLANK(G5)),ISBLANK(F5)))" style:apply-style-name="cf3" style:base-cell-address="Data_Sheet.F5"/>
      <style:map style:condition="is-true-formula(msoxl:AND(NOT(ISBLANK(G5)),ISBLANK(F5)))" style:apply-style-name="cf3" style:base-cell-address="Data_Sheet.F5"/>
      <style:map style:condition="is-true-formula(msoxl:AND(NOT(ISBLANK(G5)),ISBLANK(F5)))" style:apply-style-name="cf3" style:base-cell-address="Data_Sheet.F5"/>
      <style:map style:condition="is-true-formula(msoxl:AND(NOT(ISBLANK(G5)),ISBLANK(F5)))" style:apply-style-name="cf3" style:base-cell-address="Data_Sheet.F5"/>
      <style:map style:condition="is-true-formula(msoxl:AND(NOT(ISBLANK(G5)),ISBLANK(F5)))" style:apply-style-name="cf3" style:base-cell-address="Data_Sheet.F5"/>
      <style:map style:condition="is-true-formula(msoxl:AND(NOT(ISBLANK(G5)),ISBLANK(F5)))" style:apply-style-name="cf3" style:base-cell-address="Data_Sheet.F5"/>
      <style:map style:condition="is-true-formula(msoxl:AND(NOT(ISBLANK(G5)),ISBLANK(F5)))" style:apply-style-name="cf3" style:base-cell-address="Data_Sheet.F5"/>
      <style:map style:condition="is-true-formula(msoxl:AND(NOT(ISBLANK(G5)),ISBLANK(F5)))" style:apply-style-name="cf3" style:base-cell-address="Data_Sheet.F5"/>
      <style:map style:condition="is-true-formula(msoxl:AND(NOT(ISBLANK(G5)),ISBLANK(F5)))" style:apply-style-name="cf3" style:base-cell-address="Data_Sheet.F5"/>
      <style:map style:condition="is-true-formula(msoxl:AND(NOT(ISBLANK(G5)),ISBLANK(F5)))" style:apply-style-name="cf3" style:base-cell-address="Data_Sheet.F5"/>
      <style:map style:condition="is-true-formula(msoxl:AND(NOT(ISBLANK(G5)),ISBLANK(F5)))" style:apply-style-name="cf3" style:base-cell-address="Data_Sheet.F5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4" style:base-cell-address="Data_Sheet.G5"/>
      <style:map style:condition="is-true-formula(msoxl:AND(NOT(ISBLANK(F5)),ISBLANK(G5)))" style:apply-style-name="cf4" style:base-cell-address="Data_Sheet.G5"/>
      <style:map style:condition="is-true-formula(msoxl:AND(NOT(ISBLANK(F5)),ISBLANK(G5)))" style:apply-style-name="cf4" style:base-cell-address="Data_Sheet.G5"/>
      <style:map style:condition="is-true-formula(msoxl:AND(NOT(ISBLANK(F5)),ISBLANK(G5)))" style:apply-style-name="cf4" style:base-cell-address="Data_Sheet.G5"/>
      <style:map style:condition="is-true-formula(msoxl:AND(NOT(ISBLANK(F5)),ISBLANK(G5)))" style:apply-style-name="cf4" style:base-cell-address="Data_Sheet.G5"/>
      <style:map style:condition="is-true-formula(msoxl:AND(NOT(ISBLANK(F5)),ISBLANK(G5)))" style:apply-style-name="cf3" style:base-cell-address="Data_Sheet.G5"/>
      <style:map style:condition="is-true-formula(msoxl:AND(NOT(ISBLANK(F5)),ISBLANK(G5)))" style:apply-style-name="cf3" style:base-cell-address="Data_Sheet.G5"/>
      <style:map style:condition="is-true-formula(msoxl:AND(NOT(ISBLANK(F5)),ISBLANK(G5)))" style:apply-style-name="cf3" style:base-cell-address="Data_Sheet.G5"/>
      <style:map style:condition="is-true-formula(msoxl:AND(NOT(ISBLANK(F5)),ISBLANK(G5)))" style:apply-style-name="cf3" style:base-cell-address="Data_Sheet.G5"/>
      <style:map style:condition="is-true-formula(msoxl:AND(NOT(ISBLANK(F5)),ISBLANK(G5)))" style:apply-style-name="cf3" style:base-cell-address="Data_Sheet.G5"/>
      <style:map style:condition="is-true-formula(msoxl:AND(NOT(ISBLANK(F5)),ISBLANK(G5)))" style:apply-style-name="cf3" style:base-cell-address="Data_Sheet.G5"/>
      <style:map style:condition="is-true-formula(msoxl:AND(NOT(ISBLANK(H5)),ISBLANK(G5)))" style:apply-style-name="cf3" style:base-cell-address="Data_Sheet.G5"/>
      <style:map style:condition="is-true-formula(msoxl:AND(NOT(ISBLANK(F5)),ISBLANK(G5)))" style:apply-style-name="cf3" style:base-cell-address="Data_Sheet.G5"/>
      <style:map style:condition="is-true-formula(msoxl:AND(NOT(ISBLANK(F5)),ISBLANK(G5)))" style:apply-style-name="cf3" style:base-cell-address="Data_Sheet.G5"/>
      <style:map style:condition="is-true-formula(msoxl:AND(NOT(ISBLANK(F5)),ISBLANK(G5)))" style:apply-style-name="cf3" style:base-cell-address="Data_Sheet.G5"/>
      <style:map style:condition="is-true-formula(msoxl:AND(NOT(ISBLANK(F5)),ISBLANK(G5)))" style:apply-style-name="cf3" style:base-cell-address="Data_Sheet.G5"/>
      <style:map style:condition="is-true-formula(msoxl:AND(NOT(ISBLANK(F5)),ISBLANK(G5)))" style:apply-style-name="cf3" style:base-cell-address="Data_Sheet.G5"/>
      <style:map style:condition="is-true-formula(msoxl:AND(NOT(ISBLANK(F5)),ISBLANK(G5)))" style:apply-style-name="cf3" style:base-cell-address="Data_Sheet.G5"/>
      <style:map style:condition="is-true-formula(msoxl:AND(NOT(ISBLANK(F5)),ISBLANK(G5)))" style:apply-style-name="cf3" style:base-cell-address="Data_Sheet.G5"/>
      <style:map style:condition="is-true-formula(msoxl:AND(NOT(ISBLANK(F5)),ISBLANK(G5)))" style:apply-style-name="cf3" style:base-cell-address="Data_Sheet.G5"/>
      <style:map style:condition="is-true-formula(msoxl:AND(NOT(ISBLANK(F5)),ISBLANK(G5)))" style:apply-style-name="cf3" style:base-cell-address="Data_Sheet.G5"/>
      <style:map style:condition="is-true-formula(msoxl:AND(NOT(ISBLANK(F5)),ISBLANK(G5)))" style:apply-style-name="cf3" style:base-cell-address="Data_Sheet.G5"/>
      <style:map style:condition="is-true-formula(msoxl:AND(NOT(ISBLANK(F5)),ISBLANK(G5)))" style:apply-style-name="cf3" style:base-cell-address="Data_Sheet.G5"/>
      <style:map style:condition="is-true-formula(msoxl:AND(NOT(ISBLANK(F5)),ISBLANK(G5)))" style:apply-style-name="cf3" style:base-cell-address="Data_Sheet.G5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4" style:base-cell-address="Data_Sheet.F6"/>
      <style:map style:condition="is-true-formula(msoxl:AND(NOT(ISBLANK(G6)),ISBLANK(F6)))" style:apply-style-name="cf4" style:base-cell-address="Data_Sheet.F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G6)),ISBLANK(F6)))" style:apply-style-name="cf3" style:base-cell-address="Data_Sheet.F6"/>
      <style:map style:condition="is-true-formula(msoxl:AND(NOT(ISBLANK(G6)),ISBLANK(F6)))" style:apply-style-name="cf3" style:base-cell-address="Data_Sheet.F6"/>
      <style:map style:condition="is-true-formula(msoxl:AND(NOT(ISBLANK(G6)),ISBLANK(F6)))" style:apply-style-name="cf3" style:base-cell-address="Data_Sheet.F6"/>
      <style:map style:condition="is-true-formula(msoxl:AND(NOT(ISBLANK(G6)),ISBLANK(F6)))" style:apply-style-name="cf3" style:base-cell-address="Data_Sheet.F6"/>
      <style:map style:condition="is-true-formula(msoxl:AND(NOT(ISBLANK(G6)),ISBLANK(F6)))" style:apply-style-name="cf3" style:base-cell-address="Data_Sheet.F6"/>
      <style:map style:condition="is-true-formula(msoxl:AND(NOT(ISBLANK(G6)),ISBLANK(F6)))" style:apply-style-name="cf3" style:base-cell-address="Data_Sheet.F6"/>
      <style:map style:condition="is-true-formula(msoxl:AND(NOT(ISBLANK(G6)),ISBLANK(F6)))" style:apply-style-name="cf3" style:base-cell-address="Data_Sheet.F6"/>
      <style:map style:condition="is-true-formula(msoxl:AND(NOT(ISBLANK(G6)),ISBLANK(F6)))" style:apply-style-name="cf3" style:base-cell-address="Data_Sheet.F6"/>
      <style:map style:condition="is-true-formula(msoxl:AND(NOT(ISBLANK(G6)),ISBLANK(F6)))" style:apply-style-name="cf3" style:base-cell-address="Data_Sheet.F6"/>
      <style:map style:condition="is-true-formula(msoxl:AND(NOT(ISBLANK(G6)),ISBLANK(F6)))" style:apply-style-name="cf3" style:base-cell-address="Data_Sheet.F6"/>
      <style:map style:condition="is-true-formula(msoxl:AND(NOT(ISBLANK(G6)),ISBLANK(F6)))" style:apply-style-name="cf3" style:base-cell-address="Data_Sheet.F6"/>
      <style:map style:condition="is-true-formula(msoxl:AND(NOT(ISBLANK(G6)),ISBLANK(F6)))" style:apply-style-name="cf3" style:base-cell-address="Data_Sheet.F6"/>
      <style:map style:condition="is-true-formula(msoxl:AND(NOT(ISBLANK(G6)),ISBLANK(F6)))" style:apply-style-name="cf3" style:base-cell-address="Data_Sheet.F6"/>
      <style:map style:condition="is-true-formula(msoxl:AND(NOT(ISBLANK(G6)),ISBLANK(F6)))" style:apply-style-name="cf3" style:base-cell-address="Data_Sheet.F6"/>
      <style:map style:condition="is-true-formula(msoxl:AND(NOT(ISBLANK(G6)),ISBLANK(F6)))" style:apply-style-name="cf3" style:base-cell-address="Data_Sheet.F6"/>
      <style:map style:condition="is-true-formula(msoxl:AND(NOT(ISBLANK(G6)),ISBLANK(F6)))" style:apply-style-name="cf3" style:base-cell-address="Data_Sheet.F6"/>
      <style:map style:condition="is-true-formula(msoxl:AND(NOT(ISBLANK(G6)),ISBLANK(F6)))" style:apply-style-name="cf3" style:base-cell-address="Data_Sheet.F6"/>
      <style:map style:condition="is-true-formula(msoxl:AND(NOT(ISBLANK(G6)),ISBLANK(F6)))" style:apply-style-name="cf3" style:base-cell-address="Data_Sheet.F6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4" style:base-cell-address="Data_Sheet.G6"/>
      <style:map style:condition="is-true-formula(msoxl:AND(NOT(ISBLANK(F6)),ISBLANK(G6)))" style:apply-style-name="cf4" style:base-cell-address="Data_Sheet.G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F6)),ISBLANK(G6)))" style:apply-style-name="cf3" style:base-cell-address="Data_Sheet.G6"/>
      <style:map style:condition="is-true-formula(msoxl:AND(NOT(ISBLANK(H6)),ISBLANK(G6)))" style:apply-style-name="cf3" style:base-cell-address="Data_Sheet.G6"/>
      <style:map style:condition="is-true-formula(msoxl:AND(NOT(ISBLANK(H6)),ISBLANK(G6)))" style:apply-style-name="cf3" style:base-cell-address="Data_Sheet.G6"/>
      <style:map style:condition="is-true-formula(msoxl:AND(NOT(ISBLANK(H6)),ISBLANK(G6)))" style:apply-style-name="cf3" style:base-cell-address="Data_Sheet.G6"/>
      <style:map style:condition="is-true-formula(msoxl:AND(NOT(ISBLANK(H6)),ISBLANK(G6)))" style:apply-style-name="cf3" style:base-cell-address="Data_Sheet.G6"/>
      <style:map style:condition="is-true-formula(msoxl:AND(NOT(ISBLANK(H6)),ISBLANK(G6)))" style:apply-style-name="cf3" style:base-cell-address="Data_Sheet.G6"/>
      <style:map style:condition="is-true-formula(msoxl:AND(NOT(ISBLANK(F6)),ISBLANK(G6)))" style:apply-style-name="cf3" style:base-cell-address="Data_Sheet.G6"/>
      <style:map style:condition="is-true-formula(msoxl:AND(NOT(ISBLANK(F6)),ISBLANK(G6)))" style:apply-style-name="cf3" style:base-cell-address="Data_Sheet.G6"/>
      <style:map style:condition="is-true-formula(msoxl:AND(NOT(ISBLANK(F6)),ISBLANK(G6)))" style:apply-style-name="cf3" style:base-cell-address="Data_Sheet.G6"/>
      <style:map style:condition="is-true-formula(msoxl:AND(NOT(ISBLANK(F6)),ISBLANK(G6)))" style:apply-style-name="cf3" style:base-cell-address="Data_Sheet.G6"/>
      <style:map style:condition="is-true-formula(msoxl:AND(NOT(ISBLANK(F6)),ISBLANK(G6)))" style:apply-style-name="cf3" style:base-cell-address="Data_Sheet.G6"/>
      <style:map style:condition="is-true-formula(msoxl:AND(NOT(ISBLANK(F6)),ISBLANK(G6)))" style:apply-style-name="cf3" style:base-cell-address="Data_Sheet.G6"/>
      <style:map style:condition="is-true-formula(msoxl:AND(NOT(ISBLANK(F6)),ISBLANK(G6)))" style:apply-style-name="cf3" style:base-cell-address="Data_Sheet.G6"/>
      <style:map style:condition="is-true-formula(msoxl:AND(NOT(ISBLANK(F6)),ISBLANK(G6)))" style:apply-style-name="cf3" style:base-cell-address="Data_Sheet.G6"/>
      <style:map style:condition="is-true-formula(msoxl:AND(NOT(ISBLANK(F6)),ISBLANK(G6)))" style:apply-style-name="cf3" style:base-cell-address="Data_Sheet.G6"/>
      <style:map style:condition="is-true-formula(msoxl:AND(NOT(ISBLANK(F6)),ISBLANK(G6)))" style:apply-style-name="cf3" style:base-cell-address="Data_Sheet.G6"/>
      <style:map style:condition="is-true-formula(msoxl:AND(NOT(ISBLANK(H6)),ISBLANK(G6)))" style:apply-style-name="cf3" style:base-cell-address="Data_Sheet.G6"/>
      <style:map style:condition="is-true-formula(msoxl:AND(NOT(ISBLANK(F6)),ISBLANK(G6)))" style:apply-style-name="cf3" style:base-cell-address="Data_Sheet.G6"/>
      <style:map style:condition="is-true-formula(msoxl:AND(NOT(ISBLANK(F6)),ISBLANK(G6)))" style:apply-style-name="cf3" style:base-cell-address="Data_Sheet.G6"/>
      <style:map style:condition="is-true-formula(msoxl:AND(NOT(ISBLANK(F6)),ISBLANK(G6)))" style:apply-style-name="cf3" style:base-cell-address="Data_Sheet.G6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4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  <style:map style:condition="is-true-formula(msoxl:AND(NOT(ISBLANK(G7)),ISBLANK(F7)))" style:apply-style-name="cf3" style:base-cell-address="Data_Sheet.F7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4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  <style:map style:condition="is-true-formula(msoxl:AND(NOT(ISBLANK(F7)),ISBLANK(G7)))" style:apply-style-name="cf3" style:base-cell-address="Data_Sheet.G7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4" style:base-cell-address="Data_Sheet.F8"/>
      <style:map style:condition="is-true-formula(msoxl:AND(NOT(ISBLANK(G8)),ISBLANK(F8)))" style:apply-style-name="cf4" style:base-cell-address="Data_Sheet.F8"/>
      <style:map style:condition="is-true-formula(msoxl:AND(NOT(ISBLANK(G8)),ISBLANK(F8)))" style:apply-style-name="cf4" style:base-cell-address="Data_Sheet.F8"/>
      <style:map style:condition="is-true-formula(msoxl:AND(NOT(ISBLANK(G7)),ISBLANK(F7)))" style:apply-style-name="cf4" style:base-cell-address="Data_Sheet.F7"/>
      <style:map style:condition="is-true-formula(msoxl:AND(NOT(ISBLANK(G8)),ISBLANK(F8)))" style:apply-style-name="cf3" style:base-cell-address="Data_Sheet.F8"/>
      <style:map style:condition="is-true-formula(msoxl:AND(NOT(ISBLANK(G8)),ISBLANK(F8)))" style:apply-style-name="cf3" style:base-cell-address="Data_Sheet.F8"/>
      <style:map style:condition="is-true-formula(msoxl:AND(NOT(ISBLANK(G8)),ISBLANK(F8)))" style:apply-style-name="cf3" style:base-cell-address="Data_Sheet.F8"/>
      <style:map style:condition="is-true-formula(msoxl:AND(NOT(ISBLANK(G8)),ISBLANK(F8)))" style:apply-style-name="cf3" style:base-cell-address="Data_Sheet.F8"/>
      <style:map style:condition="is-true-formula(msoxl:AND(NOT(ISBLANK(G8)),ISBLANK(F8)))" style:apply-style-name="cf3" style:base-cell-address="Data_Sheet.F8"/>
      <style:map style:condition="is-true-formula(msoxl:AND(NOT(ISBLANK(G8)),ISBLANK(F8)))" style:apply-style-name="cf3" style:base-cell-address="Data_Sheet.F8"/>
      <style:map style:condition="is-true-formula(msoxl:AND(NOT(ISBLANK(G8)),ISBLANK(F8)))" style:apply-style-name="cf3" style:base-cell-address="Data_Sheet.F8"/>
      <style:map style:condition="is-true-formula(msoxl:AND(NOT(ISBLANK(G8)),ISBLANK(F8)))" style:apply-style-name="cf3" style:base-cell-address="Data_Sheet.F8"/>
      <style:map style:condition="is-true-formula(msoxl:AND(NOT(ISBLANK(G8)),ISBLANK(F8)))" style:apply-style-name="cf3" style:base-cell-address="Data_Sheet.F8"/>
      <style:map style:condition="is-true-formula(msoxl:AND(NOT(ISBLANK(G8)),ISBLANK(F8)))" style:apply-style-name="cf3" style:base-cell-address="Data_Sheet.F8"/>
      <style:map style:condition="is-true-formula(msoxl:AND(NOT(ISBLANK(G8)),ISBLANK(F8)))" style:apply-style-name="cf3" style:base-cell-address="Data_Sheet.F8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4" style:base-cell-address="Data_Sheet.G8"/>
      <style:map style:condition="is-true-formula(msoxl:AND(NOT(ISBLANK(F8)),ISBLANK(G8)))" style:apply-style-name="cf4" style:base-cell-address="Data_Sheet.G8"/>
      <style:map style:condition="is-true-formula(msoxl:AND(NOT(ISBLANK(F8)),ISBLANK(G8)))" style:apply-style-name="cf4" style:base-cell-address="Data_Sheet.G8"/>
      <style:map style:condition="is-true-formula(msoxl:AND(NOT(ISBLANK(F7)),ISBLANK(G7)))" style:apply-style-name="cf4" style:base-cell-address="Data_Sheet.G7"/>
      <style:map style:condition="is-true-formula(msoxl:AND(NOT(ISBLANK(F8)),ISBLANK(G8)))" style:apply-style-name="cf3" style:base-cell-address="Data_Sheet.G8"/>
      <style:map style:condition="is-true-formula(msoxl:AND(NOT(ISBLANK(F8)),ISBLANK(G8)))" style:apply-style-name="cf3" style:base-cell-address="Data_Sheet.G8"/>
      <style:map style:condition="is-true-formula(msoxl:AND(NOT(ISBLANK(F8)),ISBLANK(G8)))" style:apply-style-name="cf3" style:base-cell-address="Data_Sheet.G8"/>
      <style:map style:condition="is-true-formula(msoxl:AND(NOT(ISBLANK(F7)),ISBLANK(G7)))" style:apply-style-name="cf3" style:base-cell-address="Data_Sheet.G7"/>
      <style:map style:condition="is-true-formula(msoxl:AND(NOT(ISBLANK(F8)),ISBLANK(G8)))" style:apply-style-name="cf3" style:base-cell-address="Data_Sheet.G8"/>
      <style:map style:condition="is-true-formula(msoxl:AND(NOT(ISBLANK(F8)),ISBLANK(G8)))" style:apply-style-name="cf3" style:base-cell-address="Data_Sheet.G8"/>
      <style:map style:condition="is-true-formula(msoxl:AND(NOT(ISBLANK(F8)),ISBLANK(G8)))" style:apply-style-name="cf3" style:base-cell-address="Data_Sheet.G8"/>
      <style:map style:condition="is-true-formula(msoxl:AND(NOT(ISBLANK(F8)),ISBLANK(G8)))" style:apply-style-name="cf3" style:base-cell-address="Data_Sheet.G8"/>
      <style:map style:condition="is-true-formula(msoxl:AND(NOT(ISBLANK(F8)),ISBLANK(G8)))" style:apply-style-name="cf3" style:base-cell-address="Data_Sheet.G8"/>
      <style:map style:condition="is-true-formula(msoxl:AND(NOT(ISBLANK(F8)),ISBLANK(G8)))" style:apply-style-name="cf3" style:base-cell-address="Data_Sheet.G8"/>
      <style:map style:condition="is-true-formula(msoxl:AND(NOT(ISBLANK(F8)),ISBLANK(G8)))" style:apply-style-name="cf3" style:base-cell-address="Data_Sheet.G8"/>
      <style:map style:condition="is-true-formula(msoxl:AND(NOT(ISBLANK(F8)),ISBLANK(G8)))" style:apply-style-name="cf3" style:base-cell-address="Data_Sheet.G8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4" style:base-cell-address="Data_Sheet.G9"/>
      <style:map style:condition="is-true-formula(msoxl:AND(NOT(ISBLANK(F9)),ISBLANK(G9)))" style:apply-style-name="cf4" style:base-cell-address="Data_Sheet.G9"/>
      <style:map style:condition="is-true-formula(msoxl:AND(NOT(ISBLANK(F9)),ISBLANK(G9)))" style:apply-style-name="cf4" style:base-cell-address="Data_Sheet.G9"/>
      <style:map style:condition="is-true-formula(msoxl:AND(NOT(ISBLANK(F9)),ISBLANK(G9)))" style:apply-style-name="cf4" style:base-cell-address="Data_Sheet.G9"/>
      <style:map style:condition="is-true-formula(msoxl:AND(NOT(ISBLANK(F7)),ISBLANK(G7)))" style:apply-style-name="cf4" style:base-cell-address="Data_Sheet.G7"/>
      <style:map style:condition="is-true-formula(msoxl:AND(NOT(ISBLANK(F9)),ISBLANK(G9)))" style:apply-style-name="cf3" style:base-cell-address="Data_Sheet.G9"/>
      <style:map style:condition="is-true-formula(msoxl:AND(NOT(ISBLANK(F9)),ISBLANK(G9)))" style:apply-style-name="cf3" style:base-cell-address="Data_Sheet.G9"/>
      <style:map style:condition="is-true-formula(msoxl:AND(NOT(ISBLANK(F9)),ISBLANK(G9)))" style:apply-style-name="cf3" style:base-cell-address="Data_Sheet.G9"/>
      <style:map style:condition="is-true-formula(msoxl:AND(NOT(ISBLANK(F9)),ISBLANK(G9)))" style:apply-style-name="cf3" style:base-cell-address="Data_Sheet.G9"/>
      <style:map style:condition="is-true-formula(msoxl:AND(NOT(ISBLANK(F9)),ISBLANK(G9)))" style:apply-style-name="cf3" style:base-cell-address="Data_Sheet.G9"/>
      <style:map style:condition="is-true-formula(msoxl:AND(NOT(ISBLANK(F9)),ISBLANK(G9)))" style:apply-style-name="cf3" style:base-cell-address="Data_Sheet.G9"/>
      <style:map style:condition="is-true-formula(msoxl:AND(NOT(ISBLANK(F9)),ISBLANK(G9)))" style:apply-style-name="cf3" style:base-cell-address="Data_Sheet.G9"/>
      <style:map style:condition="is-true-formula(msoxl:AND(NOT(ISBLANK(F9)),ISBLANK(G9)))" style:apply-style-name="cf3" style:base-cell-address="Data_Sheet.G9"/>
      <style:map style:condition="is-true-formula(msoxl:AND(NOT(ISBLANK(F9)),ISBLANK(G9)))" style:apply-style-name="cf3" style:base-cell-address="Data_Sheet.G9"/>
      <style:map style:condition="is-true-formula(msoxl:AND(NOT(ISBLANK(F9)),ISBLANK(G9)))" style:apply-style-name="cf3" style:base-cell-address="Data_Sheet.G9"/>
      <style:map style:condition="is-true-formula(msoxl:AND(NOT(ISBLANK(F9)),ISBLANK(G9)))" style:apply-style-name="cf3" style:base-cell-address="Data_Sheet.G9"/>
      <style:map style:condition="is-true-formula(msoxl:AND(NOT(ISBLANK(F9)),ISBLANK(G9)))" style:apply-style-name="cf3" style:base-cell-address="Data_Sheet.G9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4" style:base-cell-address="Data_Sheet.F9"/>
      <style:map style:condition="is-true-formula(msoxl:AND(NOT(ISBLANK(G9)),ISBLANK(F9)))" style:apply-style-name="cf4" style:base-cell-address="Data_Sheet.F9"/>
      <style:map style:condition="is-true-formula(msoxl:AND(NOT(ISBLANK(G9)),ISBLANK(F9)))" style:apply-style-name="cf4" style:base-cell-address="Data_Sheet.F9"/>
      <style:map style:condition="is-true-formula(msoxl:AND(NOT(ISBLANK(G9)),ISBLANK(F9)))" style:apply-style-name="cf4" style:base-cell-address="Data_Sheet.F9"/>
      <style:map style:condition="is-true-formula(msoxl:AND(NOT(ISBLANK(G7)),ISBLANK(F7)))" style:apply-style-name="cf4" style:base-cell-address="Data_Sheet.F7"/>
      <style:map style:condition="is-true-formula(msoxl:AND(NOT(ISBLANK(G9)),ISBLANK(F9)))" style:apply-style-name="cf3" style:base-cell-address="Data_Sheet.F9"/>
      <style:map style:condition="is-true-formula(msoxl:AND(NOT(ISBLANK(G9)),ISBLANK(F9)))" style:apply-style-name="cf3" style:base-cell-address="Data_Sheet.F9"/>
      <style:map style:condition="is-true-formula(msoxl:AND(NOT(ISBLANK(G9)),ISBLANK(F9)))" style:apply-style-name="cf3" style:base-cell-address="Data_Sheet.F9"/>
      <style:map style:condition="is-true-formula(msoxl:AND(NOT(ISBLANK(G9)),ISBLANK(F9)))" style:apply-style-name="cf3" style:base-cell-address="Data_Sheet.F9"/>
      <style:map style:condition="is-true-formula(msoxl:AND(NOT(ISBLANK(G9)),ISBLANK(F9)))" style:apply-style-name="cf3" style:base-cell-address="Data_Sheet.F9"/>
      <style:map style:condition="is-true-formula(msoxl:AND(NOT(ISBLANK(G9)),ISBLANK(F9)))" style:apply-style-name="cf3" style:base-cell-address="Data_Sheet.F9"/>
      <style:map style:condition="is-true-formula(msoxl:AND(NOT(ISBLANK(G9)),ISBLANK(F9)))" style:apply-style-name="cf3" style:base-cell-address="Data_Sheet.F9"/>
      <style:map style:condition="is-true-formula(msoxl:AND(NOT(ISBLANK(G9)),ISBLANK(F9)))" style:apply-style-name="cf3" style:base-cell-address="Data_Sheet.F9"/>
      <style:map style:condition="is-true-formula(msoxl:AND(NOT(ISBLANK(G9)),ISBLANK(F9)))" style:apply-style-name="cf3" style:base-cell-address="Data_Sheet.F9"/>
      <style:map style:condition="is-true-formula(msoxl:AND(NOT(ISBLANK(G9)),ISBLANK(F9)))" style:apply-style-name="cf3" style:base-cell-address="Data_Sheet.F9"/>
      <style:map style:condition="is-true-formula(msoxl:AND(NOT(ISBLANK(G9)),ISBLANK(F9)))" style:apply-style-name="cf3" style:base-cell-address="Data_Sheet.F9"/>
      <style:map style:condition="is-true-formula(msoxl:AND(NOT(ISBLANK(G9)),ISBLANK(F9)))" style:apply-style-name="cf3" style:base-cell-address="Data_Sheet.F9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4" style:base-cell-address="Data_Sheet.M9"/>
      <style:map style:condition="is-true-formula(msoxl:AND(NOT(ISBLANK(L9)),ISBLANK(M9)))" style:apply-style-name="cf4" style:base-cell-address="Data_Sheet.M9"/>
      <style:map style:condition="is-true-formula(msoxl:AND(NOT(ISBLANK(L9)),ISBLANK(M9)))" style:apply-style-name="cf4" style:base-cell-address="Data_Sheet.M9"/>
      <style:map style:condition="is-true-formula(msoxl:AND(NOT(ISBLANK(L9)),ISBLANK(M9)))" style:apply-style-name="cf4" style:base-cell-address="Data_Sheet.M9"/>
      <style:map style:condition="is-true-formula(msoxl:AND(NOT(ISBLANK(L7)),ISBLANK(M7)))" style:apply-style-name="cf4" style:base-cell-address="Data_Sheet.M7"/>
      <style:map style:condition="is-true-formula(msoxl:AND(NOT(ISBLANK(L9)),ISBLANK(M9)))" style:apply-style-name="cf3" style:base-cell-address="Data_Sheet.M9"/>
      <style:map style:condition="is-true-formula(msoxl:AND(NOT(ISBLANK(L9)),ISBLANK(M9)))" style:apply-style-name="cf3" style:base-cell-address="Data_Sheet.M9"/>
      <style:map style:condition="is-true-formula(msoxl:AND(NOT(ISBLANK(L9)),ISBLANK(M9)))" style:apply-style-name="cf3" style:base-cell-address="Data_Sheet.M9"/>
      <style:map style:condition="is-true-formula(msoxl:AND(NOT(ISBLANK(L7)),ISBLANK(M7)))" style:apply-style-name="cf3" style:base-cell-address="Data_Sheet.M7"/>
      <style:map style:condition="is-true-formula(msoxl:AND(NOT(ISBLANK(L9)),ISBLANK(M9)))" style:apply-style-name="cf3" style:base-cell-address="Data_Sheet.M9"/>
      <style:map style:condition="is-true-formula(msoxl:AND(NOT(ISBLANK(L9)),ISBLANK(M9)))" style:apply-style-name="cf3" style:base-cell-address="Data_Sheet.M9"/>
      <style:map style:condition="is-true-formula(msoxl:AND(NOT(ISBLANK(L9)),ISBLANK(M9)))" style:apply-style-name="cf3" style:base-cell-address="Data_Sheet.M9"/>
      <style:map style:condition="is-true-formula(msoxl:AND(NOT(ISBLANK(L9)),ISBLANK(M9)))" style:apply-style-name="cf3" style:base-cell-address="Data_Sheet.M9"/>
      <style:map style:condition="is-true-formula(msoxl:AND(NOT(ISBLANK(L9)),ISBLANK(M9)))" style:apply-style-name="cf3" style:base-cell-address="Data_Sheet.M9"/>
      <style:map style:condition="is-true-formula(msoxl:AND(NOT(ISBLANK(L9)),ISBLANK(M9)))" style:apply-style-name="cf3" style:base-cell-address="Data_Sheet.M9"/>
      <style:map style:condition="is-true-formula(msoxl:AND(NOT(ISBLANK(L9)),ISBLANK(M9)))" style:apply-style-name="cf3" style:base-cell-address="Data_Sheet.M9"/>
      <style:map style:condition="is-true-formula(msoxl:AND(NOT(ISBLANK(L9)),ISBLANK(M9)))" style:apply-style-name="cf3" style:base-cell-address="Data_Sheet.M9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4" style:base-cell-address="Data_Sheet.N9"/>
      <style:map style:condition="is-true-formula(msoxl:AND(NOT(ISBLANK(O9)),ISBLANK(N9)))" style:apply-style-name="cf4" style:base-cell-address="Data_Sheet.N9"/>
      <style:map style:condition="is-true-formula(msoxl:AND(NOT(ISBLANK(O9)),ISBLANK(N9)))" style:apply-style-name="cf4" style:base-cell-address="Data_Sheet.N9"/>
      <style:map style:condition="is-true-formula(msoxl:AND(NOT(ISBLANK(O9)),ISBLANK(N9)))" style:apply-style-name="cf4" style:base-cell-address="Data_Sheet.N9"/>
      <style:map style:condition="is-true-formula(msoxl:AND(NOT(ISBLANK(O7)),ISBLANK(N7)))" style:apply-style-name="cf4" style:base-cell-address="Data_Sheet.N7"/>
      <style:map style:condition="is-true-formula(msoxl:AND(NOT(ISBLANK(O9)),ISBLANK(N9)))" style:apply-style-name="cf3" style:base-cell-address="Data_Sheet.N9"/>
      <style:map style:condition="is-true-formula(msoxl:AND(NOT(ISBLANK(O9)),ISBLANK(N9)))" style:apply-style-name="cf3" style:base-cell-address="Data_Sheet.N9"/>
      <style:map style:condition="is-true-formula(msoxl:AND(NOT(ISBLANK(O9)),ISBLANK(N9)))" style:apply-style-name="cf3" style:base-cell-address="Data_Sheet.N9"/>
      <style:map style:condition="is-true-formula(msoxl:AND(NOT(ISBLANK(O9)),ISBLANK(N9)))" style:apply-style-name="cf3" style:base-cell-address="Data_Sheet.N9"/>
      <style:map style:condition="is-true-formula(msoxl:AND(NOT(ISBLANK(O9)),ISBLANK(N9)))" style:apply-style-name="cf3" style:base-cell-address="Data_Sheet.N9"/>
      <style:map style:condition="is-true-formula(msoxl:AND(NOT(ISBLANK(O9)),ISBLANK(N9)))" style:apply-style-name="cf3" style:base-cell-address="Data_Sheet.N9"/>
      <style:map style:condition="is-true-formula(msoxl:AND(NOT(ISBLANK(O9)),ISBLANK(N9)))" style:apply-style-name="cf3" style:base-cell-address="Data_Sheet.N9"/>
      <style:map style:condition="is-true-formula(msoxl:AND(NOT(ISBLANK(O9)),ISBLANK(N9)))" style:apply-style-name="cf3" style:base-cell-address="Data_Sheet.N9"/>
      <style:map style:condition="is-true-formula(msoxl:AND(NOT(ISBLANK(O9)),ISBLANK(N9)))" style:apply-style-name="cf3" style:base-cell-address="Data_Sheet.N9"/>
      <style:map style:condition="is-true-formula(msoxl:AND(NOT(ISBLANK(O9)),ISBLANK(N9)))" style:apply-style-name="cf3" style:base-cell-address="Data_Sheet.N9"/>
      <style:map style:condition="is-true-formula(msoxl:AND(NOT(ISBLANK(O9)),ISBLANK(N9)))" style:apply-style-name="cf3" style:base-cell-address="Data_Sheet.N9"/>
      <style:map style:condition="is-true-formula(msoxl:AND(NOT(ISBLANK(O9)),ISBLANK(N9)))" style:apply-style-name="cf3" style:base-cell-address="Data_Sheet.N9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4" style:base-cell-address="Data_Sheet.N8"/>
      <style:map style:condition="is-true-formula(msoxl:AND(NOT(ISBLANK(O8)),ISBLANK(N8)))" style:apply-style-name="cf4" style:base-cell-address="Data_Sheet.N8"/>
      <style:map style:condition="is-true-formula(msoxl:AND(NOT(ISBLANK(O8)),ISBLANK(N8)))" style:apply-style-name="cf4" style:base-cell-address="Data_Sheet.N8"/>
      <style:map style:condition="is-true-formula(msoxl:AND(NOT(ISBLANK(O7)),ISBLANK(N7)))" style:apply-style-name="cf4" style:base-cell-address="Data_Sheet.N7"/>
      <style:map style:condition="is-true-formula(msoxl:AND(NOT(ISBLANK(O8)),ISBLANK(N8)))" style:apply-style-name="cf3" style:base-cell-address="Data_Sheet.N8"/>
      <style:map style:condition="is-true-formula(msoxl:AND(NOT(ISBLANK(O8)),ISBLANK(N8)))" style:apply-style-name="cf3" style:base-cell-address="Data_Sheet.N8"/>
      <style:map style:condition="is-true-formula(msoxl:AND(NOT(ISBLANK(O8)),ISBLANK(N8)))" style:apply-style-name="cf3" style:base-cell-address="Data_Sheet.N8"/>
      <style:map style:condition="is-true-formula(msoxl:AND(NOT(ISBLANK(O8)),ISBLANK(N8)))" style:apply-style-name="cf3" style:base-cell-address="Data_Sheet.N8"/>
      <style:map style:condition="is-true-formula(msoxl:AND(NOT(ISBLANK(O8)),ISBLANK(N8)))" style:apply-style-name="cf3" style:base-cell-address="Data_Sheet.N8"/>
      <style:map style:condition="is-true-formula(msoxl:AND(NOT(ISBLANK(O8)),ISBLANK(N8)))" style:apply-style-name="cf3" style:base-cell-address="Data_Sheet.N8"/>
      <style:map style:condition="is-true-formula(msoxl:AND(NOT(ISBLANK(O8)),ISBLANK(N8)))" style:apply-style-name="cf3" style:base-cell-address="Data_Sheet.N8"/>
      <style:map style:condition="is-true-formula(msoxl:AND(NOT(ISBLANK(O8)),ISBLANK(N8)))" style:apply-style-name="cf3" style:base-cell-address="Data_Sheet.N8"/>
      <style:map style:condition="is-true-formula(msoxl:AND(NOT(ISBLANK(O8)),ISBLANK(N8)))" style:apply-style-name="cf3" style:base-cell-address="Data_Sheet.N8"/>
      <style:map style:condition="is-true-formula(msoxl:AND(NOT(ISBLANK(O8)),ISBLANK(N8)))" style:apply-style-name="cf3" style:base-cell-address="Data_Sheet.N8"/>
      <style:map style:condition="is-true-formula(msoxl:AND(NOT(ISBLANK(O8)),ISBLANK(N8)))" style:apply-style-name="cf3" style:base-cell-address="Data_Sheet.N8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4" style:base-cell-address="Data_Sheet.O9"/>
      <style:map style:condition="is-true-formula(msoxl:AND(NOT(ISBLANK(N9)),ISBLANK(O9)))" style:apply-style-name="cf4" style:base-cell-address="Data_Sheet.O9"/>
      <style:map style:condition="is-true-formula(msoxl:AND(NOT(ISBLANK(N9)),ISBLANK(O9)))" style:apply-style-name="cf4" style:base-cell-address="Data_Sheet.O9"/>
      <style:map style:condition="is-true-formula(msoxl:AND(NOT(ISBLANK(N9)),ISBLANK(O9)))" style:apply-style-name="cf4" style:base-cell-address="Data_Sheet.O9"/>
      <style:map style:condition="is-true-formula(msoxl:AND(NOT(ISBLANK(N7)),ISBLANK(O7)))" style:apply-style-name="cf4" style:base-cell-address="Data_Sheet.O7"/>
      <style:map style:condition="is-true-formula(msoxl:AND(NOT(ISBLANK(N9)),ISBLANK(O9)))" style:apply-style-name="cf3" style:base-cell-address="Data_Sheet.O9"/>
      <style:map style:condition="is-true-formula(msoxl:AND(NOT(ISBLANK(N9)),ISBLANK(O9)))" style:apply-style-name="cf3" style:base-cell-address="Data_Sheet.O9"/>
      <style:map style:condition="is-true-formula(msoxl:AND(NOT(ISBLANK(N9)),ISBLANK(O9)))" style:apply-style-name="cf3" style:base-cell-address="Data_Sheet.O9"/>
      <style:map style:condition="is-true-formula(msoxl:AND(NOT(ISBLANK(N7)),ISBLANK(O7)))" style:apply-style-name="cf3" style:base-cell-address="Data_Sheet.O7"/>
      <style:map style:condition="is-true-formula(msoxl:AND(NOT(ISBLANK(N9)),ISBLANK(O9)))" style:apply-style-name="cf3" style:base-cell-address="Data_Sheet.O9"/>
      <style:map style:condition="is-true-formula(msoxl:AND(NOT(ISBLANK(N9)),ISBLANK(O9)))" style:apply-style-name="cf3" style:base-cell-address="Data_Sheet.O9"/>
      <style:map style:condition="is-true-formula(msoxl:AND(NOT(ISBLANK(N9)),ISBLANK(O9)))" style:apply-style-name="cf3" style:base-cell-address="Data_Sheet.O9"/>
      <style:map style:condition="is-true-formula(msoxl:AND(NOT(ISBLANK(N9)),ISBLANK(O9)))" style:apply-style-name="cf3" style:base-cell-address="Data_Sheet.O9"/>
      <style:map style:condition="is-true-formula(msoxl:AND(NOT(ISBLANK(N9)),ISBLANK(O9)))" style:apply-style-name="cf3" style:base-cell-address="Data_Sheet.O9"/>
      <style:map style:condition="is-true-formula(msoxl:AND(NOT(ISBLANK(N9)),ISBLANK(O9)))" style:apply-style-name="cf3" style:base-cell-address="Data_Sheet.O9"/>
      <style:map style:condition="is-true-formula(msoxl:AND(NOT(ISBLANK(N9)),ISBLANK(O9)))" style:apply-style-name="cf3" style:base-cell-address="Data_Sheet.O9"/>
      <style:map style:condition="is-true-formula(msoxl:AND(NOT(ISBLANK(N9)),ISBLANK(O9)))" style:apply-style-name="cf3" style:base-cell-address="Data_Sheet.O9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4" style:base-cell-address="Data_Sheet.O8"/>
      <style:map style:condition="is-true-formula(msoxl:AND(NOT(ISBLANK(N8)),ISBLANK(O8)))" style:apply-style-name="cf4" style:base-cell-address="Data_Sheet.O8"/>
      <style:map style:condition="is-true-formula(msoxl:AND(NOT(ISBLANK(N8)),ISBLANK(O8)))" style:apply-style-name="cf4" style:base-cell-address="Data_Sheet.O8"/>
      <style:map style:condition="is-true-formula(msoxl:AND(NOT(ISBLANK(N7)),ISBLANK(O7)))" style:apply-style-name="cf4" style:base-cell-address="Data_Sheet.O7"/>
      <style:map style:condition="is-true-formula(msoxl:AND(NOT(ISBLANK(N8)),ISBLANK(O8)))" style:apply-style-name="cf3" style:base-cell-address="Data_Sheet.O8"/>
      <style:map style:condition="is-true-formula(msoxl:AND(NOT(ISBLANK(N8)),ISBLANK(O8)))" style:apply-style-name="cf3" style:base-cell-address="Data_Sheet.O8"/>
      <style:map style:condition="is-true-formula(msoxl:AND(NOT(ISBLANK(N8)),ISBLANK(O8)))" style:apply-style-name="cf3" style:base-cell-address="Data_Sheet.O8"/>
      <style:map style:condition="is-true-formula(msoxl:AND(NOT(ISBLANK(N8)),ISBLANK(O8)))" style:apply-style-name="cf3" style:base-cell-address="Data_Sheet.O8"/>
      <style:map style:condition="is-true-formula(msoxl:AND(NOT(ISBLANK(N8)),ISBLANK(O8)))" style:apply-style-name="cf3" style:base-cell-address="Data_Sheet.O8"/>
      <style:map style:condition="is-true-formula(msoxl:AND(NOT(ISBLANK(N8)),ISBLANK(O8)))" style:apply-style-name="cf3" style:base-cell-address="Data_Sheet.O8"/>
      <style:map style:condition="is-true-formula(msoxl:AND(NOT(ISBLANK(N8)),ISBLANK(O8)))" style:apply-style-name="cf3" style:base-cell-address="Data_Sheet.O8"/>
      <style:map style:condition="is-true-formula(msoxl:AND(NOT(ISBLANK(N8)),ISBLANK(O8)))" style:apply-style-name="cf3" style:base-cell-address="Data_Sheet.O8"/>
      <style:map style:condition="is-true-formula(msoxl:AND(NOT(ISBLANK(N8)),ISBLANK(O8)))" style:apply-style-name="cf3" style:base-cell-address="Data_Sheet.O8"/>
      <style:map style:condition="is-true-formula(msoxl:AND(NOT(ISBLANK(N8)),ISBLANK(O8)))" style:apply-style-name="cf3" style:base-cell-address="Data_Sheet.O8"/>
      <style:map style:condition="is-true-formula(msoxl:AND(NOT(ISBLANK(N8)),ISBLANK(O8)))" style:apply-style-name="cf3" style:base-cell-address="Data_Sheet.O8"/>
      <style:map style:condition="is-true-formula(msoxl:AND(NOT(ISBLANK(N8)),ISBLANK(O8)))" style:apply-style-name="cf3" style:base-cell-address="Data_Sheet.O8"/>
      <style:map style:condition="is-true-formula(msoxl:AND(NOT(ISBLANK(N8)),ISBLANK(O8)))" style:apply-style-name="cf3" style:base-cell-address="Data_Sheet.O8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4" style:base-cell-address="Data_Sheet.M6"/>
      <style:map style:condition="is-true-formula(msoxl:AND(NOT(ISBLANK(L6)),ISBLANK(M6)))" style:apply-style-name="cf4" style:base-cell-address="Data_Sheet.M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L6)),ISBLANK(M6)))" style:apply-style-name="cf3" style:base-cell-address="Data_Sheet.M6"/>
      <style:map style:condition="is-true-formula(msoxl:AND(NOT(ISBLANK(N6)),ISBLANK(M6)))" style:apply-style-name="cf3" style:base-cell-address="Data_Sheet.M6"/>
      <style:map style:condition="is-true-formula(msoxl:AND(NOT(ISBLANK(N6)),ISBLANK(M6)))" style:apply-style-name="cf3" style:base-cell-address="Data_Sheet.M6"/>
      <style:map style:condition="is-true-formula(msoxl:AND(NOT(ISBLANK(N6)),ISBLANK(M6)))" style:apply-style-name="cf3" style:base-cell-address="Data_Sheet.M6"/>
      <style:map style:condition="is-true-formula(msoxl:AND(NOT(ISBLANK(N6)),ISBLANK(M6)))" style:apply-style-name="cf3" style:base-cell-address="Data_Sheet.M6"/>
      <style:map style:condition="is-true-formula(msoxl:AND(NOT(ISBLANK(N6)),ISBLANK(M6)))" style:apply-style-name="cf3" style:base-cell-address="Data_Sheet.M6"/>
      <style:map style:condition="is-true-formula(msoxl:AND(NOT(ISBLANK(L6)),ISBLANK(M6)))" style:apply-style-name="cf3" style:base-cell-address="Data_Sheet.M6"/>
      <style:map style:condition="is-true-formula(msoxl:AND(NOT(ISBLANK(L6)),ISBLANK(M6)))" style:apply-style-name="cf3" style:base-cell-address="Data_Sheet.M6"/>
      <style:map style:condition="is-true-formula(msoxl:AND(NOT(ISBLANK(L6)),ISBLANK(M6)))" style:apply-style-name="cf3" style:base-cell-address="Data_Sheet.M6"/>
      <style:map style:condition="is-true-formula(msoxl:AND(NOT(ISBLANK(L6)),ISBLANK(M6)))" style:apply-style-name="cf3" style:base-cell-address="Data_Sheet.M6"/>
      <style:map style:condition="is-true-formula(msoxl:AND(NOT(ISBLANK(L6)),ISBLANK(M6)))" style:apply-style-name="cf3" style:base-cell-address="Data_Sheet.M6"/>
      <style:map style:condition="is-true-formula(msoxl:AND(NOT(ISBLANK(L6)),ISBLANK(M6)))" style:apply-style-name="cf3" style:base-cell-address="Data_Sheet.M6"/>
      <style:map style:condition="is-true-formula(msoxl:AND(NOT(ISBLANK(L6)),ISBLANK(M6)))" style:apply-style-name="cf3" style:base-cell-address="Data_Sheet.M6"/>
      <style:map style:condition="is-true-formula(msoxl:AND(NOT(ISBLANK(L6)),ISBLANK(M6)))" style:apply-style-name="cf3" style:base-cell-address="Data_Sheet.M6"/>
      <style:map style:condition="is-true-formula(msoxl:AND(NOT(ISBLANK(L6)),ISBLANK(M6)))" style:apply-style-name="cf3" style:base-cell-address="Data_Sheet.M6"/>
      <style:map style:condition="is-true-formula(msoxl:AND(NOT(ISBLANK(L6)),ISBLANK(M6)))" style:apply-style-name="cf3" style:base-cell-address="Data_Sheet.M6"/>
      <style:map style:condition="is-true-formula(msoxl:AND(NOT(ISBLANK(L6)),ISBLANK(M6)))" style:apply-style-name="cf3" style:base-cell-address="Data_Sheet.M6"/>
      <style:map style:condition="is-true-formula(msoxl:AND(NOT(ISBLANK(N6)),ISBLANK(M6)))" style:apply-style-name="cf3" style:base-cell-address="Data_Sheet.M6"/>
      <style:map style:condition="is-true-formula(msoxl:AND(NOT(ISBLANK(L6)),ISBLANK(M6)))" style:apply-style-name="cf3" style:base-cell-address="Data_Sheet.M6"/>
      <style:map style:condition="is-true-formula(msoxl:AND(NOT(ISBLANK(L6)),ISBLANK(M6)))" style:apply-style-name="cf3" style:base-cell-address="Data_Sheet.M6"/>
      <style:map style:condition="is-true-formula(msoxl:AND(NOT(ISBLANK(L6)),ISBLANK(M6)))" style:apply-style-name="cf3" style:base-cell-address="Data_Sheet.M6"/>
      <style:map style:condition="is-true-formula(msoxl:AND(NOT(ISBLANK(L6)),ISBLANK(M6)))" style:apply-style-name="cf3" style:base-cell-address="Data_Sheet.M6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4" style:base-cell-address="Data_Sheet.O6"/>
      <style:map style:condition="is-true-formula(msoxl:AND(NOT(ISBLANK(N6)),ISBLANK(O6)))" style:apply-style-name="cf4" style:base-cell-address="Data_Sheet.O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N6)),ISBLANK(O6)))" style:apply-style-name="cf3" style:base-cell-address="Data_Sheet.O6"/>
      <style:map style:condition="is-true-formula(msoxl:AND(NOT(ISBLANK(P6)),ISBLANK(O6)))" style:apply-style-name="cf3" style:base-cell-address="Data_Sheet.O6"/>
      <style:map style:condition="is-true-formula(msoxl:AND(NOT(ISBLANK(P6)),ISBLANK(O6)))" style:apply-style-name="cf3" style:base-cell-address="Data_Sheet.O6"/>
      <style:map style:condition="is-true-formula(msoxl:AND(NOT(ISBLANK(P6)),ISBLANK(O6)))" style:apply-style-name="cf3" style:base-cell-address="Data_Sheet.O6"/>
      <style:map style:condition="is-true-formula(msoxl:AND(NOT(ISBLANK(P6)),ISBLANK(O6)))" style:apply-style-name="cf3" style:base-cell-address="Data_Sheet.O6"/>
      <style:map style:condition="is-true-formula(msoxl:AND(NOT(ISBLANK(P6)),ISBLANK(O6)))" style:apply-style-name="cf3" style:base-cell-address="Data_Sheet.O6"/>
      <style:map style:condition="is-true-formula(msoxl:AND(NOT(ISBLANK(N6)),ISBLANK(O6)))" style:apply-style-name="cf3" style:base-cell-address="Data_Sheet.O6"/>
      <style:map style:condition="is-true-formula(msoxl:AND(NOT(ISBLANK(N6)),ISBLANK(O6)))" style:apply-style-name="cf3" style:base-cell-address="Data_Sheet.O6"/>
      <style:map style:condition="is-true-formula(msoxl:AND(NOT(ISBLANK(N6)),ISBLANK(O6)))" style:apply-style-name="cf3" style:base-cell-address="Data_Sheet.O6"/>
      <style:map style:condition="is-true-formula(msoxl:AND(NOT(ISBLANK(N6)),ISBLANK(O6)))" style:apply-style-name="cf3" style:base-cell-address="Data_Sheet.O6"/>
      <style:map style:condition="is-true-formula(msoxl:AND(NOT(ISBLANK(N6)),ISBLANK(O6)))" style:apply-style-name="cf3" style:base-cell-address="Data_Sheet.O6"/>
      <style:map style:condition="is-true-formula(msoxl:AND(NOT(ISBLANK(N6)),ISBLANK(O6)))" style:apply-style-name="cf3" style:base-cell-address="Data_Sheet.O6"/>
      <style:map style:condition="is-true-formula(msoxl:AND(NOT(ISBLANK(N6)),ISBLANK(O6)))" style:apply-style-name="cf3" style:base-cell-address="Data_Sheet.O6"/>
      <style:map style:condition="is-true-formula(msoxl:AND(NOT(ISBLANK(N6)),ISBLANK(O6)))" style:apply-style-name="cf3" style:base-cell-address="Data_Sheet.O6"/>
      <style:map style:condition="is-true-formula(msoxl:AND(NOT(ISBLANK(N6)),ISBLANK(O6)))" style:apply-style-name="cf3" style:base-cell-address="Data_Sheet.O6"/>
      <style:map style:condition="is-true-formula(msoxl:AND(NOT(ISBLANK(N6)),ISBLANK(O6)))" style:apply-style-name="cf3" style:base-cell-address="Data_Sheet.O6"/>
      <style:map style:condition="is-true-formula(msoxl:AND(NOT(ISBLANK(N6)),ISBLANK(O6)))" style:apply-style-name="cf3" style:base-cell-address="Data_Sheet.O6"/>
      <style:map style:condition="is-true-formula(msoxl:AND(NOT(ISBLANK(P6)),ISBLANK(O6)))" style:apply-style-name="cf3" style:base-cell-address="Data_Sheet.O6"/>
      <style:map style:condition="is-true-formula(msoxl:AND(NOT(ISBLANK(N6)),ISBLANK(O6)))" style:apply-style-name="cf3" style:base-cell-address="Data_Sheet.O6"/>
      <style:map style:condition="is-true-formula(msoxl:AND(NOT(ISBLANK(N6)),ISBLANK(O6)))" style:apply-style-name="cf3" style:base-cell-address="Data_Sheet.O6"/>
      <style:map style:condition="is-true-formula(msoxl:AND(NOT(ISBLANK(N6)),ISBLANK(O6)))" style:apply-style-name="cf3" style:base-cell-address="Data_Sheet.O6"/>
      <style:map style:condition="is-true-formula(msoxl:AND(NOT(ISBLANK(N6)),ISBLANK(O6)))" style:apply-style-name="cf3" style:base-cell-address="Data_Sheet.O6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4" style:base-cell-address="Data_Sheet.N6"/>
      <style:map style:condition="is-true-formula(msoxl:AND(NOT(ISBLANK(O6)),ISBLANK(N6)))" style:apply-style-name="cf4" style:base-cell-address="Data_Sheet.N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O6)),ISBLANK(N6)))" style:apply-style-name="cf3" style:base-cell-address="Data_Sheet.N6"/>
      <style:map style:condition="is-true-formula(msoxl:AND(NOT(ISBLANK(O6)),ISBLANK(N6)))" style:apply-style-name="cf3" style:base-cell-address="Data_Sheet.N6"/>
      <style:map style:condition="is-true-formula(msoxl:AND(NOT(ISBLANK(O6)),ISBLANK(N6)))" style:apply-style-name="cf3" style:base-cell-address="Data_Sheet.N6"/>
      <style:map style:condition="is-true-formula(msoxl:AND(NOT(ISBLANK(O6)),ISBLANK(N6)))" style:apply-style-name="cf3" style:base-cell-address="Data_Sheet.N6"/>
      <style:map style:condition="is-true-formula(msoxl:AND(NOT(ISBLANK(O6)),ISBLANK(N6)))" style:apply-style-name="cf3" style:base-cell-address="Data_Sheet.N6"/>
      <style:map style:condition="is-true-formula(msoxl:AND(NOT(ISBLANK(O6)),ISBLANK(N6)))" style:apply-style-name="cf3" style:base-cell-address="Data_Sheet.N6"/>
      <style:map style:condition="is-true-formula(msoxl:AND(NOT(ISBLANK(O6)),ISBLANK(N6)))" style:apply-style-name="cf3" style:base-cell-address="Data_Sheet.N6"/>
      <style:map style:condition="is-true-formula(msoxl:AND(NOT(ISBLANK(O6)),ISBLANK(N6)))" style:apply-style-name="cf3" style:base-cell-address="Data_Sheet.N6"/>
      <style:map style:condition="is-true-formula(msoxl:AND(NOT(ISBLANK(O6)),ISBLANK(N6)))" style:apply-style-name="cf3" style:base-cell-address="Data_Sheet.N6"/>
      <style:map style:condition="is-true-formula(msoxl:AND(NOT(ISBLANK(O6)),ISBLANK(N6)))" style:apply-style-name="cf3" style:base-cell-address="Data_Sheet.N6"/>
      <style:map style:condition="is-true-formula(msoxl:AND(NOT(ISBLANK(O6)),ISBLANK(N6)))" style:apply-style-name="cf3" style:base-cell-address="Data_Sheet.N6"/>
      <style:map style:condition="is-true-formula(msoxl:AND(NOT(ISBLANK(O6)),ISBLANK(N6)))" style:apply-style-name="cf3" style:base-cell-address="Data_Sheet.N6"/>
      <style:map style:condition="is-true-formula(msoxl:AND(NOT(ISBLANK(O6)),ISBLANK(N6)))" style:apply-style-name="cf3" style:base-cell-address="Data_Sheet.N6"/>
      <style:map style:condition="is-true-formula(msoxl:AND(NOT(ISBLANK(O6)),ISBLANK(N6)))" style:apply-style-name="cf3" style:base-cell-address="Data_Sheet.N6"/>
      <style:map style:condition="is-true-formula(msoxl:AND(NOT(ISBLANK(O6)),ISBLANK(N6)))" style:apply-style-name="cf3" style:base-cell-address="Data_Sheet.N6"/>
      <style:map style:condition="is-true-formula(msoxl:AND(NOT(ISBLANK(O6)),ISBLANK(N6)))" style:apply-style-name="cf3" style:base-cell-address="Data_Sheet.N6"/>
      <style:map style:condition="is-true-formula(msoxl:AND(NOT(ISBLANK(O6)),ISBLANK(N6)))" style:apply-style-name="cf3" style:base-cell-address="Data_Sheet.N6"/>
      <style:map style:condition="is-true-formula(msoxl:AND(NOT(ISBLANK(O6)),ISBLANK(N6)))" style:apply-style-name="cf3" style:base-cell-address="Data_Sheet.N6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4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  <style:map style:condition="is-true-formula(msoxl:AND(NOT(ISBLANK(L7)),ISBLANK(M7)))" style:apply-style-name="cf3" style:base-cell-address="Data_Sheet.M7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4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  <style:map style:condition="is-true-formula(msoxl:AND(NOT(ISBLANK(O7)),ISBLANK(N7)))" style:apply-style-name="cf3" style:base-cell-address="Data_Sheet.N7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4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  <style:map style:condition="is-true-formula(msoxl:AND(NOT(ISBLANK(N7)),ISBLANK(O7)))" style:apply-style-name="cf3" style:base-cell-address="Data_Sheet.O7"/>
    </style:style>
    <style:style style:name="ce6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5)),ISBLANK(P5)))" style:apply-style-name="cf3" style:base-cell-address="Data_Sheet.P5"/>
      <style:map style:condition="is-true-formula(msoxl:AND(NOT(ISBLANK(R6)),ISBLANK(Q6)))" style:apply-style-name="cf3" style:base-cell-address="Data_Sheet.Q6"/>
      <style:map style:condition="is-true-formula(msoxl:AND(NOT(ISBLANK(R6)),ISBLANK(Q6)))" style:apply-style-name="cf3" style:base-cell-address="Data_Sheet.Q6"/>
      <style:map style:condition="is-true-formula(msoxl:AND(NOT(ISBLANK(R6)),ISBLANK(Q6)))" style:apply-style-name="cf3" style:base-cell-address="Data_Sheet.Q6"/>
      <style:map style:condition="is-true-formula(msoxl:AND(NOT(ISBLANK(P6)),ISBLANK(Q6)))" style:apply-style-name="cf3" style:base-cell-address="Data_Sheet.Q6"/>
      <style:map style:condition="is-true-formula(msoxl:AND(NOT(ISBLANK(P6)),ISBLANK(Q6)))" style:apply-style-name="cf3" style:base-cell-address="Data_Sheet.Q6"/>
      <style:map style:condition="is-true-formula(msoxl:AND(NOT(ISBLANK(P6)),ISBLANK(Q6)))" style:apply-style-name="cf3" style:base-cell-address="Data_Sheet.Q6"/>
      <style:map style:condition="is-true-formula(msoxl:AND(NOT(ISBLANK(P6)),ISBLANK(Q6)))" style:apply-style-name="cf3" style:base-cell-address="Data_Sheet.Q6"/>
      <style:map style:condition="is-true-formula(msoxl:AND(NOT(ISBLANK(P6)),ISBLANK(Q6)))" style:apply-style-name="cf3" style:base-cell-address="Data_Sheet.Q6"/>
      <style:map style:condition="is-true-formula(msoxl:AND(NOT(ISBLANK(P6)),ISBLANK(Q6)))" style:apply-style-name="cf3" style:base-cell-address="Data_Sheet.Q6"/>
    </style:style>
    <style:style style:name="ce6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7)),ISBLANK(Q7)))" style:apply-style-name="cf3" style:base-cell-address="Data_Sheet.Q7"/>
      <style:map style:condition="is-true-formula(msoxl:AND(NOT(ISBLANK(R7)),ISBLANK(Q7)))" style:apply-style-name="cf3" style:base-cell-address="Data_Sheet.Q7"/>
      <style:map style:condition="is-true-formula(msoxl:AND(NOT(ISBLANK(R7)),ISBLANK(Q7)))" style:apply-style-name="cf3" style:base-cell-address="Data_Sheet.Q7"/>
      <style:map style:condition="is-true-formula(msoxl:AND(NOT(ISBLANK(R7)),ISBLANK(Q7)))" style:apply-style-name="cf3" style:base-cell-address="Data_Sheet.Q7"/>
      <style:map style:condition="is-true-formula(msoxl:AND(NOT(ISBLANK(P7)),ISBLANK(Q7)))" style:apply-style-name="cf3" style:base-cell-address="Data_Sheet.Q7"/>
      <style:map style:condition="is-true-formula(msoxl:AND(NOT(ISBLANK(P7)),ISBLANK(Q7)))" style:apply-style-name="cf3" style:base-cell-address="Data_Sheet.Q7"/>
      <style:map style:condition="is-true-formula(msoxl:AND(NOT(ISBLANK(P7)),ISBLANK(Q7)))" style:apply-style-name="cf3" style:base-cell-address="Data_Sheet.Q7"/>
    </style:style>
    <style:style style:name="ce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3" style:base-cell-address="Data_Sheet.P4"/>
      <style:map style:condition="is-true-formula(msoxl:AND(NOT(ISBLANK(Q5)),ISBLANK(P5)))" style:apply-style-name="cf3" style:base-cell-address="Data_Sheet.P5"/>
      <style:map style:condition="is-true-formula(msoxl:AND(NOT(ISBLANK(Q5)),ISBLANK(P5)))" style:apply-style-name="cf3" style:base-cell-address="Data_Sheet.P5"/>
      <style:map style:condition="is-true-formula(msoxl:AND(NOT(ISBLANK(Q5)),ISBLANK(P5)))" style:apply-style-name="cf3" style:base-cell-address="Data_Sheet.P5"/>
      <style:map style:condition="is-true-formula(msoxl:AND(NOT(ISBLANK(Q5)),ISBLANK(P5)))" style:apply-style-name="cf3" style:base-cell-address="Data_Sheet.P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4" style:base-cell-address="Data_Sheet.M8"/>
      <style:map style:condition="is-true-formula(msoxl:AND(NOT(ISBLANK(L8)),ISBLANK(M8)))" style:apply-style-name="cf4" style:base-cell-address="Data_Sheet.M8"/>
      <style:map style:condition="is-true-formula(msoxl:AND(NOT(ISBLANK(L8)),ISBLANK(M8)))" style:apply-style-name="cf4" style:base-cell-address="Data_Sheet.M8"/>
      <style:map style:condition="is-true-formula(msoxl:AND(NOT(ISBLANK(L7)),ISBLANK(M7)))" style:apply-style-name="cf4" style:base-cell-address="Data_Sheet.M7"/>
      <style:map style:condition="is-true-formula(msoxl:AND(NOT(ISBLANK(L8)),ISBLANK(M8)))" style:apply-style-name="cf3" style:base-cell-address="Data_Sheet.M8"/>
      <style:map style:condition="is-true-formula(msoxl:AND(NOT(ISBLANK(L8)),ISBLANK(M8)))" style:apply-style-name="cf3" style:base-cell-address="Data_Sheet.M8"/>
      <style:map style:condition="is-true-formula(msoxl:AND(NOT(ISBLANK(L8)),ISBLANK(M8)))" style:apply-style-name="cf3" style:base-cell-address="Data_Sheet.M8"/>
      <style:map style:condition="is-true-formula(msoxl:AND(NOT(ISBLANK(L8)),ISBLANK(M8)))" style:apply-style-name="cf3" style:base-cell-address="Data_Sheet.M8"/>
      <style:map style:condition="is-true-formula(msoxl:AND(NOT(ISBLANK(L8)),ISBLANK(M8)))" style:apply-style-name="cf3" style:base-cell-address="Data_Sheet.M8"/>
      <style:map style:condition="is-true-formula(msoxl:AND(NOT(ISBLANK(L8)),ISBLANK(M8)))" style:apply-style-name="cf3" style:base-cell-address="Data_Sheet.M8"/>
      <style:map style:condition="is-true-formula(msoxl:AND(NOT(ISBLANK(L8)),ISBLANK(M8)))" style:apply-style-name="cf3" style:base-cell-address="Data_Sheet.M8"/>
      <style:map style:condition="is-true-formula(msoxl:AND(NOT(ISBLANK(L8)),ISBLANK(M8)))" style:apply-style-name="cf3" style:base-cell-address="Data_Sheet.M8"/>
      <style:map style:condition="is-true-formula(msoxl:AND(NOT(ISBLANK(L8)),ISBLANK(M8)))" style:apply-style-name="cf3" style:base-cell-address="Data_Sheet.M8"/>
      <style:map style:condition="is-true-formula(msoxl:AND(NOT(ISBLANK(L8)),ISBLANK(M8)))" style:apply-style-name="cf3" style:base-cell-address="Data_Sheet.M8"/>
      <style:map style:condition="is-true-formula(msoxl:AND(NOT(ISBLANK(L8)),ISBLANK(M8)))" style:apply-style-name="cf3" style:base-cell-address="Data_Sheet.M8"/>
      <style:map style:condition="is-true-formula(msoxl:AND(NOT(ISBLANK(L8)),ISBLANK(M8)))" style:apply-style-name="cf3" style:base-cell-address="Data_Sheet.M8"/>
      <style:map style:condition="is-true-formula(msoxl:AND(NOT(ISBLANK(L8)),ISBLANK(M8)))" style:apply-style-name="cf3" style:base-cell-address="Data_Sheet.M8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4" style:base-cell-address="Data_Sheet.M5"/>
      <style:map style:condition="is-true-formula(msoxl:AND(NOT(ISBLANK(L5)),ISBLANK(M5)))" style:apply-style-name="cf4" style:base-cell-address="Data_Sheet.M5"/>
      <style:map style:condition="is-true-formula(msoxl:AND(NOT(ISBLANK(L5)),ISBLANK(M5)))" style:apply-style-name="cf4" style:base-cell-address="Data_Sheet.M5"/>
      <style:map style:condition="is-true-formula(msoxl:AND(NOT(ISBLANK(L5)),ISBLANK(M5)))" style:apply-style-name="cf4" style:base-cell-address="Data_Sheet.M5"/>
      <style:map style:condition="is-true-formula(msoxl:AND(NOT(ISBLANK(L5)),ISBLANK(M5)))" style:apply-style-name="cf4" style:base-cell-address="Data_Sheet.M5"/>
      <style:map style:condition="is-true-formula(msoxl:AND(NOT(ISBLANK(L5)),ISBLANK(M5)))" style:apply-style-name="cf3" style:base-cell-address="Data_Sheet.M5"/>
      <style:map style:condition="is-true-formula(msoxl:AND(NOT(ISBLANK(L5)),ISBLANK(M5)))" style:apply-style-name="cf3" style:base-cell-address="Data_Sheet.M5"/>
      <style:map style:condition="is-true-formula(msoxl:AND(NOT(ISBLANK(L5)),ISBLANK(M5)))" style:apply-style-name="cf3" style:base-cell-address="Data_Sheet.M5"/>
      <style:map style:condition="is-true-formula(msoxl:AND(NOT(ISBLANK(L5)),ISBLANK(M5)))" style:apply-style-name="cf3" style:base-cell-address="Data_Sheet.M5"/>
      <style:map style:condition="is-true-formula(msoxl:AND(NOT(ISBLANK(L5)),ISBLANK(M5)))" style:apply-style-name="cf3" style:base-cell-address="Data_Sheet.M5"/>
      <style:map style:condition="is-true-formula(msoxl:AND(NOT(ISBLANK(L5)),ISBLANK(M5)))" style:apply-style-name="cf3" style:base-cell-address="Data_Sheet.M5"/>
      <style:map style:condition="is-true-formula(msoxl:AND(NOT(ISBLANK(N5)),ISBLANK(M5)))" style:apply-style-name="cf3" style:base-cell-address="Data_Sheet.M5"/>
      <style:map style:condition="is-true-formula(msoxl:AND(NOT(ISBLANK(L5)),ISBLANK(M5)))" style:apply-style-name="cf3" style:base-cell-address="Data_Sheet.M5"/>
      <style:map style:condition="is-true-formula(msoxl:AND(NOT(ISBLANK(L5)),ISBLANK(M5)))" style:apply-style-name="cf3" style:base-cell-address="Data_Sheet.M5"/>
      <style:map style:condition="is-true-formula(msoxl:AND(NOT(ISBLANK(L5)),ISBLANK(M5)))" style:apply-style-name="cf3" style:base-cell-address="Data_Sheet.M5"/>
      <style:map style:condition="is-true-formula(msoxl:AND(NOT(ISBLANK(L5)),ISBLANK(M5)))" style:apply-style-name="cf3" style:base-cell-address="Data_Sheet.M5"/>
      <style:map style:condition="is-true-formula(msoxl:AND(NOT(ISBLANK(L5)),ISBLANK(M5)))" style:apply-style-name="cf3" style:base-cell-address="Data_Sheet.M5"/>
      <style:map style:condition="is-true-formula(msoxl:AND(NOT(ISBLANK(L5)),ISBLANK(M5)))" style:apply-style-name="cf3" style:base-cell-address="Data_Sheet.M5"/>
      <style:map style:condition="is-true-formula(msoxl:AND(NOT(ISBLANK(L5)),ISBLANK(M5)))" style:apply-style-name="cf3" style:base-cell-address="Data_Sheet.M5"/>
      <style:map style:condition="is-true-formula(msoxl:AND(NOT(ISBLANK(L5)),ISBLANK(M5)))" style:apply-style-name="cf3" style:base-cell-address="Data_Sheet.M5"/>
      <style:map style:condition="is-true-formula(msoxl:AND(NOT(ISBLANK(L5)),ISBLANK(M5)))" style:apply-style-name="cf3" style:base-cell-address="Data_Sheet.M5"/>
      <style:map style:condition="is-true-formula(msoxl:AND(NOT(ISBLANK(L5)),ISBLANK(M5)))" style:apply-style-name="cf3" style:base-cell-address="Data_Sheet.M5"/>
      <style:map style:condition="is-true-formula(msoxl:AND(NOT(ISBLANK(L5)),ISBLANK(M5)))" style:apply-style-name="cf3" style:base-cell-address="Data_Sheet.M5"/>
      <style:map style:condition="is-true-formula(msoxl:AND(NOT(ISBLANK(L5)),ISBLANK(M5)))" style:apply-style-name="cf3" style:base-cell-address="Data_Sheet.M5"/>
      <style:map style:condition="is-true-formula(msoxl:AND(NOT(ISBLANK(L5)),ISBLANK(M5)))" style:apply-style-name="cf3" style:base-cell-address="Data_Sheet.M5"/>
      <style:map style:condition="is-true-formula(msoxl:AND(NOT(ISBLANK(L5)),ISBLANK(M5)))" style:apply-style-name="cf3" style:base-cell-address="Data_Sheet.M5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4" style:base-cell-address="Data_Sheet.H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L4)),ISBLANK(M4)))" style:apply-style-name="cf4" style:base-cell-address="Data_Sheet.M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L4)),ISBLANK(M4)))" style:apply-style-name="cf4" style:base-cell-address="Data_Sheet.M4"/>
      <style:map style:condition="is-true-formula(msoxl:AND(NOT(ISBLANK(E4)),ISBLANK(D4)))" style:apply-style-name="cf4" style:base-cell-address="Data_Sheet.D4"/>
      <style:map style:condition="is-true-formula(msoxl:AND(NOT(ISBLANK(M4)),ISBLANK(L4)))" style:apply-style-name="cf3" style:base-cell-address="Data_Sheet.L4"/>
      <style:map style:condition="is-true-formula(msoxl:AND(NOT(ISBLANK(N4)),ISBLANK(M4)))" style:apply-style-name="cf3" style:base-cell-address="Data_Sheet.M4"/>
      <style:map style:condition="is-true-formula(msoxl:AND(NOT(ISBLANK(N4)),ISBLANK(M4)))" style:apply-style-name="cf3" style:base-cell-address="Data_Sheet.M4"/>
      <style:map style:condition="is-true-formula(msoxl:AND(NOT(ISBLANK(N4)),ISBLANK(M4)))" style:apply-style-name="cf3" style:base-cell-address="Data_Sheet.M4"/>
      <style:map style:condition="is-true-formula(msoxl:AND(NOT(ISBLANK(L4)),ISBLANK(M4)))" style:apply-style-name="cf3" style:base-cell-address="Data_Sheet.M4"/>
      <style:map style:condition="is-true-formula(msoxl:AND(NOT(ISBLANK(N4)),ISBLANK(M4)))" style:apply-style-name="cf3" style:base-cell-address="Data_Sheet.M4"/>
      <style:map style:condition="is-true-formula(msoxl:AND(NOT(ISBLANK(N4)),ISBLANK(M4)))" style:apply-style-name="cf3" style:base-cell-address="Data_Sheet.M4"/>
      <style:map style:condition="is-true-formula(msoxl:AND(NOT(ISBLANK(L4)),ISBLANK(M4)))" style:apply-style-name="cf3" style:base-cell-address="Data_Sheet.M4"/>
      <style:map style:condition="is-true-formula(msoxl:AND(NOT(ISBLANK(N4)),ISBLANK(M4)))" style:apply-style-name="cf3" style:base-cell-address="Data_Sheet.M4"/>
      <style:map style:condition="is-true-formula(msoxl:AND(NOT(ISBLANK(L4)),ISBLANK(M4)))" style:apply-style-name="cf3" style:base-cell-address="Data_Sheet.M4"/>
      <style:map style:condition="is-true-formula(msoxl:AND(NOT(ISBLANK(L4)),ISBLANK(M4)))" style:apply-style-name="cf3" style:base-cell-address="Data_Sheet.M4"/>
      <style:map style:condition="is-true-formula(msoxl:AND(NOT(ISBLANK(L4)),ISBLANK(M4)))" style:apply-style-name="cf3" style:base-cell-address="Data_Sheet.M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4" style:base-cell-address="Data_Sheet.N5"/>
      <style:map style:condition="is-true-formula(msoxl:AND(NOT(ISBLANK(O5)),ISBLANK(N5)))" style:apply-style-name="cf4" style:base-cell-address="Data_Sheet.N5"/>
      <style:map style:condition="is-true-formula(msoxl:AND(NOT(ISBLANK(O5)),ISBLANK(N5)))" style:apply-style-name="cf4" style:base-cell-address="Data_Sheet.N5"/>
      <style:map style:condition="is-true-formula(msoxl:AND(NOT(ISBLANK(O5)),ISBLANK(N5)))" style:apply-style-name="cf4" style:base-cell-address="Data_Sheet.N5"/>
      <style:map style:condition="is-true-formula(msoxl:AND(NOT(ISBLANK(O5)),ISBLANK(N5)))" style:apply-style-name="cf4" style:base-cell-address="Data_Sheet.N5"/>
      <style:map style:condition="is-true-formula(msoxl:AND(NOT(ISBLANK(O5)),ISBLANK(N5)))" style:apply-style-name="cf4" style:base-cell-address="Data_Sheet.N5"/>
      <style:map style:condition="is-true-formula(msoxl:AND(NOT(ISBLANK(O5)),ISBLANK(N5)))" style:apply-style-name="cf3" style:base-cell-address="Data_Sheet.N5"/>
      <style:map style:condition="is-true-formula(msoxl:AND(NOT(ISBLANK(O5)),ISBLANK(N5)))" style:apply-style-name="cf3" style:base-cell-address="Data_Sheet.N5"/>
      <style:map style:condition="is-true-formula(msoxl:AND(NOT(ISBLANK(O5)),ISBLANK(N5)))" style:apply-style-name="cf3" style:base-cell-address="Data_Sheet.N5"/>
      <style:map style:condition="is-true-formula(msoxl:AND(NOT(ISBLANK(O5)),ISBLANK(N5)))" style:apply-style-name="cf3" style:base-cell-address="Data_Sheet.N5"/>
      <style:map style:condition="is-true-formula(msoxl:AND(NOT(ISBLANK(O5)),ISBLANK(N5)))" style:apply-style-name="cf3" style:base-cell-address="Data_Sheet.N5"/>
      <style:map style:condition="is-true-formula(msoxl:AND(NOT(ISBLANK(O5)),ISBLANK(N5)))" style:apply-style-name="cf3" style:base-cell-address="Data_Sheet.N5"/>
      <style:map style:condition="is-true-formula(msoxl:AND(NOT(ISBLANK(O5)),ISBLANK(N5)))" style:apply-style-name="cf3" style:base-cell-address="Data_Sheet.N5"/>
      <style:map style:condition="is-true-formula(msoxl:AND(NOT(ISBLANK(O5)),ISBLANK(N5)))" style:apply-style-name="cf3" style:base-cell-address="Data_Sheet.N5"/>
      <style:map style:condition="is-true-formula(msoxl:AND(NOT(ISBLANK(O5)),ISBLANK(N5)))" style:apply-style-name="cf3" style:base-cell-address="Data_Sheet.N5"/>
      <style:map style:condition="is-true-formula(msoxl:AND(NOT(ISBLANK(O5)),ISBLANK(N5)))" style:apply-style-name="cf3" style:base-cell-address="Data_Sheet.N5"/>
      <style:map style:condition="is-true-formula(msoxl:AND(NOT(ISBLANK(O5)),ISBLANK(N5)))" style:apply-style-name="cf3" style:base-cell-address="Data_Sheet.N5"/>
      <style:map style:condition="is-true-formula(msoxl:AND(NOT(ISBLANK(O5)),ISBLANK(N5)))" style:apply-style-name="cf3" style:base-cell-address="Data_Sheet.N5"/>
      <style:map style:condition="is-true-formula(msoxl:AND(NOT(ISBLANK(O5)),ISBLANK(N5)))" style:apply-style-name="cf3" style:base-cell-address="Data_Sheet.N5"/>
      <style:map style:condition="is-true-formula(msoxl:AND(NOT(ISBLANK(O5)),ISBLANK(N5)))" style:apply-style-name="cf3" style:base-cell-address="Data_Sheet.N5"/>
      <style:map style:condition="is-true-formula(msoxl:AND(NOT(ISBLANK(O5)),ISBLANK(N5)))" style:apply-style-name="cf3" style:base-cell-address="Data_Sheet.N5"/>
      <style:map style:condition="is-true-formula(msoxl:AND(NOT(ISBLANK(O5)),ISBLANK(N5)))" style:apply-style-name="cf3" style:base-cell-address="Data_Sheet.N5"/>
      <style:map style:condition="is-true-formula(msoxl:AND(NOT(ISBLANK(O5)),ISBLANK(N5)))" style:apply-style-name="cf3" style:base-cell-address="Data_Sheet.N5"/>
      <style:map style:condition="is-true-formula(msoxl:AND(NOT(ISBLANK(O5)),ISBLANK(N5)))" style:apply-style-name="cf3" style:base-cell-address="Data_Sheet.N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O4)),ISBLANK(N4)))" style:apply-style-name="cf4" style:base-cell-address="Data_Sheet.N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O4)),ISBLANK(N4)))" style:apply-style-name="cf4" style:base-cell-address="Data_Sheet.N4"/>
      <style:map style:condition="is-true-formula(msoxl:AND(NOT(ISBLANK(E4)),ISBLANK(D4)))" style:apply-style-name="cf4" style:base-cell-address="Data_Sheet.D4"/>
      <style:map style:condition="is-true-formula(msoxl:AND(NOT(ISBLANK(M4)),ISBLANK(L4)))" style:apply-style-name="cf3" style:base-cell-address="Data_Sheet.L4"/>
      <style:map style:condition="is-true-formula(msoxl:AND(NOT(ISBLANK(O4)),ISBLANK(N4)))" style:apply-style-name="cf3" style:base-cell-address="Data_Sheet.N4"/>
      <style:map style:condition="is-true-formula(msoxl:AND(NOT(ISBLANK(O4)),ISBLANK(N4)))" style:apply-style-name="cf3" style:base-cell-address="Data_Sheet.N4"/>
      <style:map style:condition="is-true-formula(msoxl:AND(NOT(ISBLANK(O4)),ISBLANK(N4)))" style:apply-style-name="cf3" style:base-cell-address="Data_Sheet.N4"/>
      <style:map style:condition="is-true-formula(msoxl:AND(NOT(ISBLANK(O4)),ISBLANK(N4)))" style:apply-style-name="cf3" style:base-cell-address="Data_Sheet.N4"/>
      <style:map style:condition="is-true-formula(msoxl:AND(NOT(ISBLANK(O4)),ISBLANK(N4)))" style:apply-style-name="cf3" style:base-cell-address="Data_Sheet.N4"/>
      <style:map style:condition="is-true-formula(msoxl:AND(NOT(ISBLANK(O4)),ISBLANK(N4)))" style:apply-style-name="cf3" style:base-cell-address="Data_Sheet.N4"/>
      <style:map style:condition="is-true-formula(msoxl:AND(NOT(ISBLANK(O4)),ISBLANK(N4)))" style:apply-style-name="cf3" style:base-cell-address="Data_Sheet.N4"/>
      <style:map style:condition="is-true-formula(msoxl:AND(NOT(ISBLANK(O4)),ISBLANK(N4)))" style:apply-style-name="cf3" style:base-cell-address="Data_Sheet.N4"/>
      <style:map style:condition="is-true-formula(msoxl:AND(NOT(ISBLANK(O4)),ISBLANK(N4)))" style:apply-style-name="cf3" style:base-cell-address="Data_Sheet.N4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4" style:base-cell-address="Data_Sheet.O5"/>
      <style:map style:condition="is-true-formula(msoxl:AND(NOT(ISBLANK(N5)),ISBLANK(O5)))" style:apply-style-name="cf4" style:base-cell-address="Data_Sheet.O5"/>
      <style:map style:condition="is-true-formula(msoxl:AND(NOT(ISBLANK(N5)),ISBLANK(O5)))" style:apply-style-name="cf4" style:base-cell-address="Data_Sheet.O5"/>
      <style:map style:condition="is-true-formula(msoxl:AND(NOT(ISBLANK(N5)),ISBLANK(O5)))" style:apply-style-name="cf4" style:base-cell-address="Data_Sheet.O5"/>
      <style:map style:condition="is-true-formula(msoxl:AND(NOT(ISBLANK(N5)),ISBLANK(O5)))" style:apply-style-name="cf4" style:base-cell-address="Data_Sheet.O5"/>
      <style:map style:condition="is-true-formula(msoxl:AND(NOT(ISBLANK(N5)),ISBLANK(O5)))" style:apply-style-name="cf4" style:base-cell-address="Data_Sheet.O5"/>
      <style:map style:condition="is-true-formula(msoxl:AND(NOT(ISBLANK(N5)),ISBLANK(O5)))" style:apply-style-name="cf3" style:base-cell-address="Data_Sheet.O5"/>
      <style:map style:condition="is-true-formula(msoxl:AND(NOT(ISBLANK(N5)),ISBLANK(O5)))" style:apply-style-name="cf3" style:base-cell-address="Data_Sheet.O5"/>
      <style:map style:condition="is-true-formula(msoxl:AND(NOT(ISBLANK(N5)),ISBLANK(O5)))" style:apply-style-name="cf3" style:base-cell-address="Data_Sheet.O5"/>
      <style:map style:condition="is-true-formula(msoxl:AND(NOT(ISBLANK(N5)),ISBLANK(O5)))" style:apply-style-name="cf3" style:base-cell-address="Data_Sheet.O5"/>
      <style:map style:condition="is-true-formula(msoxl:AND(NOT(ISBLANK(N5)),ISBLANK(O5)))" style:apply-style-name="cf3" style:base-cell-address="Data_Sheet.O5"/>
      <style:map style:condition="is-true-formula(msoxl:AND(NOT(ISBLANK(N5)),ISBLANK(O5)))" style:apply-style-name="cf3" style:base-cell-address="Data_Sheet.O5"/>
      <style:map style:condition="is-true-formula(msoxl:AND(NOT(ISBLANK(N5)),ISBLANK(O5)))" style:apply-style-name="cf3" style:base-cell-address="Data_Sheet.O5"/>
      <style:map style:condition="is-true-formula(msoxl:AND(NOT(ISBLANK(P5)),ISBLANK(O5)))" style:apply-style-name="cf3" style:base-cell-address="Data_Sheet.O5"/>
      <style:map style:condition="is-true-formula(msoxl:AND(NOT(ISBLANK(N5)),ISBLANK(O5)))" style:apply-style-name="cf3" style:base-cell-address="Data_Sheet.O5"/>
      <style:map style:condition="is-true-formula(msoxl:AND(NOT(ISBLANK(N5)),ISBLANK(O5)))" style:apply-style-name="cf3" style:base-cell-address="Data_Sheet.O5"/>
      <style:map style:condition="is-true-formula(msoxl:AND(NOT(ISBLANK(N5)),ISBLANK(O5)))" style:apply-style-name="cf3" style:base-cell-address="Data_Sheet.O5"/>
      <style:map style:condition="is-true-formula(msoxl:AND(NOT(ISBLANK(N5)),ISBLANK(O5)))" style:apply-style-name="cf3" style:base-cell-address="Data_Sheet.O5"/>
      <style:map style:condition="is-true-formula(msoxl:AND(NOT(ISBLANK(N5)),ISBLANK(O5)))" style:apply-style-name="cf3" style:base-cell-address="Data_Sheet.O5"/>
      <style:map style:condition="is-true-formula(msoxl:AND(NOT(ISBLANK(N5)),ISBLANK(O5)))" style:apply-style-name="cf3" style:base-cell-address="Data_Sheet.O5"/>
      <style:map style:condition="is-true-formula(msoxl:AND(NOT(ISBLANK(N5)),ISBLANK(O5)))" style:apply-style-name="cf3" style:base-cell-address="Data_Sheet.O5"/>
      <style:map style:condition="is-true-formula(msoxl:AND(NOT(ISBLANK(N5)),ISBLANK(O5)))" style:apply-style-name="cf3" style:base-cell-address="Data_Sheet.O5"/>
      <style:map style:condition="is-true-formula(msoxl:AND(NOT(ISBLANK(N5)),ISBLANK(O5)))" style:apply-style-name="cf3" style:base-cell-address="Data_Sheet.O5"/>
      <style:map style:condition="is-true-formula(msoxl:AND(NOT(ISBLANK(N5)),ISBLANK(O5)))" style:apply-style-name="cf3" style:base-cell-address="Data_Sheet.O5"/>
      <style:map style:condition="is-true-formula(msoxl:AND(NOT(ISBLANK(N5)),ISBLANK(O5)))" style:apply-style-name="cf3" style:base-cell-address="Data_Sheet.O5"/>
      <style:map style:condition="is-true-formula(msoxl:AND(NOT(ISBLANK(N5)),ISBLANK(O5)))" style:apply-style-name="cf3" style:base-cell-address="Data_Sheet.O5"/>
      <style:map style:condition="is-true-formula(msoxl:AND(NOT(ISBLANK(N5)),ISBLANK(O5)))" style:apply-style-name="cf3" style:base-cell-address="Data_Sheet.O5"/>
      <style:map style:condition="is-true-formula(msoxl:AND(NOT(ISBLANK(N5)),ISBLANK(O5)))" style:apply-style-name="cf3" style:base-cell-address="Data_Sheet.O5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N4)),ISBLANK(O4)))" style:apply-style-name="cf4" style:base-cell-address="Data_Sheet.O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N4)),ISBLANK(O4)))" style:apply-style-name="cf4" style:base-cell-address="Data_Sheet.O4"/>
      <style:map style:condition="is-true-formula(msoxl:AND(NOT(ISBLANK(E4)),ISBLANK(D4)))" style:apply-style-name="cf4" style:base-cell-address="Data_Sheet.D4"/>
      <style:map style:condition="is-true-formula(msoxl:AND(NOT(ISBLANK(P4)),ISBLANK(O4)))" style:apply-style-name="cf3" style:base-cell-address="Data_Sheet.O4"/>
      <style:map style:condition="is-true-formula(msoxl:AND(NOT(ISBLANK(E4)),ISBLANK(D4)))" style:apply-style-name="cf3" style:base-cell-address="Data_Sheet.D4"/>
      <style:map style:condition="is-true-formula(msoxl:AND(NOT(ISBLANK(N4)),ISBLANK(O4)))" style:apply-style-name="cf3" style:base-cell-address="Data_Sheet.O4"/>
      <style:map style:condition="is-true-formula(msoxl:AND(NOT(ISBLANK(G4)),ISBLANK(F4)))" style:apply-style-name="cf3" style:base-cell-address="Data_Sheet.F4"/>
      <style:map style:condition="is-true-formula(msoxl:AND(NOT(ISBLANK(P4)),ISBLANK(O4)))" style:apply-style-name="cf3" style:base-cell-address="Data_Sheet.O4"/>
      <style:map style:condition="is-true-formula(msoxl:AND(NOT(ISBLANK(N4)),ISBLANK(O4)))" style:apply-style-name="cf3" style:base-cell-address="Data_Sheet.O4"/>
      <style:map style:condition="is-true-formula(msoxl:AND(NOT(ISBLANK(P4)),ISBLANK(O4)))" style:apply-style-name="cf3" style:base-cell-address="Data_Sheet.O4"/>
      <style:map style:condition="is-true-formula(msoxl:AND(NOT(ISBLANK(N4)),ISBLANK(O4)))" style:apply-style-name="cf3" style:base-cell-address="Data_Sheet.O4"/>
      <style:map style:condition="is-true-formula(msoxl:AND(NOT(ISBLANK(N4)),ISBLANK(O4)))" style:apply-style-name="cf3" style:base-cell-address="Data_Sheet.O4"/>
      <style:map style:condition="is-true-formula(msoxl:AND(NOT(ISBLANK(N4)),ISBLANK(O4)))" style:apply-style-name="cf3" style:base-cell-address="Data_Sheet.O4"/>
    </style:style>
    <style:style style:name="ce7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3" style:base-cell-address="Data_Sheet.P4"/>
      <style:map style:condition="is-true-formula(msoxl:AND(NOT(ISBLANK(Q4)),ISBLANK(P4)))" style:apply-style-name="cf3" style:base-cell-address="Data_Sheet.P4"/>
      <style:map style:condition="is-true-formula(msoxl:AND(NOT(ISBLANK(Q4)),ISBLANK(P4)))" style:apply-style-name="cf3" style:base-cell-address="Data_Sheet.P4"/>
      <style:map style:condition="is-true-formula(msoxl:AND(NOT(ISBLANK(Q4)),ISBLANK(P4)))" style:apply-style-name="cf3" style:base-cell-address="Data_Sheet.P4"/>
      <style:map style:condition="is-true-formula(msoxl:AND(NOT(ISBLANK(Q4)),ISBLANK(P4)))" style:apply-style-name="cf3" style:base-cell-address="Data_Sheet.P4"/>
      <style:map style:condition="is-true-formula(msoxl:AND(NOT(ISBLANK(Q4)),ISBLANK(P4)))" style:apply-style-name="cf3" style:base-cell-address="Data_Sheet.P4"/>
      <style:map style:condition="is-true-formula(msoxl:AND(NOT(ISBLANK(Q4)),ISBLANK(P4)))" style:apply-style-name="cf3" style:base-cell-address="Data_Sheet.P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4" style:base-cell-address="Data_Sheet.R4"/>
      <style:map style:condition="is-true-formula(msoxl:AND(NOT(ISBLANK(S4)),ISBLANK(R4)))" style:apply-style-name="cf4" style:base-cell-address="Data_Sheet.R4"/>
      <style:map style:condition="is-true-formula(msoxl:AND(NOT(ISBLANK(S4)),ISBLANK(R4)))" style:apply-style-name="cf4" style:base-cell-address="Data_Sheet.R4"/>
      <style:map style:condition="is-true-formula(msoxl:AND(NOT(ISBLANK(S4)),ISBLANK(R4)))" style:apply-style-name="cf4" style:base-cell-address="Data_Sheet.R4"/>
      <style:map style:condition="is-true-formula(msoxl:AND(NOT(ISBLANK(Q4)),ISBLANK(R4)))" style:apply-style-name="cf4" style:base-cell-address="Data_Sheet.R4"/>
      <style:map style:condition="is-true-formula(msoxl:AND(NOT(ISBLANK(S4)),ISBLANK(R4)))" style:apply-style-name="cf4" style:base-cell-address="Data_Sheet.R4"/>
      <style:map style:condition="is-true-formula(msoxl:AND(NOT(ISBLANK(S4)),ISBLANK(R4)))" style:apply-style-name="cf4" style:base-cell-address="Data_Sheet.R4"/>
      <style:map style:condition="is-true-formula(msoxl:AND(NOT(ISBLANK(R4)),ISBLANK(S4)))" style:apply-style-name="cf4" style:base-cell-address="Data_Sheet.S4"/>
      <style:map style:condition="is-true-formula(msoxl:AND(NOT(ISBLANK(S4)),ISBLANK(R4)))" style:apply-style-name="cf3" style:base-cell-address="Data_Sheet.R4"/>
      <style:map style:condition="is-true-formula(msoxl:AND(NOT(ISBLANK(T4)),ISBLANK(S4)))" style:apply-style-name="cf3" style:base-cell-address="Data_Sheet.S4"/>
      <style:map style:condition="is-true-formula(msoxl:AND(NOT(ISBLANK(T4)),ISBLANK(S4)))" style:apply-style-name="cf3" style:base-cell-address="Data_Sheet.S4"/>
      <style:map style:condition="is-true-formula(msoxl:AND(NOT(ISBLANK(R4)),ISBLANK(S4)))" style:apply-style-name="cf3" style:base-cell-address="Data_Sheet.S4"/>
      <style:map style:condition="is-true-formula(msoxl:AND(NOT(ISBLANK(T4)),ISBLANK(S4)))" style:apply-style-name="cf3" style:base-cell-address="Data_Sheet.S4"/>
      <style:map style:condition="is-true-formula(msoxl:AND(NOT(ISBLANK(T4)),ISBLANK(S4)))" style:apply-style-name="cf3" style:base-cell-address="Data_Sheet.S4"/>
      <style:map style:condition="is-true-formula(msoxl:AND(NOT(ISBLANK(R4)),ISBLANK(S4)))" style:apply-style-name="cf3" style:base-cell-address="Data_Sheet.S4"/>
      <style:map style:condition="is-true-formula(msoxl:AND(NOT(ISBLANK(T4)),ISBLANK(S4)))" style:apply-style-name="cf3" style:base-cell-address="Data_Sheet.S4"/>
      <style:map style:condition="is-true-formula(msoxl:AND(NOT(ISBLANK(R4)),ISBLANK(S4)))" style:apply-style-name="cf3" style:base-cell-address="Data_Sheet.S4"/>
      <style:map style:condition="is-true-formula(msoxl:AND(NOT(ISBLANK(R4)),ISBLANK(S4)))" style:apply-style-name="cf3" style:base-cell-address="Data_Sheet.S4"/>
      <style:map style:condition="is-true-formula(msoxl:AND(NOT(ISBLANK(R4)),ISBLANK(S4)))" style:apply-style-name="cf3" style:base-cell-address="Data_Sheet.S4"/>
      <style:map style:condition="is-true-formula(msoxl:AND(NOT(ISBLANK(R4)),ISBLANK(S4)))" style:apply-style-name="cf3" style:base-cell-address="Data_Sheet.S4"/>
    </style:style>
    <style:style style:name="ce7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3" style:base-cell-address="Data_Sheet.P4"/>
      <style:map style:condition="is-true-formula(msoxl:AND(NOT(ISBLANK(R4)),ISBLANK(Q4)))" style:apply-style-name="cf3" style:base-cell-address="Data_Sheet.Q4"/>
      <style:map style:condition="is-true-formula(msoxl:AND(NOT(ISBLANK(R4)),ISBLANK(Q4)))" style:apply-style-name="cf3" style:base-cell-address="Data_Sheet.Q4"/>
      <style:map style:condition="is-true-formula(msoxl:AND(NOT(ISBLANK(R4)),ISBLANK(Q4)))" style:apply-style-name="cf3" style:base-cell-address="Data_Sheet.Q4"/>
      <style:map style:condition="is-true-formula(msoxl:AND(NOT(ISBLANK(P4)),ISBLANK(Q4)))" style:apply-style-name="cf3" style:base-cell-address="Data_Sheet.Q4"/>
      <style:map style:condition="is-true-formula(msoxl:AND(NOT(ISBLANK(P4)),ISBLANK(Q4)))" style:apply-style-name="cf3" style:base-cell-address="Data_Sheet.Q4"/>
      <style:map style:condition="is-true-formula(msoxl:AND(NOT(ISBLANK(P4)),ISBLANK(Q4)))" style:apply-style-name="cf3" style:base-cell-address="Data_Sheet.Q4"/>
      <style:map style:condition="is-true-formula(msoxl:AND(NOT(ISBLANK(P4)),ISBLANK(Q4)))" style:apply-style-name="cf3" style:base-cell-address="Data_Sheet.Q4"/>
      <style:map style:condition="is-true-formula(msoxl:AND(NOT(ISBLANK(P4)),ISBLANK(Q4)))" style:apply-style-name="cf3" style:base-cell-address="Data_Sheet.Q4"/>
      <style:map style:condition="is-true-formula(msoxl:AND(NOT(ISBLANK(P4)),ISBLANK(Q4)))" style:apply-style-name="cf3" style:base-cell-address="Data_Sheet.Q4"/>
      <style:map style:condition="is-true-formula(msoxl:AND(NOT(ISBLANK(P4)),ISBLANK(Q4)))" style:apply-style-name="cf3" style:base-cell-address="Data_Sheet.Q4"/>
      <style:map style:condition="is-true-formula(msoxl:AND(NOT(ISBLANK(P4)),ISBLANK(Q4)))" style:apply-style-name="cf3" style:base-cell-address="Data_Sheet.Q4"/>
      <style:map style:condition="is-true-formula(msoxl:AND(NOT(ISBLANK(P4)),ISBLANK(Q4)))" style:apply-style-name="cf3" style:base-cell-address="Data_Sheet.Q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4" style:base-cell-address="Data_Sheet.R4"/>
      <style:map style:condition="is-true-formula(msoxl:AND(NOT(ISBLANK(S4)),ISBLANK(R4)))" style:apply-style-name="cf4" style:base-cell-address="Data_Sheet.R4"/>
      <style:map style:condition="is-true-formula(msoxl:AND(NOT(ISBLANK(S4)),ISBLANK(R4)))" style:apply-style-name="cf4" style:base-cell-address="Data_Sheet.R4"/>
      <style:map style:condition="is-true-formula(msoxl:AND(NOT(ISBLANK(S4)),ISBLANK(R4)))" style:apply-style-name="cf4" style:base-cell-address="Data_Sheet.R4"/>
      <style:map style:condition="is-true-formula(msoxl:AND(NOT(ISBLANK(Q4)),ISBLANK(R4)))" style:apply-style-name="cf4" style:base-cell-address="Data_Sheet.R4"/>
      <style:map style:condition="is-true-formula(msoxl:AND(NOT(ISBLANK(S4)),ISBLANK(R4)))" style:apply-style-name="cf4" style:base-cell-address="Data_Sheet.R4"/>
      <style:map style:condition="is-true-formula(msoxl:AND(NOT(ISBLANK(S4)),ISBLANK(R4)))" style:apply-style-name="cf4" style:base-cell-address="Data_Sheet.R4"/>
      <style:map style:condition="is-true-formula(msoxl:AND(NOT(ISBLANK(S4)),ISBLANK(R4)))" style:apply-style-name="cf4" style:base-cell-address="Data_Sheet.R4"/>
      <style:map style:condition="is-true-formula(msoxl:AND(NOT(ISBLANK(S4)),ISBLANK(R4)))" style:apply-style-name="cf3" style:base-cell-address="Data_Sheet.R4"/>
      <style:map style:condition="is-true-formula(msoxl:AND(NOT(ISBLANK(S4)),ISBLANK(R4)))" style:apply-style-name="cf3" style:base-cell-address="Data_Sheet.R4"/>
      <style:map style:condition="is-true-formula(msoxl:AND(NOT(ISBLANK(S4)),ISBLANK(R4)))" style:apply-style-name="cf3" style:base-cell-address="Data_Sheet.R4"/>
      <style:map style:condition="is-true-formula(msoxl:AND(NOT(ISBLANK(Q4)),ISBLANK(R4)))" style:apply-style-name="cf3" style:base-cell-address="Data_Sheet.R4"/>
      <style:map style:condition="is-true-formula(msoxl:AND(NOT(ISBLANK(S4)),ISBLANK(R4)))" style:apply-style-name="cf3" style:base-cell-address="Data_Sheet.R4"/>
      <style:map style:condition="is-true-formula(msoxl:AND(NOT(ISBLANK(S4)),ISBLANK(R4)))" style:apply-style-name="cf3" style:base-cell-address="Data_Sheet.R4"/>
      <style:map style:condition="is-true-formula(msoxl:AND(NOT(ISBLANK(S4)),ISBLANK(R4)))" style:apply-style-name="cf3" style:base-cell-address="Data_Sheet.R4"/>
      <style:map style:condition="is-true-formula(msoxl:AND(NOT(ISBLANK(S4)),ISBLANK(R4)))" style:apply-style-name="cf3" style:base-cell-address="Data_Sheet.R4"/>
      <style:map style:condition="is-true-formula(msoxl:AND(NOT(ISBLANK(S4)),ISBLANK(R4)))" style:apply-style-name="cf3" style:base-cell-address="Data_Sheet.R4"/>
      <style:map style:condition="is-true-formula(msoxl:AND(NOT(ISBLANK(S4)),ISBLANK(R4)))" style:apply-style-name="cf3" style:base-cell-address="Data_Sheet.R4"/>
      <style:map style:condition="is-true-formula(msoxl:AND(NOT(ISBLANK(S4)),ISBLANK(R4)))" style:apply-style-name="cf3" style:base-cell-address="Data_Sheet.R4"/>
      <style:map style:condition="is-true-formula(msoxl:AND(NOT(ISBLANK(S4)),ISBLANK(R4)))" style:apply-style-name="cf3" style:base-cell-address="Data_Sheet.R4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4" style:base-cell-address="Data_Sheet.S5"/>
      <style:map style:condition="is-true-formula(msoxl:AND(NOT(ISBLANK(R5)),ISBLANK(S5)))" style:apply-style-name="cf4" style:base-cell-address="Data_Sheet.S5"/>
      <style:map style:condition="is-true-formula(msoxl:AND(NOT(ISBLANK(R5)),ISBLANK(S5)))" style:apply-style-name="cf4" style:base-cell-address="Data_Sheet.S5"/>
      <style:map style:condition="is-true-formula(msoxl:AND(NOT(ISBLANK(R4)),ISBLANK(S4)))" style:apply-style-name="cf4" style:base-cell-address="Data_Sheet.S4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  <style:map style:condition="is-true-formula(msoxl:AND(NOT(ISBLANK(R5)),ISBLANK(S5)))" style:apply-style-name="cf3" style:base-cell-address="Data_Sheet.S5"/>
    </style:style>
    <style:style style:name="ce8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3" style:base-cell-address="Data_Sheet.P4"/>
      <style:map style:condition="is-true-formula(msoxl:AND(NOT(ISBLANK(R5)),ISBLANK(Q5)))" style:apply-style-name="cf3" style:base-cell-address="Data_Sheet.Q5"/>
      <style:map style:condition="is-true-formula(msoxl:AND(NOT(ISBLANK(R5)),ISBLANK(Q5)))" style:apply-style-name="cf3" style:base-cell-address="Data_Sheet.Q5"/>
      <style:map style:condition="is-true-formula(msoxl:AND(NOT(ISBLANK(R5)),ISBLANK(Q5)))" style:apply-style-name="cf3" style:base-cell-address="Data_Sheet.Q5"/>
      <style:map style:condition="is-true-formula(msoxl:AND(NOT(ISBLANK(P5)),ISBLANK(Q5)))" style:apply-style-name="cf3" style:base-cell-address="Data_Sheet.Q5"/>
      <style:map style:condition="is-true-formula(msoxl:AND(NOT(ISBLANK(P5)),ISBLANK(Q5)))" style:apply-style-name="cf3" style:base-cell-address="Data_Sheet.Q5"/>
      <style:map style:condition="is-true-formula(msoxl:AND(NOT(ISBLANK(P5)),ISBLANK(Q5)))" style:apply-style-name="cf3" style:base-cell-address="Data_Sheet.Q5"/>
      <style:map style:condition="is-true-formula(msoxl:AND(NOT(ISBLANK(P5)),ISBLANK(Q5)))" style:apply-style-name="cf3" style:base-cell-address="Data_Sheet.Q5"/>
      <style:map style:condition="is-true-formula(msoxl:AND(NOT(ISBLANK(P5)),ISBLANK(Q5)))" style:apply-style-name="cf3" style:base-cell-address="Data_Sheet.Q5"/>
      <style:map style:condition="is-true-formula(msoxl:AND(NOT(ISBLANK(P5)),ISBLANK(Q5)))" style:apply-style-name="cf3" style:base-cell-address="Data_Sheet.Q5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4" style:base-cell-address="Data_Sheet.U4"/>
      <style:map style:condition="is-true-formula(msoxl:AND(NOT(ISBLANK(T4)),ISBLANK(U4)))" style:apply-style-name="cf3" style:base-cell-address="Data_Sheet.U4"/>
      <style:map style:condition="is-true-formula(msoxl:AND(NOT(ISBLANK(T4)),ISBLANK(U4)))" style:apply-style-name="cf3" style:base-cell-address="Data_Sheet.U4"/>
      <style:map style:condition="is-true-formula(msoxl:AND(NOT(ISBLANK(T4)),ISBLANK(U4)))" style:apply-style-name="cf3" style:base-cell-address="Data_Sheet.U4"/>
      <style:map style:condition="is-true-formula(msoxl:AND(NOT(ISBLANK(T4)),ISBLANK(U4)))" style:apply-style-name="cf3" style:base-cell-address="Data_Sheet.U4"/>
      <style:map style:condition="is-true-formula(msoxl:AND(NOT(ISBLANK(T4)),ISBLANK(U4)))" style:apply-style-name="cf3" style:base-cell-address="Data_Sheet.U4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4" style:base-cell-address="Data_Sheet.U5"/>
      <style:map style:condition="is-true-formula(msoxl:AND(NOT(ISBLANK(T5)),ISBLANK(U5)))" style:apply-style-name="cf4" style:base-cell-address="Data_Sheet.U5"/>
      <style:map style:condition="is-true-formula(msoxl:AND(NOT(ISBLANK(T5)),ISBLANK(U5)))" style:apply-style-name="cf4" style:base-cell-address="Data_Sheet.U5"/>
      <style:map style:condition="is-true-formula(msoxl:AND(NOT(ISBLANK(T4)),ISBLANK(U4)))" style:apply-style-name="cf4" style:base-cell-address="Data_Sheet.U4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  <style:map style:condition="is-true-formula(msoxl:AND(NOT(ISBLANK(T5)),ISBLANK(U5)))" style:apply-style-name="cf3" style:base-cell-address="Data_Sheet.U5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4" style:base-cell-address="Data_Sheet.T4"/>
      <style:map style:condition="is-true-formula(msoxl:AND(NOT(ISBLANK(U4)),ISBLANK(T4)))" style:apply-style-name="cf3" style:base-cell-address="Data_Sheet.T4"/>
      <style:map style:condition="is-true-formula(msoxl:AND(NOT(ISBLANK(U4)),ISBLANK(T4)))" style:apply-style-name="cf3" style:base-cell-address="Data_Sheet.T4"/>
      <style:map style:condition="is-true-formula(msoxl:AND(NOT(ISBLANK(U4)),ISBLANK(T4)))" style:apply-style-name="cf3" style:base-cell-address="Data_Sheet.T4"/>
      <style:map style:condition="is-true-formula(msoxl:AND(NOT(ISBLANK(U4)),ISBLANK(T4)))" style:apply-style-name="cf3" style:base-cell-address="Data_Sheet.T4"/>
      <style:map style:condition="is-true-formula(msoxl:AND(NOT(ISBLANK(U4)),ISBLANK(T4)))" style:apply-style-name="cf3" style:base-cell-address="Data_Sheet.T4"/>
    </style:style>
    <style:style style:name="ce8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3" style:base-cell-address="Data_Sheet.P4"/>
      <style:map style:condition="is-true-formula(msoxl:AND(NOT(ISBLANK(Q9)),ISBLANK(P9)))" style:apply-style-name="cf3" style:base-cell-address="Data_Sheet.P9"/>
      <style:map style:condition="is-true-formula(msoxl:AND(NOT(ISBLANK(Q9)),ISBLANK(P9)))" style:apply-style-name="cf3" style:base-cell-address="Data_Sheet.P9"/>
      <style:map style:condition="is-true-formula(msoxl:AND(NOT(ISBLANK(Q9)),ISBLANK(P9)))" style:apply-style-name="cf3" style:base-cell-address="Data_Sheet.P9"/>
    </style:style>
    <style:style style:name="ce8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8)),ISBLANK(Q8)))" style:apply-style-name="cf3" style:base-cell-address="Data_Sheet.Q8"/>
      <style:map style:condition="is-true-formula(msoxl:AND(NOT(ISBLANK(R8)),ISBLANK(Q8)))" style:apply-style-name="cf3" style:base-cell-address="Data_Sheet.Q8"/>
      <style:map style:condition="is-true-formula(msoxl:AND(NOT(ISBLANK(R8)),ISBLANK(Q8)))" style:apply-style-name="cf3" style:base-cell-address="Data_Sheet.Q8"/>
      <style:map style:condition="is-true-formula(msoxl:AND(NOT(ISBLANK(R8)),ISBLANK(Q8)))" style:apply-style-name="cf3" style:base-cell-address="Data_Sheet.Q8"/>
      <style:map style:condition="is-true-formula(msoxl:AND(NOT(ISBLANK(P8)),ISBLANK(Q8)))" style:apply-style-name="cf3" style:base-cell-address="Data_Sheet.Q8"/>
      <style:map style:condition="is-true-formula(msoxl:AND(NOT(ISBLANK(P8)),ISBLANK(Q8)))" style:apply-style-name="cf3" style:base-cell-address="Data_Sheet.Q8"/>
      <style:map style:condition="is-true-formula(msoxl:AND(NOT(ISBLANK(P8)),ISBLANK(Q8)))" style:apply-style-name="cf3" style:base-cell-address="Data_Sheet.Q8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4" style:base-cell-address="Data_Sheet.R8"/>
      <style:map style:condition="is-true-formula(msoxl:AND(NOT(ISBLANK(S8)),ISBLANK(R8)))" style:apply-style-name="cf4" style:base-cell-address="Data_Sheet.R8"/>
      <style:map style:condition="is-true-formula(msoxl:AND(NOT(ISBLANK(S8)),ISBLANK(R8)))" style:apply-style-name="cf4" style:base-cell-address="Data_Sheet.R8"/>
      <style:map style:condition="is-true-formula(msoxl:AND(NOT(ISBLANK(S4)),ISBLANK(R4)))" style:apply-style-name="cf4" style:base-cell-address="Data_Sheet.R4"/>
      <style:map style:condition="is-true-formula(msoxl:AND(NOT(ISBLANK(S8)),ISBLANK(R8)))" style:apply-style-name="cf3" style:base-cell-address="Data_Sheet.R8"/>
      <style:map style:condition="is-true-formula(msoxl:AND(NOT(ISBLANK(S8)),ISBLANK(R8)))" style:apply-style-name="cf3" style:base-cell-address="Data_Sheet.R8"/>
      <style:map style:condition="is-true-formula(msoxl:AND(NOT(ISBLANK(S8)),ISBLANK(R8)))" style:apply-style-name="cf3" style:base-cell-address="Data_Sheet.R8"/>
      <style:map style:condition="is-true-formula(msoxl:AND(NOT(ISBLANK(S6)),ISBLANK(R6)))" style:apply-style-name="cf3" style:base-cell-address="Data_Sheet.R6"/>
      <style:map style:condition="is-true-formula(msoxl:AND(NOT(ISBLANK(S8)),ISBLANK(R8)))" style:apply-style-name="cf3" style:base-cell-address="Data_Sheet.R8"/>
      <style:map style:condition="is-true-formula(msoxl:AND(NOT(ISBLANK(S8)),ISBLANK(R8)))" style:apply-style-name="cf3" style:base-cell-address="Data_Sheet.R8"/>
      <style:map style:condition="is-true-formula(msoxl:AND(NOT(ISBLANK(S8)),ISBLANK(R8)))" style:apply-style-name="cf3" style:base-cell-address="Data_Sheet.R8"/>
      <style:map style:condition="is-true-formula(msoxl:AND(NOT(ISBLANK(S8)),ISBLANK(R8)))" style:apply-style-name="cf3" style:base-cell-address="Data_Sheet.R8"/>
      <style:map style:condition="is-true-formula(msoxl:AND(NOT(ISBLANK(S8)),ISBLANK(R8)))" style:apply-style-name="cf3" style:base-cell-address="Data_Sheet.R8"/>
      <style:map style:condition="is-true-formula(msoxl:AND(NOT(ISBLANK(S8)),ISBLANK(R8)))" style:apply-style-name="cf3" style:base-cell-address="Data_Sheet.R8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4" style:base-cell-address="Data_Sheet.R9"/>
      <style:map style:condition="is-true-formula(msoxl:AND(NOT(ISBLANK(S4)),ISBLANK(R4)))" style:apply-style-name="cf4" style:base-cell-address="Data_Sheet.R4"/>
      <style:map style:condition="is-true-formula(msoxl:AND(NOT(ISBLANK(S6)),ISBLANK(R6)))" style:apply-style-name="cf3" style:base-cell-address="Data_Sheet.R6"/>
      <style:map style:condition="is-true-formula(msoxl:AND(NOT(ISBLANK(S9)),ISBLANK(R9)))" style:apply-style-name="cf3" style:base-cell-address="Data_Sheet.R9"/>
      <style:map style:condition="is-true-formula(msoxl:AND(NOT(ISBLANK(S9)),ISBLANK(R9)))" style:apply-style-name="cf3" style:base-cell-address="Data_Sheet.R9"/>
      <style:map style:condition="is-true-formula(msoxl:AND(NOT(ISBLANK(S9)),ISBLANK(R9)))" style:apply-style-name="cf3" style:base-cell-address="Data_Sheet.R9"/>
      <style:map style:condition="is-true-formula(msoxl:AND(NOT(ISBLANK(S9)),ISBLANK(R9)))" style:apply-style-name="cf3" style:base-cell-address="Data_Sheet.R9"/>
      <style:map style:condition="is-true-formula(msoxl:AND(NOT(ISBLANK(S9)),ISBLANK(R9)))" style:apply-style-name="cf3" style:base-cell-address="Data_Sheet.R9"/>
      <style:map style:condition="is-true-formula(msoxl:AND(NOT(ISBLANK(S9)),ISBLANK(R9)))" style:apply-style-name="cf3" style:base-cell-address="Data_Sheet.R9"/>
      <style:map style:condition="is-true-formula(msoxl:AND(NOT(ISBLANK(S9)),ISBLANK(R9)))" style:apply-style-name="cf3" style:base-cell-address="Data_Sheet.R9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4" style:base-cell-address="Data_Sheet.S8"/>
      <style:map style:condition="is-true-formula(msoxl:AND(NOT(ISBLANK(R8)),ISBLANK(S8)))" style:apply-style-name="cf4" style:base-cell-address="Data_Sheet.S8"/>
      <style:map style:condition="is-true-formula(msoxl:AND(NOT(ISBLANK(R8)),ISBLANK(S8)))" style:apply-style-name="cf4" style:base-cell-address="Data_Sheet.S8"/>
      <style:map style:condition="is-true-formula(msoxl:AND(NOT(ISBLANK(R4)),ISBLANK(S4)))" style:apply-style-name="cf4" style:base-cell-address="Data_Sheet.S4"/>
      <style:map style:condition="is-true-formula(msoxl:AND(NOT(ISBLANK(R8)),ISBLANK(S8)))" style:apply-style-name="cf3" style:base-cell-address="Data_Sheet.S8"/>
      <style:map style:condition="is-true-formula(msoxl:AND(NOT(ISBLANK(R8)),ISBLANK(S8)))" style:apply-style-name="cf3" style:base-cell-address="Data_Sheet.S8"/>
      <style:map style:condition="is-true-formula(msoxl:AND(NOT(ISBLANK(R8)),ISBLANK(S8)))" style:apply-style-name="cf3" style:base-cell-address="Data_Sheet.S8"/>
      <style:map style:condition="is-true-formula(msoxl:AND(NOT(ISBLANK(R6)),ISBLANK(S6)))" style:apply-style-name="cf3" style:base-cell-address="Data_Sheet.S6"/>
      <style:map style:condition="is-true-formula(msoxl:AND(NOT(ISBLANK(R8)),ISBLANK(S8)))" style:apply-style-name="cf3" style:base-cell-address="Data_Sheet.S8"/>
      <style:map style:condition="is-true-formula(msoxl:AND(NOT(ISBLANK(R8)),ISBLANK(S8)))" style:apply-style-name="cf3" style:base-cell-address="Data_Sheet.S8"/>
      <style:map style:condition="is-true-formula(msoxl:AND(NOT(ISBLANK(R8)),ISBLANK(S8)))" style:apply-style-name="cf3" style:base-cell-address="Data_Sheet.S8"/>
      <style:map style:condition="is-true-formula(msoxl:AND(NOT(ISBLANK(R8)),ISBLANK(S8)))" style:apply-style-name="cf3" style:base-cell-address="Data_Sheet.S8"/>
      <style:map style:condition="is-true-formula(msoxl:AND(NOT(ISBLANK(R8)),ISBLANK(S8)))" style:apply-style-name="cf3" style:base-cell-address="Data_Sheet.S8"/>
      <style:map style:condition="is-true-formula(msoxl:AND(NOT(ISBLANK(R8)),ISBLANK(S8)))" style:apply-style-name="cf3" style:base-cell-address="Data_Sheet.S8"/>
      <style:map style:condition="is-true-formula(msoxl:AND(NOT(ISBLANK(R8)),ISBLANK(S8)))" style:apply-style-name="cf3" style:base-cell-address="Data_Sheet.S8"/>
      <style:map style:condition="is-true-formula(msoxl:AND(NOT(ISBLANK(R8)),ISBLANK(S8)))" style:apply-style-name="cf3" style:base-cell-address="Data_Sheet.S8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4" style:base-cell-address="Data_Sheet.S9"/>
      <style:map style:condition="is-true-formula(msoxl:AND(NOT(ISBLANK(R4)),ISBLANK(S4)))" style:apply-style-name="cf4" style:base-cell-address="Data_Sheet.S4"/>
      <style:map style:condition="is-true-formula(msoxl:AND(NOT(ISBLANK(R6)),ISBLANK(S6)))" style:apply-style-name="cf3" style:base-cell-address="Data_Sheet.S6"/>
      <style:map style:condition="is-true-formula(msoxl:AND(NOT(ISBLANK(R9)),ISBLANK(S9)))" style:apply-style-name="cf3" style:base-cell-address="Data_Sheet.S9"/>
      <style:map style:condition="is-true-formula(msoxl:AND(NOT(ISBLANK(R9)),ISBLANK(S9)))" style:apply-style-name="cf3" style:base-cell-address="Data_Sheet.S9"/>
      <style:map style:condition="is-true-formula(msoxl:AND(NOT(ISBLANK(R9)),ISBLANK(S9)))" style:apply-style-name="cf3" style:base-cell-address="Data_Sheet.S9"/>
      <style:map style:condition="is-true-formula(msoxl:AND(NOT(ISBLANK(R9)),ISBLANK(S9)))" style:apply-style-name="cf3" style:base-cell-address="Data_Sheet.S9"/>
      <style:map style:condition="is-true-formula(msoxl:AND(NOT(ISBLANK(R9)),ISBLANK(S9)))" style:apply-style-name="cf3" style:base-cell-address="Data_Sheet.S9"/>
      <style:map style:condition="is-true-formula(msoxl:AND(NOT(ISBLANK(R9)),ISBLANK(S9)))" style:apply-style-name="cf3" style:base-cell-address="Data_Sheet.S9"/>
      <style:map style:condition="is-true-formula(msoxl:AND(NOT(ISBLANK(R9)),ISBLANK(S9)))" style:apply-style-name="cf3" style:base-cell-address="Data_Sheet.S9"/>
      <style:map style:condition="is-true-formula(msoxl:AND(NOT(ISBLANK(R9)),ISBLANK(S9)))" style:apply-style-name="cf3" style:base-cell-address="Data_Sheet.S9"/>
      <style:map style:condition="is-true-formula(msoxl:AND(NOT(ISBLANK(R9)),ISBLANK(S9)))" style:apply-style-name="cf3" style:base-cell-address="Data_Sheet.S9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4" style:base-cell-address="Data_Sheet.T4"/>
      <style:map style:condition="is-true-formula(msoxl:AND(NOT(ISBLANK(U6)),ISBLANK(T6)))" style:apply-style-name="cf3" style:base-cell-address="Data_Sheet.T6"/>
      <style:map style:condition="is-true-formula(msoxl:AND(NOT(ISBLANK(U9)),ISBLANK(T9)))" style:apply-style-name="cf3" style:base-cell-address="Data_Sheet.T9"/>
      <style:map style:condition="is-true-formula(msoxl:AND(NOT(ISBLANK(U9)),ISBLANK(T9)))" style:apply-style-name="cf3" style:base-cell-address="Data_Sheet.T9"/>
      <style:map style:condition="is-true-formula(msoxl:AND(NOT(ISBLANK(U9)),ISBLANK(T9)))" style:apply-style-name="cf3" style:base-cell-address="Data_Sheet.T9"/>
      <style:map style:condition="is-true-formula(msoxl:AND(NOT(ISBLANK(U9)),ISBLANK(T9)))" style:apply-style-name="cf3" style:base-cell-address="Data_Sheet.T9"/>
      <style:map style:condition="is-true-formula(msoxl:AND(NOT(ISBLANK(U9)),ISBLANK(T9)))" style:apply-style-name="cf3" style:base-cell-address="Data_Sheet.T9"/>
      <style:map style:condition="is-true-formula(msoxl:AND(NOT(ISBLANK(U9)),ISBLANK(T9)))" style:apply-style-name="cf3" style:base-cell-address="Data_Sheet.T9"/>
      <style:map style:condition="is-true-formula(msoxl:AND(NOT(ISBLANK(U9)),ISBLANK(T9)))" style:apply-style-name="cf3" style:base-cell-address="Data_Sheet.T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4" style:base-cell-address="Data_Sheet.R6"/>
      <style:map style:condition="is-true-formula(msoxl:AND(NOT(ISBLANK(S6)),ISBLANK(R6)))" style:apply-style-name="cf4" style:base-cell-address="Data_Sheet.R6"/>
      <style:map style:condition="is-true-formula(msoxl:AND(NOT(ISBLANK(S6)),ISBLANK(R6)))" style:apply-style-name="cf4" style:base-cell-address="Data_Sheet.R6"/>
      <style:map style:condition="is-true-formula(msoxl:AND(NOT(ISBLANK(S6)),ISBLANK(R6)))" style:apply-style-name="cf4" style:base-cell-address="Data_Sheet.R6"/>
      <style:map style:condition="is-true-formula(msoxl:AND(NOT(ISBLANK(S4)),ISBLANK(R4)))" style:apply-style-name="cf4" style:base-cell-address="Data_Sheet.R4"/>
      <style:map style:condition="is-true-formula(msoxl:AND(NOT(ISBLANK(S6)),ISBLANK(R6)))" style:apply-style-name="cf3" style:base-cell-address="Data_Sheet.R6"/>
      <style:map style:condition="is-true-formula(msoxl:AND(NOT(ISBLANK(S6)),ISBLANK(R6)))" style:apply-style-name="cf3" style:base-cell-address="Data_Sheet.R6"/>
      <style:map style:condition="is-true-formula(msoxl:AND(NOT(ISBLANK(S6)),ISBLANK(R6)))" style:apply-style-name="cf3" style:base-cell-address="Data_Sheet.R6"/>
      <style:map style:condition="is-true-formula(msoxl:AND(NOT(ISBLANK(S6)),ISBLANK(R6)))" style:apply-style-name="cf3" style:base-cell-address="Data_Sheet.R6"/>
      <style:map style:condition="is-true-formula(msoxl:AND(NOT(ISBLANK(S6)),ISBLANK(R6)))" style:apply-style-name="cf3" style:base-cell-address="Data_Sheet.R6"/>
      <style:map style:condition="is-true-formula(msoxl:AND(NOT(ISBLANK(S6)),ISBLANK(R6)))" style:apply-style-name="cf3" style:base-cell-address="Data_Sheet.R6"/>
      <style:map style:condition="is-true-formula(msoxl:AND(NOT(ISBLANK(S6)),ISBLANK(R6)))" style:apply-style-name="cf3" style:base-cell-address="Data_Sheet.R6"/>
      <style:map style:condition="is-true-formula(msoxl:AND(NOT(ISBLANK(S6)),ISBLANK(R6)))" style:apply-style-name="cf3" style:base-cell-address="Data_Sheet.R6"/>
      <style:map style:condition="is-true-formula(msoxl:AND(NOT(ISBLANK(S6)),ISBLANK(R6)))" style:apply-style-name="cf3" style:base-cell-address="Data_Sheet.R6"/>
      <style:map style:condition="is-true-formula(msoxl:AND(NOT(ISBLANK(S6)),ISBLANK(R6)))" style:apply-style-name="cf3" style:base-cell-address="Data_Sheet.R6"/>
      <style:map style:condition="is-true-formula(msoxl:AND(NOT(ISBLANK(S6)),ISBLANK(R6)))" style:apply-style-name="cf3" style:base-cell-address="Data_Sheet.R6"/>
      <style:map style:condition="is-true-formula(msoxl:AND(NOT(ISBLANK(S6)),ISBLANK(R6)))" style:apply-style-name="cf3" style:base-cell-address="Data_Sheet.R6"/>
      <style:map style:condition="is-true-formula(msoxl:AND(NOT(ISBLANK(S6)),ISBLANK(R6)))" style:apply-style-name="cf3" style:base-cell-address="Data_Sheet.R6"/>
      <style:map style:condition="is-true-formula(msoxl:AND(NOT(ISBLANK(S6)),ISBLANK(R6)))" style:apply-style-name="cf3" style:base-cell-address="Data_Sheet.R6"/>
      <style:map style:condition="is-true-formula(msoxl:AND(NOT(ISBLANK(S6)),ISBLANK(R6)))" style:apply-style-name="cf3" style:base-cell-address="Data_Sheet.R6"/>
      <style:map style:condition="is-true-formula(msoxl:AND(NOT(ISBLANK(S6)),ISBLANK(R6)))" style:apply-style-name="cf3" style:base-cell-address="Data_Sheet.R6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4" style:base-cell-address="Data_Sheet.R5"/>
      <style:map style:condition="is-true-formula(msoxl:AND(NOT(ISBLANK(S5)),ISBLANK(R5)))" style:apply-style-name="cf4" style:base-cell-address="Data_Sheet.R5"/>
      <style:map style:condition="is-true-formula(msoxl:AND(NOT(ISBLANK(S5)),ISBLANK(R5)))" style:apply-style-name="cf4" style:base-cell-address="Data_Sheet.R5"/>
      <style:map style:condition="is-true-formula(msoxl:AND(NOT(ISBLANK(S4)),ISBLANK(R4)))" style:apply-style-name="cf4" style:base-cell-address="Data_Sheet.R4"/>
      <style:map style:condition="is-true-formula(msoxl:AND(NOT(ISBLANK(S5)),ISBLANK(R5)))" style:apply-style-name="cf3" style:base-cell-address="Data_Sheet.R5"/>
      <style:map style:condition="is-true-formula(msoxl:AND(NOT(ISBLANK(S5)),ISBLANK(R5)))" style:apply-style-name="cf3" style:base-cell-address="Data_Sheet.R5"/>
      <style:map style:condition="is-true-formula(msoxl:AND(NOT(ISBLANK(S5)),ISBLANK(R5)))" style:apply-style-name="cf3" style:base-cell-address="Data_Sheet.R5"/>
      <style:map style:condition="is-true-formula(msoxl:AND(NOT(ISBLANK(S5)),ISBLANK(R5)))" style:apply-style-name="cf3" style:base-cell-address="Data_Sheet.R5"/>
      <style:map style:condition="is-true-formula(msoxl:AND(NOT(ISBLANK(S5)),ISBLANK(R5)))" style:apply-style-name="cf3" style:base-cell-address="Data_Sheet.R5"/>
      <style:map style:condition="is-true-formula(msoxl:AND(NOT(ISBLANK(S5)),ISBLANK(R5)))" style:apply-style-name="cf3" style:base-cell-address="Data_Sheet.R5"/>
      <style:map style:condition="is-true-formula(msoxl:AND(NOT(ISBLANK(S5)),ISBLANK(R5)))" style:apply-style-name="cf3" style:base-cell-address="Data_Sheet.R5"/>
      <style:map style:condition="is-true-formula(msoxl:AND(NOT(ISBLANK(S5)),ISBLANK(R5)))" style:apply-style-name="cf3" style:base-cell-address="Data_Sheet.R5"/>
      <style:map style:condition="is-true-formula(msoxl:AND(NOT(ISBLANK(S5)),ISBLANK(R5)))" style:apply-style-name="cf3" style:base-cell-address="Data_Sheet.R5"/>
      <style:map style:condition="is-true-formula(msoxl:AND(NOT(ISBLANK(S5)),ISBLANK(R5)))" style:apply-style-name="cf3" style:base-cell-address="Data_Sheet.R5"/>
      <style:map style:condition="is-true-formula(msoxl:AND(NOT(ISBLANK(S5)),ISBLANK(R5)))" style:apply-style-name="cf3" style:base-cell-address="Data_Sheet.R5"/>
      <style:map style:condition="is-true-formula(msoxl:AND(NOT(ISBLANK(S5)),ISBLANK(R5)))" style:apply-style-name="cf3" style:base-cell-address="Data_Sheet.R5"/>
      <style:map style:condition="is-true-formula(msoxl:AND(NOT(ISBLANK(S5)),ISBLANK(R5)))" style:apply-style-name="cf3" style:base-cell-address="Data_Sheet.R5"/>
      <style:map style:condition="is-true-formula(msoxl:AND(NOT(ISBLANK(S5)),ISBLANK(R5)))" style:apply-style-name="cf3" style:base-cell-address="Data_Sheet.R5"/>
      <style:map style:condition="is-true-formula(msoxl:AND(NOT(ISBLANK(S5)),ISBLANK(R5)))" style:apply-style-name="cf3" style:base-cell-address="Data_Sheet.R5"/>
      <style:map style:condition="is-true-formula(msoxl:AND(NOT(ISBLANK(S5)),ISBLANK(R5)))" style:apply-style-name="cf3" style:base-cell-address="Data_Sheet.R5"/>
      <style:map style:condition="is-true-formula(msoxl:AND(NOT(ISBLANK(S5)),ISBLANK(R5)))" style:apply-style-name="cf3" style:base-cell-address="Data_Sheet.R5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4" style:base-cell-address="Data_Sheet.R4"/>
      <style:map style:condition="is-true-formula(msoxl:AND(NOT(ISBLANK(S6)),ISBLANK(R6)))" style:apply-style-name="cf3" style:base-cell-address="Data_Sheet.R6"/>
      <style:map style:condition="is-true-formula(msoxl:AND(NOT(ISBLANK(S7)),ISBLANK(R7)))" style:apply-style-name="cf3" style:base-cell-address="Data_Sheet.R7"/>
      <style:map style:condition="is-true-formula(msoxl:AND(NOT(ISBLANK(S7)),ISBLANK(R7)))" style:apply-style-name="cf3" style:base-cell-address="Data_Sheet.R7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4" style:base-cell-address="Data_Sheet.S6"/>
      <style:map style:condition="is-true-formula(msoxl:AND(NOT(ISBLANK(R6)),ISBLANK(S6)))" style:apply-style-name="cf4" style:base-cell-address="Data_Sheet.S6"/>
      <style:map style:condition="is-true-formula(msoxl:AND(NOT(ISBLANK(R6)),ISBLANK(S6)))" style:apply-style-name="cf4" style:base-cell-address="Data_Sheet.S6"/>
      <style:map style:condition="is-true-formula(msoxl:AND(NOT(ISBLANK(R6)),ISBLANK(S6)))" style:apply-style-name="cf4" style:base-cell-address="Data_Sheet.S6"/>
      <style:map style:condition="is-true-formula(msoxl:AND(NOT(ISBLANK(R4)),ISBLANK(S4)))" style:apply-style-name="cf4" style:base-cell-address="Data_Sheet.S4"/>
      <style:map style:condition="is-true-formula(msoxl:AND(NOT(ISBLANK(R6)),ISBLANK(S6)))" style:apply-style-name="cf3" style:base-cell-address="Data_Sheet.S6"/>
      <style:map style:condition="is-true-formula(msoxl:AND(NOT(ISBLANK(R6)),ISBLANK(S6)))" style:apply-style-name="cf3" style:base-cell-address="Data_Sheet.S6"/>
      <style:map style:condition="is-true-formula(msoxl:AND(NOT(ISBLANK(R6)),ISBLANK(S6)))" style:apply-style-name="cf3" style:base-cell-address="Data_Sheet.S6"/>
      <style:map style:condition="is-true-formula(msoxl:AND(NOT(ISBLANK(R6)),ISBLANK(S6)))" style:apply-style-name="cf3" style:base-cell-address="Data_Sheet.S6"/>
      <style:map style:condition="is-true-formula(msoxl:AND(NOT(ISBLANK(R6)),ISBLANK(S6)))" style:apply-style-name="cf3" style:base-cell-address="Data_Sheet.S6"/>
      <style:map style:condition="is-true-formula(msoxl:AND(NOT(ISBLANK(R6)),ISBLANK(S6)))" style:apply-style-name="cf3" style:base-cell-address="Data_Sheet.S6"/>
      <style:map style:condition="is-true-formula(msoxl:AND(NOT(ISBLANK(R6)),ISBLANK(S6)))" style:apply-style-name="cf3" style:base-cell-address="Data_Sheet.S6"/>
      <style:map style:condition="is-true-formula(msoxl:AND(NOT(ISBLANK(R6)),ISBLANK(S6)))" style:apply-style-name="cf3" style:base-cell-address="Data_Sheet.S6"/>
      <style:map style:condition="is-true-formula(msoxl:AND(NOT(ISBLANK(R6)),ISBLANK(S6)))" style:apply-style-name="cf3" style:base-cell-address="Data_Sheet.S6"/>
      <style:map style:condition="is-true-formula(msoxl:AND(NOT(ISBLANK(R6)),ISBLANK(S6)))" style:apply-style-name="cf3" style:base-cell-address="Data_Sheet.S6"/>
      <style:map style:condition="is-true-formula(msoxl:AND(NOT(ISBLANK(R6)),ISBLANK(S6)))" style:apply-style-name="cf3" style:base-cell-address="Data_Sheet.S6"/>
      <style:map style:condition="is-true-formula(msoxl:AND(NOT(ISBLANK(R6)),ISBLANK(S6)))" style:apply-style-name="cf3" style:base-cell-address="Data_Sheet.S6"/>
      <style:map style:condition="is-true-formula(msoxl:AND(NOT(ISBLANK(R6)),ISBLANK(S6)))" style:apply-style-name="cf3" style:base-cell-address="Data_Sheet.S6"/>
      <style:map style:condition="is-true-formula(msoxl:AND(NOT(ISBLANK(R6)),ISBLANK(S6)))" style:apply-style-name="cf3" style:base-cell-address="Data_Sheet.S6"/>
      <style:map style:condition="is-true-formula(msoxl:AND(NOT(ISBLANK(R6)),ISBLANK(S6)))" style:apply-style-name="cf3" style:base-cell-address="Data_Sheet.S6"/>
      <style:map style:condition="is-true-formula(msoxl:AND(NOT(ISBLANK(R6)),ISBLANK(S6)))" style:apply-style-name="cf3" style:base-cell-address="Data_Sheet.S6"/>
      <style:map style:condition="is-true-formula(msoxl:AND(NOT(ISBLANK(R6)),ISBLANK(S6)))" style:apply-style-name="cf3" style:base-cell-address="Data_Sheet.S6"/>
      <style:map style:condition="is-true-formula(msoxl:AND(NOT(ISBLANK(R6)),ISBLANK(S6)))" style:apply-style-name="cf3" style:base-cell-address="Data_Sheet.S6"/>
      <style:map style:condition="is-true-formula(msoxl:AND(NOT(ISBLANK(R6)),ISBLANK(S6)))" style:apply-style-name="cf3" style:base-cell-address="Data_Sheet.S6"/>
      <style:map style:condition="is-true-formula(msoxl:AND(NOT(ISBLANK(R6)),ISBLANK(S6)))" style:apply-style-name="cf3" style:base-cell-address="Data_Sheet.S6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4" style:base-cell-address="Data_Sheet.S4"/>
      <style:map style:condition="is-true-formula(msoxl:AND(NOT(ISBLANK(R6)),ISBLANK(S6)))" style:apply-style-name="cf3" style:base-cell-address="Data_Sheet.S6"/>
      <style:map style:condition="is-true-formula(msoxl:AND(NOT(ISBLANK(R7)),ISBLANK(S7)))" style:apply-style-name="cf3" style:base-cell-address="Data_Sheet.S7"/>
      <style:map style:condition="is-true-formula(msoxl:AND(NOT(ISBLANK(R7)),ISBLANK(S7)))" style:apply-style-name="cf3" style:base-cell-address="Data_Sheet.S7"/>
      <style:map style:condition="is-true-formula(msoxl:AND(NOT(ISBLANK(R7)),ISBLANK(S7)))" style:apply-style-name="cf3" style:base-cell-address="Data_Sheet.S7"/>
      <style:map style:condition="is-true-formula(msoxl:AND(NOT(ISBLANK(R7)),ISBLANK(S7)))" style:apply-style-name="cf3" style:base-cell-address="Data_Sheet.S7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4" style:base-cell-address="Data_Sheet.H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I4)),ISBLANK(H4)))" style:apply-style-name="cf4" style:base-cell-address="Data_Sheet.H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I4)),ISBLANK(H4)))" style:apply-style-name="cf4" style:base-cell-address="Data_Sheet.H4"/>
      <style:map style:condition="is-true-formula(msoxl:AND(NOT(ISBLANK(E4)),ISBLANK(D4)))" style:apply-style-name="cf4" style:base-cell-address="Data_Sheet.D4"/>
      <style:map style:condition="is-true-formula(msoxl:AND(NOT(ISBLANK(I4)),ISBLANK(H4)))" style:apply-style-name="cf3" style:base-cell-address="Data_Sheet.H4"/>
      <style:map style:condition="is-true-formula(msoxl:AND(NOT(ISBLANK(I4)),ISBLANK(H4)))" style:apply-style-name="cf3" style:base-cell-address="Data_Sheet.H4"/>
      <style:map style:condition="is-true-formula(msoxl:AND(NOT(ISBLANK(I4)),ISBLANK(H4)))" style:apply-style-name="cf3" style:base-cell-address="Data_Sheet.H4"/>
      <style:map style:condition="is-true-formula(msoxl:AND(NOT(ISBLANK(I4)),ISBLANK(H4)))" style:apply-style-name="cf3" style:base-cell-address="Data_Sheet.H4"/>
      <style:map style:condition="is-true-formula(msoxl:AND(NOT(ISBLANK(I4)),ISBLANK(H4)))" style:apply-style-name="cf3" style:base-cell-address="Data_Sheet.H4"/>
      <style:map style:condition="is-true-formula(msoxl:AND(NOT(ISBLANK(H4)),ISBLANK(G4)))" style:apply-style-name="cf3" style:base-cell-address="Data_Sheet.G4"/>
      <style:map style:condition="is-true-formula(msoxl:AND(NOT(ISBLANK(I4)),ISBLANK(H4)))" style:apply-style-name="cf3" style:base-cell-address="Data_Sheet.H4"/>
      <style:map style:condition="is-true-formula(msoxl:AND(NOT(ISBLANK(I4)),ISBLANK(H4)))" style:apply-style-name="cf3" style:base-cell-address="Data_Sheet.H4"/>
      <style:map style:condition="is-true-formula(msoxl:AND(NOT(ISBLANK(I4)),ISBLANK(H4)))" style:apply-style-name="cf3" style:base-cell-address="Data_Sheet.H4"/>
      <style:map style:condition="is-true-formula(msoxl:AND(NOT(ISBLANK(I4)),ISBLANK(H4)))" style:apply-style-name="cf3" style:base-cell-address="Data_Sheet.H4"/>
      <style:map style:condition="is-true-formula(msoxl:AND(NOT(ISBLANK(I4)),ISBLANK(H4)))" style:apply-style-name="cf3" style:base-cell-address="Data_Sheet.H4"/>
      <style:map style:condition="is-true-formula(msoxl:AND(NOT(ISBLANK(I4)),ISBLANK(H4)))" style:apply-style-name="cf3" style:base-cell-address="Data_Sheet.H4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4" style:base-cell-address="Data_Sheet.H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H4)),ISBLANK(I4)))" style:apply-style-name="cf4" style:base-cell-address="Data_Sheet.I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H4)),ISBLANK(I4)))" style:apply-style-name="cf4" style:base-cell-address="Data_Sheet.I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3" style:base-cell-address="Data_Sheet.D4"/>
      <style:map style:condition="is-true-formula(msoxl:AND(NOT(ISBLANK(J4)),ISBLANK(I4)))" style:apply-style-name="cf3" style:base-cell-address="Data_Sheet.I4"/>
      <style:map style:condition="is-true-formula(msoxl:AND(NOT(ISBLANK(J4)),ISBLANK(I4)))" style:apply-style-name="cf3" style:base-cell-address="Data_Sheet.I4"/>
      <style:map style:condition="is-true-formula(msoxl:AND(NOT(ISBLANK(J4)),ISBLANK(I4)))" style:apply-style-name="cf3" style:base-cell-address="Data_Sheet.I4"/>
      <style:map style:condition="is-true-formula(msoxl:AND(NOT(ISBLANK(H4)),ISBLANK(I4)))" style:apply-style-name="cf3" style:base-cell-address="Data_Sheet.I4"/>
      <style:map style:condition="is-true-formula(msoxl:AND(NOT(ISBLANK(I4)),ISBLANK(H4)))" style:apply-style-name="cf3" style:base-cell-address="Data_Sheet.H4"/>
      <style:map style:condition="is-true-formula(msoxl:AND(NOT(ISBLANK(J4)),ISBLANK(I4)))" style:apply-style-name="cf3" style:base-cell-address="Data_Sheet.I4"/>
      <style:map style:condition="is-true-formula(msoxl:AND(NOT(ISBLANK(H4)),ISBLANK(I4)))" style:apply-style-name="cf3" style:base-cell-address="Data_Sheet.I4"/>
      <style:map style:condition="is-true-formula(msoxl:AND(NOT(ISBLANK(J4)),ISBLANK(I4)))" style:apply-style-name="cf3" style:base-cell-address="Data_Sheet.I4"/>
      <style:map style:condition="is-true-formula(msoxl:AND(NOT(ISBLANK(H4)),ISBLANK(I4)))" style:apply-style-name="cf3" style:base-cell-address="Data_Sheet.I4"/>
      <style:map style:condition="is-true-formula(msoxl:AND(NOT(ISBLANK(H4)),ISBLANK(I4)))" style:apply-style-name="cf3" style:base-cell-address="Data_Sheet.I4"/>
      <style:map style:condition="is-true-formula(msoxl:AND(NOT(ISBLANK(H4)),ISBLANK(I4)))" style:apply-style-name="cf3" style:base-cell-address="Data_Sheet.I4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4" style:base-cell-address="Data_Sheet.H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K4)),ISBLANK(J4)))" style:apply-style-name="cf4" style:base-cell-address="Data_Sheet.J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K4)),ISBLANK(J4)))" style:apply-style-name="cf4" style:base-cell-address="Data_Sheet.J4"/>
      <style:map style:condition="is-true-formula(msoxl:AND(NOT(ISBLANK(E4)),ISBLANK(D4)))" style:apply-style-name="cf4" style:base-cell-address="Data_Sheet.D4"/>
      <style:map style:condition="is-true-formula(msoxl:AND(NOT(ISBLANK(K4)),ISBLANK(J4)))" style:apply-style-name="cf3" style:base-cell-address="Data_Sheet.J4"/>
      <style:map style:condition="is-true-formula(msoxl:AND(NOT(ISBLANK(K4)),ISBLANK(J4)))" style:apply-style-name="cf3" style:base-cell-address="Data_Sheet.J4"/>
      <style:map style:condition="is-true-formula(msoxl:AND(NOT(ISBLANK(K4)),ISBLANK(J4)))" style:apply-style-name="cf3" style:base-cell-address="Data_Sheet.J4"/>
      <style:map style:condition="is-true-formula(msoxl:AND(NOT(ISBLANK(K4)),ISBLANK(J4)))" style:apply-style-name="cf3" style:base-cell-address="Data_Sheet.J4"/>
      <style:map style:condition="is-true-formula(msoxl:AND(NOT(ISBLANK(K4)),ISBLANK(J4)))" style:apply-style-name="cf3" style:base-cell-address="Data_Sheet.J4"/>
      <style:map style:condition="is-true-formula(msoxl:AND(NOT(ISBLANK(K4)),ISBLANK(J4)))" style:apply-style-name="cf3" style:base-cell-address="Data_Sheet.J4"/>
      <style:map style:condition="is-true-formula(msoxl:AND(NOT(ISBLANK(K4)),ISBLANK(J4)))" style:apply-style-name="cf3" style:base-cell-address="Data_Sheet.J4"/>
      <style:map style:condition="is-true-formula(msoxl:AND(NOT(ISBLANK(K4)),ISBLANK(J4)))" style:apply-style-name="cf3" style:base-cell-address="Data_Sheet.J4"/>
      <style:map style:condition="is-true-formula(msoxl:AND(NOT(ISBLANK(K4)),ISBLANK(J4)))" style:apply-style-name="cf3" style:base-cell-address="Data_Sheet.J4"/>
      <style:map style:condition="is-true-formula(msoxl:AND(NOT(ISBLANK(K4)),ISBLANK(J4)))" style:apply-style-name="cf3" style:base-cell-address="Data_Sheet.J4"/>
      <style:map style:condition="is-true-formula(msoxl:AND(NOT(ISBLANK(K4)),ISBLANK(J4)))" style:apply-style-name="cf3" style:base-cell-address="Data_Sheet.J4"/>
      <style:map style:condition="is-true-formula(msoxl:AND(NOT(ISBLANK(K4)),ISBLANK(J4)))" style:apply-style-name="cf3" style:base-cell-address="Data_Sheet.J4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4" style:base-cell-address="Data_Sheet.I5"/>
      <style:map style:condition="is-true-formula(msoxl:AND(NOT(ISBLANK(H5)),ISBLANK(I5)))" style:apply-style-name="cf4" style:base-cell-address="Data_Sheet.I5"/>
      <style:map style:condition="is-true-formula(msoxl:AND(NOT(ISBLANK(H5)),ISBLANK(I5)))" style:apply-style-name="cf4" style:base-cell-address="Data_Sheet.I5"/>
      <style:map style:condition="is-true-formula(msoxl:AND(NOT(ISBLANK(H5)),ISBLANK(I5)))" style:apply-style-name="cf4" style:base-cell-address="Data_Sheet.I5"/>
      <style:map style:condition="is-true-formula(msoxl:AND(NOT(ISBLANK(H5)),ISBLANK(I5)))" style:apply-style-name="cf4" style:base-cell-address="Data_Sheet.I5"/>
      <style:map style:condition="is-true-formula(msoxl:AND(NOT(ISBLANK(H5)),ISBLANK(I5)))" style:apply-style-name="cf3" style:base-cell-address="Data_Sheet.I5"/>
      <style:map style:condition="is-true-formula(msoxl:AND(NOT(ISBLANK(H5)),ISBLANK(I5)))" style:apply-style-name="cf3" style:base-cell-address="Data_Sheet.I5"/>
      <style:map style:condition="is-true-formula(msoxl:AND(NOT(ISBLANK(H5)),ISBLANK(I5)))" style:apply-style-name="cf3" style:base-cell-address="Data_Sheet.I5"/>
      <style:map style:condition="is-true-formula(msoxl:AND(NOT(ISBLANK(H5)),ISBLANK(I5)))" style:apply-style-name="cf3" style:base-cell-address="Data_Sheet.I5"/>
      <style:map style:condition="is-true-formula(msoxl:AND(NOT(ISBLANK(H5)),ISBLANK(I5)))" style:apply-style-name="cf3" style:base-cell-address="Data_Sheet.I5"/>
      <style:map style:condition="is-true-formula(msoxl:AND(NOT(ISBLANK(H5)),ISBLANK(I5)))" style:apply-style-name="cf3" style:base-cell-address="Data_Sheet.I5"/>
      <style:map style:condition="is-true-formula(msoxl:AND(NOT(ISBLANK(J5)),ISBLANK(I5)))" style:apply-style-name="cf3" style:base-cell-address="Data_Sheet.I5"/>
      <style:map style:condition="is-true-formula(msoxl:AND(NOT(ISBLANK(H5)),ISBLANK(I5)))" style:apply-style-name="cf3" style:base-cell-address="Data_Sheet.I5"/>
      <style:map style:condition="is-true-formula(msoxl:AND(NOT(ISBLANK(H5)),ISBLANK(I5)))" style:apply-style-name="cf3" style:base-cell-address="Data_Sheet.I5"/>
      <style:map style:condition="is-true-formula(msoxl:AND(NOT(ISBLANK(H5)),ISBLANK(I5)))" style:apply-style-name="cf3" style:base-cell-address="Data_Sheet.I5"/>
      <style:map style:condition="is-true-formula(msoxl:AND(NOT(ISBLANK(H5)),ISBLANK(I5)))" style:apply-style-name="cf3" style:base-cell-address="Data_Sheet.I5"/>
      <style:map style:condition="is-true-formula(msoxl:AND(NOT(ISBLANK(H5)),ISBLANK(I5)))" style:apply-style-name="cf3" style:base-cell-address="Data_Sheet.I5"/>
      <style:map style:condition="is-true-formula(msoxl:AND(NOT(ISBLANK(H5)),ISBLANK(I5)))" style:apply-style-name="cf3" style:base-cell-address="Data_Sheet.I5"/>
      <style:map style:condition="is-true-formula(msoxl:AND(NOT(ISBLANK(H5)),ISBLANK(I5)))" style:apply-style-name="cf3" style:base-cell-address="Data_Sheet.I5"/>
      <style:map style:condition="is-true-formula(msoxl:AND(NOT(ISBLANK(H5)),ISBLANK(I5)))" style:apply-style-name="cf3" style:base-cell-address="Data_Sheet.I5"/>
      <style:map style:condition="is-true-formula(msoxl:AND(NOT(ISBLANK(H5)),ISBLANK(I5)))" style:apply-style-name="cf3" style:base-cell-address="Data_Sheet.I5"/>
      <style:map style:condition="is-true-formula(msoxl:AND(NOT(ISBLANK(H5)),ISBLANK(I5)))" style:apply-style-name="cf3" style:base-cell-address="Data_Sheet.I5"/>
      <style:map style:condition="is-true-formula(msoxl:AND(NOT(ISBLANK(H5)),ISBLANK(I5)))" style:apply-style-name="cf3" style:base-cell-address="Data_Sheet.I5"/>
      <style:map style:condition="is-true-formula(msoxl:AND(NOT(ISBLANK(H5)),ISBLANK(I5)))" style:apply-style-name="cf3" style:base-cell-address="Data_Sheet.I5"/>
      <style:map style:condition="is-true-formula(msoxl:AND(NOT(ISBLANK(H5)),ISBLANK(I5)))" style:apply-style-name="cf3" style:base-cell-address="Data_Sheet.I5"/>
      <style:map style:condition="is-true-formula(msoxl:AND(NOT(ISBLANK(H5)),ISBLANK(I5)))" style:apply-style-name="cf3" style:base-cell-address="Data_Sheet.I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4" style:base-cell-address="Data_Sheet.H5"/>
      <style:map style:condition="is-true-formula(msoxl:AND(NOT(ISBLANK(I5)),ISBLANK(H5)))" style:apply-style-name="cf4" style:base-cell-address="Data_Sheet.H5"/>
      <style:map style:condition="is-true-formula(msoxl:AND(NOT(ISBLANK(I5)),ISBLANK(H5)))" style:apply-style-name="cf4" style:base-cell-address="Data_Sheet.H5"/>
      <style:map style:condition="is-true-formula(msoxl:AND(NOT(ISBLANK(I5)),ISBLANK(H5)))" style:apply-style-name="cf4" style:base-cell-address="Data_Sheet.H5"/>
      <style:map style:condition="is-true-formula(msoxl:AND(NOT(ISBLANK(I5)),ISBLANK(H5)))" style:apply-style-name="cf4" style:base-cell-address="Data_Sheet.H5"/>
      <style:map style:condition="is-true-formula(msoxl:AND(NOT(ISBLANK(I5)),ISBLANK(H5)))" style:apply-style-name="cf3" style:base-cell-address="Data_Sheet.H5"/>
      <style:map style:condition="is-true-formula(msoxl:AND(NOT(ISBLANK(I5)),ISBLANK(H5)))" style:apply-style-name="cf3" style:base-cell-address="Data_Sheet.H5"/>
      <style:map style:condition="is-true-formula(msoxl:AND(NOT(ISBLANK(I5)),ISBLANK(H5)))" style:apply-style-name="cf3" style:base-cell-address="Data_Sheet.H5"/>
      <style:map style:condition="is-true-formula(msoxl:AND(NOT(ISBLANK(I5)),ISBLANK(H5)))" style:apply-style-name="cf3" style:base-cell-address="Data_Sheet.H5"/>
      <style:map style:condition="is-true-formula(msoxl:AND(NOT(ISBLANK(I5)),ISBLANK(H5)))" style:apply-style-name="cf3" style:base-cell-address="Data_Sheet.H5"/>
      <style:map style:condition="is-true-formula(msoxl:AND(NOT(ISBLANK(I5)),ISBLANK(H5)))" style:apply-style-name="cf3" style:base-cell-address="Data_Sheet.H5"/>
      <style:map style:condition="is-true-formula(msoxl:AND(NOT(ISBLANK(I5)),ISBLANK(H5)))" style:apply-style-name="cf3" style:base-cell-address="Data_Sheet.H5"/>
      <style:map style:condition="is-true-formula(msoxl:AND(NOT(ISBLANK(I5)),ISBLANK(H5)))" style:apply-style-name="cf3" style:base-cell-address="Data_Sheet.H5"/>
      <style:map style:condition="is-true-formula(msoxl:AND(NOT(ISBLANK(I5)),ISBLANK(H5)))" style:apply-style-name="cf3" style:base-cell-address="Data_Sheet.H5"/>
      <style:map style:condition="is-true-formula(msoxl:AND(NOT(ISBLANK(I5)),ISBLANK(H5)))" style:apply-style-name="cf3" style:base-cell-address="Data_Sheet.H5"/>
      <style:map style:condition="is-true-formula(msoxl:AND(NOT(ISBLANK(I5)),ISBLANK(H5)))" style:apply-style-name="cf3" style:base-cell-address="Data_Sheet.H5"/>
      <style:map style:condition="is-true-formula(msoxl:AND(NOT(ISBLANK(I5)),ISBLANK(H5)))" style:apply-style-name="cf3" style:base-cell-address="Data_Sheet.H5"/>
      <style:map style:condition="is-true-formula(msoxl:AND(NOT(ISBLANK(I5)),ISBLANK(H5)))" style:apply-style-name="cf3" style:base-cell-address="Data_Sheet.H5"/>
      <style:map style:condition="is-true-formula(msoxl:AND(NOT(ISBLANK(I5)),ISBLANK(H5)))" style:apply-style-name="cf3" style:base-cell-address="Data_Sheet.H5"/>
      <style:map style:condition="is-true-formula(msoxl:AND(NOT(ISBLANK(I5)),ISBLANK(H5)))" style:apply-style-name="cf3" style:base-cell-address="Data_Sheet.H5"/>
      <style:map style:condition="is-true-formula(msoxl:AND(NOT(ISBLANK(I5)),ISBLANK(H5)))" style:apply-style-name="cf3" style:base-cell-address="Data_Sheet.H5"/>
      <style:map style:condition="is-true-formula(msoxl:AND(NOT(ISBLANK(I5)),ISBLANK(H5)))" style:apply-style-name="cf3" style:base-cell-address="Data_Sheet.H5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4" style:base-cell-address="Data_Sheet.J5"/>
      <style:map style:condition="is-true-formula(msoxl:AND(NOT(ISBLANK(K5)),ISBLANK(J5)))" style:apply-style-name="cf4" style:base-cell-address="Data_Sheet.J5"/>
      <style:map style:condition="is-true-formula(msoxl:AND(NOT(ISBLANK(K5)),ISBLANK(J5)))" style:apply-style-name="cf4" style:base-cell-address="Data_Sheet.J5"/>
      <style:map style:condition="is-true-formula(msoxl:AND(NOT(ISBLANK(K5)),ISBLANK(J5)))" style:apply-style-name="cf4" style:base-cell-address="Data_Sheet.J5"/>
      <style:map style:condition="is-true-formula(msoxl:AND(NOT(ISBLANK(K5)),ISBLANK(J5)))" style:apply-style-name="cf4" style:base-cell-address="Data_Sheet.J5"/>
      <style:map style:condition="is-true-formula(msoxl:AND(NOT(ISBLANK(K5)),ISBLANK(J5)))" style:apply-style-name="cf3" style:base-cell-address="Data_Sheet.J5"/>
      <style:map style:condition="is-true-formula(msoxl:AND(NOT(ISBLANK(K5)),ISBLANK(J5)))" style:apply-style-name="cf3" style:base-cell-address="Data_Sheet.J5"/>
      <style:map style:condition="is-true-formula(msoxl:AND(NOT(ISBLANK(K5)),ISBLANK(J5)))" style:apply-style-name="cf3" style:base-cell-address="Data_Sheet.J5"/>
      <style:map style:condition="is-true-formula(msoxl:AND(NOT(ISBLANK(K5)),ISBLANK(J5)))" style:apply-style-name="cf3" style:base-cell-address="Data_Sheet.J5"/>
      <style:map style:condition="is-true-formula(msoxl:AND(NOT(ISBLANK(K5)),ISBLANK(J5)))" style:apply-style-name="cf3" style:base-cell-address="Data_Sheet.J5"/>
      <style:map style:condition="is-true-formula(msoxl:AND(NOT(ISBLANK(K5)),ISBLANK(J5)))" style:apply-style-name="cf3" style:base-cell-address="Data_Sheet.J5"/>
      <style:map style:condition="is-true-formula(msoxl:AND(NOT(ISBLANK(K5)),ISBLANK(J5)))" style:apply-style-name="cf3" style:base-cell-address="Data_Sheet.J5"/>
      <style:map style:condition="is-true-formula(msoxl:AND(NOT(ISBLANK(K5)),ISBLANK(J5)))" style:apply-style-name="cf3" style:base-cell-address="Data_Sheet.J5"/>
      <style:map style:condition="is-true-formula(msoxl:AND(NOT(ISBLANK(K5)),ISBLANK(J5)))" style:apply-style-name="cf3" style:base-cell-address="Data_Sheet.J5"/>
      <style:map style:condition="is-true-formula(msoxl:AND(NOT(ISBLANK(K5)),ISBLANK(J5)))" style:apply-style-name="cf3" style:base-cell-address="Data_Sheet.J5"/>
      <style:map style:condition="is-true-formula(msoxl:AND(NOT(ISBLANK(K5)),ISBLANK(J5)))" style:apply-style-name="cf3" style:base-cell-address="Data_Sheet.J5"/>
      <style:map style:condition="is-true-formula(msoxl:AND(NOT(ISBLANK(K5)),ISBLANK(J5)))" style:apply-style-name="cf3" style:base-cell-address="Data_Sheet.J5"/>
      <style:map style:condition="is-true-formula(msoxl:AND(NOT(ISBLANK(K5)),ISBLANK(J5)))" style:apply-style-name="cf3" style:base-cell-address="Data_Sheet.J5"/>
      <style:map style:condition="is-true-formula(msoxl:AND(NOT(ISBLANK(K5)),ISBLANK(J5)))" style:apply-style-name="cf3" style:base-cell-address="Data_Sheet.J5"/>
      <style:map style:condition="is-true-formula(msoxl:AND(NOT(ISBLANK(K5)),ISBLANK(J5)))" style:apply-style-name="cf3" style:base-cell-address="Data_Sheet.J5"/>
      <style:map style:condition="is-true-formula(msoxl:AND(NOT(ISBLANK(K5)),ISBLANK(J5)))" style:apply-style-name="cf3" style:base-cell-address="Data_Sheet.J5"/>
      <style:map style:condition="is-true-formula(msoxl:AND(NOT(ISBLANK(K5)),ISBLANK(J5)))" style:apply-style-name="cf3" style:base-cell-address="Data_Sheet.J5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4" style:base-cell-address="Data_Sheet.I6"/>
      <style:map style:condition="is-true-formula(msoxl:AND(NOT(ISBLANK(H6)),ISBLANK(I6)))" style:apply-style-name="cf4" style:base-cell-address="Data_Sheet.I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H6)),ISBLANK(I6)))" style:apply-style-name="cf3" style:base-cell-address="Data_Sheet.I6"/>
      <style:map style:condition="is-true-formula(msoxl:AND(NOT(ISBLANK(J6)),ISBLANK(I6)))" style:apply-style-name="cf3" style:base-cell-address="Data_Sheet.I6"/>
      <style:map style:condition="is-true-formula(msoxl:AND(NOT(ISBLANK(J6)),ISBLANK(I6)))" style:apply-style-name="cf3" style:base-cell-address="Data_Sheet.I6"/>
      <style:map style:condition="is-true-formula(msoxl:AND(NOT(ISBLANK(J6)),ISBLANK(I6)))" style:apply-style-name="cf3" style:base-cell-address="Data_Sheet.I6"/>
      <style:map style:condition="is-true-formula(msoxl:AND(NOT(ISBLANK(J6)),ISBLANK(I6)))" style:apply-style-name="cf3" style:base-cell-address="Data_Sheet.I6"/>
      <style:map style:condition="is-true-formula(msoxl:AND(NOT(ISBLANK(J6)),ISBLANK(I6)))" style:apply-style-name="cf3" style:base-cell-address="Data_Sheet.I6"/>
      <style:map style:condition="is-true-formula(msoxl:AND(NOT(ISBLANK(H6)),ISBLANK(I6)))" style:apply-style-name="cf3" style:base-cell-address="Data_Sheet.I6"/>
      <style:map style:condition="is-true-formula(msoxl:AND(NOT(ISBLANK(H6)),ISBLANK(I6)))" style:apply-style-name="cf3" style:base-cell-address="Data_Sheet.I6"/>
      <style:map style:condition="is-true-formula(msoxl:AND(NOT(ISBLANK(H6)),ISBLANK(I6)))" style:apply-style-name="cf3" style:base-cell-address="Data_Sheet.I6"/>
      <style:map style:condition="is-true-formula(msoxl:AND(NOT(ISBLANK(H6)),ISBLANK(I6)))" style:apply-style-name="cf3" style:base-cell-address="Data_Sheet.I6"/>
      <style:map style:condition="is-true-formula(msoxl:AND(NOT(ISBLANK(H6)),ISBLANK(I6)))" style:apply-style-name="cf3" style:base-cell-address="Data_Sheet.I6"/>
      <style:map style:condition="is-true-formula(msoxl:AND(NOT(ISBLANK(H6)),ISBLANK(I6)))" style:apply-style-name="cf3" style:base-cell-address="Data_Sheet.I6"/>
      <style:map style:condition="is-true-formula(msoxl:AND(NOT(ISBLANK(H6)),ISBLANK(I6)))" style:apply-style-name="cf3" style:base-cell-address="Data_Sheet.I6"/>
      <style:map style:condition="is-true-formula(msoxl:AND(NOT(ISBLANK(H6)),ISBLANK(I6)))" style:apply-style-name="cf3" style:base-cell-address="Data_Sheet.I6"/>
      <style:map style:condition="is-true-formula(msoxl:AND(NOT(ISBLANK(H6)),ISBLANK(I6)))" style:apply-style-name="cf3" style:base-cell-address="Data_Sheet.I6"/>
      <style:map style:condition="is-true-formula(msoxl:AND(NOT(ISBLANK(H6)),ISBLANK(I6)))" style:apply-style-name="cf3" style:base-cell-address="Data_Sheet.I6"/>
      <style:map style:condition="is-true-formula(msoxl:AND(NOT(ISBLANK(H6)),ISBLANK(I6)))" style:apply-style-name="cf3" style:base-cell-address="Data_Sheet.I6"/>
      <style:map style:condition="is-true-formula(msoxl:AND(NOT(ISBLANK(J6)),ISBLANK(I6)))" style:apply-style-name="cf3" style:base-cell-address="Data_Sheet.I6"/>
      <style:map style:condition="is-true-formula(msoxl:AND(NOT(ISBLANK(H6)),ISBLANK(I6)))" style:apply-style-name="cf3" style:base-cell-address="Data_Sheet.I6"/>
      <style:map style:condition="is-true-formula(msoxl:AND(NOT(ISBLANK(H6)),ISBLANK(I6)))" style:apply-style-name="cf3" style:base-cell-address="Data_Sheet.I6"/>
      <style:map style:condition="is-true-formula(msoxl:AND(NOT(ISBLANK(H6)),ISBLANK(I6)))" style:apply-style-name="cf3" style:base-cell-address="Data_Sheet.I6"/>
      <style:map style:condition="is-true-formula(msoxl:AND(NOT(ISBLANK(H6)),ISBLANK(I6)))" style:apply-style-name="cf3" style:base-cell-address="Data_Sheet.I6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4" style:base-cell-address="Data_Sheet.H6"/>
      <style:map style:condition="is-true-formula(msoxl:AND(NOT(ISBLANK(I6)),ISBLANK(H6)))" style:apply-style-name="cf4" style:base-cell-address="Data_Sheet.H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I6)),ISBLANK(H6)))" style:apply-style-name="cf3" style:base-cell-address="Data_Sheet.H6"/>
      <style:map style:condition="is-true-formula(msoxl:AND(NOT(ISBLANK(I6)),ISBLANK(H6)))" style:apply-style-name="cf3" style:base-cell-address="Data_Sheet.H6"/>
      <style:map style:condition="is-true-formula(msoxl:AND(NOT(ISBLANK(I6)),ISBLANK(H6)))" style:apply-style-name="cf3" style:base-cell-address="Data_Sheet.H6"/>
      <style:map style:condition="is-true-formula(msoxl:AND(NOT(ISBLANK(I6)),ISBLANK(H6)))" style:apply-style-name="cf3" style:base-cell-address="Data_Sheet.H6"/>
      <style:map style:condition="is-true-formula(msoxl:AND(NOT(ISBLANK(I6)),ISBLANK(H6)))" style:apply-style-name="cf3" style:base-cell-address="Data_Sheet.H6"/>
      <style:map style:condition="is-true-formula(msoxl:AND(NOT(ISBLANK(I6)),ISBLANK(H6)))" style:apply-style-name="cf3" style:base-cell-address="Data_Sheet.H6"/>
      <style:map style:condition="is-true-formula(msoxl:AND(NOT(ISBLANK(I6)),ISBLANK(H6)))" style:apply-style-name="cf3" style:base-cell-address="Data_Sheet.H6"/>
      <style:map style:condition="is-true-formula(msoxl:AND(NOT(ISBLANK(I6)),ISBLANK(H6)))" style:apply-style-name="cf3" style:base-cell-address="Data_Sheet.H6"/>
      <style:map style:condition="is-true-formula(msoxl:AND(NOT(ISBLANK(I6)),ISBLANK(H6)))" style:apply-style-name="cf3" style:base-cell-address="Data_Sheet.H6"/>
      <style:map style:condition="is-true-formula(msoxl:AND(NOT(ISBLANK(I6)),ISBLANK(H6)))" style:apply-style-name="cf3" style:base-cell-address="Data_Sheet.H6"/>
      <style:map style:condition="is-true-formula(msoxl:AND(NOT(ISBLANK(I6)),ISBLANK(H6)))" style:apply-style-name="cf3" style:base-cell-address="Data_Sheet.H6"/>
      <style:map style:condition="is-true-formula(msoxl:AND(NOT(ISBLANK(I6)),ISBLANK(H6)))" style:apply-style-name="cf3" style:base-cell-address="Data_Sheet.H6"/>
      <style:map style:condition="is-true-formula(msoxl:AND(NOT(ISBLANK(I6)),ISBLANK(H6)))" style:apply-style-name="cf3" style:base-cell-address="Data_Sheet.H6"/>
      <style:map style:condition="is-true-formula(msoxl:AND(NOT(ISBLANK(I6)),ISBLANK(H6)))" style:apply-style-name="cf3" style:base-cell-address="Data_Sheet.H6"/>
      <style:map style:condition="is-true-formula(msoxl:AND(NOT(ISBLANK(I6)),ISBLANK(H6)))" style:apply-style-name="cf3" style:base-cell-address="Data_Sheet.H6"/>
      <style:map style:condition="is-true-formula(msoxl:AND(NOT(ISBLANK(I6)),ISBLANK(H6)))" style:apply-style-name="cf3" style:base-cell-address="Data_Sheet.H6"/>
      <style:map style:condition="is-true-formula(msoxl:AND(NOT(ISBLANK(I6)),ISBLANK(H6)))" style:apply-style-name="cf3" style:base-cell-address="Data_Sheet.H6"/>
      <style:map style:condition="is-true-formula(msoxl:AND(NOT(ISBLANK(I6)),ISBLANK(H6)))" style:apply-style-name="cf3" style:base-cell-address="Data_Sheet.H6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4" style:base-cell-address="Data_Sheet.J6"/>
      <style:map style:condition="is-true-formula(msoxl:AND(NOT(ISBLANK(K6)),ISBLANK(J6)))" style:apply-style-name="cf4" style:base-cell-address="Data_Sheet.J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K6)),ISBLANK(J6)))" style:apply-style-name="cf3" style:base-cell-address="Data_Sheet.J6"/>
      <style:map style:condition="is-true-formula(msoxl:AND(NOT(ISBLANK(K6)),ISBLANK(J6)))" style:apply-style-name="cf3" style:base-cell-address="Data_Sheet.J6"/>
      <style:map style:condition="is-true-formula(msoxl:AND(NOT(ISBLANK(K6)),ISBLANK(J6)))" style:apply-style-name="cf3" style:base-cell-address="Data_Sheet.J6"/>
      <style:map style:condition="is-true-formula(msoxl:AND(NOT(ISBLANK(K6)),ISBLANK(J6)))" style:apply-style-name="cf3" style:base-cell-address="Data_Sheet.J6"/>
      <style:map style:condition="is-true-formula(msoxl:AND(NOT(ISBLANK(K6)),ISBLANK(J6)))" style:apply-style-name="cf3" style:base-cell-address="Data_Sheet.J6"/>
      <style:map style:condition="is-true-formula(msoxl:AND(NOT(ISBLANK(K6)),ISBLANK(J6)))" style:apply-style-name="cf3" style:base-cell-address="Data_Sheet.J6"/>
      <style:map style:condition="is-true-formula(msoxl:AND(NOT(ISBLANK(K6)),ISBLANK(J6)))" style:apply-style-name="cf3" style:base-cell-address="Data_Sheet.J6"/>
      <style:map style:condition="is-true-formula(msoxl:AND(NOT(ISBLANK(K6)),ISBLANK(J6)))" style:apply-style-name="cf3" style:base-cell-address="Data_Sheet.J6"/>
      <style:map style:condition="is-true-formula(msoxl:AND(NOT(ISBLANK(K6)),ISBLANK(J6)))" style:apply-style-name="cf3" style:base-cell-address="Data_Sheet.J6"/>
      <style:map style:condition="is-true-formula(msoxl:AND(NOT(ISBLANK(K6)),ISBLANK(J6)))" style:apply-style-name="cf3" style:base-cell-address="Data_Sheet.J6"/>
      <style:map style:condition="is-true-formula(msoxl:AND(NOT(ISBLANK(K6)),ISBLANK(J6)))" style:apply-style-name="cf3" style:base-cell-address="Data_Sheet.J6"/>
      <style:map style:condition="is-true-formula(msoxl:AND(NOT(ISBLANK(K6)),ISBLANK(J6)))" style:apply-style-name="cf3" style:base-cell-address="Data_Sheet.J6"/>
      <style:map style:condition="is-true-formula(msoxl:AND(NOT(ISBLANK(K6)),ISBLANK(J6)))" style:apply-style-name="cf3" style:base-cell-address="Data_Sheet.J6"/>
      <style:map style:condition="is-true-formula(msoxl:AND(NOT(ISBLANK(K6)),ISBLANK(J6)))" style:apply-style-name="cf3" style:base-cell-address="Data_Sheet.J6"/>
      <style:map style:condition="is-true-formula(msoxl:AND(NOT(ISBLANK(K6)),ISBLANK(J6)))" style:apply-style-name="cf3" style:base-cell-address="Data_Sheet.J6"/>
      <style:map style:condition="is-true-formula(msoxl:AND(NOT(ISBLANK(K6)),ISBLANK(J6)))" style:apply-style-name="cf3" style:base-cell-address="Data_Sheet.J6"/>
      <style:map style:condition="is-true-formula(msoxl:AND(NOT(ISBLANK(K6)),ISBLANK(J6)))" style:apply-style-name="cf3" style:base-cell-address="Data_Sheet.J6"/>
      <style:map style:condition="is-true-formula(msoxl:AND(NOT(ISBLANK(K6)),ISBLANK(J6)))" style:apply-style-name="cf3" style:base-cell-address="Data_Sheet.J6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4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  <style:map style:condition="is-true-formula(msoxl:AND(NOT(ISBLANK(I7)),ISBLANK(H7)))" style:apply-style-name="cf3" style:base-cell-address="Data_Sheet.H7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4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  <style:map style:condition="is-true-formula(msoxl:AND(NOT(ISBLANK(K7)),ISBLANK(J7)))" style:apply-style-name="cf3" style:base-cell-address="Data_Sheet.J7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4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  <style:map style:condition="is-true-formula(msoxl:AND(NOT(ISBLANK(H7)),ISBLANK(I7)))" style:apply-style-name="cf3" style:base-cell-address="Data_Sheet.I7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4" style:base-cell-address="Data_Sheet.I8"/>
      <style:map style:condition="is-true-formula(msoxl:AND(NOT(ISBLANK(H8)),ISBLANK(I8)))" style:apply-style-name="cf4" style:base-cell-address="Data_Sheet.I8"/>
      <style:map style:condition="is-true-formula(msoxl:AND(NOT(ISBLANK(H8)),ISBLANK(I8)))" style:apply-style-name="cf4" style:base-cell-address="Data_Sheet.I8"/>
      <style:map style:condition="is-true-formula(msoxl:AND(NOT(ISBLANK(H7)),ISBLANK(I7)))" style:apply-style-name="cf4" style:base-cell-address="Data_Sheet.I7"/>
      <style:map style:condition="is-true-formula(msoxl:AND(NOT(ISBLANK(H8)),ISBLANK(I8)))" style:apply-style-name="cf3" style:base-cell-address="Data_Sheet.I8"/>
      <style:map style:condition="is-true-formula(msoxl:AND(NOT(ISBLANK(H8)),ISBLANK(I8)))" style:apply-style-name="cf3" style:base-cell-address="Data_Sheet.I8"/>
      <style:map style:condition="is-true-formula(msoxl:AND(NOT(ISBLANK(H8)),ISBLANK(I8)))" style:apply-style-name="cf3" style:base-cell-address="Data_Sheet.I8"/>
      <style:map style:condition="is-true-formula(msoxl:AND(NOT(ISBLANK(H8)),ISBLANK(I8)))" style:apply-style-name="cf3" style:base-cell-address="Data_Sheet.I8"/>
      <style:map style:condition="is-true-formula(msoxl:AND(NOT(ISBLANK(H8)),ISBLANK(I8)))" style:apply-style-name="cf3" style:base-cell-address="Data_Sheet.I8"/>
      <style:map style:condition="is-true-formula(msoxl:AND(NOT(ISBLANK(H8)),ISBLANK(I8)))" style:apply-style-name="cf3" style:base-cell-address="Data_Sheet.I8"/>
      <style:map style:condition="is-true-formula(msoxl:AND(NOT(ISBLANK(H8)),ISBLANK(I8)))" style:apply-style-name="cf3" style:base-cell-address="Data_Sheet.I8"/>
      <style:map style:condition="is-true-formula(msoxl:AND(NOT(ISBLANK(H8)),ISBLANK(I8)))" style:apply-style-name="cf3" style:base-cell-address="Data_Sheet.I8"/>
      <style:map style:condition="is-true-formula(msoxl:AND(NOT(ISBLANK(H8)),ISBLANK(I8)))" style:apply-style-name="cf3" style:base-cell-address="Data_Sheet.I8"/>
      <style:map style:condition="is-true-formula(msoxl:AND(NOT(ISBLANK(H8)),ISBLANK(I8)))" style:apply-style-name="cf3" style:base-cell-address="Data_Sheet.I8"/>
      <style:map style:condition="is-true-formula(msoxl:AND(NOT(ISBLANK(H8)),ISBLANK(I8)))" style:apply-style-name="cf3" style:base-cell-address="Data_Sheet.I8"/>
      <style:map style:condition="is-true-formula(msoxl:AND(NOT(ISBLANK(H8)),ISBLANK(I8)))" style:apply-style-name="cf3" style:base-cell-address="Data_Sheet.I8"/>
      <style:map style:condition="is-true-formula(msoxl:AND(NOT(ISBLANK(H8)),ISBLANK(I8)))" style:apply-style-name="cf3" style:base-cell-address="Data_Sheet.I8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4" style:base-cell-address="Data_Sheet.H8"/>
      <style:map style:condition="is-true-formula(msoxl:AND(NOT(ISBLANK(I8)),ISBLANK(H8)))" style:apply-style-name="cf4" style:base-cell-address="Data_Sheet.H8"/>
      <style:map style:condition="is-true-formula(msoxl:AND(NOT(ISBLANK(I8)),ISBLANK(H8)))" style:apply-style-name="cf4" style:base-cell-address="Data_Sheet.H8"/>
      <style:map style:condition="is-true-formula(msoxl:AND(NOT(ISBLANK(I7)),ISBLANK(H7)))" style:apply-style-name="cf4" style:base-cell-address="Data_Sheet.H7"/>
      <style:map style:condition="is-true-formula(msoxl:AND(NOT(ISBLANK(I8)),ISBLANK(H8)))" style:apply-style-name="cf3" style:base-cell-address="Data_Sheet.H8"/>
      <style:map style:condition="is-true-formula(msoxl:AND(NOT(ISBLANK(I8)),ISBLANK(H8)))" style:apply-style-name="cf3" style:base-cell-address="Data_Sheet.H8"/>
      <style:map style:condition="is-true-formula(msoxl:AND(NOT(ISBLANK(I8)),ISBLANK(H8)))" style:apply-style-name="cf3" style:base-cell-address="Data_Sheet.H8"/>
      <style:map style:condition="is-true-formula(msoxl:AND(NOT(ISBLANK(I8)),ISBLANK(H8)))" style:apply-style-name="cf3" style:base-cell-address="Data_Sheet.H8"/>
      <style:map style:condition="is-true-formula(msoxl:AND(NOT(ISBLANK(I8)),ISBLANK(H8)))" style:apply-style-name="cf3" style:base-cell-address="Data_Sheet.H8"/>
      <style:map style:condition="is-true-formula(msoxl:AND(NOT(ISBLANK(I8)),ISBLANK(H8)))" style:apply-style-name="cf3" style:base-cell-address="Data_Sheet.H8"/>
      <style:map style:condition="is-true-formula(msoxl:AND(NOT(ISBLANK(I8)),ISBLANK(H8)))" style:apply-style-name="cf3" style:base-cell-address="Data_Sheet.H8"/>
      <style:map style:condition="is-true-formula(msoxl:AND(NOT(ISBLANK(I8)),ISBLANK(H8)))" style:apply-style-name="cf3" style:base-cell-address="Data_Sheet.H8"/>
      <style:map style:condition="is-true-formula(msoxl:AND(NOT(ISBLANK(I8)),ISBLANK(H8)))" style:apply-style-name="cf3" style:base-cell-address="Data_Sheet.H8"/>
      <style:map style:condition="is-true-formula(msoxl:AND(NOT(ISBLANK(I8)),ISBLANK(H8)))" style:apply-style-name="cf3" style:base-cell-address="Data_Sheet.H8"/>
      <style:map style:condition="is-true-formula(msoxl:AND(NOT(ISBLANK(I8)),ISBLANK(H8)))" style:apply-style-name="cf3" style:base-cell-address="Data_Sheet.H8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4" style:base-cell-address="Data_Sheet.J8"/>
      <style:map style:condition="is-true-formula(msoxl:AND(NOT(ISBLANK(K8)),ISBLANK(J8)))" style:apply-style-name="cf4" style:base-cell-address="Data_Sheet.J8"/>
      <style:map style:condition="is-true-formula(msoxl:AND(NOT(ISBLANK(K8)),ISBLANK(J8)))" style:apply-style-name="cf4" style:base-cell-address="Data_Sheet.J8"/>
      <style:map style:condition="is-true-formula(msoxl:AND(NOT(ISBLANK(K7)),ISBLANK(J7)))" style:apply-style-name="cf4" style:base-cell-address="Data_Sheet.J7"/>
      <style:map style:condition="is-true-formula(msoxl:AND(NOT(ISBLANK(K8)),ISBLANK(J8)))" style:apply-style-name="cf3" style:base-cell-address="Data_Sheet.J8"/>
      <style:map style:condition="is-true-formula(msoxl:AND(NOT(ISBLANK(K8)),ISBLANK(J8)))" style:apply-style-name="cf3" style:base-cell-address="Data_Sheet.J8"/>
      <style:map style:condition="is-true-formula(msoxl:AND(NOT(ISBLANK(K8)),ISBLANK(J8)))" style:apply-style-name="cf3" style:base-cell-address="Data_Sheet.J8"/>
      <style:map style:condition="is-true-formula(msoxl:AND(NOT(ISBLANK(K8)),ISBLANK(J8)))" style:apply-style-name="cf3" style:base-cell-address="Data_Sheet.J8"/>
      <style:map style:condition="is-true-formula(msoxl:AND(NOT(ISBLANK(K8)),ISBLANK(J8)))" style:apply-style-name="cf3" style:base-cell-address="Data_Sheet.J8"/>
      <style:map style:condition="is-true-formula(msoxl:AND(NOT(ISBLANK(K8)),ISBLANK(J8)))" style:apply-style-name="cf3" style:base-cell-address="Data_Sheet.J8"/>
      <style:map style:condition="is-true-formula(msoxl:AND(NOT(ISBLANK(K8)),ISBLANK(J8)))" style:apply-style-name="cf3" style:base-cell-address="Data_Sheet.J8"/>
      <style:map style:condition="is-true-formula(msoxl:AND(NOT(ISBLANK(K8)),ISBLANK(J8)))" style:apply-style-name="cf3" style:base-cell-address="Data_Sheet.J8"/>
      <style:map style:condition="is-true-formula(msoxl:AND(NOT(ISBLANK(K8)),ISBLANK(J8)))" style:apply-style-name="cf3" style:base-cell-address="Data_Sheet.J8"/>
      <style:map style:condition="is-true-formula(msoxl:AND(NOT(ISBLANK(K8)),ISBLANK(J8)))" style:apply-style-name="cf3" style:base-cell-address="Data_Sheet.J8"/>
      <style:map style:condition="is-true-formula(msoxl:AND(NOT(ISBLANK(K8)),ISBLANK(J8)))" style:apply-style-name="cf3" style:base-cell-address="Data_Sheet.J8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4" style:base-cell-address="Data_Sheet.H9"/>
      <style:map style:condition="is-true-formula(msoxl:AND(NOT(ISBLANK(I9)),ISBLANK(H9)))" style:apply-style-name="cf4" style:base-cell-address="Data_Sheet.H9"/>
      <style:map style:condition="is-true-formula(msoxl:AND(NOT(ISBLANK(I9)),ISBLANK(H9)))" style:apply-style-name="cf4" style:base-cell-address="Data_Sheet.H9"/>
      <style:map style:condition="is-true-formula(msoxl:AND(NOT(ISBLANK(I9)),ISBLANK(H9)))" style:apply-style-name="cf4" style:base-cell-address="Data_Sheet.H9"/>
      <style:map style:condition="is-true-formula(msoxl:AND(NOT(ISBLANK(I7)),ISBLANK(H7)))" style:apply-style-name="cf4" style:base-cell-address="Data_Sheet.H7"/>
      <style:map style:condition="is-true-formula(msoxl:AND(NOT(ISBLANK(I9)),ISBLANK(H9)))" style:apply-style-name="cf3" style:base-cell-address="Data_Sheet.H9"/>
      <style:map style:condition="is-true-formula(msoxl:AND(NOT(ISBLANK(I9)),ISBLANK(H9)))" style:apply-style-name="cf3" style:base-cell-address="Data_Sheet.H9"/>
      <style:map style:condition="is-true-formula(msoxl:AND(NOT(ISBLANK(I9)),ISBLANK(H9)))" style:apply-style-name="cf3" style:base-cell-address="Data_Sheet.H9"/>
      <style:map style:condition="is-true-formula(msoxl:AND(NOT(ISBLANK(I7)),ISBLANK(H7)))" style:apply-style-name="cf3" style:base-cell-address="Data_Sheet.H7"/>
      <style:map style:condition="is-true-formula(msoxl:AND(NOT(ISBLANK(I9)),ISBLANK(H9)))" style:apply-style-name="cf3" style:base-cell-address="Data_Sheet.H9"/>
      <style:map style:condition="is-true-formula(msoxl:AND(NOT(ISBLANK(I9)),ISBLANK(H9)))" style:apply-style-name="cf3" style:base-cell-address="Data_Sheet.H9"/>
      <style:map style:condition="is-true-formula(msoxl:AND(NOT(ISBLANK(I9)),ISBLANK(H9)))" style:apply-style-name="cf3" style:base-cell-address="Data_Sheet.H9"/>
      <style:map style:condition="is-true-formula(msoxl:AND(NOT(ISBLANK(I9)),ISBLANK(H9)))" style:apply-style-name="cf3" style:base-cell-address="Data_Sheet.H9"/>
      <style:map style:condition="is-true-formula(msoxl:AND(NOT(ISBLANK(I9)),ISBLANK(H9)))" style:apply-style-name="cf3" style:base-cell-address="Data_Sheet.H9"/>
      <style:map style:condition="is-true-formula(msoxl:AND(NOT(ISBLANK(I9)),ISBLANK(H9)))" style:apply-style-name="cf3" style:base-cell-address="Data_Sheet.H9"/>
      <style:map style:condition="is-true-formula(msoxl:AND(NOT(ISBLANK(I9)),ISBLANK(H9)))" style:apply-style-name="cf3" style:base-cell-address="Data_Sheet.H9"/>
      <style:map style:condition="is-true-formula(msoxl:AND(NOT(ISBLANK(I9)),ISBLANK(H9)))" style:apply-style-name="cf3" style:base-cell-address="Data_Sheet.H9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4" style:base-cell-address="Data_Sheet.I9"/>
      <style:map style:condition="is-true-formula(msoxl:AND(NOT(ISBLANK(H9)),ISBLANK(I9)))" style:apply-style-name="cf4" style:base-cell-address="Data_Sheet.I9"/>
      <style:map style:condition="is-true-formula(msoxl:AND(NOT(ISBLANK(H9)),ISBLANK(I9)))" style:apply-style-name="cf4" style:base-cell-address="Data_Sheet.I9"/>
      <style:map style:condition="is-true-formula(msoxl:AND(NOT(ISBLANK(H9)),ISBLANK(I9)))" style:apply-style-name="cf4" style:base-cell-address="Data_Sheet.I9"/>
      <style:map style:condition="is-true-formula(msoxl:AND(NOT(ISBLANK(H7)),ISBLANK(I7)))" style:apply-style-name="cf4" style:base-cell-address="Data_Sheet.I7"/>
      <style:map style:condition="is-true-formula(msoxl:AND(NOT(ISBLANK(H9)),ISBLANK(I9)))" style:apply-style-name="cf3" style:base-cell-address="Data_Sheet.I9"/>
      <style:map style:condition="is-true-formula(msoxl:AND(NOT(ISBLANK(H9)),ISBLANK(I9)))" style:apply-style-name="cf3" style:base-cell-address="Data_Sheet.I9"/>
      <style:map style:condition="is-true-formula(msoxl:AND(NOT(ISBLANK(H9)),ISBLANK(I9)))" style:apply-style-name="cf3" style:base-cell-address="Data_Sheet.I9"/>
      <style:map style:condition="is-true-formula(msoxl:AND(NOT(ISBLANK(H7)),ISBLANK(I7)))" style:apply-style-name="cf3" style:base-cell-address="Data_Sheet.I7"/>
      <style:map style:condition="is-true-formula(msoxl:AND(NOT(ISBLANK(H9)),ISBLANK(I9)))" style:apply-style-name="cf3" style:base-cell-address="Data_Sheet.I9"/>
      <style:map style:condition="is-true-formula(msoxl:AND(NOT(ISBLANK(H9)),ISBLANK(I9)))" style:apply-style-name="cf3" style:base-cell-address="Data_Sheet.I9"/>
      <style:map style:condition="is-true-formula(msoxl:AND(NOT(ISBLANK(H9)),ISBLANK(I9)))" style:apply-style-name="cf3" style:base-cell-address="Data_Sheet.I9"/>
      <style:map style:condition="is-true-formula(msoxl:AND(NOT(ISBLANK(H9)),ISBLANK(I9)))" style:apply-style-name="cf3" style:base-cell-address="Data_Sheet.I9"/>
      <style:map style:condition="is-true-formula(msoxl:AND(NOT(ISBLANK(H9)),ISBLANK(I9)))" style:apply-style-name="cf3" style:base-cell-address="Data_Sheet.I9"/>
      <style:map style:condition="is-true-formula(msoxl:AND(NOT(ISBLANK(H9)),ISBLANK(I9)))" style:apply-style-name="cf3" style:base-cell-address="Data_Sheet.I9"/>
      <style:map style:condition="is-true-formula(msoxl:AND(NOT(ISBLANK(H9)),ISBLANK(I9)))" style:apply-style-name="cf3" style:base-cell-address="Data_Sheet.I9"/>
      <style:map style:condition="is-true-formula(msoxl:AND(NOT(ISBLANK(H9)),ISBLANK(I9)))" style:apply-style-name="cf3" style:base-cell-address="Data_Sheet.I9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4" style:base-cell-address="Data_Sheet.J9"/>
      <style:map style:condition="is-true-formula(msoxl:AND(NOT(ISBLANK(K9)),ISBLANK(J9)))" style:apply-style-name="cf4" style:base-cell-address="Data_Sheet.J9"/>
      <style:map style:condition="is-true-formula(msoxl:AND(NOT(ISBLANK(K9)),ISBLANK(J9)))" style:apply-style-name="cf4" style:base-cell-address="Data_Sheet.J9"/>
      <style:map style:condition="is-true-formula(msoxl:AND(NOT(ISBLANK(K9)),ISBLANK(J9)))" style:apply-style-name="cf4" style:base-cell-address="Data_Sheet.J9"/>
      <style:map style:condition="is-true-formula(msoxl:AND(NOT(ISBLANK(K7)),ISBLANK(J7)))" style:apply-style-name="cf4" style:base-cell-address="Data_Sheet.J7"/>
      <style:map style:condition="is-true-formula(msoxl:AND(NOT(ISBLANK(K9)),ISBLANK(J9)))" style:apply-style-name="cf3" style:base-cell-address="Data_Sheet.J9"/>
      <style:map style:condition="is-true-formula(msoxl:AND(NOT(ISBLANK(K9)),ISBLANK(J9)))" style:apply-style-name="cf3" style:base-cell-address="Data_Sheet.J9"/>
      <style:map style:condition="is-true-formula(msoxl:AND(NOT(ISBLANK(K9)),ISBLANK(J9)))" style:apply-style-name="cf3" style:base-cell-address="Data_Sheet.J9"/>
      <style:map style:condition="is-true-formula(msoxl:AND(NOT(ISBLANK(K9)),ISBLANK(J9)))" style:apply-style-name="cf3" style:base-cell-address="Data_Sheet.J9"/>
      <style:map style:condition="is-true-formula(msoxl:AND(NOT(ISBLANK(K9)),ISBLANK(J9)))" style:apply-style-name="cf3" style:base-cell-address="Data_Sheet.J9"/>
      <style:map style:condition="is-true-formula(msoxl:AND(NOT(ISBLANK(K9)),ISBLANK(J9)))" style:apply-style-name="cf3" style:base-cell-address="Data_Sheet.J9"/>
      <style:map style:condition="is-true-formula(msoxl:AND(NOT(ISBLANK(K9)),ISBLANK(J9)))" style:apply-style-name="cf3" style:base-cell-address="Data_Sheet.J9"/>
      <style:map style:condition="is-true-formula(msoxl:AND(NOT(ISBLANK(K9)),ISBLANK(J9)))" style:apply-style-name="cf3" style:base-cell-address="Data_Sheet.J9"/>
      <style:map style:condition="is-true-formula(msoxl:AND(NOT(ISBLANK(K9)),ISBLANK(J9)))" style:apply-style-name="cf3" style:base-cell-address="Data_Sheet.J9"/>
      <style:map style:condition="is-true-formula(msoxl:AND(NOT(ISBLANK(K9)),ISBLANK(J9)))" style:apply-style-name="cf3" style:base-cell-address="Data_Sheet.J9"/>
      <style:map style:condition="is-true-formula(msoxl:AND(NOT(ISBLANK(K9)),ISBLANK(J9)))" style:apply-style-name="cf3" style:base-cell-address="Data_Sheet.J9"/>
      <style:map style:condition="is-true-formula(msoxl:AND(NOT(ISBLANK(K9)),ISBLANK(J9)))" style:apply-style-name="cf3" style:base-cell-address="Data_Sheet.J9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4" style:base-cell-address="Data_Sheet.H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M4)),ISBLANK(L4)))" style:apply-style-name="cf4" style:base-cell-address="Data_Sheet.L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M4)),ISBLANK(L4)))" style:apply-style-name="cf4" style:base-cell-address="Data_Sheet.L4"/>
      <style:map style:condition="is-true-formula(msoxl:AND(NOT(ISBLANK(E4)),ISBLANK(D4)))" style:apply-style-name="cf4" style:base-cell-address="Data_Sheet.D4"/>
      <style:map style:condition="is-true-formula(msoxl:AND(NOT(ISBLANK(G4)),ISBLANK(F4)))" style:apply-style-name="cf3" style:base-cell-address="Data_Sheet.F4"/>
      <style:map style:condition="is-true-formula(msoxl:AND(NOT(ISBLANK(M4)),ISBLANK(L4)))" style:apply-style-name="cf3" style:base-cell-address="Data_Sheet.L4"/>
      <style:map style:condition="is-true-formula(msoxl:AND(NOT(ISBLANK(M4)),ISBLANK(L4)))" style:apply-style-name="cf3" style:base-cell-address="Data_Sheet.L4"/>
      <style:map style:condition="is-true-formula(msoxl:AND(NOT(ISBLANK(M4)),ISBLANK(L4)))" style:apply-style-name="cf3" style:base-cell-address="Data_Sheet.L4"/>
      <style:map style:condition="is-true-formula(msoxl:AND(NOT(ISBLANK(M4)),ISBLANK(L4)))" style:apply-style-name="cf3" style:base-cell-address="Data_Sheet.L4"/>
      <style:map style:condition="is-true-formula(msoxl:AND(NOT(ISBLANK(M4)),ISBLANK(L4)))" style:apply-style-name="cf3" style:base-cell-address="Data_Sheet.L4"/>
      <style:map style:condition="is-true-formula(msoxl:AND(NOT(ISBLANK(M4)),ISBLANK(L4)))" style:apply-style-name="cf3" style:base-cell-address="Data_Sheet.L4"/>
      <style:map style:condition="is-true-formula(msoxl:AND(NOT(ISBLANK(M4)),ISBLANK(L4)))" style:apply-style-name="cf3" style:base-cell-address="Data_Sheet.L4"/>
      <style:map style:condition="is-true-formula(msoxl:AND(NOT(ISBLANK(M4)),ISBLANK(L4)))" style:apply-style-name="cf3" style:base-cell-address="Data_Sheet.L4"/>
      <style:map style:condition="is-true-formula(msoxl:AND(NOT(ISBLANK(M4)),ISBLANK(L4)))" style:apply-style-name="cf3" style:base-cell-address="Data_Sheet.L4"/>
      <style:map style:condition="is-true-formula(msoxl:AND(NOT(ISBLANK(M4)),ISBLANK(L4)))" style:apply-style-name="cf3" style:base-cell-address="Data_Sheet.L4"/>
      <style:map style:condition="is-true-formula(msoxl:AND(NOT(ISBLANK(M4)),ISBLANK(L4)))" style:apply-style-name="cf3" style:base-cell-address="Data_Sheet.L4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4" style:base-cell-address="Data_Sheet.H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J4)),ISBLANK(K4)))" style:apply-style-name="cf4" style:base-cell-address="Data_Sheet.K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E4)),ISBLANK(D4)))" style:apply-style-name="cf4" style:base-cell-address="Data_Sheet.D4"/>
      <style:map style:condition="is-true-formula(msoxl:AND(NOT(ISBLANK(J4)),ISBLANK(K4)))" style:apply-style-name="cf4" style:base-cell-address="Data_Sheet.K4"/>
      <style:map style:condition="is-true-formula(msoxl:AND(NOT(ISBLANK(E4)),ISBLANK(D4)))" style:apply-style-name="cf4" style:base-cell-address="Data_Sheet.D4"/>
      <style:map style:condition="is-true-formula(msoxl:AND(NOT(ISBLANK(H4)),ISBLANK(G4)))" style:apply-style-name="cf3" style:base-cell-address="Data_Sheet.G4"/>
      <style:map style:condition="is-true-formula(msoxl:AND(NOT(ISBLANK(L4)),ISBLANK(K4)))" style:apply-style-name="cf3" style:base-cell-address="Data_Sheet.K4"/>
      <style:map style:condition="is-true-formula(msoxl:AND(NOT(ISBLANK(L4)),ISBLANK(K4)))" style:apply-style-name="cf3" style:base-cell-address="Data_Sheet.K4"/>
      <style:map style:condition="is-true-formula(msoxl:AND(NOT(ISBLANK(K4)),ISBLANK(J4)))" style:apply-style-name="cf3" style:base-cell-address="Data_Sheet.J4"/>
      <style:map style:condition="is-true-formula(msoxl:AND(NOT(ISBLANK(J4)),ISBLANK(K4)))" style:apply-style-name="cf3" style:base-cell-address="Data_Sheet.K4"/>
      <style:map style:condition="is-true-formula(msoxl:AND(NOT(ISBLANK(L4)),ISBLANK(K4)))" style:apply-style-name="cf3" style:base-cell-address="Data_Sheet.K4"/>
      <style:map style:condition="is-true-formula(msoxl:AND(NOT(ISBLANK(L4)),ISBLANK(K4)))" style:apply-style-name="cf3" style:base-cell-address="Data_Sheet.K4"/>
      <style:map style:condition="is-true-formula(msoxl:AND(NOT(ISBLANK(J4)),ISBLANK(K4)))" style:apply-style-name="cf3" style:base-cell-address="Data_Sheet.K4"/>
      <style:map style:condition="is-true-formula(msoxl:AND(NOT(ISBLANK(L4)),ISBLANK(K4)))" style:apply-style-name="cf3" style:base-cell-address="Data_Sheet.K4"/>
      <style:map style:condition="is-true-formula(msoxl:AND(NOT(ISBLANK(J4)),ISBLANK(K4)))" style:apply-style-name="cf3" style:base-cell-address="Data_Sheet.K4"/>
      <style:map style:condition="is-true-formula(msoxl:AND(NOT(ISBLANK(J4)),ISBLANK(K4)))" style:apply-style-name="cf3" style:base-cell-address="Data_Sheet.K4"/>
      <style:map style:condition="is-true-formula(msoxl:AND(NOT(ISBLANK(J4)),ISBLANK(K4)))" style:apply-style-name="cf3" style:base-cell-address="Data_Sheet.K4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4" style:base-cell-address="Data_Sheet.K5"/>
      <style:map style:condition="is-true-formula(msoxl:AND(NOT(ISBLANK(J5)),ISBLANK(K5)))" style:apply-style-name="cf4" style:base-cell-address="Data_Sheet.K5"/>
      <style:map style:condition="is-true-formula(msoxl:AND(NOT(ISBLANK(J5)),ISBLANK(K5)))" style:apply-style-name="cf4" style:base-cell-address="Data_Sheet.K5"/>
      <style:map style:condition="is-true-formula(msoxl:AND(NOT(ISBLANK(J5)),ISBLANK(K5)))" style:apply-style-name="cf4" style:base-cell-address="Data_Sheet.K5"/>
      <style:map style:condition="is-true-formula(msoxl:AND(NOT(ISBLANK(J5)),ISBLANK(K5)))" style:apply-style-name="cf4" style:base-cell-address="Data_Sheet.K5"/>
      <style:map style:condition="is-true-formula(msoxl:AND(NOT(ISBLANK(J5)),ISBLANK(K5)))" style:apply-style-name="cf3" style:base-cell-address="Data_Sheet.K5"/>
      <style:map style:condition="is-true-formula(msoxl:AND(NOT(ISBLANK(J5)),ISBLANK(K5)))" style:apply-style-name="cf3" style:base-cell-address="Data_Sheet.K5"/>
      <style:map style:condition="is-true-formula(msoxl:AND(NOT(ISBLANK(J5)),ISBLANK(K5)))" style:apply-style-name="cf3" style:base-cell-address="Data_Sheet.K5"/>
      <style:map style:condition="is-true-formula(msoxl:AND(NOT(ISBLANK(J5)),ISBLANK(K5)))" style:apply-style-name="cf3" style:base-cell-address="Data_Sheet.K5"/>
      <style:map style:condition="is-true-formula(msoxl:AND(NOT(ISBLANK(J5)),ISBLANK(K5)))" style:apply-style-name="cf3" style:base-cell-address="Data_Sheet.K5"/>
      <style:map style:condition="is-true-formula(msoxl:AND(NOT(ISBLANK(J5)),ISBLANK(K5)))" style:apply-style-name="cf3" style:base-cell-address="Data_Sheet.K5"/>
      <style:map style:condition="is-true-formula(msoxl:AND(NOT(ISBLANK(L5)),ISBLANK(K5)))" style:apply-style-name="cf3" style:base-cell-address="Data_Sheet.K5"/>
      <style:map style:condition="is-true-formula(msoxl:AND(NOT(ISBLANK(J5)),ISBLANK(K5)))" style:apply-style-name="cf3" style:base-cell-address="Data_Sheet.K5"/>
      <style:map style:condition="is-true-formula(msoxl:AND(NOT(ISBLANK(J5)),ISBLANK(K5)))" style:apply-style-name="cf3" style:base-cell-address="Data_Sheet.K5"/>
      <style:map style:condition="is-true-formula(msoxl:AND(NOT(ISBLANK(J5)),ISBLANK(K5)))" style:apply-style-name="cf3" style:base-cell-address="Data_Sheet.K5"/>
      <style:map style:condition="is-true-formula(msoxl:AND(NOT(ISBLANK(J5)),ISBLANK(K5)))" style:apply-style-name="cf3" style:base-cell-address="Data_Sheet.K5"/>
      <style:map style:condition="is-true-formula(msoxl:AND(NOT(ISBLANK(J5)),ISBLANK(K5)))" style:apply-style-name="cf3" style:base-cell-address="Data_Sheet.K5"/>
      <style:map style:condition="is-true-formula(msoxl:AND(NOT(ISBLANK(J5)),ISBLANK(K5)))" style:apply-style-name="cf3" style:base-cell-address="Data_Sheet.K5"/>
      <style:map style:condition="is-true-formula(msoxl:AND(NOT(ISBLANK(J5)),ISBLANK(K5)))" style:apply-style-name="cf3" style:base-cell-address="Data_Sheet.K5"/>
      <style:map style:condition="is-true-formula(msoxl:AND(NOT(ISBLANK(J5)),ISBLANK(K5)))" style:apply-style-name="cf3" style:base-cell-address="Data_Sheet.K5"/>
      <style:map style:condition="is-true-formula(msoxl:AND(NOT(ISBLANK(J5)),ISBLANK(K5)))" style:apply-style-name="cf3" style:base-cell-address="Data_Sheet.K5"/>
      <style:map style:condition="is-true-formula(msoxl:AND(NOT(ISBLANK(J5)),ISBLANK(K5)))" style:apply-style-name="cf3" style:base-cell-address="Data_Sheet.K5"/>
      <style:map style:condition="is-true-formula(msoxl:AND(NOT(ISBLANK(J5)),ISBLANK(K5)))" style:apply-style-name="cf3" style:base-cell-address="Data_Sheet.K5"/>
      <style:map style:condition="is-true-formula(msoxl:AND(NOT(ISBLANK(J5)),ISBLANK(K5)))" style:apply-style-name="cf3" style:base-cell-address="Data_Sheet.K5"/>
      <style:map style:condition="is-true-formula(msoxl:AND(NOT(ISBLANK(J5)),ISBLANK(K5)))" style:apply-style-name="cf3" style:base-cell-address="Data_Sheet.K5"/>
      <style:map style:condition="is-true-formula(msoxl:AND(NOT(ISBLANK(J5)),ISBLANK(K5)))" style:apply-style-name="cf3" style:base-cell-address="Data_Sheet.K5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4" style:base-cell-address="Data_Sheet.L5"/>
      <style:map style:condition="is-true-formula(msoxl:AND(NOT(ISBLANK(M5)),ISBLANK(L5)))" style:apply-style-name="cf4" style:base-cell-address="Data_Sheet.L5"/>
      <style:map style:condition="is-true-formula(msoxl:AND(NOT(ISBLANK(M5)),ISBLANK(L5)))" style:apply-style-name="cf4" style:base-cell-address="Data_Sheet.L5"/>
      <style:map style:condition="is-true-formula(msoxl:AND(NOT(ISBLANK(M5)),ISBLANK(L5)))" style:apply-style-name="cf4" style:base-cell-address="Data_Sheet.L5"/>
      <style:map style:condition="is-true-formula(msoxl:AND(NOT(ISBLANK(M5)),ISBLANK(L5)))" style:apply-style-name="cf4" style:base-cell-address="Data_Sheet.L5"/>
      <style:map style:condition="is-true-formula(msoxl:AND(NOT(ISBLANK(M5)),ISBLANK(L5)))" style:apply-style-name="cf3" style:base-cell-address="Data_Sheet.L5"/>
      <style:map style:condition="is-true-formula(msoxl:AND(NOT(ISBLANK(M5)),ISBLANK(L5)))" style:apply-style-name="cf3" style:base-cell-address="Data_Sheet.L5"/>
      <style:map style:condition="is-true-formula(msoxl:AND(NOT(ISBLANK(M5)),ISBLANK(L5)))" style:apply-style-name="cf3" style:base-cell-address="Data_Sheet.L5"/>
      <style:map style:condition="is-true-formula(msoxl:AND(NOT(ISBLANK(M5)),ISBLANK(L5)))" style:apply-style-name="cf3" style:base-cell-address="Data_Sheet.L5"/>
      <style:map style:condition="is-true-formula(msoxl:AND(NOT(ISBLANK(M5)),ISBLANK(L5)))" style:apply-style-name="cf3" style:base-cell-address="Data_Sheet.L5"/>
      <style:map style:condition="is-true-formula(msoxl:AND(NOT(ISBLANK(M5)),ISBLANK(L5)))" style:apply-style-name="cf3" style:base-cell-address="Data_Sheet.L5"/>
      <style:map style:condition="is-true-formula(msoxl:AND(NOT(ISBLANK(M5)),ISBLANK(L5)))" style:apply-style-name="cf3" style:base-cell-address="Data_Sheet.L5"/>
      <style:map style:condition="is-true-formula(msoxl:AND(NOT(ISBLANK(M5)),ISBLANK(L5)))" style:apply-style-name="cf3" style:base-cell-address="Data_Sheet.L5"/>
      <style:map style:condition="is-true-formula(msoxl:AND(NOT(ISBLANK(M5)),ISBLANK(L5)))" style:apply-style-name="cf3" style:base-cell-address="Data_Sheet.L5"/>
      <style:map style:condition="is-true-formula(msoxl:AND(NOT(ISBLANK(M5)),ISBLANK(L5)))" style:apply-style-name="cf3" style:base-cell-address="Data_Sheet.L5"/>
      <style:map style:condition="is-true-formula(msoxl:AND(NOT(ISBLANK(M5)),ISBLANK(L5)))" style:apply-style-name="cf3" style:base-cell-address="Data_Sheet.L5"/>
      <style:map style:condition="is-true-formula(msoxl:AND(NOT(ISBLANK(M5)),ISBLANK(L5)))" style:apply-style-name="cf3" style:base-cell-address="Data_Sheet.L5"/>
      <style:map style:condition="is-true-formula(msoxl:AND(NOT(ISBLANK(M5)),ISBLANK(L5)))" style:apply-style-name="cf3" style:base-cell-address="Data_Sheet.L5"/>
      <style:map style:condition="is-true-formula(msoxl:AND(NOT(ISBLANK(M5)),ISBLANK(L5)))" style:apply-style-name="cf3" style:base-cell-address="Data_Sheet.L5"/>
      <style:map style:condition="is-true-formula(msoxl:AND(NOT(ISBLANK(M5)),ISBLANK(L5)))" style:apply-style-name="cf3" style:base-cell-address="Data_Sheet.L5"/>
      <style:map style:condition="is-true-formula(msoxl:AND(NOT(ISBLANK(M5)),ISBLANK(L5)))" style:apply-style-name="cf3" style:base-cell-address="Data_Sheet.L5"/>
      <style:map style:condition="is-true-formula(msoxl:AND(NOT(ISBLANK(M5)),ISBLANK(L5)))" style:apply-style-name="cf3" style:base-cell-address="Data_Sheet.L5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4" style:base-cell-address="Data_Sheet.L6"/>
      <style:map style:condition="is-true-formula(msoxl:AND(NOT(ISBLANK(M6)),ISBLANK(L6)))" style:apply-style-name="cf4" style:base-cell-address="Data_Sheet.L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M6)),ISBLANK(L6)))" style:apply-style-name="cf3" style:base-cell-address="Data_Sheet.L6"/>
      <style:map style:condition="is-true-formula(msoxl:AND(NOT(ISBLANK(M6)),ISBLANK(L6)))" style:apply-style-name="cf3" style:base-cell-address="Data_Sheet.L6"/>
      <style:map style:condition="is-true-formula(msoxl:AND(NOT(ISBLANK(M6)),ISBLANK(L6)))" style:apply-style-name="cf3" style:base-cell-address="Data_Sheet.L6"/>
      <style:map style:condition="is-true-formula(msoxl:AND(NOT(ISBLANK(M6)),ISBLANK(L6)))" style:apply-style-name="cf3" style:base-cell-address="Data_Sheet.L6"/>
      <style:map style:condition="is-true-formula(msoxl:AND(NOT(ISBLANK(M6)),ISBLANK(L6)))" style:apply-style-name="cf3" style:base-cell-address="Data_Sheet.L6"/>
      <style:map style:condition="is-true-formula(msoxl:AND(NOT(ISBLANK(M6)),ISBLANK(L6)))" style:apply-style-name="cf3" style:base-cell-address="Data_Sheet.L6"/>
      <style:map style:condition="is-true-formula(msoxl:AND(NOT(ISBLANK(M6)),ISBLANK(L6)))" style:apply-style-name="cf3" style:base-cell-address="Data_Sheet.L6"/>
      <style:map style:condition="is-true-formula(msoxl:AND(NOT(ISBLANK(M6)),ISBLANK(L6)))" style:apply-style-name="cf3" style:base-cell-address="Data_Sheet.L6"/>
      <style:map style:condition="is-true-formula(msoxl:AND(NOT(ISBLANK(M6)),ISBLANK(L6)))" style:apply-style-name="cf3" style:base-cell-address="Data_Sheet.L6"/>
      <style:map style:condition="is-true-formula(msoxl:AND(NOT(ISBLANK(M6)),ISBLANK(L6)))" style:apply-style-name="cf3" style:base-cell-address="Data_Sheet.L6"/>
      <style:map style:condition="is-true-formula(msoxl:AND(NOT(ISBLANK(M6)),ISBLANK(L6)))" style:apply-style-name="cf3" style:base-cell-address="Data_Sheet.L6"/>
      <style:map style:condition="is-true-formula(msoxl:AND(NOT(ISBLANK(M6)),ISBLANK(L6)))" style:apply-style-name="cf3" style:base-cell-address="Data_Sheet.L6"/>
      <style:map style:condition="is-true-formula(msoxl:AND(NOT(ISBLANK(M6)),ISBLANK(L6)))" style:apply-style-name="cf3" style:base-cell-address="Data_Sheet.L6"/>
      <style:map style:condition="is-true-formula(msoxl:AND(NOT(ISBLANK(M6)),ISBLANK(L6)))" style:apply-style-name="cf3" style:base-cell-address="Data_Sheet.L6"/>
      <style:map style:condition="is-true-formula(msoxl:AND(NOT(ISBLANK(M6)),ISBLANK(L6)))" style:apply-style-name="cf3" style:base-cell-address="Data_Sheet.L6"/>
      <style:map style:condition="is-true-formula(msoxl:AND(NOT(ISBLANK(M6)),ISBLANK(L6)))" style:apply-style-name="cf3" style:base-cell-address="Data_Sheet.L6"/>
      <style:map style:condition="is-true-formula(msoxl:AND(NOT(ISBLANK(M6)),ISBLANK(L6)))" style:apply-style-name="cf3" style:base-cell-address="Data_Sheet.L6"/>
      <style:map style:condition="is-true-formula(msoxl:AND(NOT(ISBLANK(M6)),ISBLANK(L6)))" style:apply-style-name="cf3" style:base-cell-address="Data_Sheet.L6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4" style:base-cell-address="Data_Sheet.K6"/>
      <style:map style:condition="is-true-formula(msoxl:AND(NOT(ISBLANK(J6)),ISBLANK(K6)))" style:apply-style-name="cf4" style:base-cell-address="Data_Sheet.K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E6)),ISBLANK(D6)))" style:apply-style-name="cf4" style:base-cell-address="Data_Sheet.D6"/>
      <style:map style:condition="is-true-formula(msoxl:AND(NOT(ISBLANK(J6)),ISBLANK(K6)))" style:apply-style-name="cf3" style:base-cell-address="Data_Sheet.K6"/>
      <style:map style:condition="is-true-formula(msoxl:AND(NOT(ISBLANK(L6)),ISBLANK(K6)))" style:apply-style-name="cf3" style:base-cell-address="Data_Sheet.K6"/>
      <style:map style:condition="is-true-formula(msoxl:AND(NOT(ISBLANK(L6)),ISBLANK(K6)))" style:apply-style-name="cf3" style:base-cell-address="Data_Sheet.K6"/>
      <style:map style:condition="is-true-formula(msoxl:AND(NOT(ISBLANK(L6)),ISBLANK(K6)))" style:apply-style-name="cf3" style:base-cell-address="Data_Sheet.K6"/>
      <style:map style:condition="is-true-formula(msoxl:AND(NOT(ISBLANK(L6)),ISBLANK(K6)))" style:apply-style-name="cf3" style:base-cell-address="Data_Sheet.K6"/>
      <style:map style:condition="is-true-formula(msoxl:AND(NOT(ISBLANK(L6)),ISBLANK(K6)))" style:apply-style-name="cf3" style:base-cell-address="Data_Sheet.K6"/>
      <style:map style:condition="is-true-formula(msoxl:AND(NOT(ISBLANK(J6)),ISBLANK(K6)))" style:apply-style-name="cf3" style:base-cell-address="Data_Sheet.K6"/>
      <style:map style:condition="is-true-formula(msoxl:AND(NOT(ISBLANK(J6)),ISBLANK(K6)))" style:apply-style-name="cf3" style:base-cell-address="Data_Sheet.K6"/>
      <style:map style:condition="is-true-formula(msoxl:AND(NOT(ISBLANK(J6)),ISBLANK(K6)))" style:apply-style-name="cf3" style:base-cell-address="Data_Sheet.K6"/>
      <style:map style:condition="is-true-formula(msoxl:AND(NOT(ISBLANK(J6)),ISBLANK(K6)))" style:apply-style-name="cf3" style:base-cell-address="Data_Sheet.K6"/>
      <style:map style:condition="is-true-formula(msoxl:AND(NOT(ISBLANK(J6)),ISBLANK(K6)))" style:apply-style-name="cf3" style:base-cell-address="Data_Sheet.K6"/>
      <style:map style:condition="is-true-formula(msoxl:AND(NOT(ISBLANK(J6)),ISBLANK(K6)))" style:apply-style-name="cf3" style:base-cell-address="Data_Sheet.K6"/>
      <style:map style:condition="is-true-formula(msoxl:AND(NOT(ISBLANK(J6)),ISBLANK(K6)))" style:apply-style-name="cf3" style:base-cell-address="Data_Sheet.K6"/>
      <style:map style:condition="is-true-formula(msoxl:AND(NOT(ISBLANK(J6)),ISBLANK(K6)))" style:apply-style-name="cf3" style:base-cell-address="Data_Sheet.K6"/>
      <style:map style:condition="is-true-formula(msoxl:AND(NOT(ISBLANK(J6)),ISBLANK(K6)))" style:apply-style-name="cf3" style:base-cell-address="Data_Sheet.K6"/>
      <style:map style:condition="is-true-formula(msoxl:AND(NOT(ISBLANK(J6)),ISBLANK(K6)))" style:apply-style-name="cf3" style:base-cell-address="Data_Sheet.K6"/>
      <style:map style:condition="is-true-formula(msoxl:AND(NOT(ISBLANK(J6)),ISBLANK(K6)))" style:apply-style-name="cf3" style:base-cell-address="Data_Sheet.K6"/>
      <style:map style:condition="is-true-formula(msoxl:AND(NOT(ISBLANK(L6)),ISBLANK(K6)))" style:apply-style-name="cf3" style:base-cell-address="Data_Sheet.K6"/>
      <style:map style:condition="is-true-formula(msoxl:AND(NOT(ISBLANK(J6)),ISBLANK(K6)))" style:apply-style-name="cf3" style:base-cell-address="Data_Sheet.K6"/>
      <style:map style:condition="is-true-formula(msoxl:AND(NOT(ISBLANK(J6)),ISBLANK(K6)))" style:apply-style-name="cf3" style:base-cell-address="Data_Sheet.K6"/>
      <style:map style:condition="is-true-formula(msoxl:AND(NOT(ISBLANK(J6)),ISBLANK(K6)))" style:apply-style-name="cf3" style:base-cell-address="Data_Sheet.K6"/>
      <style:map style:condition="is-true-formula(msoxl:AND(NOT(ISBLANK(J6)),ISBLANK(K6)))" style:apply-style-name="cf3" style:base-cell-address="Data_Sheet.K6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4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  <style:map style:condition="is-true-formula(msoxl:AND(NOT(ISBLANK(M7)),ISBLANK(L7)))" style:apply-style-name="cf3" style:base-cell-address="Data_Sheet.L7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4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  <style:map style:condition="is-true-formula(msoxl:AND(NOT(ISBLANK(J7)),ISBLANK(K7)))" style:apply-style-name="cf3" style:base-cell-address="Data_Sheet.K7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4" style:base-cell-address="Data_Sheet.K8"/>
      <style:map style:condition="is-true-formula(msoxl:AND(NOT(ISBLANK(J8)),ISBLANK(K8)))" style:apply-style-name="cf4" style:base-cell-address="Data_Sheet.K8"/>
      <style:map style:condition="is-true-formula(msoxl:AND(NOT(ISBLANK(J8)),ISBLANK(K8)))" style:apply-style-name="cf4" style:base-cell-address="Data_Sheet.K8"/>
      <style:map style:condition="is-true-formula(msoxl:AND(NOT(ISBLANK(J7)),ISBLANK(K7)))" style:apply-style-name="cf4" style:base-cell-address="Data_Sheet.K7"/>
      <style:map style:condition="is-true-formula(msoxl:AND(NOT(ISBLANK(J8)),ISBLANK(K8)))" style:apply-style-name="cf3" style:base-cell-address="Data_Sheet.K8"/>
      <style:map style:condition="is-true-formula(msoxl:AND(NOT(ISBLANK(J8)),ISBLANK(K8)))" style:apply-style-name="cf3" style:base-cell-address="Data_Sheet.K8"/>
      <style:map style:condition="is-true-formula(msoxl:AND(NOT(ISBLANK(J8)),ISBLANK(K8)))" style:apply-style-name="cf3" style:base-cell-address="Data_Sheet.K8"/>
      <style:map style:condition="is-true-formula(msoxl:AND(NOT(ISBLANK(J8)),ISBLANK(K8)))" style:apply-style-name="cf3" style:base-cell-address="Data_Sheet.K8"/>
      <style:map style:condition="is-true-formula(msoxl:AND(NOT(ISBLANK(J8)),ISBLANK(K8)))" style:apply-style-name="cf3" style:base-cell-address="Data_Sheet.K8"/>
      <style:map style:condition="is-true-formula(msoxl:AND(NOT(ISBLANK(J8)),ISBLANK(K8)))" style:apply-style-name="cf3" style:base-cell-address="Data_Sheet.K8"/>
      <style:map style:condition="is-true-formula(msoxl:AND(NOT(ISBLANK(J8)),ISBLANK(K8)))" style:apply-style-name="cf3" style:base-cell-address="Data_Sheet.K8"/>
      <style:map style:condition="is-true-formula(msoxl:AND(NOT(ISBLANK(J8)),ISBLANK(K8)))" style:apply-style-name="cf3" style:base-cell-address="Data_Sheet.K8"/>
      <style:map style:condition="is-true-formula(msoxl:AND(NOT(ISBLANK(J8)),ISBLANK(K8)))" style:apply-style-name="cf3" style:base-cell-address="Data_Sheet.K8"/>
      <style:map style:condition="is-true-formula(msoxl:AND(NOT(ISBLANK(J8)),ISBLANK(K8)))" style:apply-style-name="cf3" style:base-cell-address="Data_Sheet.K8"/>
      <style:map style:condition="is-true-formula(msoxl:AND(NOT(ISBLANK(J8)),ISBLANK(K8)))" style:apply-style-name="cf3" style:base-cell-address="Data_Sheet.K8"/>
      <style:map style:condition="is-true-formula(msoxl:AND(NOT(ISBLANK(J8)),ISBLANK(K8)))" style:apply-style-name="cf3" style:base-cell-address="Data_Sheet.K8"/>
      <style:map style:condition="is-true-formula(msoxl:AND(NOT(ISBLANK(J8)),ISBLANK(K8)))" style:apply-style-name="cf3" style:base-cell-address="Data_Sheet.K8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4" style:base-cell-address="Data_Sheet.K9"/>
      <style:map style:condition="is-true-formula(msoxl:AND(NOT(ISBLANK(J9)),ISBLANK(K9)))" style:apply-style-name="cf4" style:base-cell-address="Data_Sheet.K9"/>
      <style:map style:condition="is-true-formula(msoxl:AND(NOT(ISBLANK(J9)),ISBLANK(K9)))" style:apply-style-name="cf4" style:base-cell-address="Data_Sheet.K9"/>
      <style:map style:condition="is-true-formula(msoxl:AND(NOT(ISBLANK(J9)),ISBLANK(K9)))" style:apply-style-name="cf4" style:base-cell-address="Data_Sheet.K9"/>
      <style:map style:condition="is-true-formula(msoxl:AND(NOT(ISBLANK(J7)),ISBLANK(K7)))" style:apply-style-name="cf4" style:base-cell-address="Data_Sheet.K7"/>
      <style:map style:condition="is-true-formula(msoxl:AND(NOT(ISBLANK(J9)),ISBLANK(K9)))" style:apply-style-name="cf3" style:base-cell-address="Data_Sheet.K9"/>
      <style:map style:condition="is-true-formula(msoxl:AND(NOT(ISBLANK(J9)),ISBLANK(K9)))" style:apply-style-name="cf3" style:base-cell-address="Data_Sheet.K9"/>
      <style:map style:condition="is-true-formula(msoxl:AND(NOT(ISBLANK(J9)),ISBLANK(K9)))" style:apply-style-name="cf3" style:base-cell-address="Data_Sheet.K9"/>
      <style:map style:condition="is-true-formula(msoxl:AND(NOT(ISBLANK(J9)),ISBLANK(K9)))" style:apply-style-name="cf3" style:base-cell-address="Data_Sheet.K9"/>
      <style:map style:condition="is-true-formula(msoxl:AND(NOT(ISBLANK(J9)),ISBLANK(K9)))" style:apply-style-name="cf3" style:base-cell-address="Data_Sheet.K9"/>
      <style:map style:condition="is-true-formula(msoxl:AND(NOT(ISBLANK(J9)),ISBLANK(K9)))" style:apply-style-name="cf3" style:base-cell-address="Data_Sheet.K9"/>
      <style:map style:condition="is-true-formula(msoxl:AND(NOT(ISBLANK(J9)),ISBLANK(K9)))" style:apply-style-name="cf3" style:base-cell-address="Data_Sheet.K9"/>
      <style:map style:condition="is-true-formula(msoxl:AND(NOT(ISBLANK(J9)),ISBLANK(K9)))" style:apply-style-name="cf3" style:base-cell-address="Data_Sheet.K9"/>
      <style:map style:condition="is-true-formula(msoxl:AND(NOT(ISBLANK(J9)),ISBLANK(K9)))" style:apply-style-name="cf3" style:base-cell-address="Data_Sheet.K9"/>
      <style:map style:condition="is-true-formula(msoxl:AND(NOT(ISBLANK(J9)),ISBLANK(K9)))" style:apply-style-name="cf3" style:base-cell-address="Data_Sheet.K9"/>
      <style:map style:condition="is-true-formula(msoxl:AND(NOT(ISBLANK(J9)),ISBLANK(K9)))" style:apply-style-name="cf3" style:base-cell-address="Data_Sheet.K9"/>
      <style:map style:condition="is-true-formula(msoxl:AND(NOT(ISBLANK(J9)),ISBLANK(K9)))" style:apply-style-name="cf3" style:base-cell-address="Data_Sheet.K9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4" style:base-cell-address="Data_Sheet.L9"/>
      <style:map style:condition="is-true-formula(msoxl:AND(NOT(ISBLANK(M9)),ISBLANK(L9)))" style:apply-style-name="cf4" style:base-cell-address="Data_Sheet.L9"/>
      <style:map style:condition="is-true-formula(msoxl:AND(NOT(ISBLANK(M9)),ISBLANK(L9)))" style:apply-style-name="cf4" style:base-cell-address="Data_Sheet.L9"/>
      <style:map style:condition="is-true-formula(msoxl:AND(NOT(ISBLANK(M9)),ISBLANK(L9)))" style:apply-style-name="cf4" style:base-cell-address="Data_Sheet.L9"/>
      <style:map style:condition="is-true-formula(msoxl:AND(NOT(ISBLANK(M7)),ISBLANK(L7)))" style:apply-style-name="cf4" style:base-cell-address="Data_Sheet.L7"/>
      <style:map style:condition="is-true-formula(msoxl:AND(NOT(ISBLANK(M9)),ISBLANK(L9)))" style:apply-style-name="cf3" style:base-cell-address="Data_Sheet.L9"/>
      <style:map style:condition="is-true-formula(msoxl:AND(NOT(ISBLANK(M9)),ISBLANK(L9)))" style:apply-style-name="cf3" style:base-cell-address="Data_Sheet.L9"/>
      <style:map style:condition="is-true-formula(msoxl:AND(NOT(ISBLANK(M9)),ISBLANK(L9)))" style:apply-style-name="cf3" style:base-cell-address="Data_Sheet.L9"/>
      <style:map style:condition="is-true-formula(msoxl:AND(NOT(ISBLANK(M9)),ISBLANK(L9)))" style:apply-style-name="cf3" style:base-cell-address="Data_Sheet.L9"/>
      <style:map style:condition="is-true-formula(msoxl:AND(NOT(ISBLANK(M9)),ISBLANK(L9)))" style:apply-style-name="cf3" style:base-cell-address="Data_Sheet.L9"/>
      <style:map style:condition="is-true-formula(msoxl:AND(NOT(ISBLANK(M9)),ISBLANK(L9)))" style:apply-style-name="cf3" style:base-cell-address="Data_Sheet.L9"/>
      <style:map style:condition="is-true-formula(msoxl:AND(NOT(ISBLANK(M9)),ISBLANK(L9)))" style:apply-style-name="cf3" style:base-cell-address="Data_Sheet.L9"/>
      <style:map style:condition="is-true-formula(msoxl:AND(NOT(ISBLANK(M9)),ISBLANK(L9)))" style:apply-style-name="cf3" style:base-cell-address="Data_Sheet.L9"/>
      <style:map style:condition="is-true-formula(msoxl:AND(NOT(ISBLANK(M9)),ISBLANK(L9)))" style:apply-style-name="cf3" style:base-cell-address="Data_Sheet.L9"/>
      <style:map style:condition="is-true-formula(msoxl:AND(NOT(ISBLANK(M9)),ISBLANK(L9)))" style:apply-style-name="cf3" style:base-cell-address="Data_Sheet.L9"/>
      <style:map style:condition="is-true-formula(msoxl:AND(NOT(ISBLANK(M9)),ISBLANK(L9)))" style:apply-style-name="cf3" style:base-cell-address="Data_Sheet.L9"/>
      <style:map style:condition="is-true-formula(msoxl:AND(NOT(ISBLANK(M9)),ISBLANK(L9)))" style:apply-style-name="cf3" style:base-cell-address="Data_Sheet.L9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4" style:base-cell-address="Data_Sheet.L8"/>
      <style:map style:condition="is-true-formula(msoxl:AND(NOT(ISBLANK(M8)),ISBLANK(L8)))" style:apply-style-name="cf4" style:base-cell-address="Data_Sheet.L8"/>
      <style:map style:condition="is-true-formula(msoxl:AND(NOT(ISBLANK(M8)),ISBLANK(L8)))" style:apply-style-name="cf4" style:base-cell-address="Data_Sheet.L8"/>
      <style:map style:condition="is-true-formula(msoxl:AND(NOT(ISBLANK(M7)),ISBLANK(L7)))" style:apply-style-name="cf4" style:base-cell-address="Data_Sheet.L7"/>
      <style:map style:condition="is-true-formula(msoxl:AND(NOT(ISBLANK(M8)),ISBLANK(L8)))" style:apply-style-name="cf3" style:base-cell-address="Data_Sheet.L8"/>
      <style:map style:condition="is-true-formula(msoxl:AND(NOT(ISBLANK(M8)),ISBLANK(L8)))" style:apply-style-name="cf3" style:base-cell-address="Data_Sheet.L8"/>
      <style:map style:condition="is-true-formula(msoxl:AND(NOT(ISBLANK(M8)),ISBLANK(L8)))" style:apply-style-name="cf3" style:base-cell-address="Data_Sheet.L8"/>
      <style:map style:condition="is-true-formula(msoxl:AND(NOT(ISBLANK(M8)),ISBLANK(L8)))" style:apply-style-name="cf3" style:base-cell-address="Data_Sheet.L8"/>
      <style:map style:condition="is-true-formula(msoxl:AND(NOT(ISBLANK(M8)),ISBLANK(L8)))" style:apply-style-name="cf3" style:base-cell-address="Data_Sheet.L8"/>
      <style:map style:condition="is-true-formula(msoxl:AND(NOT(ISBLANK(M8)),ISBLANK(L8)))" style:apply-style-name="cf3" style:base-cell-address="Data_Sheet.L8"/>
      <style:map style:condition="is-true-formula(msoxl:AND(NOT(ISBLANK(M8)),ISBLANK(L8)))" style:apply-style-name="cf3" style:base-cell-address="Data_Sheet.L8"/>
      <style:map style:condition="is-true-formula(msoxl:AND(NOT(ISBLANK(M8)),ISBLANK(L8)))" style:apply-style-name="cf3" style:base-cell-address="Data_Sheet.L8"/>
      <style:map style:condition="is-true-formula(msoxl:AND(NOT(ISBLANK(M8)),ISBLANK(L8)))" style:apply-style-name="cf3" style:base-cell-address="Data_Sheet.L8"/>
      <style:map style:condition="is-true-formula(msoxl:AND(NOT(ISBLANK(M8)),ISBLANK(L8)))" style:apply-style-name="cf3" style:base-cell-address="Data_Sheet.L8"/>
      <style:map style:condition="is-true-formula(msoxl:AND(NOT(ISBLANK(M8)),ISBLANK(L8)))" style:apply-style-name="cf3" style:base-cell-address="Data_Sheet.L8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4" style:base-cell-address="Data_Sheet.T8"/>
      <style:map style:condition="is-true-formula(msoxl:AND(NOT(ISBLANK(U8)),ISBLANK(T8)))" style:apply-style-name="cf4" style:base-cell-address="Data_Sheet.T8"/>
      <style:map style:condition="is-true-formula(msoxl:AND(NOT(ISBLANK(U8)),ISBLANK(T8)))" style:apply-style-name="cf4" style:base-cell-address="Data_Sheet.T8"/>
      <style:map style:condition="is-true-formula(msoxl:AND(NOT(ISBLANK(U4)),ISBLANK(T4)))" style:apply-style-name="cf4" style:base-cell-address="Data_Sheet.T4"/>
      <style:map style:condition="is-true-formula(msoxl:AND(NOT(ISBLANK(U8)),ISBLANK(T8)))" style:apply-style-name="cf3" style:base-cell-address="Data_Sheet.T8"/>
      <style:map style:condition="is-true-formula(msoxl:AND(NOT(ISBLANK(U8)),ISBLANK(T8)))" style:apply-style-name="cf3" style:base-cell-address="Data_Sheet.T8"/>
      <style:map style:condition="is-true-formula(msoxl:AND(NOT(ISBLANK(U8)),ISBLANK(T8)))" style:apply-style-name="cf3" style:base-cell-address="Data_Sheet.T8"/>
      <style:map style:condition="is-true-formula(msoxl:AND(NOT(ISBLANK(U6)),ISBLANK(T6)))" style:apply-style-name="cf3" style:base-cell-address="Data_Sheet.T6"/>
      <style:map style:condition="is-true-formula(msoxl:AND(NOT(ISBLANK(U8)),ISBLANK(T8)))" style:apply-style-name="cf3" style:base-cell-address="Data_Sheet.T8"/>
      <style:map style:condition="is-true-formula(msoxl:AND(NOT(ISBLANK(U8)),ISBLANK(T8)))" style:apply-style-name="cf3" style:base-cell-address="Data_Sheet.T8"/>
      <style:map style:condition="is-true-formula(msoxl:AND(NOT(ISBLANK(U8)),ISBLANK(T8)))" style:apply-style-name="cf3" style:base-cell-address="Data_Sheet.T8"/>
      <style:map style:condition="is-true-formula(msoxl:AND(NOT(ISBLANK(U8)),ISBLANK(T8)))" style:apply-style-name="cf3" style:base-cell-address="Data_Sheet.T8"/>
      <style:map style:condition="is-true-formula(msoxl:AND(NOT(ISBLANK(U8)),ISBLANK(T8)))" style:apply-style-name="cf3" style:base-cell-address="Data_Sheet.T8"/>
      <style:map style:condition="is-true-formula(msoxl:AND(NOT(ISBLANK(U8)),ISBLANK(T8)))" style:apply-style-name="cf3" style:base-cell-address="Data_Sheet.T8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4" style:base-cell-address="Data_Sheet.U8"/>
      <style:map style:condition="is-true-formula(msoxl:AND(NOT(ISBLANK(T8)),ISBLANK(U8)))" style:apply-style-name="cf4" style:base-cell-address="Data_Sheet.U8"/>
      <style:map style:condition="is-true-formula(msoxl:AND(NOT(ISBLANK(T8)),ISBLANK(U8)))" style:apply-style-name="cf4" style:base-cell-address="Data_Sheet.U8"/>
      <style:map style:condition="is-true-formula(msoxl:AND(NOT(ISBLANK(T4)),ISBLANK(U4)))" style:apply-style-name="cf4" style:base-cell-address="Data_Sheet.U4"/>
      <style:map style:condition="is-true-formula(msoxl:AND(NOT(ISBLANK(T8)),ISBLANK(U8)))" style:apply-style-name="cf3" style:base-cell-address="Data_Sheet.U8"/>
      <style:map style:condition="is-true-formula(msoxl:AND(NOT(ISBLANK(T8)),ISBLANK(U8)))" style:apply-style-name="cf3" style:base-cell-address="Data_Sheet.U8"/>
      <style:map style:condition="is-true-formula(msoxl:AND(NOT(ISBLANK(T8)),ISBLANK(U8)))" style:apply-style-name="cf3" style:base-cell-address="Data_Sheet.U8"/>
      <style:map style:condition="is-true-formula(msoxl:AND(NOT(ISBLANK(T8)),ISBLANK(U8)))" style:apply-style-name="cf3" style:base-cell-address="Data_Sheet.U8"/>
      <style:map style:condition="is-true-formula(msoxl:AND(NOT(ISBLANK(T8)),ISBLANK(U8)))" style:apply-style-name="cf3" style:base-cell-address="Data_Sheet.U8"/>
      <style:map style:condition="is-true-formula(msoxl:AND(NOT(ISBLANK(T8)),ISBLANK(U8)))" style:apply-style-name="cf3" style:base-cell-address="Data_Sheet.U8"/>
      <style:map style:condition="is-true-formula(msoxl:AND(NOT(ISBLANK(T8)),ISBLANK(U8)))" style:apply-style-name="cf3" style:base-cell-address="Data_Sheet.U8"/>
      <style:map style:condition="is-true-formula(msoxl:AND(NOT(ISBLANK(T8)),ISBLANK(U8)))" style:apply-style-name="cf3" style:base-cell-address="Data_Sheet.U8"/>
      <style:map style:condition="is-true-formula(msoxl:AND(NOT(ISBLANK(T8)),ISBLANK(U8)))" style:apply-style-name="cf3" style:base-cell-address="Data_Sheet.U8"/>
      <style:map style:condition="is-true-formula(msoxl:AND(NOT(ISBLANK(T8)),ISBLANK(U8)))" style:apply-style-name="cf3" style:base-cell-address="Data_Sheet.U8"/>
      <style:map style:condition="is-true-formula(msoxl:AND(NOT(ISBLANK(T8)),ISBLANK(U8)))" style:apply-style-name="cf3" style:base-cell-address="Data_Sheet.U8"/>
      <style:map style:condition="is-true-formula(msoxl:AND(NOT(ISBLANK(T8)),ISBLANK(U8)))" style:apply-style-name="cf3" style:base-cell-address="Data_Sheet.U8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4" style:base-cell-address="Data_Sheet.U4"/>
      <style:map style:condition="is-true-formula(msoxl:AND(NOT(ISBLANK(T6)),ISBLANK(U6)))" style:apply-style-name="cf3" style:base-cell-address="Data_Sheet.U6"/>
      <style:map style:condition="is-true-formula(msoxl:AND(NOT(ISBLANK(T9)),ISBLANK(U9)))" style:apply-style-name="cf3" style:base-cell-address="Data_Sheet.U9"/>
      <style:map style:condition="is-true-formula(msoxl:AND(NOT(ISBLANK(T9)),ISBLANK(U9)))" style:apply-style-name="cf3" style:base-cell-address="Data_Sheet.U9"/>
      <style:map style:condition="is-true-formula(msoxl:AND(NOT(ISBLANK(T9)),ISBLANK(U9)))" style:apply-style-name="cf3" style:base-cell-address="Data_Sheet.U9"/>
      <style:map style:condition="is-true-formula(msoxl:AND(NOT(ISBLANK(T9)),ISBLANK(U9)))" style:apply-style-name="cf3" style:base-cell-address="Data_Sheet.U9"/>
      <style:map style:condition="is-true-formula(msoxl:AND(NOT(ISBLANK(T9)),ISBLANK(U9)))" style:apply-style-name="cf3" style:base-cell-address="Data_Sheet.U9"/>
      <style:map style:condition="is-true-formula(msoxl:AND(NOT(ISBLANK(T9)),ISBLANK(U9)))" style:apply-style-name="cf3" style:base-cell-address="Data_Sheet.U9"/>
      <style:map style:condition="is-true-formula(msoxl:AND(NOT(ISBLANK(T9)),ISBLANK(U9)))" style:apply-style-name="cf3" style:base-cell-address="Data_Sheet.U9"/>
      <style:map style:condition="is-true-formula(msoxl:AND(NOT(ISBLANK(T9)),ISBLANK(U9)))" style:apply-style-name="cf3" style:base-cell-address="Data_Sheet.U9"/>
      <style:map style:condition="is-true-formula(msoxl:AND(NOT(ISBLANK(T9)),ISBLANK(U9)))" style:apply-style-name="cf3" style:base-cell-address="Data_Sheet.U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4" style:base-cell-address="Data_Sheet.V8"/>
      <style:map style:condition="is-true-formula(msoxl:AND(NOT(ISBLANK(W8)),ISBLANK(V8)))" style:apply-style-name="cf4" style:base-cell-address="Data_Sheet.V8"/>
      <style:map style:condition="is-true-formula(msoxl:AND(NOT(ISBLANK(W8)),ISBLANK(V8)))" style:apply-style-name="cf4" style:base-cell-address="Data_Sheet.V8"/>
      <style:map style:condition="is-true-formula(msoxl:AND(NOT(ISBLANK(W4)),ISBLANK(V4)))" style:apply-style-name="cf4" style:base-cell-address="Data_Sheet.V4"/>
      <style:map style:condition="is-true-formula(msoxl:AND(NOT(ISBLANK(W8)),ISBLANK(V8)))" style:apply-style-name="cf3" style:base-cell-address="Data_Sheet.V8"/>
      <style:map style:condition="is-true-formula(msoxl:AND(NOT(ISBLANK(W8)),ISBLANK(V8)))" style:apply-style-name="cf3" style:base-cell-address="Data_Sheet.V8"/>
      <style:map style:condition="is-true-formula(msoxl:AND(NOT(ISBLANK(W8)),ISBLANK(V8)))" style:apply-style-name="cf3" style:base-cell-address="Data_Sheet.V8"/>
      <style:map style:condition="is-true-formula(msoxl:AND(NOT(ISBLANK(W8)),ISBLANK(V8)))" style:apply-style-name="cf3" style:base-cell-address="Data_Sheet.V8"/>
      <style:map style:condition="is-true-formula(msoxl:AND(NOT(ISBLANK(W8)),ISBLANK(V8)))" style:apply-style-name="cf3" style:base-cell-address="Data_Sheet.V8"/>
      <style:map style:condition="is-true-formula(msoxl:AND(NOT(ISBLANK(W8)),ISBLANK(V8)))" style:apply-style-name="cf3" style:base-cell-address="Data_Sheet.V8"/>
      <style:map style:condition="is-true-formula(msoxl:AND(NOT(ISBLANK(W8)),ISBLANK(V8)))" style:apply-style-name="cf3" style:base-cell-address="Data_Sheet.V8"/>
      <style:map style:condition="is-true-formula(msoxl:AND(NOT(ISBLANK(W8)),ISBLANK(V8)))" style:apply-style-name="cf3" style:base-cell-address="Data_Sheet.V8"/>
      <style:map style:condition="is-true-formula(msoxl:AND(NOT(ISBLANK(W8)),ISBLANK(V8)))" style:apply-style-name="cf3" style:base-cell-address="Data_Sheet.V8"/>
      <style:map style:condition="is-true-formula(msoxl:AND(NOT(ISBLANK(W8)),ISBLANK(V8)))" style:apply-style-name="cf3" style:base-cell-address="Data_Sheet.V8"/>
      <style:map style:condition="is-true-formula(msoxl:AND(NOT(ISBLANK(W8)),ISBLANK(V8)))" style:apply-style-name="cf3" style:base-cell-address="Data_Sheet.V8"/>
      <style:map style:condition="is-true-formula(msoxl:AND(NOT(ISBLANK(W8)),ISBLANK(V8)))" style:apply-style-name="cf3" style:base-cell-address="Data_Sheet.V8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4" style:base-cell-address="Data_Sheet.V4"/>
      <style:map style:condition="is-true-formula(msoxl:AND(NOT(ISBLANK(W6)),ISBLANK(V6)))" style:apply-style-name="cf3" style:base-cell-address="Data_Sheet.V6"/>
      <style:map style:condition="is-true-formula(msoxl:AND(NOT(ISBLANK(W9)),ISBLANK(V9)))" style:apply-style-name="cf3" style:base-cell-address="Data_Sheet.V9"/>
      <style:map style:condition="is-true-formula(msoxl:AND(NOT(ISBLANK(W9)),ISBLANK(V9)))" style:apply-style-name="cf3" style:base-cell-address="Data_Sheet.V9"/>
      <style:map style:condition="is-true-formula(msoxl:AND(NOT(ISBLANK(W9)),ISBLANK(V9)))" style:apply-style-name="cf3" style:base-cell-address="Data_Sheet.V9"/>
      <style:map style:condition="is-true-formula(msoxl:AND(NOT(ISBLANK(W9)),ISBLANK(V9)))" style:apply-style-name="cf3" style:base-cell-address="Data_Sheet.V9"/>
      <style:map style:condition="is-true-formula(msoxl:AND(NOT(ISBLANK(W9)),ISBLANK(V9)))" style:apply-style-name="cf3" style:base-cell-address="Data_Sheet.V9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4" style:base-cell-address="Data_Sheet.T5"/>
      <style:map style:condition="is-true-formula(msoxl:AND(NOT(ISBLANK(U5)),ISBLANK(T5)))" style:apply-style-name="cf4" style:base-cell-address="Data_Sheet.T5"/>
      <style:map style:condition="is-true-formula(msoxl:AND(NOT(ISBLANK(U5)),ISBLANK(T5)))" style:apply-style-name="cf4" style:base-cell-address="Data_Sheet.T5"/>
      <style:map style:condition="is-true-formula(msoxl:AND(NOT(ISBLANK(U4)),ISBLANK(T4)))" style:apply-style-name="cf4" style:base-cell-address="Data_Sheet.T4"/>
      <style:map style:condition="is-true-formula(msoxl:AND(NOT(ISBLANK(U5)),ISBLANK(T5)))" style:apply-style-name="cf3" style:base-cell-address="Data_Sheet.T5"/>
      <style:map style:condition="is-true-formula(msoxl:AND(NOT(ISBLANK(U5)),ISBLANK(T5)))" style:apply-style-name="cf3" style:base-cell-address="Data_Sheet.T5"/>
      <style:map style:condition="is-true-formula(msoxl:AND(NOT(ISBLANK(U5)),ISBLANK(T5)))" style:apply-style-name="cf3" style:base-cell-address="Data_Sheet.T5"/>
      <style:map style:condition="is-true-formula(msoxl:AND(NOT(ISBLANK(U5)),ISBLANK(T5)))" style:apply-style-name="cf3" style:base-cell-address="Data_Sheet.T5"/>
      <style:map style:condition="is-true-formula(msoxl:AND(NOT(ISBLANK(U5)),ISBLANK(T5)))" style:apply-style-name="cf3" style:base-cell-address="Data_Sheet.T5"/>
      <style:map style:condition="is-true-formula(msoxl:AND(NOT(ISBLANK(U5)),ISBLANK(T5)))" style:apply-style-name="cf3" style:base-cell-address="Data_Sheet.T5"/>
      <style:map style:condition="is-true-formula(msoxl:AND(NOT(ISBLANK(U5)),ISBLANK(T5)))" style:apply-style-name="cf3" style:base-cell-address="Data_Sheet.T5"/>
      <style:map style:condition="is-true-formula(msoxl:AND(NOT(ISBLANK(U5)),ISBLANK(T5)))" style:apply-style-name="cf3" style:base-cell-address="Data_Sheet.T5"/>
      <style:map style:condition="is-true-formula(msoxl:AND(NOT(ISBLANK(U5)),ISBLANK(T5)))" style:apply-style-name="cf3" style:base-cell-address="Data_Sheet.T5"/>
      <style:map style:condition="is-true-formula(msoxl:AND(NOT(ISBLANK(U5)),ISBLANK(T5)))" style:apply-style-name="cf3" style:base-cell-address="Data_Sheet.T5"/>
      <style:map style:condition="is-true-formula(msoxl:AND(NOT(ISBLANK(U5)),ISBLANK(T5)))" style:apply-style-name="cf3" style:base-cell-address="Data_Sheet.T5"/>
      <style:map style:condition="is-true-formula(msoxl:AND(NOT(ISBLANK(U5)),ISBLANK(T5)))" style:apply-style-name="cf3" style:base-cell-address="Data_Sheet.T5"/>
      <style:map style:condition="is-true-formula(msoxl:AND(NOT(ISBLANK(U5)),ISBLANK(T5)))" style:apply-style-name="cf3" style:base-cell-address="Data_Sheet.T5"/>
      <style:map style:condition="is-true-formula(msoxl:AND(NOT(ISBLANK(U5)),ISBLANK(T5)))" style:apply-style-name="cf3" style:base-cell-address="Data_Sheet.T5"/>
      <style:map style:condition="is-true-formula(msoxl:AND(NOT(ISBLANK(U5)),ISBLANK(T5)))" style:apply-style-name="cf3" style:base-cell-address="Data_Sheet.T5"/>
      <style:map style:condition="is-true-formula(msoxl:AND(NOT(ISBLANK(U5)),ISBLANK(T5)))" style:apply-style-name="cf3" style:base-cell-address="Data_Sheet.T5"/>
      <style:map style:condition="is-true-formula(msoxl:AND(NOT(ISBLANK(U5)),ISBLANK(T5)))" style:apply-style-name="cf3" style:base-cell-address="Data_Sheet.T5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4" style:base-cell-address="Data_Sheet.T4"/>
      <style:map style:condition="is-true-formula(msoxl:AND(NOT(ISBLANK(U6)),ISBLANK(T6)))" style:apply-style-name="cf3" style:base-cell-address="Data_Sheet.T6"/>
      <style:map style:condition="is-true-formula(msoxl:AND(NOT(ISBLANK(U7)),ISBLANK(T7)))" style:apply-style-name="cf3" style:base-cell-address="Data_Sheet.T7"/>
      <style:map style:condition="is-true-formula(msoxl:AND(NOT(ISBLANK(U7)),ISBLANK(T7)))" style:apply-style-name="cf3" style:base-cell-address="Data_Sheet.T7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4" style:base-cell-address="Data_Sheet.T6"/>
      <style:map style:condition="is-true-formula(msoxl:AND(NOT(ISBLANK(U6)),ISBLANK(T6)))" style:apply-style-name="cf4" style:base-cell-address="Data_Sheet.T6"/>
      <style:map style:condition="is-true-formula(msoxl:AND(NOT(ISBLANK(U6)),ISBLANK(T6)))" style:apply-style-name="cf4" style:base-cell-address="Data_Sheet.T6"/>
      <style:map style:condition="is-true-formula(msoxl:AND(NOT(ISBLANK(U6)),ISBLANK(T6)))" style:apply-style-name="cf4" style:base-cell-address="Data_Sheet.T6"/>
      <style:map style:condition="is-true-formula(msoxl:AND(NOT(ISBLANK(U4)),ISBLANK(T4)))" style:apply-style-name="cf4" style:base-cell-address="Data_Sheet.T4"/>
      <style:map style:condition="is-true-formula(msoxl:AND(NOT(ISBLANK(U6)),ISBLANK(T6)))" style:apply-style-name="cf3" style:base-cell-address="Data_Sheet.T6"/>
      <style:map style:condition="is-true-formula(msoxl:AND(NOT(ISBLANK(U6)),ISBLANK(T6)))" style:apply-style-name="cf3" style:base-cell-address="Data_Sheet.T6"/>
      <style:map style:condition="is-true-formula(msoxl:AND(NOT(ISBLANK(U6)),ISBLANK(T6)))" style:apply-style-name="cf3" style:base-cell-address="Data_Sheet.T6"/>
      <style:map style:condition="is-true-formula(msoxl:AND(NOT(ISBLANK(U6)),ISBLANK(T6)))" style:apply-style-name="cf3" style:base-cell-address="Data_Sheet.T6"/>
      <style:map style:condition="is-true-formula(msoxl:AND(NOT(ISBLANK(U6)),ISBLANK(T6)))" style:apply-style-name="cf3" style:base-cell-address="Data_Sheet.T6"/>
      <style:map style:condition="is-true-formula(msoxl:AND(NOT(ISBLANK(U6)),ISBLANK(T6)))" style:apply-style-name="cf3" style:base-cell-address="Data_Sheet.T6"/>
      <style:map style:condition="is-true-formula(msoxl:AND(NOT(ISBLANK(U6)),ISBLANK(T6)))" style:apply-style-name="cf3" style:base-cell-address="Data_Sheet.T6"/>
      <style:map style:condition="is-true-formula(msoxl:AND(NOT(ISBLANK(U6)),ISBLANK(T6)))" style:apply-style-name="cf3" style:base-cell-address="Data_Sheet.T6"/>
      <style:map style:condition="is-true-formula(msoxl:AND(NOT(ISBLANK(U6)),ISBLANK(T6)))" style:apply-style-name="cf3" style:base-cell-address="Data_Sheet.T6"/>
      <style:map style:condition="is-true-formula(msoxl:AND(NOT(ISBLANK(U6)),ISBLANK(T6)))" style:apply-style-name="cf3" style:base-cell-address="Data_Sheet.T6"/>
      <style:map style:condition="is-true-formula(msoxl:AND(NOT(ISBLANK(U6)),ISBLANK(T6)))" style:apply-style-name="cf3" style:base-cell-address="Data_Sheet.T6"/>
      <style:map style:condition="is-true-formula(msoxl:AND(NOT(ISBLANK(U6)),ISBLANK(T6)))" style:apply-style-name="cf3" style:base-cell-address="Data_Sheet.T6"/>
      <style:map style:condition="is-true-formula(msoxl:AND(NOT(ISBLANK(U6)),ISBLANK(T6)))" style:apply-style-name="cf3" style:base-cell-address="Data_Sheet.T6"/>
      <style:map style:condition="is-true-formula(msoxl:AND(NOT(ISBLANK(U6)),ISBLANK(T6)))" style:apply-style-name="cf3" style:base-cell-address="Data_Sheet.T6"/>
      <style:map style:condition="is-true-formula(msoxl:AND(NOT(ISBLANK(U6)),ISBLANK(T6)))" style:apply-style-name="cf3" style:base-cell-address="Data_Sheet.T6"/>
      <style:map style:condition="is-true-formula(msoxl:AND(NOT(ISBLANK(U6)),ISBLANK(T6)))" style:apply-style-name="cf3" style:base-cell-address="Data_Sheet.T6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4" style:base-cell-address="Data_Sheet.U4"/>
      <style:map style:condition="is-true-formula(msoxl:AND(NOT(ISBLANK(T6)),ISBLANK(U6)))" style:apply-style-name="cf3" style:base-cell-address="Data_Sheet.U6"/>
      <style:map style:condition="is-true-formula(msoxl:AND(NOT(ISBLANK(T7)),ISBLANK(U7)))" style:apply-style-name="cf3" style:base-cell-address="Data_Sheet.U7"/>
      <style:map style:condition="is-true-formula(msoxl:AND(NOT(ISBLANK(T7)),ISBLANK(U7)))" style:apply-style-name="cf3" style:base-cell-address="Data_Sheet.U7"/>
      <style:map style:condition="is-true-formula(msoxl:AND(NOT(ISBLANK(T7)),ISBLANK(U7)))" style:apply-style-name="cf3" style:base-cell-address="Data_Sheet.U7"/>
      <style:map style:condition="is-true-formula(msoxl:AND(NOT(ISBLANK(T7)),ISBLANK(U7)))" style:apply-style-name="cf3" style:base-cell-address="Data_Sheet.U7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4" style:base-cell-address="Data_Sheet.U6"/>
      <style:map style:condition="is-true-formula(msoxl:AND(NOT(ISBLANK(T6)),ISBLANK(U6)))" style:apply-style-name="cf4" style:base-cell-address="Data_Sheet.U6"/>
      <style:map style:condition="is-true-formula(msoxl:AND(NOT(ISBLANK(T6)),ISBLANK(U6)))" style:apply-style-name="cf4" style:base-cell-address="Data_Sheet.U6"/>
      <style:map style:condition="is-true-formula(msoxl:AND(NOT(ISBLANK(T6)),ISBLANK(U6)))" style:apply-style-name="cf4" style:base-cell-address="Data_Sheet.U6"/>
      <style:map style:condition="is-true-formula(msoxl:AND(NOT(ISBLANK(T4)),ISBLANK(U4)))" style:apply-style-name="cf4" style:base-cell-address="Data_Sheet.U4"/>
      <style:map style:condition="is-true-formula(msoxl:AND(NOT(ISBLANK(T6)),ISBLANK(U6)))" style:apply-style-name="cf3" style:base-cell-address="Data_Sheet.U6"/>
      <style:map style:condition="is-true-formula(msoxl:AND(NOT(ISBLANK(T6)),ISBLANK(U6)))" style:apply-style-name="cf3" style:base-cell-address="Data_Sheet.U6"/>
      <style:map style:condition="is-true-formula(msoxl:AND(NOT(ISBLANK(T6)),ISBLANK(U6)))" style:apply-style-name="cf3" style:base-cell-address="Data_Sheet.U6"/>
      <style:map style:condition="is-true-formula(msoxl:AND(NOT(ISBLANK(T6)),ISBLANK(U6)))" style:apply-style-name="cf3" style:base-cell-address="Data_Sheet.U6"/>
      <style:map style:condition="is-true-formula(msoxl:AND(NOT(ISBLANK(T6)),ISBLANK(U6)))" style:apply-style-name="cf3" style:base-cell-address="Data_Sheet.U6"/>
      <style:map style:condition="is-true-formula(msoxl:AND(NOT(ISBLANK(T6)),ISBLANK(U6)))" style:apply-style-name="cf3" style:base-cell-address="Data_Sheet.U6"/>
      <style:map style:condition="is-true-formula(msoxl:AND(NOT(ISBLANK(T6)),ISBLANK(U6)))" style:apply-style-name="cf3" style:base-cell-address="Data_Sheet.U6"/>
      <style:map style:condition="is-true-formula(msoxl:AND(NOT(ISBLANK(T6)),ISBLANK(U6)))" style:apply-style-name="cf3" style:base-cell-address="Data_Sheet.U6"/>
      <style:map style:condition="is-true-formula(msoxl:AND(NOT(ISBLANK(T6)),ISBLANK(U6)))" style:apply-style-name="cf3" style:base-cell-address="Data_Sheet.U6"/>
      <style:map style:condition="is-true-formula(msoxl:AND(NOT(ISBLANK(T6)),ISBLANK(U6)))" style:apply-style-name="cf3" style:base-cell-address="Data_Sheet.U6"/>
      <style:map style:condition="is-true-formula(msoxl:AND(NOT(ISBLANK(T6)),ISBLANK(U6)))" style:apply-style-name="cf3" style:base-cell-address="Data_Sheet.U6"/>
      <style:map style:condition="is-true-formula(msoxl:AND(NOT(ISBLANK(T6)),ISBLANK(U6)))" style:apply-style-name="cf3" style:base-cell-address="Data_Sheet.U6"/>
      <style:map style:condition="is-true-formula(msoxl:AND(NOT(ISBLANK(T6)),ISBLANK(U6)))" style:apply-style-name="cf3" style:base-cell-address="Data_Sheet.U6"/>
      <style:map style:condition="is-true-formula(msoxl:AND(NOT(ISBLANK(T6)),ISBLANK(U6)))" style:apply-style-name="cf3" style:base-cell-address="Data_Sheet.U6"/>
      <style:map style:condition="is-true-formula(msoxl:AND(NOT(ISBLANK(T6)),ISBLANK(U6)))" style:apply-style-name="cf3" style:base-cell-address="Data_Sheet.U6"/>
      <style:map style:condition="is-true-formula(msoxl:AND(NOT(ISBLANK(T6)),ISBLANK(U6)))" style:apply-style-name="cf3" style:base-cell-address="Data_Sheet.U6"/>
      <style:map style:condition="is-true-formula(msoxl:AND(NOT(ISBLANK(T6)),ISBLANK(U6)))" style:apply-style-name="cf3" style:base-cell-address="Data_Sheet.U6"/>
      <style:map style:condition="is-true-formula(msoxl:AND(NOT(ISBLANK(T6)),ISBLANK(U6)))" style:apply-style-name="cf3" style:base-cell-address="Data_Sheet.U6"/>
      <style:map style:condition="is-true-formula(msoxl:AND(NOT(ISBLANK(T6)),ISBLANK(U6)))" style:apply-style-name="cf3" style:base-cell-address="Data_Sheet.U6"/>
      <style:map style:condition="is-true-formula(msoxl:AND(NOT(ISBLANK(T6)),ISBLANK(U6)))" style:apply-style-name="cf3" style:base-cell-address="Data_Sheet.U6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4" style:base-cell-address="Data_Sheet.V4"/>
      <style:map style:condition="is-true-formula(msoxl:AND(NOT(ISBLANK(W6)),ISBLANK(V6)))" style:apply-style-name="cf3" style:base-cell-address="Data_Sheet.V6"/>
      <style:map style:condition="is-true-formula(msoxl:AND(NOT(ISBLANK(W7)),ISBLANK(V7)))" style:apply-style-name="cf3" style:base-cell-address="Data_Sheet.V7"/>
      <style:map style:condition="is-true-formula(msoxl:AND(NOT(ISBLANK(W7)),ISBLANK(V7)))" style:apply-style-name="cf3" style:base-cell-address="Data_Sheet.V7"/>
      <style:map style:condition="is-true-formula(msoxl:AND(NOT(ISBLANK(W7)),ISBLANK(V7)))" style:apply-style-name="cf3" style:base-cell-address="Data_Sheet.V7"/>
      <style:map style:condition="is-true-formula(msoxl:AND(NOT(ISBLANK(W7)),ISBLANK(V7)))" style:apply-style-name="cf3" style:base-cell-address="Data_Sheet.V7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4" style:base-cell-address="Data_Sheet.V4"/>
      <style:map style:condition="is-true-formula(msoxl:AND(NOT(ISBLANK(W4)),ISBLANK(V4)))" style:apply-style-name="cf3" style:base-cell-address="Data_Sheet.V4"/>
      <style:map style:condition="is-true-formula(msoxl:AND(NOT(ISBLANK(W4)),ISBLANK(V4)))" style:apply-style-name="cf3" style:base-cell-address="Data_Sheet.V4"/>
      <style:map style:condition="is-true-formula(msoxl:AND(NOT(ISBLANK(W4)),ISBLANK(V4)))" style:apply-style-name="cf3" style:base-cell-address="Data_Sheet.V4"/>
      <style:map style:condition="is-true-formula(msoxl:AND(NOT(ISBLANK(W4)),ISBLANK(V4)))" style:apply-style-name="cf3" style:base-cell-address="Data_Sheet.V4"/>
      <style:map style:condition="is-true-formula(msoxl:AND(NOT(ISBLANK(W4)),ISBLANK(V4)))" style:apply-style-name="cf3" style:base-cell-address="Data_Sheet.V4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4" style:base-cell-address="Data_Sheet.V5"/>
      <style:map style:condition="is-true-formula(msoxl:AND(NOT(ISBLANK(W5)),ISBLANK(V5)))" style:apply-style-name="cf4" style:base-cell-address="Data_Sheet.V5"/>
      <style:map style:condition="is-true-formula(msoxl:AND(NOT(ISBLANK(W5)),ISBLANK(V5)))" style:apply-style-name="cf4" style:base-cell-address="Data_Sheet.V5"/>
      <style:map style:condition="is-true-formula(msoxl:AND(NOT(ISBLANK(W4)),ISBLANK(V4)))" style:apply-style-name="cf4" style:base-cell-address="Data_Sheet.V4"/>
      <style:map style:condition="is-true-formula(msoxl:AND(NOT(ISBLANK(W5)),ISBLANK(V5)))" style:apply-style-name="cf3" style:base-cell-address="Data_Sheet.V5"/>
      <style:map style:condition="is-true-formula(msoxl:AND(NOT(ISBLANK(W5)),ISBLANK(V5)))" style:apply-style-name="cf3" style:base-cell-address="Data_Sheet.V5"/>
      <style:map style:condition="is-true-formula(msoxl:AND(NOT(ISBLANK(W5)),ISBLANK(V5)))" style:apply-style-name="cf3" style:base-cell-address="Data_Sheet.V5"/>
      <style:map style:condition="is-true-formula(msoxl:AND(NOT(ISBLANK(W5)),ISBLANK(V5)))" style:apply-style-name="cf3" style:base-cell-address="Data_Sheet.V5"/>
      <style:map style:condition="is-true-formula(msoxl:AND(NOT(ISBLANK(W5)),ISBLANK(V5)))" style:apply-style-name="cf3" style:base-cell-address="Data_Sheet.V5"/>
      <style:map style:condition="is-true-formula(msoxl:AND(NOT(ISBLANK(W5)),ISBLANK(V5)))" style:apply-style-name="cf3" style:base-cell-address="Data_Sheet.V5"/>
      <style:map style:condition="is-true-formula(msoxl:AND(NOT(ISBLANK(W5)),ISBLANK(V5)))" style:apply-style-name="cf3" style:base-cell-address="Data_Sheet.V5"/>
      <style:map style:condition="is-true-formula(msoxl:AND(NOT(ISBLANK(W5)),ISBLANK(V5)))" style:apply-style-name="cf3" style:base-cell-address="Data_Sheet.V5"/>
      <style:map style:condition="is-true-formula(msoxl:AND(NOT(ISBLANK(W5)),ISBLANK(V5)))" style:apply-style-name="cf3" style:base-cell-address="Data_Sheet.V5"/>
      <style:map style:condition="is-true-formula(msoxl:AND(NOT(ISBLANK(W5)),ISBLANK(V5)))" style:apply-style-name="cf3" style:base-cell-address="Data_Sheet.V5"/>
      <style:map style:condition="is-true-formula(msoxl:AND(NOT(ISBLANK(W5)),ISBLANK(V5)))" style:apply-style-name="cf3" style:base-cell-address="Data_Sheet.V5"/>
      <style:map style:condition="is-true-formula(msoxl:AND(NOT(ISBLANK(W5)),ISBLANK(V5)))" style:apply-style-name="cf3" style:base-cell-address="Data_Sheet.V5"/>
      <style:map style:condition="is-true-formula(msoxl:AND(NOT(ISBLANK(W5)),ISBLANK(V5)))" style:apply-style-name="cf3" style:base-cell-address="Data_Sheet.V5"/>
      <style:map style:condition="is-true-formula(msoxl:AND(NOT(ISBLANK(W5)),ISBLANK(V5)))" style:apply-style-name="cf3" style:base-cell-address="Data_Sheet.V5"/>
      <style:map style:condition="is-true-formula(msoxl:AND(NOT(ISBLANK(W5)),ISBLANK(V5)))" style:apply-style-name="cf3" style:base-cell-address="Data_Sheet.V5"/>
      <style:map style:condition="is-true-formula(msoxl:AND(NOT(ISBLANK(W5)),ISBLANK(V5)))" style:apply-style-name="cf3" style:base-cell-address="Data_Sheet.V5"/>
      <style:map style:condition="is-true-formula(msoxl:AND(NOT(ISBLANK(W5)),ISBLANK(V5)))" style:apply-style-name="cf3" style:base-cell-address="Data_Sheet.V5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4" style:base-cell-address="Data_Sheet.V6"/>
      <style:map style:condition="is-true-formula(msoxl:AND(NOT(ISBLANK(W6)),ISBLANK(V6)))" style:apply-style-name="cf4" style:base-cell-address="Data_Sheet.V6"/>
      <style:map style:condition="is-true-formula(msoxl:AND(NOT(ISBLANK(W6)),ISBLANK(V6)))" style:apply-style-name="cf4" style:base-cell-address="Data_Sheet.V6"/>
      <style:map style:condition="is-true-formula(msoxl:AND(NOT(ISBLANK(W6)),ISBLANK(V6)))" style:apply-style-name="cf4" style:base-cell-address="Data_Sheet.V6"/>
      <style:map style:condition="is-true-formula(msoxl:AND(NOT(ISBLANK(W4)),ISBLANK(V4)))" style:apply-style-name="cf4" style:base-cell-address="Data_Sheet.V4"/>
      <style:map style:condition="is-true-formula(msoxl:AND(NOT(ISBLANK(W6)),ISBLANK(V6)))" style:apply-style-name="cf3" style:base-cell-address="Data_Sheet.V6"/>
      <style:map style:condition="is-true-formula(msoxl:AND(NOT(ISBLANK(W6)),ISBLANK(V6)))" style:apply-style-name="cf3" style:base-cell-address="Data_Sheet.V6"/>
      <style:map style:condition="is-true-formula(msoxl:AND(NOT(ISBLANK(W6)),ISBLANK(V6)))" style:apply-style-name="cf3" style:base-cell-address="Data_Sheet.V6"/>
      <style:map style:condition="is-true-formula(msoxl:AND(NOT(ISBLANK(W6)),ISBLANK(V6)))" style:apply-style-name="cf3" style:base-cell-address="Data_Sheet.V6"/>
      <style:map style:condition="is-true-formula(msoxl:AND(NOT(ISBLANK(W6)),ISBLANK(V6)))" style:apply-style-name="cf3" style:base-cell-address="Data_Sheet.V6"/>
      <style:map style:condition="is-true-formula(msoxl:AND(NOT(ISBLANK(W6)),ISBLANK(V6)))" style:apply-style-name="cf3" style:base-cell-address="Data_Sheet.V6"/>
      <style:map style:condition="is-true-formula(msoxl:AND(NOT(ISBLANK(W6)),ISBLANK(V6)))" style:apply-style-name="cf3" style:base-cell-address="Data_Sheet.V6"/>
      <style:map style:condition="is-true-formula(msoxl:AND(NOT(ISBLANK(W6)),ISBLANK(V6)))" style:apply-style-name="cf3" style:base-cell-address="Data_Sheet.V6"/>
      <style:map style:condition="is-true-formula(msoxl:AND(NOT(ISBLANK(W6)),ISBLANK(V6)))" style:apply-style-name="cf3" style:base-cell-address="Data_Sheet.V6"/>
      <style:map style:condition="is-true-formula(msoxl:AND(NOT(ISBLANK(W6)),ISBLANK(V6)))" style:apply-style-name="cf3" style:base-cell-address="Data_Sheet.V6"/>
      <style:map style:condition="is-true-formula(msoxl:AND(NOT(ISBLANK(W6)),ISBLANK(V6)))" style:apply-style-name="cf3" style:base-cell-address="Data_Sheet.V6"/>
      <style:map style:condition="is-true-formula(msoxl:AND(NOT(ISBLANK(W6)),ISBLANK(V6)))" style:apply-style-name="cf3" style:base-cell-address="Data_Sheet.V6"/>
      <style:map style:condition="is-true-formula(msoxl:AND(NOT(ISBLANK(W6)),ISBLANK(V6)))" style:apply-style-name="cf3" style:base-cell-address="Data_Sheet.V6"/>
      <style:map style:condition="is-true-formula(msoxl:AND(NOT(ISBLANK(W6)),ISBLANK(V6)))" style:apply-style-name="cf3" style:base-cell-address="Data_Sheet.V6"/>
      <style:map style:condition="is-true-formula(msoxl:AND(NOT(ISBLANK(W6)),ISBLANK(V6)))" style:apply-style-name="cf3" style:base-cell-address="Data_Sheet.V6"/>
      <style:map style:condition="is-true-formula(msoxl:AND(NOT(ISBLANK(W6)),ISBLANK(V6)))" style:apply-style-name="cf3" style:base-cell-address="Data_Sheet.V6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4" style:base-cell-address="Data_Sheet.W6"/>
      <style:map style:condition="is-true-formula(msoxl:AND(NOT(ISBLANK(V6)),ISBLANK(W6)))" style:apply-style-name="cf4" style:base-cell-address="Data_Sheet.W6"/>
      <style:map style:condition="is-true-formula(msoxl:AND(NOT(ISBLANK(V6)),ISBLANK(W6)))" style:apply-style-name="cf4" style:base-cell-address="Data_Sheet.W6"/>
      <style:map style:condition="is-true-formula(msoxl:AND(NOT(ISBLANK(V6)),ISBLANK(W6)))" style:apply-style-name="cf4" style:base-cell-address="Data_Sheet.W6"/>
      <style:map style:condition="is-true-formula(msoxl:AND(NOT(ISBLANK(V4)),ISBLANK(W4)))" style:apply-style-name="cf4" style:base-cell-address="Data_Sheet.W4"/>
      <style:map style:condition="is-true-formula(msoxl:AND(NOT(ISBLANK(V6)),ISBLANK(W6)))" style:apply-style-name="cf3" style:base-cell-address="Data_Sheet.W6"/>
      <style:map style:condition="is-true-formula(msoxl:AND(NOT(ISBLANK(V6)),ISBLANK(W6)))" style:apply-style-name="cf3" style:base-cell-address="Data_Sheet.W6"/>
      <style:map style:condition="is-true-formula(msoxl:AND(NOT(ISBLANK(V6)),ISBLANK(W6)))" style:apply-style-name="cf3" style:base-cell-address="Data_Sheet.W6"/>
      <style:map style:condition="is-true-formula(msoxl:AND(NOT(ISBLANK(V6)),ISBLANK(W6)))" style:apply-style-name="cf3" style:base-cell-address="Data_Sheet.W6"/>
      <style:map style:condition="is-true-formula(msoxl:AND(NOT(ISBLANK(V6)),ISBLANK(W6)))" style:apply-style-name="cf3" style:base-cell-address="Data_Sheet.W6"/>
      <style:map style:condition="is-true-formula(msoxl:AND(NOT(ISBLANK(V6)),ISBLANK(W6)))" style:apply-style-name="cf3" style:base-cell-address="Data_Sheet.W6"/>
      <style:map style:condition="is-true-formula(msoxl:AND(NOT(ISBLANK(V6)),ISBLANK(W6)))" style:apply-style-name="cf3" style:base-cell-address="Data_Sheet.W6"/>
      <style:map style:condition="is-true-formula(msoxl:AND(NOT(ISBLANK(V6)),ISBLANK(W6)))" style:apply-style-name="cf3" style:base-cell-address="Data_Sheet.W6"/>
      <style:map style:condition="is-true-formula(msoxl:AND(NOT(ISBLANK(V6)),ISBLANK(W6)))" style:apply-style-name="cf3" style:base-cell-address="Data_Sheet.W6"/>
      <style:map style:condition="is-true-formula(msoxl:AND(NOT(ISBLANK(V6)),ISBLANK(W6)))" style:apply-style-name="cf3" style:base-cell-address="Data_Sheet.W6"/>
      <style:map style:condition="is-true-formula(msoxl:AND(NOT(ISBLANK(V6)),ISBLANK(W6)))" style:apply-style-name="cf3" style:base-cell-address="Data_Sheet.W6"/>
      <style:map style:condition="is-true-formula(msoxl:AND(NOT(ISBLANK(V6)),ISBLANK(W6)))" style:apply-style-name="cf3" style:base-cell-address="Data_Sheet.W6"/>
      <style:map style:condition="is-true-formula(msoxl:AND(NOT(ISBLANK(V6)),ISBLANK(W6)))" style:apply-style-name="cf3" style:base-cell-address="Data_Sheet.W6"/>
      <style:map style:condition="is-true-formula(msoxl:AND(NOT(ISBLANK(V6)),ISBLANK(W6)))" style:apply-style-name="cf3" style:base-cell-address="Data_Sheet.W6"/>
      <style:map style:condition="is-true-formula(msoxl:AND(NOT(ISBLANK(V6)),ISBLANK(W6)))" style:apply-style-name="cf3" style:base-cell-address="Data_Sheet.W6"/>
      <style:map style:condition="is-true-formula(msoxl:AND(NOT(ISBLANK(V6)),ISBLANK(W6)))" style:apply-style-name="cf3" style:base-cell-address="Data_Sheet.W6"/>
      <style:map style:condition="is-true-formula(msoxl:AND(NOT(ISBLANK(V6)),ISBLANK(W6)))" style:apply-style-name="cf3" style:base-cell-address="Data_Sheet.W6"/>
      <style:map style:condition="is-true-formula(msoxl:AND(NOT(ISBLANK(V6)),ISBLANK(W6)))" style:apply-style-name="cf3" style:base-cell-address="Data_Sheet.W6"/>
      <style:map style:condition="is-true-formula(msoxl:AND(NOT(ISBLANK(V6)),ISBLANK(W6)))" style:apply-style-name="cf3" style:base-cell-address="Data_Sheet.W6"/>
      <style:map style:condition="is-true-formula(msoxl:AND(NOT(ISBLANK(V6)),ISBLANK(W6)))" style:apply-style-name="cf3" style:base-cell-address="Data_Sheet.W6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4" style:base-cell-address="Data_Sheet.W5"/>
      <style:map style:condition="is-true-formula(msoxl:AND(NOT(ISBLANK(V5)),ISBLANK(W5)))" style:apply-style-name="cf4" style:base-cell-address="Data_Sheet.W5"/>
      <style:map style:condition="is-true-formula(msoxl:AND(NOT(ISBLANK(V5)),ISBLANK(W5)))" style:apply-style-name="cf4" style:base-cell-address="Data_Sheet.W5"/>
      <style:map style:condition="is-true-formula(msoxl:AND(NOT(ISBLANK(V4)),ISBLANK(W4)))" style:apply-style-name="cf4" style:base-cell-address="Data_Sheet.W4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  <style:map style:condition="is-true-formula(msoxl:AND(NOT(ISBLANK(V5)),ISBLANK(W5)))" style:apply-style-name="cf3" style:base-cell-address="Data_Sheet.W5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4" style:base-cell-address="Data_Sheet.W4"/>
      <style:map style:condition="is-true-formula(msoxl:AND(NOT(ISBLANK(V4)),ISBLANK(W4)))" style:apply-style-name="cf3" style:base-cell-address="Data_Sheet.W4"/>
      <style:map style:condition="is-true-formula(msoxl:AND(NOT(ISBLANK(V4)),ISBLANK(W4)))" style:apply-style-name="cf3" style:base-cell-address="Data_Sheet.W4"/>
      <style:map style:condition="is-true-formula(msoxl:AND(NOT(ISBLANK(V4)),ISBLANK(W4)))" style:apply-style-name="cf3" style:base-cell-address="Data_Sheet.W4"/>
      <style:map style:condition="is-true-formula(msoxl:AND(NOT(ISBLANK(V4)),ISBLANK(W4)))" style:apply-style-name="cf3" style:base-cell-address="Data_Sheet.W4"/>
      <style:map style:condition="is-true-formula(msoxl:AND(NOT(ISBLANK(V4)),ISBLANK(W4)))" style:apply-style-name="cf3" style:base-cell-address="Data_Sheet.W4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4" style:base-cell-address="Data_Sheet.W4"/>
      <style:map style:condition="is-true-formula(msoxl:AND(NOT(ISBLANK(V6)),ISBLANK(W6)))" style:apply-style-name="cf3" style:base-cell-address="Data_Sheet.W6"/>
      <style:map style:condition="is-true-formula(msoxl:AND(NOT(ISBLANK(V7)),ISBLANK(W7)))" style:apply-style-name="cf3" style:base-cell-address="Data_Sheet.W7"/>
      <style:map style:condition="is-true-formula(msoxl:AND(NOT(ISBLANK(V7)),ISBLANK(W7)))" style:apply-style-name="cf3" style:base-cell-address="Data_Sheet.W7"/>
      <style:map style:condition="is-true-formula(msoxl:AND(NOT(ISBLANK(V7)),ISBLANK(W7)))" style:apply-style-name="cf3" style:base-cell-address="Data_Sheet.W7"/>
      <style:map style:condition="is-true-formula(msoxl:AND(NOT(ISBLANK(V7)),ISBLANK(W7)))" style:apply-style-name="cf3" style:base-cell-address="Data_Sheet.W7"/>
      <style:map style:condition="is-true-formula(msoxl:AND(NOT(ISBLANK(V7)),ISBLANK(W7)))" style:apply-style-name="cf3" style:base-cell-address="Data_Sheet.W7"/>
      <style:map style:condition="is-true-formula(msoxl:AND(NOT(ISBLANK(V7)),ISBLANK(W7)))" style:apply-style-name="cf3" style:base-cell-address="Data_Sheet.W7"/>
      <style:map style:condition="is-true-formula(msoxl:AND(NOT(ISBLANK(V7)),ISBLANK(W7)))" style:apply-style-name="cf3" style:base-cell-address="Data_Sheet.W7"/>
      <style:map style:condition="is-true-formula(msoxl:AND(NOT(ISBLANK(V7)),ISBLANK(W7)))" style:apply-style-name="cf3" style:base-cell-address="Data_Sheet.W7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4" style:base-cell-address="Data_Sheet.X4"/>
      <style:map style:condition="is-true-formula(msoxl:AND(NOT(ISBLANK(Y6)),ISBLANK(X6)))" style:apply-style-name="cf3" style:base-cell-address="Data_Sheet.X6"/>
      <style:map style:condition="is-true-formula(msoxl:AND(NOT(ISBLANK(Y7)),ISBLANK(X7)))" style:apply-style-name="cf3" style:base-cell-address="Data_Sheet.X7"/>
      <style:map style:condition="is-true-formula(msoxl:AND(NOT(ISBLANK(Y7)),ISBLANK(X7)))" style:apply-style-name="cf3" style:base-cell-address="Data_Sheet.X7"/>
      <style:map style:condition="is-true-formula(msoxl:AND(NOT(ISBLANK(Y7)),ISBLANK(X7)))" style:apply-style-name="cf3" style:base-cell-address="Data_Sheet.X7"/>
      <style:map style:condition="is-true-formula(msoxl:AND(NOT(ISBLANK(Y7)),ISBLANK(X7)))" style:apply-style-name="cf3" style:base-cell-address="Data_Sheet.X7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4" style:base-cell-address="Data_Sheet.X4"/>
      <style:map style:condition="is-true-formula(msoxl:AND(NOT(ISBLANK(Y4)),ISBLANK(X4)))" style:apply-style-name="cf3" style:base-cell-address="Data_Sheet.X4"/>
      <style:map style:condition="is-true-formula(msoxl:AND(NOT(ISBLANK(Y4)),ISBLANK(X4)))" style:apply-style-name="cf3" style:base-cell-address="Data_Sheet.X4"/>
      <style:map style:condition="is-true-formula(msoxl:AND(NOT(ISBLANK(Y4)),ISBLANK(X4)))" style:apply-style-name="cf3" style:base-cell-address="Data_Sheet.X4"/>
      <style:map style:condition="is-true-formula(msoxl:AND(NOT(ISBLANK(Y4)),ISBLANK(X4)))" style:apply-style-name="cf3" style:base-cell-address="Data_Sheet.X4"/>
      <style:map style:condition="is-true-formula(msoxl:AND(NOT(ISBLANK(Y4)),ISBLANK(X4)))" style:apply-style-name="cf3" style:base-cell-address="Data_Sheet.X4"/>
    </style:style>
    <style:style style:name="ce1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4" style:base-cell-address="Data_Sheet.X5"/>
      <style:map style:condition="is-true-formula(msoxl:AND(NOT(ISBLANK(Y5)),ISBLANK(X5)))" style:apply-style-name="cf4" style:base-cell-address="Data_Sheet.X5"/>
      <style:map style:condition="is-true-formula(msoxl:AND(NOT(ISBLANK(Y5)),ISBLANK(X5)))" style:apply-style-name="cf4" style:base-cell-address="Data_Sheet.X5"/>
      <style:map style:condition="is-true-formula(msoxl:AND(NOT(ISBLANK(Y4)),ISBLANK(X4)))" style:apply-style-name="cf4" style:base-cell-address="Data_Sheet.X4"/>
      <style:map style:condition="is-true-formula(msoxl:AND(NOT(ISBLANK(Y5)),ISBLANK(X5)))" style:apply-style-name="cf3" style:base-cell-address="Data_Sheet.X5"/>
      <style:map style:condition="is-true-formula(msoxl:AND(NOT(ISBLANK(Y5)),ISBLANK(X5)))" style:apply-style-name="cf3" style:base-cell-address="Data_Sheet.X5"/>
      <style:map style:condition="is-true-formula(msoxl:AND(NOT(ISBLANK(Y5)),ISBLANK(X5)))" style:apply-style-name="cf3" style:base-cell-address="Data_Sheet.X5"/>
      <style:map style:condition="is-true-formula(msoxl:AND(NOT(ISBLANK(Y5)),ISBLANK(X5)))" style:apply-style-name="cf3" style:base-cell-address="Data_Sheet.X5"/>
      <style:map style:condition="is-true-formula(msoxl:AND(NOT(ISBLANK(Y5)),ISBLANK(X5)))" style:apply-style-name="cf3" style:base-cell-address="Data_Sheet.X5"/>
      <style:map style:condition="is-true-formula(msoxl:AND(NOT(ISBLANK(Y5)),ISBLANK(X5)))" style:apply-style-name="cf3" style:base-cell-address="Data_Sheet.X5"/>
      <style:map style:condition="is-true-formula(msoxl:AND(NOT(ISBLANK(Y5)),ISBLANK(X5)))" style:apply-style-name="cf3" style:base-cell-address="Data_Sheet.X5"/>
      <style:map style:condition="is-true-formula(msoxl:AND(NOT(ISBLANK(Y5)),ISBLANK(X5)))" style:apply-style-name="cf3" style:base-cell-address="Data_Sheet.X5"/>
      <style:map style:condition="is-true-formula(msoxl:AND(NOT(ISBLANK(Y5)),ISBLANK(X5)))" style:apply-style-name="cf3" style:base-cell-address="Data_Sheet.X5"/>
      <style:map style:condition="is-true-formula(msoxl:AND(NOT(ISBLANK(Y5)),ISBLANK(X5)))" style:apply-style-name="cf3" style:base-cell-address="Data_Sheet.X5"/>
      <style:map style:condition="is-true-formula(msoxl:AND(NOT(ISBLANK(Y5)),ISBLANK(X5)))" style:apply-style-name="cf3" style:base-cell-address="Data_Sheet.X5"/>
      <style:map style:condition="is-true-formula(msoxl:AND(NOT(ISBLANK(Y5)),ISBLANK(X5)))" style:apply-style-name="cf3" style:base-cell-address="Data_Sheet.X5"/>
      <style:map style:condition="is-true-formula(msoxl:AND(NOT(ISBLANK(Y5)),ISBLANK(X5)))" style:apply-style-name="cf3" style:base-cell-address="Data_Sheet.X5"/>
      <style:map style:condition="is-true-formula(msoxl:AND(NOT(ISBLANK(Y5)),ISBLANK(X5)))" style:apply-style-name="cf3" style:base-cell-address="Data_Sheet.X5"/>
      <style:map style:condition="is-true-formula(msoxl:AND(NOT(ISBLANK(Y5)),ISBLANK(X5)))" style:apply-style-name="cf3" style:base-cell-address="Data_Sheet.X5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4" style:base-cell-address="Data_Sheet.X6"/>
      <style:map style:condition="is-true-formula(msoxl:AND(NOT(ISBLANK(Y6)),ISBLANK(X6)))" style:apply-style-name="cf4" style:base-cell-address="Data_Sheet.X6"/>
      <style:map style:condition="is-true-formula(msoxl:AND(NOT(ISBLANK(Y6)),ISBLANK(X6)))" style:apply-style-name="cf4" style:base-cell-address="Data_Sheet.X6"/>
      <style:map style:condition="is-true-formula(msoxl:AND(NOT(ISBLANK(Y6)),ISBLANK(X6)))" style:apply-style-name="cf4" style:base-cell-address="Data_Sheet.X6"/>
      <style:map style:condition="is-true-formula(msoxl:AND(NOT(ISBLANK(Y4)),ISBLANK(X4)))" style:apply-style-name="cf4" style:base-cell-address="Data_Sheet.X4"/>
      <style:map style:condition="is-true-formula(msoxl:AND(NOT(ISBLANK(Y6)),ISBLANK(X6)))" style:apply-style-name="cf3" style:base-cell-address="Data_Sheet.X6"/>
      <style:map style:condition="is-true-formula(msoxl:AND(NOT(ISBLANK(Y6)),ISBLANK(X6)))" style:apply-style-name="cf3" style:base-cell-address="Data_Sheet.X6"/>
      <style:map style:condition="is-true-formula(msoxl:AND(NOT(ISBLANK(Y6)),ISBLANK(X6)))" style:apply-style-name="cf3" style:base-cell-address="Data_Sheet.X6"/>
      <style:map style:condition="is-true-formula(msoxl:AND(NOT(ISBLANK(Y6)),ISBLANK(X6)))" style:apply-style-name="cf3" style:base-cell-address="Data_Sheet.X6"/>
      <style:map style:condition="is-true-formula(msoxl:AND(NOT(ISBLANK(Y6)),ISBLANK(X6)))" style:apply-style-name="cf3" style:base-cell-address="Data_Sheet.X6"/>
      <style:map style:condition="is-true-formula(msoxl:AND(NOT(ISBLANK(Y6)),ISBLANK(X6)))" style:apply-style-name="cf3" style:base-cell-address="Data_Sheet.X6"/>
      <style:map style:condition="is-true-formula(msoxl:AND(NOT(ISBLANK(Y6)),ISBLANK(X6)))" style:apply-style-name="cf3" style:base-cell-address="Data_Sheet.X6"/>
      <style:map style:condition="is-true-formula(msoxl:AND(NOT(ISBLANK(Y6)),ISBLANK(X6)))" style:apply-style-name="cf3" style:base-cell-address="Data_Sheet.X6"/>
      <style:map style:condition="is-true-formula(msoxl:AND(NOT(ISBLANK(Y6)),ISBLANK(X6)))" style:apply-style-name="cf3" style:base-cell-address="Data_Sheet.X6"/>
      <style:map style:condition="is-true-formula(msoxl:AND(NOT(ISBLANK(Y6)),ISBLANK(X6)))" style:apply-style-name="cf3" style:base-cell-address="Data_Sheet.X6"/>
      <style:map style:condition="is-true-formula(msoxl:AND(NOT(ISBLANK(Y6)),ISBLANK(X6)))" style:apply-style-name="cf3" style:base-cell-address="Data_Sheet.X6"/>
      <style:map style:condition="is-true-formula(msoxl:AND(NOT(ISBLANK(Y6)),ISBLANK(X6)))" style:apply-style-name="cf3" style:base-cell-address="Data_Sheet.X6"/>
      <style:map style:condition="is-true-formula(msoxl:AND(NOT(ISBLANK(Y6)),ISBLANK(X6)))" style:apply-style-name="cf3" style:base-cell-address="Data_Sheet.X6"/>
      <style:map style:condition="is-true-formula(msoxl:AND(NOT(ISBLANK(Y6)),ISBLANK(X6)))" style:apply-style-name="cf3" style:base-cell-address="Data_Sheet.X6"/>
      <style:map style:condition="is-true-formula(msoxl:AND(NOT(ISBLANK(Y6)),ISBLANK(X6)))" style:apply-style-name="cf3" style:base-cell-address="Data_Sheet.X6"/>
      <style:map style:condition="is-true-formula(msoxl:AND(NOT(ISBLANK(Y6)),ISBLANK(X6)))" style:apply-style-name="cf3" style:base-cell-address="Data_Sheet.X6"/>
      <style:map style:condition="is-true-formula(msoxl:AND(NOT(ISBLANK(Y6)),ISBLANK(X6)))" style:apply-style-name="cf3" style:base-cell-address="Data_Sheet.X6"/>
      <style:map style:condition="is-true-formula(msoxl:AND(NOT(ISBLANK(Y6)),ISBLANK(X6)))" style:apply-style-name="cf3" style:base-cell-address="Data_Sheet.X6"/>
    </style:style>
    <style:style style:name="ce14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3" style:base-cell-address="Data_Sheet.AC4"/>
      <style:map style:condition="is-true-formula(msoxl:AND(NOT(ISBLANK(AB4)),ISBLANK(AC4)))" style:apply-style-name="cf3" style:base-cell-address="Data_Sheet.AC4"/>
      <style:map style:condition="is-true-formula(msoxl:AND(NOT(ISBLANK(AB4)),ISBLANK(AC4)))" style:apply-style-name="cf3" style:base-cell-address="Data_Sheet.AC4"/>
      <style:map style:condition="is-true-formula(msoxl:AND(NOT(ISBLANK(AB4)),ISBLANK(AC4)))" style:apply-style-name="cf3" style:base-cell-address="Data_Sheet.AC4"/>
      <style:map style:condition="is-true-formula(msoxl:AND(NOT(ISBLANK(AB4)),ISBLANK(AC4)))" style:apply-style-name="cf3" style:base-cell-address="Data_Sheet.AC4"/>
      <style:map style:condition="is-true-formula(msoxl:AND(NOT(ISBLANK(AB4)),ISBLANK(AC4)))" style:apply-style-name="cf3" style:base-cell-address="Data_Sheet.AC4"/>
      <style:map style:condition="is-true-formula(msoxl:AND(NOT(ISBLANK(AB4)),ISBLANK(AC4)))" style:apply-style-name="cf3" style:base-cell-address="Data_Sheet.AC4"/>
      <style:map style:condition="is-true-formula(msoxl:AND(NOT(ISBLANK(AB4)),ISBLANK(AC4)))" style:apply-style-name="cf3" style:base-cell-address="Data_Sheet.AC4"/>
      <style:map style:condition="is-true-formula(msoxl:AND(NOT(ISBLANK(AB4)),ISBLANK(AC4)))" style:apply-style-name="cf3" style:base-cell-address="Data_Sheet.AC4"/>
      <style:map style:condition="is-true-formula(msoxl:AND(NOT(ISBLANK(AB4)),ISBLANK(AC4)))" style:apply-style-name="cf3" style:base-cell-address="Data_Sheet.AC4"/>
      <style:map style:condition="is-true-formula(msoxl:AND(NOT(ISBLANK(AB4)),ISBLANK(AC4)))" style:apply-style-name="cf3" style:base-cell-address="Data_Sheet.AC4"/>
      <style:map style:condition="is-true-formula(msoxl:AND(NOT(ISBLANK(AB4)),ISBLANK(AC4)))" style:apply-style-name="cf3" style:base-cell-address="Data_Sheet.AC4"/>
      <style:map style:condition="is-true-formula(msoxl:AND(NOT(ISBLANK(AB4)),ISBLANK(AC4)))" style:apply-style-name="cf3" style:base-cell-address="Data_Sheet.AC4"/>
      <style:map style:condition="is-true-formula(msoxl:AND(NOT(ISBLANK(AB4)),ISBLANK(AC4)))" style:apply-style-name="cf3" style:base-cell-address="Data_Sheet.AC4"/>
      <style:map style:condition="is-true-formula(msoxl:AND(NOT(ISBLANK(AB4)),ISBLANK(AC4)))" style:apply-style-name="cf3" style:base-cell-address="Data_Sheet.AC4"/>
      <style:map style:condition="is-true-formula(msoxl:AND(NOT(ISBLANK(AB4)),ISBLANK(AC4)))" style:apply-style-name="cf3" style:base-cell-address="Data_Sheet.AC4"/>
      <style:map style:condition="is-true-formula(msoxl:AND(NOT(ISBLANK(AB4)),ISBLANK(AC4)))" style:apply-style-name="cf3" style:base-cell-address="Data_Sheet.AC4"/>
      <style:map style:condition="is-true-formula(msoxl:AND(NOT(ISBLANK(AB4)),ISBLANK(AC4)))" style:apply-style-name="cf3" style:base-cell-address="Data_Sheet.AC4"/>
      <style:map style:condition="is-true-formula(msoxl:AND(NOT(ISBLANK(AB4)),ISBLANK(AC4)))" style:apply-style-name="cf3" style:base-cell-address="Data_Sheet.AC4"/>
      <style:map style:condition="is-true-formula(msoxl:AND(NOT(ISBLANK(AB4)),ISBLANK(AC4)))" style:apply-style-name="cf3" style:base-cell-address="Data_Sheet.AC4"/>
      <style:map style:condition="is-true-formula(msoxl:AND(NOT(ISBLANK(AB4)),ISBLANK(AC4)))" style:apply-style-name="cf3" style:base-cell-address="Data_Sheet.AC4"/>
      <style:map style:condition="is-true-formula(msoxl:AND(NOT(ISBLANK(AB4)),ISBLANK(AC4)))" style:apply-style-name="cf3" style:base-cell-address="Data_Sheet.AC4"/>
      <style:map style:condition="is-true-formula(msoxl:AND(NOT(ISBLANK(AB4)),ISBLANK(AC4)))" style:apply-style-name="cf3" style:base-cell-address="Data_Sheet.AC4"/>
      <style:map style:condition="is-true-formula(msoxl:AND(NOT(ISBLANK(AB4)),ISBLANK(AC4)))" style:apply-style-name="cf3" style:base-cell-address="Data_Sheet.AC4"/>
    </style:style>
    <style:style style:name="ce14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4)),ISBLANK(Z4)))" style:apply-style-name="cf3" style:base-cell-address="Data_Sheet.Z4"/>
      <style:map style:condition="is-true-formula(msoxl:AND(NOT(ISBLANK(AA4)),ISBLANK(AB4)))" style:apply-style-name="cf3" style:base-cell-address="Data_Sheet.AB4"/>
      <style:map style:condition="is-true-formula(msoxl:AND(NOT(ISBLANK(AA4)),ISBLANK(AB4)))" style:apply-style-name="cf3" style:base-cell-address="Data_Sheet.AB4"/>
      <style:map style:condition="is-true-formula(msoxl:AND(NOT(ISBLANK(AA4)),ISBLANK(AB4)))" style:apply-style-name="cf3" style:base-cell-address="Data_Sheet.AB4"/>
      <style:map style:condition="is-true-formula(msoxl:AND(NOT(ISBLANK(AA4)),ISBLANK(AB4)))" style:apply-style-name="cf3" style:base-cell-address="Data_Sheet.AB4"/>
      <style:map style:condition="is-true-formula(msoxl:AND(NOT(ISBLANK(AA4)),ISBLANK(AB4)))" style:apply-style-name="cf3" style:base-cell-address="Data_Sheet.AB4"/>
      <style:map style:condition="is-true-formula(msoxl:AND(NOT(ISBLANK(AA4)),ISBLANK(AB4)))" style:apply-style-name="cf3" style:base-cell-address="Data_Sheet.AB4"/>
      <style:map style:condition="is-true-formula(msoxl:AND(NOT(ISBLANK(AA4)),ISBLANK(AB4)))" style:apply-style-name="cf3" style:base-cell-address="Data_Sheet.AB4"/>
      <style:map style:condition="is-true-formula(msoxl:AND(NOT(ISBLANK(AA4)),ISBLANK(AB4)))" style:apply-style-name="cf3" style:base-cell-address="Data_Sheet.AB4"/>
      <style:map style:condition="is-true-formula(msoxl:AND(NOT(ISBLANK(AA4)),ISBLANK(AB4)))" style:apply-style-name="cf3" style:base-cell-address="Data_Sheet.AB4"/>
      <style:map style:condition="is-true-formula(msoxl:AND(NOT(ISBLANK(AC4)),ISBLANK(AB4)))" style:apply-style-name="cf3" style:base-cell-address="Data_Sheet.AB4"/>
      <style:map style:condition="is-true-formula(msoxl:AND(NOT(ISBLANK(AC4)),ISBLANK(AB4)))" style:apply-style-name="cf3" style:base-cell-address="Data_Sheet.AB4"/>
    </style:style>
    <style:style style:name="ce15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3" style:base-cell-address="Data_Sheet.Z4"/>
      <style:map style:condition="is-true-formula(msoxl:AND(NOT(ISBLANK(Z4)),ISBLANK(AA4)))" style:apply-style-name="cf3" style:base-cell-address="Data_Sheet.AA4"/>
      <style:map style:condition="is-true-formula(msoxl:AND(NOT(ISBLANK(Z4)),ISBLANK(AA4)))" style:apply-style-name="cf3" style:base-cell-address="Data_Sheet.AA4"/>
      <style:map style:condition="is-true-formula(msoxl:AND(NOT(ISBLANK(Z4)),ISBLANK(AA4)))" style:apply-style-name="cf3" style:base-cell-address="Data_Sheet.AA4"/>
      <style:map style:condition="is-true-formula(msoxl:AND(NOT(ISBLANK(Z4)),ISBLANK(AA4)))" style:apply-style-name="cf3" style:base-cell-address="Data_Sheet.AA4"/>
      <style:map style:condition="is-true-formula(msoxl:AND(NOT(ISBLANK(Z4)),ISBLANK(AA4)))" style:apply-style-name="cf3" style:base-cell-address="Data_Sheet.AA4"/>
      <style:map style:condition="is-true-formula(msoxl:AND(NOT(ISBLANK(Z4)),ISBLANK(AA4)))" style:apply-style-name="cf3" style:base-cell-address="Data_Sheet.AA4"/>
      <style:map style:condition="is-true-formula(msoxl:AND(NOT(ISBLANK(Z4)),ISBLANK(AA4)))" style:apply-style-name="cf3" style:base-cell-address="Data_Sheet.AA4"/>
      <style:map style:condition="is-true-formula(msoxl:AND(NOT(ISBLANK(Z4)),ISBLANK(AA4)))" style:apply-style-name="cf3" style:base-cell-address="Data_Sheet.AA4"/>
      <style:map style:condition="is-true-formula(msoxl:AND(NOT(ISBLANK(Z4)),ISBLANK(AA4)))" style:apply-style-name="cf3" style:base-cell-address="Data_Sheet.AA4"/>
      <style:map style:condition="is-true-formula(msoxl:AND(NOT(ISBLANK(Z4)),ISBLANK(AA4)))" style:apply-style-name="cf3" style:base-cell-address="Data_Sheet.AA4"/>
      <style:map style:condition="is-true-formula(msoxl:AND(NOT(ISBLANK(Z4)),ISBLANK(AA4)))" style:apply-style-name="cf3" style:base-cell-address="Data_Sheet.AA4"/>
      <style:map style:condition="is-true-formula(msoxl:AND(NOT(ISBLANK(Z4)),ISBLANK(AA4)))" style:apply-style-name="cf3" style:base-cell-address="Data_Sheet.AA4"/>
      <style:map style:condition="is-true-formula(msoxl:AND(NOT(ISBLANK(Z4)),ISBLANK(AA4)))" style:apply-style-name="cf3" style:base-cell-address="Data_Sheet.AA4"/>
      <style:map style:condition="is-true-formula(msoxl:AND(NOT(ISBLANK(Z4)),ISBLANK(AA4)))" style:apply-style-name="cf3" style:base-cell-address="Data_Sheet.AA4"/>
      <style:map style:condition="is-true-formula(msoxl:AND(NOT(ISBLANK(Z4)),ISBLANK(AA4)))" style:apply-style-name="cf3" style:base-cell-address="Data_Sheet.AA4"/>
      <style:map style:condition="is-true-formula(msoxl:AND(NOT(ISBLANK(Z4)),ISBLANK(AA4)))" style:apply-style-name="cf3" style:base-cell-address="Data_Sheet.AA4"/>
      <style:map style:condition="is-true-formula(msoxl:AND(NOT(ISBLANK(Z4)),ISBLANK(AA4)))" style:apply-style-name="cf3" style:base-cell-address="Data_Sheet.AA4"/>
      <style:map style:condition="is-true-formula(msoxl:AND(NOT(ISBLANK(Z4)),ISBLANK(AA4)))" style:apply-style-name="cf3" style:base-cell-address="Data_Sheet.AA4"/>
    </style:style>
    <style:style style:name="ce15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3" style:base-cell-address="Data_Sheet.AA5"/>
      <style:map style:condition="is-true-formula(msoxl:AND(NOT(ISBLANK(Z5)),ISBLANK(AA5)))" style:apply-style-name="cf3" style:base-cell-address="Data_Sheet.AA5"/>
      <style:map style:condition="is-true-formula(msoxl:AND(NOT(ISBLANK(Z5)),ISBLANK(AA5)))" style:apply-style-name="cf3" style:base-cell-address="Data_Sheet.AA5"/>
      <style:map style:condition="is-true-formula(msoxl:AND(NOT(ISBLANK(Z5)),ISBLANK(AA5)))" style:apply-style-name="cf3" style:base-cell-address="Data_Sheet.AA5"/>
      <style:map style:condition="is-true-formula(msoxl:AND(NOT(ISBLANK(Z5)),ISBLANK(AA5)))" style:apply-style-name="cf3" style:base-cell-address="Data_Sheet.AA5"/>
      <style:map style:condition="is-true-formula(msoxl:AND(NOT(ISBLANK(Z5)),ISBLANK(AA5)))" style:apply-style-name="cf3" style:base-cell-address="Data_Sheet.AA5"/>
      <style:map style:condition="is-true-formula(msoxl:AND(NOT(ISBLANK(Z5)),ISBLANK(AA5)))" style:apply-style-name="cf3" style:base-cell-address="Data_Sheet.AA5"/>
      <style:map style:condition="is-true-formula(msoxl:AND(NOT(ISBLANK(Z5)),ISBLANK(AA5)))" style:apply-style-name="cf3" style:base-cell-address="Data_Sheet.AA5"/>
      <style:map style:condition="is-true-formula(msoxl:AND(NOT(ISBLANK(Z5)),ISBLANK(AA5)))" style:apply-style-name="cf3" style:base-cell-address="Data_Sheet.AA5"/>
      <style:map style:condition="is-true-formula(msoxl:AND(NOT(ISBLANK(Z5)),ISBLANK(AA5)))" style:apply-style-name="cf3" style:base-cell-address="Data_Sheet.AA5"/>
      <style:map style:condition="is-true-formula(msoxl:AND(NOT(ISBLANK(Z5)),ISBLANK(AA5)))" style:apply-style-name="cf3" style:base-cell-address="Data_Sheet.AA5"/>
      <style:map style:condition="is-true-formula(msoxl:AND(NOT(ISBLANK(Z5)),ISBLANK(AA5)))" style:apply-style-name="cf3" style:base-cell-address="Data_Sheet.AA5"/>
      <style:map style:condition="is-true-formula(msoxl:AND(NOT(ISBLANK(Z5)),ISBLANK(AA5)))" style:apply-style-name="cf3" style:base-cell-address="Data_Sheet.AA5"/>
      <style:map style:condition="is-true-formula(msoxl:AND(NOT(ISBLANK(Z5)),ISBLANK(AA5)))" style:apply-style-name="cf3" style:base-cell-address="Data_Sheet.AA5"/>
      <style:map style:condition="is-true-formula(msoxl:AND(NOT(ISBLANK(Z5)),ISBLANK(AA5)))" style:apply-style-name="cf3" style:base-cell-address="Data_Sheet.AA5"/>
      <style:map style:condition="is-true-formula(msoxl:AND(NOT(ISBLANK(Z5)),ISBLANK(AA5)))" style:apply-style-name="cf3" style:base-cell-address="Data_Sheet.AA5"/>
    </style:style>
    <style:style style:name="ce15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3" style:base-cell-address="Data_Sheet.AC4"/>
      <style:map style:condition="is-true-formula(msoxl:AND(NOT(ISBLANK(AB5)),ISBLANK(AC5)))" style:apply-style-name="cf3" style:base-cell-address="Data_Sheet.AC5"/>
      <style:map style:condition="is-true-formula(msoxl:AND(NOT(ISBLANK(AB5)),ISBLANK(AC5)))" style:apply-style-name="cf3" style:base-cell-address="Data_Sheet.AC5"/>
      <style:map style:condition="is-true-formula(msoxl:AND(NOT(ISBLANK(AB5)),ISBLANK(AC5)))" style:apply-style-name="cf3" style:base-cell-address="Data_Sheet.AC5"/>
      <style:map style:condition="is-true-formula(msoxl:AND(NOT(ISBLANK(AB5)),ISBLANK(AC5)))" style:apply-style-name="cf3" style:base-cell-address="Data_Sheet.AC5"/>
      <style:map style:condition="is-true-formula(msoxl:AND(NOT(ISBLANK(AB5)),ISBLANK(AC5)))" style:apply-style-name="cf3" style:base-cell-address="Data_Sheet.AC5"/>
      <style:map style:condition="is-true-formula(msoxl:AND(NOT(ISBLANK(AB5)),ISBLANK(AC5)))" style:apply-style-name="cf3" style:base-cell-address="Data_Sheet.AC5"/>
      <style:map style:condition="is-true-formula(msoxl:AND(NOT(ISBLANK(AB5)),ISBLANK(AC5)))" style:apply-style-name="cf3" style:base-cell-address="Data_Sheet.AC5"/>
      <style:map style:condition="is-true-formula(msoxl:AND(NOT(ISBLANK(AB5)),ISBLANK(AC5)))" style:apply-style-name="cf3" style:base-cell-address="Data_Sheet.AC5"/>
      <style:map style:condition="is-true-formula(msoxl:AND(NOT(ISBLANK(AB5)),ISBLANK(AC5)))" style:apply-style-name="cf3" style:base-cell-address="Data_Sheet.AC5"/>
      <style:map style:condition="is-true-formula(msoxl:AND(NOT(ISBLANK(AB5)),ISBLANK(AC5)))" style:apply-style-name="cf3" style:base-cell-address="Data_Sheet.AC5"/>
      <style:map style:condition="is-true-formula(msoxl:AND(NOT(ISBLANK(AB5)),ISBLANK(AC5)))" style:apply-style-name="cf3" style:base-cell-address="Data_Sheet.AC5"/>
      <style:map style:condition="is-true-formula(msoxl:AND(NOT(ISBLANK(AB5)),ISBLANK(AC5)))" style:apply-style-name="cf3" style:base-cell-address="Data_Sheet.AC5"/>
      <style:map style:condition="is-true-formula(msoxl:AND(NOT(ISBLANK(AB5)),ISBLANK(AC5)))" style:apply-style-name="cf3" style:base-cell-address="Data_Sheet.AC5"/>
      <style:map style:condition="is-true-formula(msoxl:AND(NOT(ISBLANK(AB5)),ISBLANK(AC5)))" style:apply-style-name="cf3" style:base-cell-address="Data_Sheet.AC5"/>
      <style:map style:condition="is-true-formula(msoxl:AND(NOT(ISBLANK(AB5)),ISBLANK(AC5)))" style:apply-style-name="cf3" style:base-cell-address="Data_Sheet.AC5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4" style:base-cell-address="Data_Sheet.Y6"/>
      <style:map style:condition="is-true-formula(msoxl:AND(NOT(ISBLANK(X6)),ISBLANK(Y6)))" style:apply-style-name="cf4" style:base-cell-address="Data_Sheet.Y6"/>
      <style:map style:condition="is-true-formula(msoxl:AND(NOT(ISBLANK(X6)),ISBLANK(Y6)))" style:apply-style-name="cf4" style:base-cell-address="Data_Sheet.Y6"/>
      <style:map style:condition="is-true-formula(msoxl:AND(NOT(ISBLANK(X6)),ISBLANK(Y6)))" style:apply-style-name="cf4" style:base-cell-address="Data_Sheet.Y6"/>
      <style:map style:condition="is-true-formula(msoxl:AND(NOT(ISBLANK(X4)),ISBLANK(Y4)))" style:apply-style-name="cf4" style:base-cell-address="Data_Sheet.Y4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  <style:map style:condition="is-true-formula(msoxl:AND(NOT(ISBLANK(X6)),ISBLANK(Y6)))" style:apply-style-name="cf3" style:base-cell-address="Data_Sheet.Y6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4" style:base-cell-address="Data_Sheet.Y4"/>
      <style:map style:condition="is-true-formula(msoxl:AND(NOT(ISBLANK(X4)),ISBLANK(Y4)))" style:apply-style-name="cf3" style:base-cell-address="Data_Sheet.Y4"/>
      <style:map style:condition="is-true-formula(msoxl:AND(NOT(ISBLANK(X4)),ISBLANK(Y4)))" style:apply-style-name="cf3" style:base-cell-address="Data_Sheet.Y4"/>
      <style:map style:condition="is-true-formula(msoxl:AND(NOT(ISBLANK(X4)),ISBLANK(Y4)))" style:apply-style-name="cf3" style:base-cell-address="Data_Sheet.Y4"/>
      <style:map style:condition="is-true-formula(msoxl:AND(NOT(ISBLANK(X4)),ISBLANK(Y4)))" style:apply-style-name="cf3" style:base-cell-address="Data_Sheet.Y4"/>
      <style:map style:condition="is-true-formula(msoxl:AND(NOT(ISBLANK(X4)),ISBLANK(Y4)))" style:apply-style-name="cf3" style:base-cell-address="Data_Sheet.Y4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4" style:base-cell-address="Data_Sheet.Y8"/>
      <style:map style:condition="is-true-formula(msoxl:AND(NOT(ISBLANK(X8)),ISBLANK(Y8)))" style:apply-style-name="cf4" style:base-cell-address="Data_Sheet.Y8"/>
      <style:map style:condition="is-true-formula(msoxl:AND(NOT(ISBLANK(X8)),ISBLANK(Y8)))" style:apply-style-name="cf4" style:base-cell-address="Data_Sheet.Y8"/>
      <style:map style:condition="is-true-formula(msoxl:AND(NOT(ISBLANK(X4)),ISBLANK(Y4)))" style:apply-style-name="cf4" style:base-cell-address="Data_Sheet.Y4"/>
      <style:map style:condition="is-true-formula(msoxl:AND(NOT(ISBLANK(X8)),ISBLANK(Y8)))" style:apply-style-name="cf3" style:base-cell-address="Data_Sheet.Y8"/>
      <style:map style:condition="is-true-formula(msoxl:AND(NOT(ISBLANK(X8)),ISBLANK(Y8)))" style:apply-style-name="cf3" style:base-cell-address="Data_Sheet.Y8"/>
      <style:map style:condition="is-true-formula(msoxl:AND(NOT(ISBLANK(X8)),ISBLANK(Y8)))" style:apply-style-name="cf3" style:base-cell-address="Data_Sheet.Y8"/>
      <style:map style:condition="is-true-formula(msoxl:AND(NOT(ISBLANK(X8)),ISBLANK(Y8)))" style:apply-style-name="cf3" style:base-cell-address="Data_Sheet.Y8"/>
      <style:map style:condition="is-true-formula(msoxl:AND(NOT(ISBLANK(X8)),ISBLANK(Y8)))" style:apply-style-name="cf3" style:base-cell-address="Data_Sheet.Y8"/>
      <style:map style:condition="is-true-formula(msoxl:AND(NOT(ISBLANK(X8)),ISBLANK(Y8)))" style:apply-style-name="cf3" style:base-cell-address="Data_Sheet.Y8"/>
      <style:map style:condition="is-true-formula(msoxl:AND(NOT(ISBLANK(X8)),ISBLANK(Y8)))" style:apply-style-name="cf3" style:base-cell-address="Data_Sheet.Y8"/>
      <style:map style:condition="is-true-formula(msoxl:AND(NOT(ISBLANK(X8)),ISBLANK(Y8)))" style:apply-style-name="cf3" style:base-cell-address="Data_Sheet.Y8"/>
      <style:map style:condition="is-true-formula(msoxl:AND(NOT(ISBLANK(X8)),ISBLANK(Y8)))" style:apply-style-name="cf3" style:base-cell-address="Data_Sheet.Y8"/>
      <style:map style:condition="is-true-formula(msoxl:AND(NOT(ISBLANK(X8)),ISBLANK(Y8)))" style:apply-style-name="cf3" style:base-cell-address="Data_Sheet.Y8"/>
      <style:map style:condition="is-true-formula(msoxl:AND(NOT(ISBLANK(X8)),ISBLANK(Y8)))" style:apply-style-name="cf3" style:base-cell-address="Data_Sheet.Y8"/>
      <style:map style:condition="is-true-formula(msoxl:AND(NOT(ISBLANK(X8)),ISBLANK(Y8)))" style:apply-style-name="cf3" style:base-cell-address="Data_Sheet.Y8"/>
      <style:map style:condition="is-true-formula(msoxl:AND(NOT(ISBLANK(X8)),ISBLANK(Y8)))" style:apply-style-name="cf3" style:base-cell-address="Data_Sheet.Y8"/>
      <style:map style:condition="is-true-formula(msoxl:AND(NOT(ISBLANK(X8)),ISBLANK(Y8)))" style:apply-style-name="cf3" style:base-cell-address="Data_Sheet.Y8"/>
      <style:map style:condition="is-true-formula(msoxl:AND(NOT(ISBLANK(X8)),ISBLANK(Y8)))" style:apply-style-name="cf3" style:base-cell-address="Data_Sheet.Y8"/>
      <style:map style:condition="is-true-formula(msoxl:AND(NOT(ISBLANK(X8)),ISBLANK(Y8)))" style:apply-style-name="cf3" style:base-cell-address="Data_Sheet.Y8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4" style:base-cell-address="Data_Sheet.Y5"/>
      <style:map style:condition="is-true-formula(msoxl:AND(NOT(ISBLANK(X5)),ISBLANK(Y5)))" style:apply-style-name="cf4" style:base-cell-address="Data_Sheet.Y5"/>
      <style:map style:condition="is-true-formula(msoxl:AND(NOT(ISBLANK(X5)),ISBLANK(Y5)))" style:apply-style-name="cf4" style:base-cell-address="Data_Sheet.Y5"/>
      <style:map style:condition="is-true-formula(msoxl:AND(NOT(ISBLANK(X4)),ISBLANK(Y4)))" style:apply-style-name="cf4" style:base-cell-address="Data_Sheet.Y4"/>
      <style:map style:condition="is-true-formula(msoxl:AND(NOT(ISBLANK(X5)),ISBLANK(Y5)))" style:apply-style-name="cf3" style:base-cell-address="Data_Sheet.Y5"/>
      <style:map style:condition="is-true-formula(msoxl:AND(NOT(ISBLANK(X5)),ISBLANK(Y5)))" style:apply-style-name="cf3" style:base-cell-address="Data_Sheet.Y5"/>
      <style:map style:condition="is-true-formula(msoxl:AND(NOT(ISBLANK(X5)),ISBLANK(Y5)))" style:apply-style-name="cf3" style:base-cell-address="Data_Sheet.Y5"/>
      <style:map style:condition="is-true-formula(msoxl:AND(NOT(ISBLANK(X5)),ISBLANK(Y5)))" style:apply-style-name="cf3" style:base-cell-address="Data_Sheet.Y5"/>
      <style:map style:condition="is-true-formula(msoxl:AND(NOT(ISBLANK(X5)),ISBLANK(Y5)))" style:apply-style-name="cf3" style:base-cell-address="Data_Sheet.Y5"/>
      <style:map style:condition="is-true-formula(msoxl:AND(NOT(ISBLANK(X5)),ISBLANK(Y5)))" style:apply-style-name="cf3" style:base-cell-address="Data_Sheet.Y5"/>
      <style:map style:condition="is-true-formula(msoxl:AND(NOT(ISBLANK(X5)),ISBLANK(Y5)))" style:apply-style-name="cf3" style:base-cell-address="Data_Sheet.Y5"/>
      <style:map style:condition="is-true-formula(msoxl:AND(NOT(ISBLANK(X5)),ISBLANK(Y5)))" style:apply-style-name="cf3" style:base-cell-address="Data_Sheet.Y5"/>
      <style:map style:condition="is-true-formula(msoxl:AND(NOT(ISBLANK(X5)),ISBLANK(Y5)))" style:apply-style-name="cf3" style:base-cell-address="Data_Sheet.Y5"/>
      <style:map style:condition="is-true-formula(msoxl:AND(NOT(ISBLANK(X5)),ISBLANK(Y5)))" style:apply-style-name="cf3" style:base-cell-address="Data_Sheet.Y5"/>
      <style:map style:condition="is-true-formula(msoxl:AND(NOT(ISBLANK(X5)),ISBLANK(Y5)))" style:apply-style-name="cf3" style:base-cell-address="Data_Sheet.Y5"/>
      <style:map style:condition="is-true-formula(msoxl:AND(NOT(ISBLANK(X5)),ISBLANK(Y5)))" style:apply-style-name="cf3" style:base-cell-address="Data_Sheet.Y5"/>
      <style:map style:condition="is-true-formula(msoxl:AND(NOT(ISBLANK(X5)),ISBLANK(Y5)))" style:apply-style-name="cf3" style:base-cell-address="Data_Sheet.Y5"/>
      <style:map style:condition="is-true-formula(msoxl:AND(NOT(ISBLANK(X5)),ISBLANK(Y5)))" style:apply-style-name="cf3" style:base-cell-address="Data_Sheet.Y5"/>
      <style:map style:condition="is-true-formula(msoxl:AND(NOT(ISBLANK(X5)),ISBLANK(Y5)))" style:apply-style-name="cf3" style:base-cell-address="Data_Sheet.Y5"/>
      <style:map style:condition="is-true-formula(msoxl:AND(NOT(ISBLANK(X5)),ISBLANK(Y5)))" style:apply-style-name="cf3" style:base-cell-address="Data_Sheet.Y5"/>
      <style:map style:condition="is-true-formula(msoxl:AND(NOT(ISBLANK(X5)),ISBLANK(Y5)))" style:apply-style-name="cf3" style:base-cell-address="Data_Sheet.Y5"/>
      <style:map style:condition="is-true-formula(msoxl:AND(NOT(ISBLANK(X5)),ISBLANK(Y5)))" style:apply-style-name="cf3" style:base-cell-address="Data_Sheet.Y5"/>
      <style:map style:condition="is-true-formula(msoxl:AND(NOT(ISBLANK(X5)),ISBLANK(Y5)))" style:apply-style-name="cf3" style:base-cell-address="Data_Sheet.Y5"/>
    </style:style>
    <style:style style:name="ce15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5)),ISBLANK(Z5)))" style:apply-style-name="cf3" style:base-cell-address="Data_Sheet.Z5"/>
      <style:map style:condition="is-true-formula(msoxl:AND(NOT(ISBLANK(Y5)),ISBLANK(Z5)))" style:apply-style-name="cf3" style:base-cell-address="Data_Sheet.Z5"/>
      <style:map style:condition="is-true-formula(msoxl:AND(NOT(ISBLANK(Y5)),ISBLANK(Z5)))" style:apply-style-name="cf3" style:base-cell-address="Data_Sheet.Z5"/>
      <style:map style:condition="is-true-formula(msoxl:AND(NOT(ISBLANK(Y5)),ISBLANK(Z5)))" style:apply-style-name="cf3" style:base-cell-address="Data_Sheet.Z5"/>
      <style:map style:condition="is-true-formula(msoxl:AND(NOT(ISBLANK(Y5)),ISBLANK(Z5)))" style:apply-style-name="cf3" style:base-cell-address="Data_Sheet.Z5"/>
      <style:map style:condition="is-true-formula(msoxl:AND(NOT(ISBLANK(Y5)),ISBLANK(Z5)))" style:apply-style-name="cf3" style:base-cell-address="Data_Sheet.Z5"/>
      <style:map style:condition="is-true-formula(msoxl:AND(NOT(ISBLANK(Y5)),ISBLANK(Z5)))" style:apply-style-name="cf3" style:base-cell-address="Data_Sheet.Z5"/>
      <style:map style:condition="is-true-formula(msoxl:AND(NOT(ISBLANK(Y5)),ISBLANK(Z5)))" style:apply-style-name="cf3" style:base-cell-address="Data_Sheet.Z5"/>
      <style:map style:condition="is-true-formula(msoxl:AND(NOT(ISBLANK(Y5)),ISBLANK(Z5)))" style:apply-style-name="cf3" style:base-cell-address="Data_Sheet.Z5"/>
      <style:map style:condition="is-true-formula(msoxl:AND(NOT(ISBLANK(Y5)),ISBLANK(Z5)))" style:apply-style-name="cf3" style:base-cell-address="Data_Sheet.Z5"/>
      <style:map style:condition="is-true-formula(msoxl:AND(NOT(ISBLANK(AA5)),ISBLANK(Z5)))" style:apply-style-name="cf3" style:base-cell-address="Data_Sheet.Z5"/>
    </style:style>
    <style:style style:name="ce15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3" style:base-cell-address="Data_Sheet.Z4"/>
      <style:map style:condition="is-true-formula(msoxl:AND(NOT(ISBLANK(Y4)),ISBLANK(Z4)))" style:apply-style-name="cf3" style:base-cell-address="Data_Sheet.Z4"/>
      <style:map style:condition="is-true-formula(msoxl:AND(NOT(ISBLANK(Y4)),ISBLANK(Z4)))" style:apply-style-name="cf3" style:base-cell-address="Data_Sheet.Z4"/>
      <style:map style:condition="is-true-formula(msoxl:AND(NOT(ISBLANK(Y4)),ISBLANK(Z4)))" style:apply-style-name="cf3" style:base-cell-address="Data_Sheet.Z4"/>
      <style:map style:condition="is-true-formula(msoxl:AND(NOT(ISBLANK(Y4)),ISBLANK(Z4)))" style:apply-style-name="cf3" style:base-cell-address="Data_Sheet.Z4"/>
      <style:map style:condition="is-true-formula(msoxl:AND(NOT(ISBLANK(Y4)),ISBLANK(Z4)))" style:apply-style-name="cf3" style:base-cell-address="Data_Sheet.Z4"/>
      <style:map style:condition="is-true-formula(msoxl:AND(NOT(ISBLANK(Y4)),ISBLANK(Z4)))" style:apply-style-name="cf3" style:base-cell-address="Data_Sheet.Z4"/>
      <style:map style:condition="is-true-formula(msoxl:AND(NOT(ISBLANK(Y4)),ISBLANK(Z4)))" style:apply-style-name="cf3" style:base-cell-address="Data_Sheet.Z4"/>
      <style:map style:condition="is-true-formula(msoxl:AND(NOT(ISBLANK(Y4)),ISBLANK(Z4)))" style:apply-style-name="cf3" style:base-cell-address="Data_Sheet.Z4"/>
      <style:map style:condition="is-true-formula(msoxl:AND(NOT(ISBLANK(Y4)),ISBLANK(Z4)))" style:apply-style-name="cf3" style:base-cell-address="Data_Sheet.Z4"/>
      <style:map style:condition="is-true-formula(msoxl:AND(NOT(ISBLANK(AA4)),ISBLANK(Z4)))" style:apply-style-name="cf3" style:base-cell-address="Data_Sheet.Z4"/>
      <style:map style:condition="is-true-formula(msoxl:AND(NOT(ISBLANK(AA4)),ISBLANK(Z4)))" style:apply-style-name="cf3" style:base-cell-address="Data_Sheet.Z4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4" style:base-cell-address="Data_Sheet.Y4"/>
      <style:map style:condition="is-true-formula(msoxl:AND(NOT(ISBLANK(X6)),ISBLANK(Y6)))" style:apply-style-name="cf3" style:base-cell-address="Data_Sheet.Y6"/>
      <style:map style:condition="is-true-formula(msoxl:AND(NOT(ISBLANK(X9)),ISBLANK(Y9)))" style:apply-style-name="cf3" style:base-cell-address="Data_Sheet.Y9"/>
      <style:map style:condition="is-true-formula(msoxl:AND(NOT(ISBLANK(X9)),ISBLANK(Y9)))" style:apply-style-name="cf3" style:base-cell-address="Data_Sheet.Y9"/>
      <style:map style:condition="is-true-formula(msoxl:AND(NOT(ISBLANK(X9)),ISBLANK(Y9)))" style:apply-style-name="cf3" style:base-cell-address="Data_Sheet.Y9"/>
      <style:map style:condition="is-true-formula(msoxl:AND(NOT(ISBLANK(X9)),ISBLANK(Y9)))" style:apply-style-name="cf3" style:base-cell-address="Data_Sheet.Y9"/>
      <style:map style:condition="is-true-formula(msoxl:AND(NOT(ISBLANK(X9)),ISBLANK(Y9)))" style:apply-style-name="cf3" style:base-cell-address="Data_Sheet.Y9"/>
      <style:map style:condition="is-true-formula(msoxl:AND(NOT(ISBLANK(X9)),ISBLANK(Y9)))" style:apply-style-name="cf3" style:base-cell-address="Data_Sheet.Y9"/>
      <style:map style:condition="is-true-formula(msoxl:AND(NOT(ISBLANK(X9)),ISBLANK(Y9)))" style:apply-style-name="cf3" style:base-cell-address="Data_Sheet.Y9"/>
      <style:map style:condition="is-true-formula(msoxl:AND(NOT(ISBLANK(X9)),ISBLANK(Y9)))" style:apply-style-name="cf3" style:base-cell-address="Data_Sheet.Y9"/>
      <style:map style:condition="is-true-formula(msoxl:AND(NOT(ISBLANK(X9)),ISBLANK(Y9)))" style:apply-style-name="cf3" style:base-cell-address="Data_Sheet.Y9"/>
    </style:style>
    <style:style style:name="ce1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4" style:base-cell-address="Data_Sheet.Y4"/>
      <style:map style:condition="is-true-formula(msoxl:AND(NOT(ISBLANK(X6)),ISBLANK(Y6)))" style:apply-style-name="cf3" style:base-cell-address="Data_Sheet.Y6"/>
      <style:map style:condition="is-true-formula(msoxl:AND(NOT(ISBLANK(X7)),ISBLANK(Y7)))" style:apply-style-name="cf3" style:base-cell-address="Data_Sheet.Y7"/>
      <style:map style:condition="is-true-formula(msoxl:AND(NOT(ISBLANK(X7)),ISBLANK(Y7)))" style:apply-style-name="cf3" style:base-cell-address="Data_Sheet.Y7"/>
      <style:map style:condition="is-true-formula(msoxl:AND(NOT(ISBLANK(X7)),ISBLANK(Y7)))" style:apply-style-name="cf3" style:base-cell-address="Data_Sheet.Y7"/>
      <style:map style:condition="is-true-formula(msoxl:AND(NOT(ISBLANK(X7)),ISBLANK(Y7)))" style:apply-style-name="cf3" style:base-cell-address="Data_Sheet.Y7"/>
      <style:map style:condition="is-true-formula(msoxl:AND(NOT(ISBLANK(X7)),ISBLANK(Y7)))" style:apply-style-name="cf3" style:base-cell-address="Data_Sheet.Y7"/>
      <style:map style:condition="is-true-formula(msoxl:AND(NOT(ISBLANK(X7)),ISBLANK(Y7)))" style:apply-style-name="cf3" style:base-cell-address="Data_Sheet.Y7"/>
      <style:map style:condition="is-true-formula(msoxl:AND(NOT(ISBLANK(X7)),ISBLANK(Y7)))" style:apply-style-name="cf3" style:base-cell-address="Data_Sheet.Y7"/>
      <style:map style:condition="is-true-formula(msoxl:AND(NOT(ISBLANK(X7)),ISBLANK(Y7)))" style:apply-style-name="cf3" style:base-cell-address="Data_Sheet.Y7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4" style:base-cell-address="Data_Sheet.W4"/>
      <style:map style:condition="is-true-formula(msoxl:AND(NOT(ISBLANK(V6)),ISBLANK(W6)))" style:apply-style-name="cf3" style:base-cell-address="Data_Sheet.W6"/>
      <style:map style:condition="is-true-formula(msoxl:AND(NOT(ISBLANK(V9)),ISBLANK(W9)))" style:apply-style-name="cf3" style:base-cell-address="Data_Sheet.W9"/>
      <style:map style:condition="is-true-formula(msoxl:AND(NOT(ISBLANK(V9)),ISBLANK(W9)))" style:apply-style-name="cf3" style:base-cell-address="Data_Sheet.W9"/>
      <style:map style:condition="is-true-formula(msoxl:AND(NOT(ISBLANK(V9)),ISBLANK(W9)))" style:apply-style-name="cf3" style:base-cell-address="Data_Sheet.W9"/>
      <style:map style:condition="is-true-formula(msoxl:AND(NOT(ISBLANK(V9)),ISBLANK(W9)))" style:apply-style-name="cf3" style:base-cell-address="Data_Sheet.W9"/>
      <style:map style:condition="is-true-formula(msoxl:AND(NOT(ISBLANK(V9)),ISBLANK(W9)))" style:apply-style-name="cf3" style:base-cell-address="Data_Sheet.W9"/>
    </style:style>
    <style:style style:name="ce1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4" style:base-cell-address="Data_Sheet.W8"/>
      <style:map style:condition="is-true-formula(msoxl:AND(NOT(ISBLANK(V8)),ISBLANK(W8)))" style:apply-style-name="cf4" style:base-cell-address="Data_Sheet.W8"/>
      <style:map style:condition="is-true-formula(msoxl:AND(NOT(ISBLANK(V8)),ISBLANK(W8)))" style:apply-style-name="cf4" style:base-cell-address="Data_Sheet.W8"/>
      <style:map style:condition="is-true-formula(msoxl:AND(NOT(ISBLANK(V4)),ISBLANK(W4)))" style:apply-style-name="cf4" style:base-cell-address="Data_Sheet.W4"/>
      <style:map style:condition="is-true-formula(msoxl:AND(NOT(ISBLANK(V8)),ISBLANK(W8)))" style:apply-style-name="cf3" style:base-cell-address="Data_Sheet.W8"/>
      <style:map style:condition="is-true-formula(msoxl:AND(NOT(ISBLANK(V8)),ISBLANK(W8)))" style:apply-style-name="cf3" style:base-cell-address="Data_Sheet.W8"/>
      <style:map style:condition="is-true-formula(msoxl:AND(NOT(ISBLANK(V8)),ISBLANK(W8)))" style:apply-style-name="cf3" style:base-cell-address="Data_Sheet.W8"/>
      <style:map style:condition="is-true-formula(msoxl:AND(NOT(ISBLANK(V8)),ISBLANK(W8)))" style:apply-style-name="cf3" style:base-cell-address="Data_Sheet.W8"/>
      <style:map style:condition="is-true-formula(msoxl:AND(NOT(ISBLANK(V8)),ISBLANK(W8)))" style:apply-style-name="cf3" style:base-cell-address="Data_Sheet.W8"/>
      <style:map style:condition="is-true-formula(msoxl:AND(NOT(ISBLANK(V8)),ISBLANK(W8)))" style:apply-style-name="cf3" style:base-cell-address="Data_Sheet.W8"/>
      <style:map style:condition="is-true-formula(msoxl:AND(NOT(ISBLANK(V8)),ISBLANK(W8)))" style:apply-style-name="cf3" style:base-cell-address="Data_Sheet.W8"/>
      <style:map style:condition="is-true-formula(msoxl:AND(NOT(ISBLANK(V8)),ISBLANK(W8)))" style:apply-style-name="cf3" style:base-cell-address="Data_Sheet.W8"/>
      <style:map style:condition="is-true-formula(msoxl:AND(NOT(ISBLANK(V8)),ISBLANK(W8)))" style:apply-style-name="cf3" style:base-cell-address="Data_Sheet.W8"/>
      <style:map style:condition="is-true-formula(msoxl:AND(NOT(ISBLANK(V8)),ISBLANK(W8)))" style:apply-style-name="cf3" style:base-cell-address="Data_Sheet.W8"/>
      <style:map style:condition="is-true-formula(msoxl:AND(NOT(ISBLANK(V8)),ISBLANK(W8)))" style:apply-style-name="cf3" style:base-cell-address="Data_Sheet.W8"/>
      <style:map style:condition="is-true-formula(msoxl:AND(NOT(ISBLANK(V8)),ISBLANK(W8)))" style:apply-style-name="cf3" style:base-cell-address="Data_Sheet.W8"/>
      <style:map style:condition="is-true-formula(msoxl:AND(NOT(ISBLANK(V8)),ISBLANK(W8)))" style:apply-style-name="cf3" style:base-cell-address="Data_Sheet.W8"/>
      <style:map style:condition="is-true-formula(msoxl:AND(NOT(ISBLANK(V8)),ISBLANK(W8)))" style:apply-style-name="cf3" style:base-cell-address="Data_Sheet.W8"/>
      <style:map style:condition="is-true-formula(msoxl:AND(NOT(ISBLANK(V8)),ISBLANK(W8)))" style:apply-style-name="cf3" style:base-cell-address="Data_Sheet.W8"/>
      <style:map style:condition="is-true-formula(msoxl:AND(NOT(ISBLANK(V8)),ISBLANK(W8)))" style:apply-style-name="cf3" style:base-cell-address="Data_Sheet.W8"/>
    </style:style>
    <style:style style:name="ce1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4" style:base-cell-address="Data_Sheet.X4"/>
      <style:map style:condition="is-true-formula(msoxl:AND(NOT(ISBLANK(Y8)),ISBLANK(X8)))" style:apply-style-name="cf3" style:base-cell-address="Data_Sheet.X8"/>
      <style:map style:condition="is-true-formula(msoxl:AND(NOT(ISBLANK(Y9)),ISBLANK(X9)))" style:apply-style-name="cf3" style:base-cell-address="Data_Sheet.X9"/>
      <style:map style:condition="is-true-formula(msoxl:AND(NOT(ISBLANK(Y9)),ISBLANK(X9)))" style:apply-style-name="cf3" style:base-cell-address="Data_Sheet.X9"/>
      <style:map style:condition="is-true-formula(msoxl:AND(NOT(ISBLANK(Y9)),ISBLANK(X9)))" style:apply-style-name="cf3" style:base-cell-address="Data_Sheet.X9"/>
      <style:map style:condition="is-true-formula(msoxl:AND(NOT(ISBLANK(Y9)),ISBLANK(X9)))" style:apply-style-name="cf3" style:base-cell-address="Data_Sheet.X9"/>
      <style:map style:condition="is-true-formula(msoxl:AND(NOT(ISBLANK(Y9)),ISBLANK(X9)))" style:apply-style-name="cf3" style:base-cell-address="Data_Sheet.X9"/>
      <style:map style:condition="is-true-formula(msoxl:AND(NOT(ISBLANK(Y9)),ISBLANK(X9)))" style:apply-style-name="cf3" style:base-cell-address="Data_Sheet.X9"/>
      <style:map style:condition="is-true-formula(msoxl:AND(NOT(ISBLANK(Y9)),ISBLANK(X9)))" style:apply-style-name="cf3" style:base-cell-address="Data_Sheet.X9"/>
    </style:style>
    <style:style style:name="ce1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4" style:base-cell-address="Data_Sheet.X8"/>
      <style:map style:condition="is-true-formula(msoxl:AND(NOT(ISBLANK(Y8)),ISBLANK(X8)))" style:apply-style-name="cf4" style:base-cell-address="Data_Sheet.X8"/>
      <style:map style:condition="is-true-formula(msoxl:AND(NOT(ISBLANK(Y8)),ISBLANK(X8)))" style:apply-style-name="cf4" style:base-cell-address="Data_Sheet.X8"/>
      <style:map style:condition="is-true-formula(msoxl:AND(NOT(ISBLANK(Y4)),ISBLANK(X4)))" style:apply-style-name="cf4" style:base-cell-address="Data_Sheet.X4"/>
      <style:map style:condition="is-true-formula(msoxl:AND(NOT(ISBLANK(Y8)),ISBLANK(X8)))" style:apply-style-name="cf3" style:base-cell-address="Data_Sheet.X8"/>
      <style:map style:condition="is-true-formula(msoxl:AND(NOT(ISBLANK(Y8)),ISBLANK(X8)))" style:apply-style-name="cf3" style:base-cell-address="Data_Sheet.X8"/>
      <style:map style:condition="is-true-formula(msoxl:AND(NOT(ISBLANK(Y8)),ISBLANK(X8)))" style:apply-style-name="cf3" style:base-cell-address="Data_Sheet.X8"/>
      <style:map style:condition="is-true-formula(msoxl:AND(NOT(ISBLANK(Y8)),ISBLANK(X8)))" style:apply-style-name="cf3" style:base-cell-address="Data_Sheet.X8"/>
      <style:map style:condition="is-true-formula(msoxl:AND(NOT(ISBLANK(Y8)),ISBLANK(X8)))" style:apply-style-name="cf3" style:base-cell-address="Data_Sheet.X8"/>
      <style:map style:condition="is-true-formula(msoxl:AND(NOT(ISBLANK(Y8)),ISBLANK(X8)))" style:apply-style-name="cf3" style:base-cell-address="Data_Sheet.X8"/>
      <style:map style:condition="is-true-formula(msoxl:AND(NOT(ISBLANK(Y8)),ISBLANK(X8)))" style:apply-style-name="cf3" style:base-cell-address="Data_Sheet.X8"/>
      <style:map style:condition="is-true-formula(msoxl:AND(NOT(ISBLANK(Y8)),ISBLANK(X8)))" style:apply-style-name="cf3" style:base-cell-address="Data_Sheet.X8"/>
      <style:map style:condition="is-true-formula(msoxl:AND(NOT(ISBLANK(Y8)),ISBLANK(X8)))" style:apply-style-name="cf3" style:base-cell-address="Data_Sheet.X8"/>
      <style:map style:condition="is-true-formula(msoxl:AND(NOT(ISBLANK(Y8)),ISBLANK(X8)))" style:apply-style-name="cf3" style:base-cell-address="Data_Sheet.X8"/>
      <style:map style:condition="is-true-formula(msoxl:AND(NOT(ISBLANK(Y8)),ISBLANK(X8)))" style:apply-style-name="cf3" style:base-cell-address="Data_Sheet.X8"/>
      <style:map style:condition="is-true-formula(msoxl:AND(NOT(ISBLANK(Y8)),ISBLANK(X8)))" style:apply-style-name="cf3" style:base-cell-address="Data_Sheet.X8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3" style:base-cell-address="Data_Sheet.Z8"/>
      <style:map style:condition="is-true-formula(msoxl:AND(NOT(ISBLANK(Y9)),ISBLANK(Z9)))" style:apply-style-name="cf3" style:base-cell-address="Data_Sheet.Z9"/>
      <style:map style:condition="is-true-formula(msoxl:AND(NOT(ISBLANK(Y9)),ISBLANK(Z9)))" style:apply-style-name="cf3" style:base-cell-address="Data_Sheet.Z9"/>
      <style:map style:condition="is-true-formula(msoxl:AND(NOT(ISBLANK(Y9)),ISBLANK(Z9)))" style:apply-style-name="cf3" style:base-cell-address="Data_Sheet.Z9"/>
      <style:map style:condition="is-true-formula(msoxl:AND(NOT(ISBLANK(Y9)),ISBLANK(Z9)))" style:apply-style-name="cf3" style:base-cell-address="Data_Sheet.Z9"/>
      <style:map style:condition="is-true-formula(msoxl:AND(NOT(ISBLANK(Y9)),ISBLANK(Z9)))" style:apply-style-name="cf3" style:base-cell-address="Data_Sheet.Z9"/>
      <style:map style:condition="is-true-formula(msoxl:AND(NOT(ISBLANK(Y9)),ISBLANK(Z9)))" style:apply-style-name="cf3" style:base-cell-address="Data_Sheet.Z9"/>
      <style:map style:condition="is-true-formula(msoxl:AND(NOT(ISBLANK(Y9)),ISBLANK(Z9)))" style:apply-style-name="cf3" style:base-cell-address="Data_Sheet.Z9"/>
      <style:map style:condition="is-true-formula(msoxl:AND(NOT(ISBLANK(Y9)),ISBLANK(Z9)))" style:apply-style-name="cf3" style:base-cell-address="Data_Sheet.Z9"/>
      <style:map style:condition="is-true-formula(msoxl:AND(NOT(ISBLANK(Y9)),ISBLANK(Z9)))" style:apply-style-name="cf3" style:base-cell-address="Data_Sheet.Z9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3" style:base-cell-address="Data_Sheet.Z8"/>
      <style:map style:condition="is-true-formula(msoxl:AND(NOT(ISBLANK(Z8)),ISBLANK(AA8)))" style:apply-style-name="cf3" style:base-cell-address="Data_Sheet.AA8"/>
      <style:map style:condition="is-true-formula(msoxl:AND(NOT(ISBLANK(Z8)),ISBLANK(AA8)))" style:apply-style-name="cf3" style:base-cell-address="Data_Sheet.AA8"/>
      <style:map style:condition="is-true-formula(msoxl:AND(NOT(ISBLANK(Z8)),ISBLANK(AA8)))" style:apply-style-name="cf3" style:base-cell-address="Data_Sheet.AA8"/>
      <style:map style:condition="is-true-formula(msoxl:AND(NOT(ISBLANK(Z8)),ISBLANK(AA8)))" style:apply-style-name="cf3" style:base-cell-address="Data_Sheet.AA8"/>
      <style:map style:condition="is-true-formula(msoxl:AND(NOT(ISBLANK(Z8)),ISBLANK(AA8)))" style:apply-style-name="cf3" style:base-cell-address="Data_Sheet.AA8"/>
      <style:map style:condition="is-true-formula(msoxl:AND(NOT(ISBLANK(Z8)),ISBLANK(AA8)))" style:apply-style-name="cf3" style:base-cell-address="Data_Sheet.AA8"/>
      <style:map style:condition="is-true-formula(msoxl:AND(NOT(ISBLANK(Z8)),ISBLANK(AA8)))" style:apply-style-name="cf3" style:base-cell-address="Data_Sheet.AA8"/>
      <style:map style:condition="is-true-formula(msoxl:AND(NOT(ISBLANK(Z8)),ISBLANK(AA8)))" style:apply-style-name="cf3" style:base-cell-address="Data_Sheet.AA8"/>
      <style:map style:condition="is-true-formula(msoxl:AND(NOT(ISBLANK(Z8)),ISBLANK(AA8)))" style:apply-style-name="cf3" style:base-cell-address="Data_Sheet.AA8"/>
      <style:map style:condition="is-true-formula(msoxl:AND(NOT(ISBLANK(Z8)),ISBLANK(AA8)))" style:apply-style-name="cf3" style:base-cell-address="Data_Sheet.AA8"/>
      <style:map style:condition="is-true-formula(msoxl:AND(NOT(ISBLANK(Z8)),ISBLANK(AA8)))" style:apply-style-name="cf3" style:base-cell-address="Data_Sheet.AA8"/>
      <style:map style:condition="is-true-formula(msoxl:AND(NOT(ISBLANK(Z8)),ISBLANK(AA8)))" style:apply-style-name="cf3" style:base-cell-address="Data_Sheet.AA8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3" style:base-cell-address="Data_Sheet.AC6"/>
      <style:map style:condition="is-true-formula(msoxl:AND(NOT(ISBLANK(AB6)),ISBLANK(AC6)))" style:apply-style-name="cf3" style:base-cell-address="Data_Sheet.AC6"/>
      <style:map style:condition="is-true-formula(msoxl:AND(NOT(ISBLANK(AB6)),ISBLANK(AC6)))" style:apply-style-name="cf3" style:base-cell-address="Data_Sheet.AC6"/>
      <style:map style:condition="is-true-formula(msoxl:AND(NOT(ISBLANK(AB6)),ISBLANK(AC6)))" style:apply-style-name="cf3" style:base-cell-address="Data_Sheet.AC6"/>
      <style:map style:condition="is-true-formula(msoxl:AND(NOT(ISBLANK(AB6)),ISBLANK(AC6)))" style:apply-style-name="cf3" style:base-cell-address="Data_Sheet.AC6"/>
      <style:map style:condition="is-true-formula(msoxl:AND(NOT(ISBLANK(AB6)),ISBLANK(AC6)))" style:apply-style-name="cf3" style:base-cell-address="Data_Sheet.AC6"/>
      <style:map style:condition="is-true-formula(msoxl:AND(NOT(ISBLANK(AB6)),ISBLANK(AC6)))" style:apply-style-name="cf3" style:base-cell-address="Data_Sheet.AC6"/>
      <style:map style:condition="is-true-formula(msoxl:AND(NOT(ISBLANK(AB6)),ISBLANK(AC6)))" style:apply-style-name="cf3" style:base-cell-address="Data_Sheet.AC6"/>
      <style:map style:condition="is-true-formula(msoxl:AND(NOT(ISBLANK(AB6)),ISBLANK(AC6)))" style:apply-style-name="cf3" style:base-cell-address="Data_Sheet.AC6"/>
      <style:map style:condition="is-true-formula(msoxl:AND(NOT(ISBLANK(AB6)),ISBLANK(AC6)))" style:apply-style-name="cf3" style:base-cell-address="Data_Sheet.AC6"/>
      <style:map style:condition="is-true-formula(msoxl:AND(NOT(ISBLANK(AB6)),ISBLANK(AC6)))" style:apply-style-name="cf3" style:base-cell-address="Data_Sheet.AC6"/>
      <style:map style:condition="is-true-formula(msoxl:AND(NOT(ISBLANK(AB6)),ISBLANK(AC6)))" style:apply-style-name="cf3" style:base-cell-address="Data_Sheet.AC6"/>
      <style:map style:condition="is-true-formula(msoxl:AND(NOT(ISBLANK(AB6)),ISBLANK(AC6)))" style:apply-style-name="cf3" style:base-cell-address="Data_Sheet.AC6"/>
      <style:map style:condition="is-true-formula(msoxl:AND(NOT(ISBLANK(AB6)),ISBLANK(AC6)))" style:apply-style-name="cf3" style:base-cell-address="Data_Sheet.AC6"/>
      <style:map style:condition="is-true-formula(msoxl:AND(NOT(ISBLANK(AB6)),ISBLANK(AC6)))" style:apply-style-name="cf3" style:base-cell-address="Data_Sheet.AC6"/>
      <style:map style:condition="is-true-formula(msoxl:AND(NOT(ISBLANK(AB6)),ISBLANK(AC6)))" style:apply-style-name="cf3" style:base-cell-address="Data_Sheet.AC6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3" style:base-cell-address="Data_Sheet.AA4"/>
      <style:map style:condition="is-true-formula(msoxl:AND(NOT(ISBLANK(Z6)),ISBLANK(AA6)))" style:apply-style-name="cf3" style:base-cell-address="Data_Sheet.AA6"/>
      <style:map style:condition="is-true-formula(msoxl:AND(NOT(ISBLANK(Z6)),ISBLANK(AA6)))" style:apply-style-name="cf3" style:base-cell-address="Data_Sheet.AA6"/>
      <style:map style:condition="is-true-formula(msoxl:AND(NOT(ISBLANK(Z6)),ISBLANK(AA6)))" style:apply-style-name="cf3" style:base-cell-address="Data_Sheet.AA6"/>
      <style:map style:condition="is-true-formula(msoxl:AND(NOT(ISBLANK(Z6)),ISBLANK(AA6)))" style:apply-style-name="cf3" style:base-cell-address="Data_Sheet.AA6"/>
      <style:map style:condition="is-true-formula(msoxl:AND(NOT(ISBLANK(Z6)),ISBLANK(AA6)))" style:apply-style-name="cf3" style:base-cell-address="Data_Sheet.AA6"/>
      <style:map style:condition="is-true-formula(msoxl:AND(NOT(ISBLANK(Z6)),ISBLANK(AA6)))" style:apply-style-name="cf3" style:base-cell-address="Data_Sheet.AA6"/>
      <style:map style:condition="is-true-formula(msoxl:AND(NOT(ISBLANK(Z6)),ISBLANK(AA6)))" style:apply-style-name="cf3" style:base-cell-address="Data_Sheet.AA6"/>
      <style:map style:condition="is-true-formula(msoxl:AND(NOT(ISBLANK(Z6)),ISBLANK(AA6)))" style:apply-style-name="cf3" style:base-cell-address="Data_Sheet.AA6"/>
      <style:map style:condition="is-true-formula(msoxl:AND(NOT(ISBLANK(Z6)),ISBLANK(AA6)))" style:apply-style-name="cf3" style:base-cell-address="Data_Sheet.AA6"/>
      <style:map style:condition="is-true-formula(msoxl:AND(NOT(ISBLANK(Z6)),ISBLANK(AA6)))" style:apply-style-name="cf3" style:base-cell-address="Data_Sheet.AA6"/>
      <style:map style:condition="is-true-formula(msoxl:AND(NOT(ISBLANK(Z6)),ISBLANK(AA6)))" style:apply-style-name="cf3" style:base-cell-address="Data_Sheet.AA6"/>
      <style:map style:condition="is-true-formula(msoxl:AND(NOT(ISBLANK(Z6)),ISBLANK(AA6)))" style:apply-style-name="cf3" style:base-cell-address="Data_Sheet.AA6"/>
      <style:map style:condition="is-true-formula(msoxl:AND(NOT(ISBLANK(Z6)),ISBLANK(AA6)))" style:apply-style-name="cf3" style:base-cell-address="Data_Sheet.AA6"/>
      <style:map style:condition="is-true-formula(msoxl:AND(NOT(ISBLANK(Z6)),ISBLANK(AA6)))" style:apply-style-name="cf3" style:base-cell-address="Data_Sheet.AA6"/>
      <style:map style:condition="is-true-formula(msoxl:AND(NOT(ISBLANK(Z6)),ISBLANK(AA6)))" style:apply-style-name="cf3" style:base-cell-address="Data_Sheet.AA6"/>
    </style:style>
    <style:style style:name="ce16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3" style:base-cell-address="Data_Sheet.AC6"/>
      <style:map style:condition="is-true-formula(msoxl:AND(NOT(ISBLANK(AB7)),ISBLANK(AC7)))" style:apply-style-name="cf3" style:base-cell-address="Data_Sheet.AC7"/>
      <style:map style:condition="is-true-formula(msoxl:AND(NOT(ISBLANK(AB7)),ISBLANK(AC7)))" style:apply-style-name="cf3" style:base-cell-address="Data_Sheet.AC7"/>
      <style:map style:condition="is-true-formula(msoxl:AND(NOT(ISBLANK(AB7)),ISBLANK(AC7)))" style:apply-style-name="cf3" style:base-cell-address="Data_Sheet.AC7"/>
      <style:map style:condition="is-true-formula(msoxl:AND(NOT(ISBLANK(AB7)),ISBLANK(AC7)))" style:apply-style-name="cf3" style:base-cell-address="Data_Sheet.AC7"/>
      <style:map style:condition="is-true-formula(msoxl:AND(NOT(ISBLANK(AB7)),ISBLANK(AC7)))" style:apply-style-name="cf3" style:base-cell-address="Data_Sheet.AC7"/>
      <style:map style:condition="is-true-formula(msoxl:AND(NOT(ISBLANK(AB7)),ISBLANK(AC7)))" style:apply-style-name="cf3" style:base-cell-address="Data_Sheet.AC7"/>
      <style:map style:condition="is-true-formula(msoxl:AND(NOT(ISBLANK(AB7)),ISBLANK(AC7)))" style:apply-style-name="cf3" style:base-cell-address="Data_Sheet.AC7"/>
      <style:map style:condition="is-true-formula(msoxl:AND(NOT(ISBLANK(AB7)),ISBLANK(AC7)))" style:apply-style-name="cf3" style:base-cell-address="Data_Sheet.AC7"/>
      <style:map style:condition="is-true-formula(msoxl:AND(NOT(ISBLANK(AB7)),ISBLANK(AC7)))" style:apply-style-name="cf3" style:base-cell-address="Data_Sheet.AC7"/>
      <style:map style:condition="is-true-formula(msoxl:AND(NOT(ISBLANK(AB7)),ISBLANK(AC7)))" style:apply-style-name="cf3" style:base-cell-address="Data_Sheet.AC7"/>
      <style:map style:condition="is-true-formula(msoxl:AND(NOT(ISBLANK(AB7)),ISBLANK(AC7)))" style:apply-style-name="cf3" style:base-cell-address="Data_Sheet.AC7"/>
      <style:map style:condition="is-true-formula(msoxl:AND(NOT(ISBLANK(AB7)),ISBLANK(AC7)))" style:apply-style-name="cf3" style:base-cell-address="Data_Sheet.AC7"/>
    </style:style>
    <style:style style:name="ce17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5)),ISBLANK(AB5)))" style:apply-style-name="cf3" style:base-cell-address="Data_Sheet.AB5"/>
      <style:map style:condition="is-true-formula(msoxl:AND(NOT(ISBLANK(AA5)),ISBLANK(AB5)))" style:apply-style-name="cf3" style:base-cell-address="Data_Sheet.AB5"/>
      <style:map style:condition="is-true-formula(msoxl:AND(NOT(ISBLANK(AA5)),ISBLANK(AB5)))" style:apply-style-name="cf3" style:base-cell-address="Data_Sheet.AB5"/>
      <style:map style:condition="is-true-formula(msoxl:AND(NOT(ISBLANK(AA5)),ISBLANK(AB5)))" style:apply-style-name="cf3" style:base-cell-address="Data_Sheet.AB5"/>
      <style:map style:condition="is-true-formula(msoxl:AND(NOT(ISBLANK(AA5)),ISBLANK(AB5)))" style:apply-style-name="cf3" style:base-cell-address="Data_Sheet.AB5"/>
      <style:map style:condition="is-true-formula(msoxl:AND(NOT(ISBLANK(AA5)),ISBLANK(AB5)))" style:apply-style-name="cf3" style:base-cell-address="Data_Sheet.AB5"/>
      <style:map style:condition="is-true-formula(msoxl:AND(NOT(ISBLANK(AA5)),ISBLANK(AB5)))" style:apply-style-name="cf3" style:base-cell-address="Data_Sheet.AB5"/>
      <style:map style:condition="is-true-formula(msoxl:AND(NOT(ISBLANK(AA5)),ISBLANK(AB5)))" style:apply-style-name="cf3" style:base-cell-address="Data_Sheet.AB5"/>
      <style:map style:condition="is-true-formula(msoxl:AND(NOT(ISBLANK(AA5)),ISBLANK(AB5)))" style:apply-style-name="cf3" style:base-cell-address="Data_Sheet.AB5"/>
      <style:map style:condition="is-true-formula(msoxl:AND(NOT(ISBLANK(AA5)),ISBLANK(AB5)))" style:apply-style-name="cf3" style:base-cell-address="Data_Sheet.AB5"/>
      <style:map style:condition="is-true-formula(msoxl:AND(NOT(ISBLANK(AC5)),ISBLANK(AB5)))" style:apply-style-name="cf3" style:base-cell-address="Data_Sheet.AB5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3" style:base-cell-address="Data_Sheet.AC8"/>
      <style:map style:condition="is-true-formula(msoxl:AND(NOT(ISBLANK(AB8)),ISBLANK(AC8)))" style:apply-style-name="cf3" style:base-cell-address="Data_Sheet.AC8"/>
      <style:map style:condition="is-true-formula(msoxl:AND(NOT(ISBLANK(AB8)),ISBLANK(AC8)))" style:apply-style-name="cf3" style:base-cell-address="Data_Sheet.AC8"/>
      <style:map style:condition="is-true-formula(msoxl:AND(NOT(ISBLANK(AB8)),ISBLANK(AC8)))" style:apply-style-name="cf3" style:base-cell-address="Data_Sheet.AC8"/>
      <style:map style:condition="is-true-formula(msoxl:AND(NOT(ISBLANK(AB8)),ISBLANK(AC8)))" style:apply-style-name="cf3" style:base-cell-address="Data_Sheet.AC8"/>
      <style:map style:condition="is-true-formula(msoxl:AND(NOT(ISBLANK(AB8)),ISBLANK(AC8)))" style:apply-style-name="cf3" style:base-cell-address="Data_Sheet.AC8"/>
      <style:map style:condition="is-true-formula(msoxl:AND(NOT(ISBLANK(AB8)),ISBLANK(AC8)))" style:apply-style-name="cf3" style:base-cell-address="Data_Sheet.AC8"/>
      <style:map style:condition="is-true-formula(msoxl:AND(NOT(ISBLANK(AB8)),ISBLANK(AC8)))" style:apply-style-name="cf3" style:base-cell-address="Data_Sheet.AC8"/>
      <style:map style:condition="is-true-formula(msoxl:AND(NOT(ISBLANK(AB8)),ISBLANK(AC8)))" style:apply-style-name="cf3" style:base-cell-address="Data_Sheet.AC8"/>
      <style:map style:condition="is-true-formula(msoxl:AND(NOT(ISBLANK(AB8)),ISBLANK(AC8)))" style:apply-style-name="cf3" style:base-cell-address="Data_Sheet.AC8"/>
      <style:map style:condition="is-true-formula(msoxl:AND(NOT(ISBLANK(AB8)),ISBLANK(AC8)))" style:apply-style-name="cf3" style:base-cell-address="Data_Sheet.AC8"/>
      <style:map style:condition="is-true-formula(msoxl:AND(NOT(ISBLANK(AB8)),ISBLANK(AC8)))" style:apply-style-name="cf3" style:base-cell-address="Data_Sheet.AC8"/>
      <style:map style:condition="is-true-formula(msoxl:AND(NOT(ISBLANK(AB8)),ISBLANK(AC8)))" style:apply-style-name="cf3" style:base-cell-address="Data_Sheet.AC8"/>
    </style:style>
    <style:style style:name="ce17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8)),ISBLANK(Z8)))" style:apply-style-name="cf3" style:base-cell-address="Data_Sheet.Z8"/>
      <style:map style:condition="is-true-formula(msoxl:AND(NOT(ISBLANK(Y9)),ISBLANK(Z9)))" style:apply-style-name="cf3" style:base-cell-address="Data_Sheet.Z9"/>
      <style:map style:condition="is-true-formula(msoxl:AND(NOT(ISBLANK(AA9)),ISBLANK(AB9)))" style:apply-style-name="cf3" style:base-cell-address="Data_Sheet.AB9"/>
      <style:map style:condition="is-true-formula(msoxl:AND(NOT(ISBLANK(AA9)),ISBLANK(AB9)))" style:apply-style-name="cf3" style:base-cell-address="Data_Sheet.AB9"/>
      <style:map style:condition="is-true-formula(msoxl:AND(NOT(ISBLANK(AA9)),ISBLANK(AB9)))" style:apply-style-name="cf3" style:base-cell-address="Data_Sheet.AB9"/>
      <style:map style:condition="is-true-formula(msoxl:AND(NOT(ISBLANK(AA9)),ISBLANK(AB9)))" style:apply-style-name="cf3" style:base-cell-address="Data_Sheet.AB9"/>
      <style:map style:condition="is-true-formula(msoxl:AND(NOT(ISBLANK(AA9)),ISBLANK(AB9)))" style:apply-style-name="cf3" style:base-cell-address="Data_Sheet.AB9"/>
      <style:map style:condition="is-true-formula(msoxl:AND(NOT(ISBLANK(AA9)),ISBLANK(AB9)))" style:apply-style-name="cf3" style:base-cell-address="Data_Sheet.AB9"/>
      <style:map style:condition="is-true-formula(msoxl:AND(NOT(ISBLANK(AA9)),ISBLANK(AB9)))" style:apply-style-name="cf3" style:base-cell-address="Data_Sheet.AB9"/>
      <style:map style:condition="is-true-formula(msoxl:AND(NOT(ISBLANK(AA9)),ISBLANK(AB9)))" style:apply-style-name="cf3" style:base-cell-address="Data_Sheet.AB9"/>
    </style:style>
    <style:style style:name="ce17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3" style:base-cell-address="Data_Sheet.AA6"/>
      <style:map style:condition="is-true-formula(msoxl:AND(NOT(ISBLANK(Z7)),ISBLANK(AA7)))" style:apply-style-name="cf3" style:base-cell-address="Data_Sheet.AA7"/>
      <style:map style:condition="is-true-formula(msoxl:AND(NOT(ISBLANK(Z7)),ISBLANK(AA7)))" style:apply-style-name="cf3" style:base-cell-address="Data_Sheet.AA7"/>
      <style:map style:condition="is-true-formula(msoxl:AND(NOT(ISBLANK(Z7)),ISBLANK(AA7)))" style:apply-style-name="cf3" style:base-cell-address="Data_Sheet.AA7"/>
      <style:map style:condition="is-true-formula(msoxl:AND(NOT(ISBLANK(Z7)),ISBLANK(AA7)))" style:apply-style-name="cf3" style:base-cell-address="Data_Sheet.AA7"/>
      <style:map style:condition="is-true-formula(msoxl:AND(NOT(ISBLANK(Z7)),ISBLANK(AA7)))" style:apply-style-name="cf3" style:base-cell-address="Data_Sheet.AA7"/>
      <style:map style:condition="is-true-formula(msoxl:AND(NOT(ISBLANK(Z7)),ISBLANK(AA7)))" style:apply-style-name="cf3" style:base-cell-address="Data_Sheet.AA7"/>
      <style:map style:condition="is-true-formula(msoxl:AND(NOT(ISBLANK(Z7)),ISBLANK(AA7)))" style:apply-style-name="cf3" style:base-cell-address="Data_Sheet.AA7"/>
      <style:map style:condition="is-true-formula(msoxl:AND(NOT(ISBLANK(Z7)),ISBLANK(AA7)))" style:apply-style-name="cf3" style:base-cell-address="Data_Sheet.AA7"/>
      <style:map style:condition="is-true-formula(msoxl:AND(NOT(ISBLANK(Z7)),ISBLANK(AA7)))" style:apply-style-name="cf3" style:base-cell-address="Data_Sheet.AA7"/>
      <style:map style:condition="is-true-formula(msoxl:AND(NOT(ISBLANK(Z7)),ISBLANK(AA7)))" style:apply-style-name="cf3" style:base-cell-address="Data_Sheet.AA7"/>
      <style:map style:condition="is-true-formula(msoxl:AND(NOT(ISBLANK(Z7)),ISBLANK(AA7)))" style:apply-style-name="cf3" style:base-cell-address="Data_Sheet.AA7"/>
      <style:map style:condition="is-true-formula(msoxl:AND(NOT(ISBLANK(Z7)),ISBLANK(AA7)))" style:apply-style-name="cf3" style:base-cell-address="Data_Sheet.AA7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1">
            <text:p>Organisation name</text:p>
          </table:table-cell>
          <table:table-cell office:value-type="string" table:number-columns-spanned="1" table:number-rows-spanned="3" table:content-validation-name="val2" table:style-name="ce11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1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1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2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1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2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1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1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1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1">
            <text:p>Admin officers/admin assistants</text:p>
          </table:table-cell>
          <table:covered-table-cell/>
          <table:table-cell office:value-type="string" table:number-columns-spanned="2" table:number-rows-spanned="1" table:style-name="ce11">
            <text:p>Executive Officers</text:p>
          </table:table-cell>
          <table:covered-table-cell/>
          <table:table-cell office:value-type="string" table:number-columns-spanned="2" table:number-rows-spanned="1" table:style-name="ce11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1">
            <text:p>Grade 6/7</text:p>
          </table:table-cell>
          <table:covered-table-cell/>
          <table:table-cell office:value-type="string" table:number-columns-spanned="2" table:number-rows-spanned="1" table:style-name="ce11">
            <text:p>Senior Civil Service</text:p>
          </table:table-cell>
          <table:covered-table-cell/>
          <table:table-cell office:value-type="string" table:number-columns-spanned="2" table:number-rows-spanned="1" table:style-name="ce11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1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1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2">
            <text:p>Interim managers</text:p>
          </table:table-cell>
          <table:covered-table-cell/>
          <table:table-cell office:value-type="string" table:number-columns-spanned="2" table:number-rows-spanned="1" table:style-name="ce12">
            <text:p>Specialist Contractors</text:p>
          </table:table-cell>
          <table:covered-table-cell/>
          <table:table-cell office:value-type="string" table:number-columns-spanned="2" table:number-rows-spanned="1" table:style-name="ce12">
            <text:p>Consultants/consultancy</text:p>
          </table:table-cell>
          <table:covered-table-cell/>
          <table:table-cell office:value-type="string" table:number-columns-spanned="2" table:number-rows-spanned="1" table:style-name="ce11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8">
            <text:p>Salary</text:p>
          </table:table-cell>
          <table:table-cell office:value-type="string" table:number-columns-spanned="1" table:number-rows-spanned="2" table:style-name="ce18">
            <text:p>Allowances</text:p>
          </table:table-cell>
          <table:table-cell office:value-type="string" table:number-columns-spanned="1" table:number-rows-spanned="2" table:style-name="ce18">
            <text:p>Non-consolidated performance payments</text:p>
          </table:table-cell>
          <table:table-cell office:value-type="string" table:number-columns-spanned="1" table:number-rows-spanned="2" table:style-name="ce18">
            <text:p>Overtime</text:p>
          </table:table-cell>
          <table:table-cell office:value-type="string" table:number-columns-spanned="1" table:number-rows-spanned="2" table:style-name="ce18">
            <text:p>Employer pension contributions</text:p>
          </table:table-cell>
          <table:table-cell office:value-type="string" table:number-columns-spanned="1" table:number-rows-spanned="2" table:style-name="ce18">
            <text:p>Employer national insurance contributions</text:p>
          </table:table-cell>
          <table:table-cell office:value-type="string" table:number-columns-spanned="1" table:number-rows-spanned="2" table:style-name="ce11">
            <text:p>Total paybill for payroll staff</text:p>
          </table:table-cell>
          <table:table-cell office:value-type="string" table:number-columns-spanned="1" table:number-rows-spanned="2" table:style-name="ce18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8">
            <text:p>Total cost of consultants/</text:p>
            <text:p>consultancy</text:p>
          </table:table-cell>
          <table:table-cell office:value-type="string" table:number-columns-spanned="1" table:number-rows-spanned="2" table:style-name="ce11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1">
            <text:p>Ministerial Department</text:p>
          </table:table-cell>
          <table:table-cell office:value-type="string" table:style-name="ce23">
            <text:p>Home Office</text:p>
          </table:table-cell>
          <table:table-cell office:value-type="float" office:value="8046" table:style-name="ce32">
            <text:p>8046</text:p>
          </table:table-cell>
          <table:table-cell office:value-type="float" office:value="7183.59" table:style-name="ce35">
            <text:p>7183.59</text:p>
          </table:table-cell>
          <table:table-cell office:value-type="float" office:value="11662" table:style-name="ce43">
            <text:p>11662</text:p>
          </table:table-cell>
          <table:table-cell office:value-type="float" office:value="10854.88" table:style-name="ce42">
            <text:p>10854.88</text:p>
          </table:table-cell>
          <table:table-cell office:value-type="float" office:value="6176" table:style-name="ce96">
            <text:p>6176</text:p>
          </table:table-cell>
          <table:table-cell office:value-type="float" office:value="5943.67" table:style-name="ce97">
            <text:p>5943.67</text:p>
          </table:table-cell>
          <table:table-cell office:value-type="float" office:value="1958" table:style-name="ce98">
            <text:p>1958</text:p>
          </table:table-cell>
          <table:table-cell office:value-type="float" office:value="1909.49" table:style-name="ce115">
            <text:p>1909.49</text:p>
          </table:table-cell>
          <table:table-cell office:value-type="float" office:value="218" table:style-name="ce114">
            <text:p>218</text:p>
          </table:table-cell>
          <table:table-cell office:value-type="float" office:value="216.5" table:style-name="ce70">
            <text:p>216.5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28060" table:content-validation-name="val2" table:style-name="ce75">
            <text:p>28,060</text:p>
          </table:table-cell>
          <table:table-cell office:value-type="float" office:value="26108" table:content-validation-name="val2" table:style-name="ce77">
            <text:p>26,108</text:p>
          </table:table-cell>
          <table:table-cell office:value-type="float" office:value="1279" table:style-name="ce78">
            <text:p>1279</text:p>
          </table:table-cell>
          <table:table-cell office:value-type="float" office:value="1088.9100000000001" table:style-name="ce76">
            <text:p>1088.91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1279" table:style-name="ce158">
            <text:p>1,279</text:p>
          </table:table-cell>
          <table:table-cell office:value-type="float" office:value="1088.9100000000001" table:style-name="ce150">
            <text:p>1,089</text:p>
          </table:table-cell>
          <table:table-cell office:value-type="float" office:value="29339" table:content-validation-name="val2" table:style-name="ce149">
            <text:p>29,339</text:p>
          </table:table-cell>
          <table:table-cell office:value-type="float" office:value="27197" table:content-validation-name="val2" table:style-name="ce148">
            <text:p>27,197</text:p>
          </table:table-cell>
          <table:table-cell office:value-type="currency" office:value="65416726.469999991" table:content-validation-name="val1" table:style-name="ce15">
            <text:p>£65,416,726.47</text:p>
          </table:table-cell>
          <table:table-cell office:value-type="currency" office:value="3224903.2299999865" table:content-validation-name="val1" table:style-name="ce16">
            <text:p>£3,224,903.23</text:p>
          </table:table-cell>
          <table:table-cell office:value-type="currency" office:value="210288.18" table:content-validation-name="val1" table:style-name="ce16">
            <text:p>£210,288.18</text:p>
          </table:table-cell>
          <table:table-cell office:value-type="currency" office:value="1156659.21" table:content-validation-name="val1" table:style-name="ce16">
            <text:p>£1,156,659.21</text:p>
          </table:table-cell>
          <table:table-cell office:value-type="currency" office:value="14870770.100000001" table:content-validation-name="val1" table:style-name="ce16">
            <text:p>£14,870,770.10</text:p>
          </table:table-cell>
          <table:table-cell office:value-type="currency" office:value="7541621.5800000001" table:content-validation-name="val1" table:style-name="ce16">
            <text:p>£7,541,621.58</text:p>
          </table:table-cell>
          <table:table-cell office:value-type="currency" office:value="92420968.769999996" table:style-name="ce8">
            <text:p>£92,420,968.77</text:p>
          </table:table-cell>
          <table:table-cell office:value-type="currency" office:value="3079762.62" table:content-validation-name="val1" table:style-name="ce17">
            <text:p>£3,079,762.62</text:p>
          </table:table-cell>
          <table:table-cell office:value-type="currency" office:value="1392238.48" table:content-validation-name="val1" table:style-name="ce17">
            <text:p>£1,392,238.48</text:p>
          </table:table-cell>
          <table:table-cell office:value-type="currency" office:value="4472001.0999999996" table:style-name="ce8">
            <text:p>£4,472,001.10</text:p>
          </table:table-cell>
          <table:table-cell office:value-type="currency" office:value="96892969.870000005" table:style-name="ce9">
            <text:p>£96,892,969.87</text:p>
          </table:table-cell>
          <table:table-cell table:content-validation-name="val2" table:style-name="ce10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344" table:style-name="ce31">
            <text:p>344</text:p>
          </table:table-cell>
          <table:table-cell office:value-type="float" office:value="295.76" table:style-name="ce33">
            <text:p>295.76</text:p>
          </table:table-cell>
          <table:table-cell office:value-type="float" office:value="216" table:style-name="ce44">
            <text:p>216</text:p>
          </table:table-cell>
          <table:table-cell office:value-type="float" office:value="201.94" table:style-name="ce45">
            <text:p>201.94</text:p>
          </table:table-cell>
          <table:table-cell office:value-type="float" office:value="279" table:style-name="ce100">
            <text:p>279</text:p>
          </table:table-cell>
          <table:table-cell office:value-type="float" office:value="266.8" table:style-name="ce99">
            <text:p>266.8</text:p>
          </table:table-cell>
          <table:table-cell office:value-type="float" office:value="37" table:style-name="ce101">
            <text:p>37</text:p>
          </table:table-cell>
          <table:table-cell office:value-type="float" office:value="36.869999999999997" table:style-name="ce116">
            <text:p>36.87</text:p>
          </table:table-cell>
          <table:table-cell office:value-type="float" office:value="4" table:style-name="ce117">
            <text:p>4</text:p>
          </table:table-cell>
          <table:table-cell office:value-type="float" office:value="4" table:style-name="ce69">
            <text:p>4</text:p>
          </table:table-cell>
          <table:table-cell office:value-type="float" office:value="6" table:style-name="ce71">
            <text:p>6</text:p>
          </table:table-cell>
          <table:table-cell office:value-type="float" office:value="0.83" table:style-name="ce73">
            <text:p>0.83</text:p>
          </table:table-cell>
          <table:table-cell office:value-type="float" office:value="886" table:content-validation-name="val2" table:style-name="ce67">
            <text:p>886</text:p>
          </table:table-cell>
          <table:table-cell office:value-type="float" office:value="806" table:content-validation-name="val2" table:style-name="ce80">
            <text:p>806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131">
            <text:p>0</text:p>
          </table:table-cell>
          <table:table-cell office:value-type="float" office:value="0" table:style-name="ce82">
            <text:p>0</text:p>
          </table:table-cell>
          <table:table-cell office:value-type="float" office:value="10" table:style-name="ce138">
            <text:p>10</text:p>
          </table:table-cell>
          <table:table-cell office:value-type="float" office:value="10" table:style-name="ce141">
            <text:p>10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10" table:style-name="ce157">
            <text:p>10</text:p>
          </table:table-cell>
          <table:table-cell office:value-type="float" office:value="10" table:style-name="ce151">
            <text:p>10</text:p>
          </table:table-cell>
          <table:table-cell office:value-type="float" office:value="896" table:content-validation-name="val2" table:style-name="ce170">
            <text:p>896</text:p>
          </table:table-cell>
          <table:table-cell office:value-type="float" office:value="816" table:content-validation-name="val2" table:style-name="ce152">
            <text:p>816</text:p>
          </table:table-cell>
          <table:table-cell office:value-type="currency" office:value="1739344.9199999997" table:content-validation-name="val1" table:style-name="ce15">
            <text:p>£1,739,344.92</text:p>
          </table:table-cell>
          <table:table-cell office:value-type="currency" office:value="11710.220000000003" table:content-validation-name="val1" table:style-name="ce16">
            <text:p>£11,710.22</text:p>
          </table:table-cell>
          <table:table-cell table:content-validation-name="val1" table:style-name="ce16"/>
          <table:table-cell office:value-type="currency" office:value="85145.13999999997" table:content-validation-name="val1" table:style-name="ce16">
            <text:p>£85,145.14</text:p>
          </table:table-cell>
          <table:table-cell office:value-type="currency" office:value="353927.75000000221" table:content-validation-name="val1" table:style-name="ce16">
            <text:p>£353,927.75</text:p>
          </table:table-cell>
          <table:table-cell office:value-type="currency" office:value="173038.46999999968" table:content-validation-name="val1" table:style-name="ce16">
            <text:p>£173,038.47</text:p>
          </table:table-cell>
          <table:table-cell office:value-type="currency" office:value="2363166.5" table:style-name="ce8">
            <text:p>£2,363,166.50</text:p>
          </table:table-cell>
          <table:table-cell office:value-type="currency" office:value="121771" table:content-validation-name="val1" table:style-name="ce17">
            <text:p>£121,771.00</text:p>
          </table:table-cell>
          <table:table-cell office:value-type="currency" office:value="3330" table:content-validation-name="val1" table:style-name="ce17">
            <text:p>£3,330.00</text:p>
          </table:table-cell>
          <table:table-cell office:value-type="currency" office:value="125101" table:style-name="ce8">
            <text:p>£125,101.00</text:p>
          </table:table-cell>
          <table:table-cell office:value-type="currency" office:value="2488267.5" table:style-name="ce9">
            <text:p>£2,488,267.50</text:p>
          </table:table-cell>
          <table:table-cell table:content-validation-name="val2" table:style-name="ce10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56" table:style-name="ce30">
            <text:p>56</text:p>
          </table:table-cell>
          <table:table-cell office:value-type="float" office:value="54.554000000000002" table:style-name="ce34">
            <text:p>54.554</text:p>
          </table:table-cell>
          <table:table-cell office:value-type="float" office:value="69" table:style-name="ce46">
            <text:p>69</text:p>
          </table:table-cell>
          <table:table-cell office:value-type="float" office:value="68.398600000000002" table:style-name="ce47">
            <text:p>68.3986</text:p>
          </table:table-cell>
          <table:table-cell office:value-type="float" office:value="714" table:style-name="ce103">
            <text:p>714</text:p>
          </table:table-cell>
          <table:table-cell office:value-type="float" office:value="702.27940000000001" table:style-name="ce102">
            <text:p>702.2794</text:p>
          </table:table-cell>
          <table:table-cell office:value-type="float" office:value="59" table:style-name="ce104">
            <text:p>59</text:p>
          </table:table-cell>
          <table:table-cell office:value-type="float" office:value="58.124399999999994" table:style-name="ce119">
            <text:p>58.1244</text:p>
          </table:table-cell>
          <table:table-cell office:value-type="float" office:value="6" table:style-name="ce118">
            <text:p>6</text:p>
          </table:table-cell>
          <table:table-cell office:value-type="float" office:value="6" table:style-name="ce59">
            <text:p>6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904" table:content-validation-name="val2" table:style-name="ce67">
            <text:p>904</text:p>
          </table:table-cell>
          <table:table-cell office:value-type="float" office:value="889" table:content-validation-name="val2" table:style-name="ce65">
            <text:p>889</text:p>
          </table:table-cell>
          <table:table-cell office:value-type="float" office:value="75" table:style-name="ce91">
            <text:p>75</text:p>
          </table:table-cell>
          <table:table-cell office:value-type="float" office:value="75" table:style-name="ce94">
            <text:p>75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35">
            <text:p>0</text:p>
          </table:table-cell>
          <table:table-cell office:value-type="float" office:value="8" table:style-name="ce139">
            <text:p>8</text:p>
          </table:table-cell>
          <table:table-cell office:value-type="float" office:value="8" table:style-name="ce140">
            <text:p>8</text:p>
          </table:table-cell>
          <table:table-cell table:style-name="ce147"/>
          <table:table-cell table:style-name="ce153"/>
          <table:table-cell office:value-type="float" office:value="83" table:style-name="ce157">
            <text:p>83</text:p>
          </table:table-cell>
          <table:table-cell office:value-type="float" office:value="83" table:style-name="ce168">
            <text:p>83</text:p>
          </table:table-cell>
          <table:table-cell office:value-type="float" office:value="987" table:content-validation-name="val2" table:style-name="ce170">
            <text:p>987</text:p>
          </table:table-cell>
          <table:table-cell office:value-type="float" office:value="972" table:content-validation-name="val2" table:style-name="ce167">
            <text:p>972</text:p>
          </table:table-cell>
          <table:table-cell office:value-type="currency" office:value="2428519.23" table:content-validation-name="val1" table:style-name="ce15">
            <text:p>£2,428,519.23</text:p>
          </table:table-cell>
          <table:table-cell office:value-type="currency" office:value="113933.81999999999" table:content-validation-name="val1" table:style-name="ce16">
            <text:p>£113,933.82</text:p>
          </table:table-cell>
          <table:table-cell table:content-validation-name="val1" table:style-name="ce16"/>
          <table:table-cell office:value-type="currency" office:value="25730" table:content-validation-name="val1" table:style-name="ce16">
            <text:p>£25,730.00</text:p>
          </table:table-cell>
          <table:table-cell office:value-type="currency" office:value="494979.25" table:content-validation-name="val1" table:style-name="ce16">
            <text:p>£494,979.25</text:p>
          </table:table-cell>
          <table:table-cell office:value-type="currency" office:value="266754.11" table:content-validation-name="val1" table:style-name="ce16">
            <text:p>£266,754.11</text:p>
          </table:table-cell>
          <table:table-cell office:value-type="currency" office:value="3329916.41" table:style-name="ce8">
            <text:p>£3,329,916.41</text:p>
          </table:table-cell>
          <table:table-cell office:value-type="currency" office:value="350370" table:content-validation-name="val1" table:style-name="ce17">
            <text:p>£350,370.00</text:p>
          </table:table-cell>
          <table:table-cell office:value-type="currency" office:value="180" table:content-validation-name="val1" table:style-name="ce17">
            <text:p>£180.00</text:p>
          </table:table-cell>
          <table:table-cell office:value-type="currency" office:value="350550" table:style-name="ce8">
            <text:p>£350,550.00</text:p>
          </table:table-cell>
          <table:table-cell office:value-type="currency" office:value="3680466.41" table:style-name="ce9">
            <text:p>£3,680,466.41</text:p>
          </table:table-cell>
          <table:table-cell table:content-validation-name="val2" table:style-name="ce10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8" table:style-name="ce36">
            <text:p>8</text:p>
          </table:table-cell>
          <table:table-cell office:value-type="float" office:value="6.17" table:style-name="ce39">
            <text:p>6.17</text:p>
          </table:table-cell>
          <table:table-cell office:value-type="float" office:value="7" table:style-name="ce48">
            <text:p>7</text:p>
          </table:table-cell>
          <table:table-cell office:value-type="float" office:value="6.4" table:style-name="ce49">
            <text:p>6.4</text:p>
          </table:table-cell>
          <table:table-cell office:value-type="float" office:value="41" table:style-name="ce105">
            <text:p>41</text:p>
          </table:table-cell>
          <table:table-cell office:value-type="float" office:value="40.799999999999997" table:style-name="ce107">
            <text:p>40.8</text:p>
          </table:table-cell>
          <table:table-cell office:value-type="float" office:value="1" table:style-name="ce106">
            <text:p>1</text:p>
          </table:table-cell>
          <table:table-cell office:value-type="float" office:value="1" table:style-name="ce121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0.8" table:style-name="ce62">
            <text:p>0.8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4">
            <text:p>0</text:p>
          </table:table-cell>
          <table:table-cell office:value-type="float" office:value="58" table:content-validation-name="val2" table:style-name="ce67">
            <text:p>58</text:p>
          </table:table-cell>
          <table:table-cell office:value-type="float" office:value="55" table:content-validation-name="val2" table:style-name="ce66">
            <text:p>55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73">
            <text:p>0</text:p>
          </table:table-cell>
          <table:table-cell office:value-type="float" office:value="58" table:content-validation-name="val2" table:style-name="ce170">
            <text:p>58</text:p>
          </table:table-cell>
          <table:table-cell office:value-type="float" office:value="55" table:content-validation-name="val2" table:style-name="ce169">
            <text:p>55</text:p>
          </table:table-cell>
          <table:table-cell office:value-type="currency" office:value="157894" table:content-validation-name="val1" table:style-name="ce15">
            <text:p>£157,894.00</text:p>
          </table:table-cell>
          <table:table-cell office:value-type="currency" office:value="2234" table:content-validation-name="val1" table:style-name="ce16">
            <text:p>£2,234.00</text:p>
          </table:table-cell>
          <table:table-cell table:content-validation-name="val1" table:style-name="ce16"/>
          <table:table-cell table:content-validation-name="val1" table:style-name="ce16"/>
          <table:table-cell office:value-type="currency" office:value="32421" table:content-validation-name="val1" table:style-name="ce16">
            <text:p>£32,421.00</text:p>
          </table:table-cell>
          <table:table-cell office:value-type="currency" office:value="16684" table:content-validation-name="val1" table:style-name="ce16">
            <text:p>£16,684.00</text:p>
          </table:table-cell>
          <table:table-cell office:value-type="currency" office:value="209233" table:style-name="ce8">
            <text:p>£209,233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style-name="ce8">
            <text:p>£0.00</text:p>
          </table:table-cell>
          <table:table-cell office:value-type="currency" office:value="209233" table:style-name="ce9">
            <text:p>£209,233.00</text:p>
          </table:table-cell>
          <table:table-cell table:content-validation-name="val2" table:style-name="ce10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40" table:style-name="ce41">
            <text:p>40</text:p>
          </table:table-cell>
          <table:table-cell office:value-type="float" office:value="37.58" table:style-name="ce40">
            <text:p>37.58</text:p>
          </table:table-cell>
          <table:table-cell office:value-type="float" office:value="72" table:style-name="ce50">
            <text:p>72</text:p>
          </table:table-cell>
          <table:table-cell office:value-type="float" office:value="71.75" table:style-name="ce51">
            <text:p>71.75</text:p>
          </table:table-cell>
          <table:table-cell office:value-type="float" office:value="49" table:style-name="ce109">
            <text:p>49</text:p>
          </table:table-cell>
          <table:table-cell office:value-type="float" office:value="47.2" table:style-name="ce108">
            <text:p>47.2</text:p>
          </table:table-cell>
          <table:table-cell office:value-type="float" office:value="27" table:style-name="ce110">
            <text:p>27</text:p>
          </table:table-cell>
          <table:table-cell office:value-type="float" office:value="27" table:style-name="ce122">
            <text:p>27</text:p>
          </table:table-cell>
          <table:table-cell office:value-type="float" office:value="4" table:style-name="ce125">
            <text:p>4</text:p>
          </table:table-cell>
          <table:table-cell office:value-type="float" office:value="4" table:style-name="ce68">
            <text:p>4</text:p>
          </table:table-cell>
          <table:table-cell office:value-type="float" office:value="6" table:style-name="ce56">
            <text:p>6</text:p>
          </table:table-cell>
          <table:table-cell office:value-type="float" office:value="1.27" table:style-name="ce58">
            <text:p>1.27</text:p>
          </table:table-cell>
          <table:table-cell office:value-type="float" office:value="198" table:content-validation-name="val2" table:style-name="ce67">
            <text:p>198</text:p>
          </table:table-cell>
          <table:table-cell office:value-type="float" office:value="189" table:content-validation-name="val2" table:style-name="ce85">
            <text:p>189</text:p>
          </table:table-cell>
          <table:table-cell office:value-type="float" office:value="10" table:style-name="ce86">
            <text:p>10</text:p>
          </table:table-cell>
          <table:table-cell office:value-type="float" office:value="10" table:style-name="ce88">
            <text:p>10</text:p>
          </table:table-cell>
          <table:table-cell office:value-type="float" office:value="2" table:style-name="ce126">
            <text:p>2</text:p>
          </table:table-cell>
          <table:table-cell office:value-type="float" office:value="2" table:style-name="ce127">
            <text:p>2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9" table:style-name="ce164">
            <text:p>9</text:p>
          </table:table-cell>
          <table:table-cell office:value-type="float" office:value="7" table:style-name="ce155">
            <text:p>7</text:p>
          </table:table-cell>
          <table:table-cell office:value-type="float" office:value="21" table:style-name="ce157">
            <text:p>21</text:p>
          </table:table-cell>
          <table:table-cell office:value-type="float" office:value="19" table:style-name="ce166">
            <text:p>19</text:p>
          </table:table-cell>
          <table:table-cell office:value-type="float" office:value="219" table:content-validation-name="val2" table:style-name="ce170">
            <text:p>219</text:p>
          </table:table-cell>
          <table:table-cell office:value-type="float" office:value="208" table:content-validation-name="val2" table:style-name="ce171">
            <text:p>208</text:p>
          </table:table-cell>
          <table:table-cell office:value-type="currency" office:value="531328.86" table:content-validation-name="val1" table:style-name="ce15">
            <text:p>£531,328.86</text:p>
          </table:table-cell>
          <table:table-cell office:value-type="currency" office:value="61257.5" table:content-validation-name="val1" table:style-name="ce16">
            <text:p>£61,257.50</text:p>
          </table:table-cell>
          <table:table-cell office:value-type="currency" office:value="2400" table:content-validation-name="val1" table:style-name="ce16">
            <text:p>£2,400.00</text:p>
          </table:table-cell>
          <table:table-cell office:value-type="currency" office:value="411.96" table:content-validation-name="val1" table:style-name="ce16">
            <text:p>£411.96</text:p>
          </table:table-cell>
          <table:table-cell office:value-type="currency" office:value="17142.91" table:content-validation-name="val1" table:style-name="ce16">
            <text:p>£17,142.91</text:p>
          </table:table-cell>
          <table:table-cell office:value-type="currency" office:value="62905.919999999998" table:content-validation-name="val1" table:style-name="ce16">
            <text:p>£62,905.92</text:p>
          </table:table-cell>
          <table:table-cell office:value-type="currency" office:value="675447.15" table:style-name="ce8">
            <text:p>£675,447.15</text:p>
          </table:table-cell>
          <table:table-cell office:value-type="currency" office:value="149423.4" table:content-validation-name="val1" table:style-name="ce17">
            <text:p>£149,423.40</text:p>
          </table:table-cell>
          <table:table-cell office:value-type="currency" office:value="184008" table:content-validation-name="val1" table:style-name="ce17">
            <text:p>£184,008.00</text:p>
          </table:table-cell>
          <table:table-cell office:value-type="currency" office:value="333431.40000000002" table:style-name="ce8">
            <text:p>£333,431.40</text:p>
          </table:table-cell>
          <table:table-cell office:value-type="currency" office:value="1008878.55" table:style-name="ce9">
            <text:p>£1,008,878.55</text:p>
          </table:table-cell>
          <table:table-cell table:content-validation-name="val2" table:style-name="ce10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6" table:style-name="ce37">
            <text:p>6</text:p>
          </table:table-cell>
          <table:table-cell office:value-type="float" office:value="5.6" table:style-name="ce38">
            <text:p>5.6</text:p>
          </table:table-cell>
          <table:table-cell office:value-type="float" office:value="8" table:style-name="ce53">
            <text:p>8</text:p>
          </table:table-cell>
          <table:table-cell office:value-type="float" office:value="7.06" table:style-name="ce52">
            <text:p>7.06</text:p>
          </table:table-cell>
          <table:table-cell office:value-type="float" office:value="51" table:style-name="ce111">
            <text:p>51</text:p>
          </table:table-cell>
          <table:table-cell office:value-type="float" office:value="49.82" table:style-name="ce112">
            <text:p>49.82</text:p>
          </table:table-cell>
          <table:table-cell office:value-type="float" office:value="2" table:style-name="ce113">
            <text:p>2</text:p>
          </table:table-cell>
          <table:table-cell office:value-type="float" office:value="1.59" table:style-name="ce123">
            <text:p>1.59</text:p>
          </table:table-cell>
          <table:table-cell office:value-type="float" office:value="1" table:style-name="ce12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68" table:content-validation-name="val2" table:style-name="ce84">
            <text:p>68</text:p>
          </table:table-cell>
          <table:table-cell office:value-type="float" office:value="65" table:content-validation-name="val2" table:style-name="ce84">
            <text:p>65</text:p>
          </table:table-cell>
          <table:table-cell office:value-type="float" office:value="2" table:style-name="ce87">
            <text:p>2</text:p>
          </table:table-cell>
          <table:table-cell office:value-type="float" office:value="2" table:style-name="ce89">
            <text:p>2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3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2" table:style-name="ce165">
            <text:p>2</text:p>
          </table:table-cell>
          <table:table-cell office:value-type="float" office:value="2" table:style-name="ce165">
            <text:p>2</text:p>
          </table:table-cell>
          <table:table-cell office:value-type="float" office:value="70" table:content-validation-name="val2" table:style-name="ce172">
            <text:p>70</text:p>
          </table:table-cell>
          <table:table-cell office:value-type="float" office:value="67" table:content-validation-name="val2" table:style-name="ce172">
            <text:p>67</text:p>
          </table:table-cell>
          <table:table-cell office:value-type="currency" office:value="171517.54" table:content-validation-name="val1" table:style-name="ce15">
            <text:p>£171,517.54</text:p>
          </table:table-cell>
          <table:table-cell office:value-type="currency" office:value="7482.74" table:content-validation-name="val1" table:style-name="ce16">
            <text:p>£7,482.74</text:p>
          </table:table-cell>
          <table:table-cell table:content-validation-name="val1" table:style-name="ce16"/>
          <table:table-cell table:content-validation-name="val1" table:style-name="ce16"/>
          <table:table-cell office:value-type="currency" office:value="36306.53" table:content-validation-name="val1" table:style-name="ce16">
            <text:p>£36,306.53</text:p>
          </table:table-cell>
          <table:table-cell office:value-type="currency" office:value="20539.23" table:content-validation-name="val1" table:style-name="ce16">
            <text:p>£20,539.23</text:p>
          </table:table-cell>
          <table:table-cell office:value-type="currency" office:value="235846.04" table:style-name="ce8">
            <text:p>£235,846.04</text:p>
          </table:table-cell>
          <table:table-cell office:value-type="currency" office:value="1981.08" table:content-validation-name="val1" table:style-name="ce17">
            <text:p>£1,981.08</text:p>
          </table:table-cell>
          <table:table-cell table:content-validation-name="val1" table:style-name="ce17"/>
          <table:table-cell office:value-type="currency" office:value="1981.08" table:style-name="ce8">
            <text:p>£1,981.08</text:p>
          </table:table-cell>
          <table:table-cell office:value-type="currency" office:value="237827.12" table:style-name="ce9">
            <text:p>£237,827.12</text:p>
          </table:table-cell>
          <table:table-cell table:content-validation-name="val2" table:style-name="ce10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4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currency-style style:name="N42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2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2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date-style style:name="N43">
      <number:day number:style="long"/>
      <number:text>:</number:text>
      <number:hours number:style="long"/>
      <number:text>:</number:text>
      <number:minutes number:style="long"/>
    </number:date-style>
    <number:date-style style:name="N44">
      <number:day-of-week number:style="long"/>
      <number:text>/</number:text>
      <number:month number:style="long"/>
      <number:text>/</number:text>
      <number:year number:style="long"/>
    </number:date-style>
    <number:time-style style:name="N45">
      <number:hours number:style="long"/>
      <number:text>:</number:text>
      <number:minutes number:style="long"/>
    </number:time-style>
    <number:number-style style:name="N46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7P0">
      <number:number number:decimal-places="2" number:min-integer-digits="1" number:grouping="true"/>
    </number:number-style>
    <number:number-style style:name="N47">
      <style:text-properties fo:color="#FF0000"/>
      <number:text>-</number:text>
      <number:number number:decimal-places="2" number:min-integer-digits="1" number:grouping="true"/>
      <style:map style:condition="value()&gt;=0" style:apply-style-name="N47P0"/>
    </number:number-style>
    <number:number-style style:name="N48">
      <number:number number:decimal-places="0" number:min-integer-digits="11">
        <number:embedded-text number:position="5"> </number:embedded-text>
      </number:number>
    </number:number-style>
    <number:number-style style:name="N49P0"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number-style style:name="N50P0">
      <number:text>N-</number:text>
      <number:number number:decimal-places="0" number:min-integer-digits="4"/>
    </number:number-style>
    <number:number-style style:name="N50">
      <number:number number:min-integer-digits="1"/>
      <style:map style:condition="value()&lt;=9999" style:apply-style-name="N50P0"/>
    </number:number-style>
    <number:text-style style:name="N51P0"/>
    <number:text-style style:name="N51P1"/>
    <number:text-style style:name="N51P2"/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text-style style:name="N52P0"/>
    <number:text-style style:name="N52P1"/>
    <number:text-style style:name="N52"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3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3P0"/>
    </number:number-style>
    <number:time-style style:name="N54" number:truncate-on-overflow="false">
      <number:hours/>
      <number:text>:</number:text>
      <number:minutes number:style="long"/>
    </number:time-style>
    <number:time-style style:name="N55" number:truncate-on-overflow="false">
      <number:hours number:style="long"/>
      <number:text>:</number:text>
      <number:minutes number:style="long"/>
    </number:time-style>
    <number:number-style style:name="N56">
      <number:number number:decimal-places="0" number:min-integer-digits="2"/>
    </number:number-style>
    <number:number-style style:name="N57">
      <number:number number:decimal-places="0" number:min-integer-digits="3"/>
    </number:number-style>
    <number:number-style style:name="N58">
      <number:number number:decimal-places="0" number:min-integer-digits="1" number:grouping="true" number:display-factor="1000"/>
    </number:number-style>
    <number:number-style style:name="N59P0">
      <style:text-properties fo:color="#0000FF"/>
      <number:number number:decimal-places="2" number:min-integer-digits="1" number:grouping="true"/>
    </number:number-style>
    <number:number-style style:name="N59P1">
      <style:text-properties fo:color="#FF0000"/>
      <number:text>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number:number-style style:name="N60P0">
      <number:text>kr</number:text>
      <number:number number:decimal-places="0" number:min-integer-digits="1" number:grouping="true" number:display-factor="1000"/>
    </number:number-style>
    <number:number-style style:name="N60">
      <number:text>kr-</number:text>
      <number:number number:decimal-places="0" number:min-integer-digits="1" number:grouping="true" number:display-factor="1000"/>
      <style:map style:condition="value()&gt;=0" style:apply-style-name="N60P0"/>
    </number:number-style>
    <number:number-style style:name="N61P0">
      <style:text-properties fo:color="#0000FF"/>
      <number:text>kr</number:text>
      <number:number number:decimal-places="2" number:min-integer-digits="1" number:grouping="true"/>
    </number:number-style>
    <number:number-style style:name="N61P1">
      <style:text-properties fo:color="#FF0000"/>
      <number:text>kr-</number:text>
      <number:number number:decimal-places="2" number:min-integer-digits="1" number:grouping="true"/>
    </number:number-style>
    <number:number-style style:name="N61">
      <number:number number:decimal-places="2" number:min-integer-digits="1"/>
      <style:map style:condition="value()&gt;0" style:apply-style-name="N61P0"/>
      <style:map style:condition="value()&lt;0" style:apply-style-name="N61P1"/>
    </number:number-style>
    <number:currency-style style:name="N62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omma_32_2" style:display-name="Comma 2" style:family="table-cell" style:data-style-name="N41"/>
    <style:style style:name="Comma_32_3" style:display-name="Comma 3" style:family="table-cell" style:data-style-name="N41"/>
    <style:style style:name="Comma_32_4" style:display-name="Comma 4" style:family="table-cell" style:data-style-name="N41"/>
    <style:style style:name="Comma_32_5" style:display-name="Comma 5" style:family="table-cell" style:data-style-name="N41"/>
    <style:style style:name="Comma_32_5_32_2" style:display-name="Comma 5 2" style:family="table-cell" style:data-style-name="N41"/>
    <style:style style:name="Comma_32_6" style:display-name="Comma 6" style:family="table-cell" style:data-style-name="N41"/>
    <style:style style:name="Comma_32_7" style:display-name="Comma 7" style:family="table-cell" style:data-style-name="N41"/>
    <style:style style:name="Currency_32_2" style:display-name="Currency 2" style:family="table-cell" style:data-style-name="N42"/>
    <style:style style:name="DagerOgTimer" style:family="table-cell" style:data-style-name="N43"/>
    <style:style style:name="DagOgDato" style:family="table-cell" style:data-style-name="N44"/>
    <style:style style:name="DagOgDatoLang" style:family="table-cell" style:data-style-name="N44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5"/>
    <style:style style:name="Konto" style:family="table-cell" style:data-style-name="N46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7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8"/>
    <style:style style:name="PostNr" style:family="table-cell" style:data-style-name="N49"/>
    <style:style style:name="PostNrNorge" style:family="table-cell" style:data-style-name="N50"/>
    <style:style style:name="SkjulAlt" style:family="table-cell" style:data-style-name="N51"/>
    <style:style style:name="SkjulTall" style:family="table-cell" style:data-style-name="N52"/>
    <style:style style:name="Telefon" style:family="table-cell" style:data-style-name="N53"/>
    <style:style style:name="Timer1" style:family="table-cell" style:data-style-name="N54"/>
    <style:style style:name="Timer2" style:family="table-cell" style:data-style-name="N55"/>
    <style:style style:name="ToSiffer" style:family="table-cell" style:data-style-name="N56"/>
    <style:style style:name="TreSiffer" style:family="table-cell" style:data-style-name="N57"/>
    <style:style style:name="Tusenskille1000" style:family="table-cell" style:data-style-name="N58"/>
    <style:style style:name="TusenskilleFarger" style:family="table-cell" style:data-style-name="N59"/>
    <style:style style:name="Valuta1000" style:family="table-cell" style:data-style-name="N60"/>
    <style:style style:name="ValutaFarger" style:family="table-cell" style:data-style-name="N61"/>
    <style:style style:name="cf4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Ian Berry</dc:creator>
    <meta:creation-date>2012-07-18T14:50:11Z</meta:creation-date>
    <dc:date>2016-07-21T14:29:39Z</dc:date>
  </office:meta>
</office:document-meta>
</file>